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26.943cm" style:rel-width="100%" table:align="left"/>
    </style:style>
    <style:style style:name="Table3.A" style:family="table-column">
      <style:table-column-properties style:column-width="3.164cm" style:rel-column-width="1132*"/>
    </style:style>
    <style:style style:name="Table3.B" style:family="table-column">
      <style:table-column-properties style:column-width="23.779cm" style:rel-column-width="8506*"/>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01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01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26.943cm" style:rel-width="100%" table:align="left"/>
    </style:style>
    <style:style style:name="Table4.A" style:family="table-column">
      <style:table-column-properties style:column-width="4.043cm" style:rel-column-width="1446*"/>
    </style:style>
    <style:style style:name="Table4.B" style:family="table-column">
      <style:table-column-properties style:column-width="22.901cm" style:rel-column-width="8192*"/>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26.943cm" style:rel-width="100%" table:align="left"/>
    </style:style>
    <style:style style:name="Table5.A" style:family="table-column">
      <style:table-column-properties style:column-width="5.535cm" style:rel-column-width="1980*"/>
    </style:style>
    <style:style style:name="Table5.B" style:family="table-column">
      <style:table-column-properties style:column-width="21.408cm" style:rel-column-width="7658*"/>
    </style:style>
    <style:style style:name="Table5.A1" style:family="table-cell">
      <style:table-cell-properties style:vertical-align="" fo:padding="0.053cm" fo:border="none"/>
    </style:style>
    <style:style style:name="Table5.B1" style:family="table-cell">
      <style:table-cell-properties style:vertical-align="middle" fo:padding="0.053cm" fo:border="none"/>
    </style:style>
    <style:style style:name="Table6" style:family="table">
      <style:table-properties style:width="26.943cm" style:rel-width="100%" table:align="left"/>
    </style:style>
    <style:style style:name="Table6.A" style:family="table-column">
      <style:table-column-properties style:column-width="4.043cm" style:rel-column-width="1446*"/>
    </style:style>
    <style:style style:name="Table6.B" style:family="table-column">
      <style:table-column-properties style:column-width="22.901cm" style:rel-column-width="8192*"/>
    </style:style>
    <style:style style:name="Table6.1" style:family="table-row">
      <style:table-row-properties fo:keep-together="always"/>
    </style:style>
    <style:style style:name="Table6.A1" style:family="table-cell">
      <style:table-cell-properties style:vertical-align="" fo:padding="0.049cm" fo:border="none"/>
    </style:style>
    <style:style style:name="Table7" style:family="table">
      <style:table-properties style:width="26.943cm" table:align="margins"/>
    </style:style>
    <style:style style:name="Table7.A" style:family="table-column">
      <style:table-column-properties style:column-width="4.043cm" style:rel-column-width="9832*"/>
    </style:style>
    <style:style style:name="Table7.B" style:family="table-column">
      <style:table-column-properties style:column-width="22.901cm" style:rel-column-width="55703*"/>
    </style:style>
    <style:style style:name="Table7.1" style:family="table-row">
      <style:table-row-properties fo:keep-together="always"/>
    </style:style>
    <style:style style:name="Table7.A1" style:family="table-cell">
      <style:table-cell-properties style:vertical-align="" fo:padding="0.053cm" fo:border="none"/>
    </style:style>
    <style:style style:name="Table9" style:family="table">
      <style:table-properties style:width="26.943cm" style:rel-width="100%" table:align="left"/>
    </style:style>
    <style:style style:name="Table9.A" style:family="table-column">
      <style:table-column-properties style:column-width="4.043cm" style:rel-column-width="1446*"/>
    </style:style>
    <style:style style:name="Table9.B" style:family="table-column">
      <style:table-column-properties style:column-width="22.901cm" style:rel-column-width="8192*"/>
    </style:style>
    <style:style style:name="Table9.1" style:family="table-row">
      <style:table-row-properties fo:keep-together="always"/>
    </style:style>
    <style:style style:name="Table9.A1" style:family="table-cell">
      <style:table-cell-properties style:vertical-align="" fo:padding="0.053cm" fo:border="none"/>
    </style:style>
    <style:style style:name="Table9.B1" style:family="table-cell">
      <style:table-cell-properties style:vertical-align="middle" fo:padding="0.053cm" fo:border="none"/>
    </style:style>
    <style:style style:name="Table10" style:family="table">
      <style:table-properties style:width="26.943cm" table:align="margins"/>
    </style:style>
    <style:style style:name="Table10.A" style:family="table-column">
      <style:table-column-properties style:column-width="4.043cm" style:rel-column-width="9832*"/>
    </style:style>
    <style:style style:name="Table10.B" style:family="table-column">
      <style:table-column-properties style:column-width="22.901cm" style:rel-column-width="55703*"/>
    </style:style>
    <style:style style:name="Table10.1" style:family="table-row">
      <style:table-row-properties fo:keep-together="always"/>
    </style:style>
    <style:style style:name="Table10.A1" style:family="table-cell">
      <style:table-cell-properties style:vertical-align="" fo:padding="0.053cm" fo:border="none"/>
    </style:style>
    <style:style style:name="Table10.B1" style:family="table-cell">
      <style:table-cell-properties style:vertical-align="middle" fo:padding="0.053cm" fo:border="none"/>
    </style:style>
    <style:style style:name="Table11" style:family="table">
      <style:table-properties style:width="26.943cm" table:align="margins"/>
    </style:style>
    <style:style style:name="Table11.A" style:family="table-column">
      <style:table-column-properties style:column-width="4.043cm" style:rel-column-width="9832*"/>
    </style:style>
    <style:style style:name="Table11.B" style:family="table-column">
      <style:table-column-properties style:column-width="22.901cm" style:rel-column-width="55703*"/>
    </style:style>
    <style:style style:name="Table11.1" style:family="table-row">
      <style:table-row-properties fo:keep-together="always"/>
    </style:style>
    <style:style style:name="Table11.A1" style:family="table-cell">
      <style:table-cell-properties style:vertical-align="middle" fo:padding="0.053cm" fo:border="none"/>
    </style:style>
    <style:style style:name="Table12" style:family="table">
      <style:table-properties style:width="26.943cm" table:align="margins"/>
    </style:style>
    <style:style style:name="Table12.A" style:family="table-column">
      <style:table-column-properties style:column-width="4.043cm" style:rel-column-width="9832*"/>
    </style:style>
    <style:style style:name="Table12.B" style:family="table-column">
      <style:table-column-properties style:column-width="22.901cm" style:rel-column-width="55703*"/>
    </style:style>
    <style:style style:name="Table12.1" style:family="table-row">
      <style:table-row-properties fo:keep-together="always"/>
    </style:style>
    <style:style style:name="Table12.A1" style:family="table-cell">
      <style:table-cell-properties style:vertical-align="" fo:padding="0.053cm" fo:border="none"/>
    </style:style>
    <style:style style:name="Table13" style:family="table">
      <style:table-properties style:width="26.943cm" table:align="margins"/>
    </style:style>
    <style:style style:name="Table13.A" style:family="table-column">
      <style:table-column-properties style:column-width="4.043cm" style:rel-column-width="9832*"/>
    </style:style>
    <style:style style:name="Table13.B" style:family="table-column">
      <style:table-column-properties style:column-width="22.901cm" style:rel-column-width="55703*"/>
    </style:style>
    <style:style style:name="Table13.1" style:family="table-row">
      <style:table-row-properties fo:keep-together="always"/>
    </style:style>
    <style:style style:name="Table13.A1" style:family="table-cell">
      <style:table-cell-properties style:vertical-align="" fo:padding="0.053cm" fo:border="none"/>
    </style:style>
    <style:style style:name="Table14" style:family="table">
      <style:table-properties style:width="26.943cm" table:align="margins"/>
    </style:style>
    <style:style style:name="Table14.A" style:family="table-column">
      <style:table-column-properties style:column-width="4.043cm" style:rel-column-width="9832*"/>
    </style:style>
    <style:style style:name="Table14.B" style:family="table-column">
      <style:table-column-properties style:column-width="22.901cm" style:rel-column-width="55703*"/>
    </style:style>
    <style:style style:name="Table14.1" style:family="table-row">
      <style:table-row-properties fo:keep-together="always"/>
    </style:style>
    <style:style style:name="Table14.A1" style:family="table-cell">
      <style:table-cell-properties style:vertical-align="" fo:padding="0.053cm" fo:border="none"/>
    </style:style>
    <style:style style:name="Table15" style:family="table">
      <style:table-properties style:width="26.943cm" table:align="margins"/>
    </style:style>
    <style:style style:name="Table15.A" style:family="table-column">
      <style:table-column-properties style:column-width="4.043cm" style:rel-column-width="9832*"/>
    </style:style>
    <style:style style:name="Table15.B" style:family="table-column">
      <style:table-column-properties style:column-width="22.901cm" style:rel-column-width="55703*"/>
    </style:style>
    <style:style style:name="Table15.1" style:family="table-row">
      <style:table-row-properties fo:keep-together="always"/>
    </style:style>
    <style:style style:name="Table15.A1" style:family="table-cell">
      <style:table-cell-properties style:vertical-align="" fo:padding="0.053cm" fo:border="none"/>
    </style:style>
    <style:style style:name="Table16" style:family="table">
      <style:table-properties style:width="26.943cm" table:align="margins"/>
    </style:style>
    <style:style style:name="Table16.A" style:family="table-column">
      <style:table-column-properties style:column-width="4.043cm" style:rel-column-width="9832*"/>
    </style:style>
    <style:style style:name="Table16.B" style:family="table-column">
      <style:table-column-properties style:column-width="22.901cm" style:rel-column-width="55703*"/>
    </style:style>
    <style:style style:name="Table16.1" style:family="table-row">
      <style:table-row-properties fo:keep-together="always"/>
    </style:style>
    <style:style style:name="Table16.A1" style:family="table-cell">
      <style:table-cell-properties style:vertical-align="" fo:padding="0.053cm" fo:border="none"/>
    </style:style>
    <style:style style:name="Table17" style:family="table">
      <style:table-properties style:width="26.943cm" table:align="margins"/>
    </style:style>
    <style:style style:name="Table17.A" style:family="table-column">
      <style:table-column-properties style:column-width="4.043cm" style:rel-column-width="9832*"/>
    </style:style>
    <style:style style:name="Table17.B" style:family="table-column">
      <style:table-column-properties style:column-width="22.901cm" style:rel-column-width="55703*"/>
    </style:style>
    <style:style style:name="Table17.1" style:family="table-row">
      <style:table-row-properties fo:keep-together="always"/>
    </style:style>
    <style:style style:name="Table17.A1" style:family="table-cell">
      <style:table-cell-properties style:vertical-align="" fo:padding="0.053cm" fo:border="none"/>
    </style:style>
    <style:style style:name="Table18" style:family="table">
      <style:table-properties style:width="26.943cm" table:align="margins"/>
    </style:style>
    <style:style style:name="Table18.A" style:family="table-column">
      <style:table-column-properties style:column-width="4.043cm" style:rel-column-width="9832*"/>
    </style:style>
    <style:style style:name="Table18.B" style:family="table-column">
      <style:table-column-properties style:column-width="22.901cm" style:rel-column-width="55703*"/>
    </style:style>
    <style:style style:name="Table18.1" style:family="table-row">
      <style:table-row-properties fo:keep-together="always"/>
    </style:style>
    <style:style style:name="Table18.A1" style:family="table-cell">
      <style:table-cell-properties style:vertical-align="" fo:padding="0.053cm" fo:border="none"/>
    </style:style>
    <style:style style:name="Table19" style:family="table">
      <style:table-properties style:width="26.943cm" table:align="margins"/>
    </style:style>
    <style:style style:name="Table19.A" style:family="table-column">
      <style:table-column-properties style:column-width="4.043cm" style:rel-column-width="9832*"/>
    </style:style>
    <style:style style:name="Table19.B" style:family="table-column">
      <style:table-column-properties style:column-width="22.901cm" style:rel-column-width="55703*"/>
    </style:style>
    <style:style style:name="Table19.1" style:family="table-row">
      <style:table-row-properties fo:keep-together="always"/>
    </style:style>
    <style:style style:name="Table19.A1" style:family="table-cell">
      <style:table-cell-properties style:vertical-align="" fo:padding="0.053cm" fo:border="none"/>
    </style:style>
    <style:style style:name="Table20" style:family="table">
      <style:table-properties style:width="26.943cm" table:align="margins"/>
    </style:style>
    <style:style style:name="Table20.A" style:family="table-column">
      <style:table-column-properties style:column-width="4.043cm" style:rel-column-width="9832*"/>
    </style:style>
    <style:style style:name="Table20.B" style:family="table-column">
      <style:table-column-properties style:column-width="22.901cm" style:rel-column-width="55703*"/>
    </style:style>
    <style:style style:name="Table20.1" style:family="table-row">
      <style:table-row-properties fo:keep-together="always"/>
    </style:style>
    <style:style style:name="Table20.A1" style:family="table-cell">
      <style:table-cell-properties style:vertical-align="" fo:padding="0.053cm" fo:border="none"/>
    </style:style>
    <style:style style:name="Table21" style:family="table">
      <style:table-properties style:width="26.943cm" table:align="margins"/>
    </style:style>
    <style:style style:name="Table21.A" style:family="table-column">
      <style:table-column-properties style:column-width="4.043cm" style:rel-column-width="9832*"/>
    </style:style>
    <style:style style:name="Table21.B" style:family="table-column">
      <style:table-column-properties style:column-width="22.901cm" style:rel-column-width="55703*"/>
    </style:style>
    <style:style style:name="Table21.1" style:family="table-row">
      <style:table-row-properties fo:keep-together="always"/>
    </style:style>
    <style:style style:name="Table21.A1" style:family="table-cell">
      <style:table-cell-properties style:vertical-align="" fo:padding="0.053cm" fo:border="none"/>
    </style:style>
    <style:style style:name="Table22" style:family="table">
      <style:table-properties style:width="26.943cm" table:align="margins"/>
    </style:style>
    <style:style style:name="Table22.A" style:family="table-column">
      <style:table-column-properties style:column-width="4.043cm" style:rel-column-width="9832*"/>
    </style:style>
    <style:style style:name="Table22.B" style:family="table-column">
      <style:table-column-properties style:column-width="22.901cm" style:rel-column-width="55703*"/>
    </style:style>
    <style:style style:name="Table22.1" style:family="table-row">
      <style:table-row-properties fo:keep-together="always"/>
    </style:style>
    <style:style style:name="Table22.A1" style:family="table-cell">
      <style:table-cell-properties style:vertical-align="" fo:padding="0.053cm" fo:border="none"/>
    </style:style>
    <style:style style:name="Table23" style:family="table">
      <style:table-properties style:width="26.943cm" table:align="margins"/>
    </style:style>
    <style:style style:name="Table23.A" style:family="table-column">
      <style:table-column-properties style:column-width="4.043cm" style:rel-column-width="9832*"/>
    </style:style>
    <style:style style:name="Table23.B" style:family="table-column">
      <style:table-column-properties style:column-width="22.901cm" style:rel-column-width="55703*"/>
    </style:style>
    <style:style style:name="Table23.1" style:family="table-row">
      <style:table-row-properties fo:keep-together="always"/>
    </style:style>
    <style:style style:name="Table23.A1" style:family="table-cell">
      <style:table-cell-properties style:vertical-align="" fo:padding="0.053cm" fo:border="none"/>
    </style:style>
    <style:style style:name="Table24" style:family="table">
      <style:table-properties style:width="26.943cm" table:align="margins"/>
    </style:style>
    <style:style style:name="Table24.A" style:family="table-column">
      <style:table-column-properties style:column-width="4.043cm" style:rel-column-width="9832*"/>
    </style:style>
    <style:style style:name="Table24.B" style:family="table-column">
      <style:table-column-properties style:column-width="22.901cm" style:rel-column-width="55703*"/>
    </style:style>
    <style:style style:name="Table24.1" style:family="table-row">
      <style:table-row-properties fo:keep-together="always"/>
    </style:style>
    <style:style style:name="Table24.A1" style:family="table-cell">
      <style:table-cell-properties style:vertical-align="" fo:padding="0.053cm" fo:border="none"/>
    </style:style>
    <style:style style:name="Table25" style:family="table">
      <style:table-properties style:width="26.943cm" table:align="margins"/>
    </style:style>
    <style:style style:name="Table25.A" style:family="table-column">
      <style:table-column-properties style:column-width="4.043cm" style:rel-column-width="9832*"/>
    </style:style>
    <style:style style:name="Table25.B" style:family="table-column">
      <style:table-column-properties style:column-width="22.901cm" style:rel-column-width="55703*"/>
    </style:style>
    <style:style style:name="Table25.1" style:family="table-row">
      <style:table-row-properties fo:keep-together="always"/>
    </style:style>
    <style:style style:name="Table25.A1" style:family="table-cell">
      <style:table-cell-properties style:vertical-align="" fo:padding="0.053cm" fo:border="none"/>
    </style:style>
    <style:style style:name="Table26" style:family="table">
      <style:table-properties style:width="26.943cm" table:align="margins"/>
    </style:style>
    <style:style style:name="Table26.A" style:family="table-column">
      <style:table-column-properties style:column-width="4.043cm" style:rel-column-width="9832*"/>
    </style:style>
    <style:style style:name="Table26.B" style:family="table-column">
      <style:table-column-properties style:column-width="22.901cm" style:rel-column-width="55703*"/>
    </style:style>
    <style:style style:name="Table26.1" style:family="table-row">
      <style:table-row-properties fo:keep-together="always"/>
    </style:style>
    <style:style style:name="Table26.A1" style:family="table-cell">
      <style:table-cell-properties style:vertical-align="" fo:padding="0.053cm" fo:border="none"/>
    </style:style>
    <style:style style:name="Table27" style:family="table">
      <style:table-properties style:width="25.056cm" style:rel-width="93%" table:align="left"/>
    </style:style>
    <style:style style:name="Table27.A" style:family="table-column">
      <style:table-column-properties style:column-width="3.757cm" style:rel-column-width="1344*"/>
    </style:style>
    <style:style style:name="Table27.B" style:family="table-column">
      <style:table-column-properties style:column-width="21.299cm" style:rel-column-width="7621*"/>
    </style:style>
    <style:style style:name="Table27.1" style:family="table-row">
      <style:table-row-properties fo:keep-together="always"/>
    </style:style>
    <style:style style:name="Table27.A1" style:family="table-cell">
      <style:table-cell-properties style:vertical-align="" fo:padding="0.053cm" fo:border="none"/>
    </style:style>
    <style:style style:name="Table28" style:family="table">
      <style:table-properties style:width="26.943cm" table:align="margins"/>
    </style:style>
    <style:style style:name="Table28.A" style:family="table-column">
      <style:table-column-properties style:column-width="5.456cm" style:rel-column-width="13272*"/>
    </style:style>
    <style:style style:name="Table28.B" style:family="table-column">
      <style:table-column-properties style:column-width="21.488cm" style:rel-column-width="52263*"/>
    </style:style>
    <style:style style:name="Table28.1" style:family="table-row">
      <style:table-row-properties fo:keep-together="always"/>
    </style:style>
    <style:style style:name="Table28.A1" style:family="table-cell">
      <style:table-cell-properties style:vertical-align="" fo:padding="0.053cm" fo:border="none"/>
    </style:style>
    <style:style style:name="Table29" style:family="table">
      <style:table-properties style:width="26.943cm" table:align="margins"/>
    </style:style>
    <style:style style:name="Table29.A" style:family="table-column">
      <style:table-column-properties style:column-width="4.043cm" style:rel-column-width="9832*"/>
    </style:style>
    <style:style style:name="Table29.B" style:family="table-column">
      <style:table-column-properties style:column-width="22.901cm" style:rel-column-width="55703*"/>
    </style:style>
    <style:style style:name="Table29.1" style:family="table-row">
      <style:table-row-properties fo:keep-together="always"/>
    </style:style>
    <style:style style:name="Table29.A1" style:family="table-cell">
      <style:table-cell-properties style:vertical-align="" fo:padding="0.053cm" fo:border="none"/>
    </style:style>
    <style:style style:name="Table30" style:family="table">
      <style:table-properties style:width="26.943cm" style:rel-width="100%" table:align="left"/>
    </style:style>
    <style:style style:name="Table30.A" style:family="table-column">
      <style:table-column-properties style:column-width="4.039cm" style:rel-column-width="1445*"/>
    </style:style>
    <style:style style:name="Table30.B" style:family="table-column">
      <style:table-column-properties style:column-width="22.904cm" style:rel-column-width="8193*"/>
    </style:style>
    <style:style style:name="Table30.1" style:family="table-row">
      <style:table-row-properties fo:keep-together="always"/>
    </style:style>
    <style:style style:name="Table30.A1" style:family="table-cell">
      <style:table-cell-properties style:vertical-align="middle" fo:padding="0.053cm" fo:border="none"/>
    </style:style>
    <style:style style:name="Table31" style:family="table">
      <style:table-properties style:width="18cm" table:align="left"/>
    </style:style>
    <style:style style:name="Table31.A" style:family="table-column">
      <style:table-column-properties style:column-width="2.231cm"/>
    </style:style>
    <style:style style:name="Table31.B" style:family="table-column">
      <style:table-column-properties style:column-width="15.769cm"/>
    </style:style>
    <style:style style:name="Table31.A1" style:family="table-cell">
      <style:table-cell-properties style:vertical-align="middle" fo:padding="0.053cm" fo:border="none"/>
    </style:style>
    <style:style style:name="Table32" style:family="table">
      <style:table-properties style:width="22.163cm" table:align="left"/>
    </style:style>
    <style:style style:name="Table32.A" style:family="table-column">
      <style:table-column-properties style:column-width="2.231cm"/>
    </style:style>
    <style:style style:name="Table32.B" style:family="table-column">
      <style:table-column-properties style:column-width="19.932cm"/>
    </style:style>
    <style:style style:name="Table32.A1" style:family="table-cell">
      <style:table-cell-properties style:vertical-align="middle" fo:padding="0.053cm" fo:border="none"/>
    </style:style>
    <style:style style:name="Table33" style:family="table">
      <style:table-properties style:width="18cm" table:align="left"/>
    </style:style>
    <style:style style:name="Table33.A" style:family="table-column">
      <style:table-column-properties style:column-width="2.231cm"/>
    </style:style>
    <style:style style:name="Table33.B" style:family="table-column">
      <style:table-column-properties style:column-width="15.769cm"/>
    </style:style>
    <style:style style:name="Table33.A1" style:family="table-cell">
      <style:table-cell-properties style:vertical-align="middle" fo:padding="0.053cm" fo:border="none"/>
    </style:style>
    <style:style style:name="Table34" style:family="table">
      <style:table-properties style:width="26.943cm" style:rel-width="100%" table:align="left"/>
    </style:style>
    <style:style style:name="Table34.A" style:family="table-column">
      <style:table-column-properties style:column-width="4.043cm" style:rel-column-width="1446*"/>
    </style:style>
    <style:style style:name="Table34.B" style:family="table-column">
      <style:table-column-properties style:column-width="22.901cm" style:rel-column-width="8192*"/>
    </style:style>
    <style:style style:name="Table34.1" style:family="table-row">
      <style:table-row-properties fo:keep-together="always"/>
    </style:style>
    <style:style style:name="Table34.A1" style:family="table-cell">
      <style:table-cell-properties style:vertical-align="" fo:padding="0.053cm" fo:border="none"/>
    </style:style>
    <style:style style:name="Table35" style:family="table">
      <style:table-properties style:width="26.943cm" table:align="margins"/>
    </style:style>
    <style:style style:name="Table35.A" style:family="table-column">
      <style:table-column-properties style:column-width="4.043cm" style:rel-column-width="9832*"/>
    </style:style>
    <style:style style:name="Table35.B" style:family="table-column">
      <style:table-column-properties style:column-width="22.901cm" style:rel-column-width="55703*"/>
    </style:style>
    <style:style style:name="Table35.1" style:family="table-row">
      <style:table-row-properties fo:keep-together="always"/>
    </style:style>
    <style:style style:name="Table35.A1" style:family="table-cell">
      <style:table-cell-properties style:vertical-align="" fo:padding="0.053cm" fo:border="none"/>
    </style:style>
    <style:style style:name="Table36" style:family="table">
      <style:table-properties style:width="26.943cm" table:align="margins"/>
    </style:style>
    <style:style style:name="Table36.A" style:family="table-column">
      <style:table-column-properties style:column-width="4.043cm" style:rel-column-width="9832*"/>
    </style:style>
    <style:style style:name="Table36.B" style:family="table-column">
      <style:table-column-properties style:column-width="22.901cm" style:rel-column-width="55703*"/>
    </style:style>
    <style:style style:name="Table36.1" style:family="table-row">
      <style:table-row-properties fo:keep-together="always"/>
    </style:style>
    <style:style style:name="Table36.A1" style:family="table-cell">
      <style:table-cell-properties style:vertical-align="" fo:padding="0.053cm" fo:border="none"/>
    </style:style>
    <style:style style:name="Table37" style:family="table">
      <style:table-properties style:width="26.943cm" table:align="margins"/>
    </style:style>
    <style:style style:name="Table37.A" style:family="table-column">
      <style:table-column-properties style:column-width="4.043cm" style:rel-column-width="9832*"/>
    </style:style>
    <style:style style:name="Table37.B" style:family="table-column">
      <style:table-column-properties style:column-width="22.901cm" style:rel-column-width="55703*"/>
    </style:style>
    <style:style style:name="Table37.1" style:family="table-row">
      <style:table-row-properties fo:keep-together="always"/>
    </style:style>
    <style:style style:name="Table37.A1" style:family="table-cell">
      <style:table-cell-properties style:vertical-align="" fo:padding="0.053cm" fo:border="none"/>
    </style:style>
    <style:style style:name="Table38" style:family="table">
      <style:table-properties style:width="26.943cm" table:align="margins"/>
    </style:style>
    <style:style style:name="Table38.A" style:family="table-column">
      <style:table-column-properties style:column-width="4.043cm" style:rel-column-width="9832*"/>
    </style:style>
    <style:style style:name="Table38.B" style:family="table-column">
      <style:table-column-properties style:column-width="22.901cm" style:rel-column-width="55703*"/>
    </style:style>
    <style:style style:name="Table38.1" style:family="table-row">
      <style:table-row-properties fo:keep-together="always"/>
    </style:style>
    <style:style style:name="Table38.A1" style:family="table-cell">
      <style:table-cell-properties style:vertical-align="" fo:padding="0.053cm" fo:border="none"/>
    </style:style>
    <style:style style:name="Table39" style:family="table">
      <style:table-properties style:width="26.943cm" table:align="margins"/>
    </style:style>
    <style:style style:name="Table39.A" style:family="table-column">
      <style:table-column-properties style:column-width="4.043cm" style:rel-column-width="9832*"/>
    </style:style>
    <style:style style:name="Table39.B" style:family="table-column">
      <style:table-column-properties style:column-width="22.901cm" style:rel-column-width="55703*"/>
    </style:style>
    <style:style style:name="Table39.1" style:family="table-row">
      <style:table-row-properties fo:keep-together="always"/>
    </style:style>
    <style:style style:name="Table39.A1" style:family="table-cell">
      <style:table-cell-properties style:vertical-align="" fo:padding="0.053cm" fo:border="none"/>
    </style:style>
    <style:style style:name="Table40" style:family="table">
      <style:table-properties style:width="26.943cm" table:align="margins"/>
    </style:style>
    <style:style style:name="Table40.A" style:family="table-column">
      <style:table-column-properties style:column-width="4.043cm" style:rel-column-width="9832*"/>
    </style:style>
    <style:style style:name="Table40.B" style:family="table-column">
      <style:table-column-properties style:column-width="22.901cm" style:rel-column-width="55703*"/>
    </style:style>
    <style:style style:name="Table40.1" style:family="table-row">
      <style:table-row-properties fo:keep-together="always"/>
    </style:style>
    <style:style style:name="Table40.A1" style:family="table-cell">
      <style:table-cell-properties style:vertical-align="" fo:padding="0.053cm" fo:border="none"/>
    </style:style>
    <style:style style:name="Table41" style:family="table">
      <style:table-properties style:width="26.943cm" table:align="margins"/>
    </style:style>
    <style:style style:name="Table41.A" style:family="table-column">
      <style:table-column-properties style:column-width="4.043cm" style:rel-column-width="9832*"/>
    </style:style>
    <style:style style:name="Table41.B" style:family="table-column">
      <style:table-column-properties style:column-width="22.901cm" style:rel-column-width="55703*"/>
    </style:style>
    <style:style style:name="Table41.1" style:family="table-row">
      <style:table-row-properties fo:keep-together="always"/>
    </style:style>
    <style:style style:name="Table41.A1" style:family="table-cell">
      <style:table-cell-properties style:vertical-align="" fo:padding="0.053cm" fo:border="none"/>
    </style:style>
    <style:style style:name="Table42" style:family="table">
      <style:table-properties style:width="26.943cm" table:align="margins"/>
    </style:style>
    <style:style style:name="Table42.A" style:family="table-column">
      <style:table-column-properties style:column-width="4.043cm" style:rel-column-width="9832*"/>
    </style:style>
    <style:style style:name="Table42.B" style:family="table-column">
      <style:table-column-properties style:column-width="22.901cm" style:rel-column-width="55703*"/>
    </style:style>
    <style:style style:name="Table42.1" style:family="table-row">
      <style:table-row-properties fo:keep-together="always"/>
    </style:style>
    <style:style style:name="Table42.A1" style:family="table-cell">
      <style:table-cell-properties style:vertical-align="" fo:padding="0.053cm" fo:border="none"/>
    </style:style>
    <style:style style:name="Table43" style:family="table">
      <style:table-properties style:width="26.943cm" table:align="margins"/>
    </style:style>
    <style:style style:name="Table43.A" style:family="table-column">
      <style:table-column-properties style:column-width="4.043cm" style:rel-column-width="9832*"/>
    </style:style>
    <style:style style:name="Table43.B" style:family="table-column">
      <style:table-column-properties style:column-width="22.901cm" style:rel-column-width="55703*"/>
    </style:style>
    <style:style style:name="Table43.1" style:family="table-row">
      <style:table-row-properties fo:keep-together="always"/>
    </style:style>
    <style:style style:name="Table43.A1" style:family="table-cell">
      <style:table-cell-properties style:vertical-align="" fo:padding="0.053cm" fo:border="none"/>
    </style:style>
    <style:style style:name="Table44" style:family="table">
      <style:table-properties style:width="26.943cm" table:align="margins"/>
    </style:style>
    <style:style style:name="Table44.A" style:family="table-column">
      <style:table-column-properties style:column-width="4.043cm" style:rel-column-width="9832*"/>
    </style:style>
    <style:style style:name="Table44.B" style:family="table-column">
      <style:table-column-properties style:column-width="22.901cm" style:rel-column-width="55703*"/>
    </style:style>
    <style:style style:name="Table44.1" style:family="table-row">
      <style:table-row-properties fo:keep-together="always"/>
    </style:style>
    <style:style style:name="Table44.A1" style:family="table-cell">
      <style:table-cell-properties style:vertical-align="" fo:padding="0.053cm" fo:border="none"/>
    </style:style>
    <style:style style:name="Table45" style:family="table">
      <style:table-properties style:width="26.943cm" table:align="margins"/>
    </style:style>
    <style:style style:name="Table45.A" style:family="table-column">
      <style:table-column-properties style:column-width="4.043cm" style:rel-column-width="9832*"/>
    </style:style>
    <style:style style:name="Table45.B" style:family="table-column">
      <style:table-column-properties style:column-width="22.901cm" style:rel-column-width="55703*"/>
    </style:style>
    <style:style style:name="Table45.1" style:family="table-row">
      <style:table-row-properties fo:keep-together="always"/>
    </style:style>
    <style:style style:name="Table45.A1" style:family="table-cell">
      <style:table-cell-properties style:vertical-align="" fo:padding="0.053cm" fo:border="none"/>
    </style:style>
    <style:style style:name="Table46" style:family="table">
      <style:table-properties style:width="26.943cm" table:align="margins"/>
    </style:style>
    <style:style style:name="Table46.A" style:family="table-column">
      <style:table-column-properties style:column-width="4.043cm" style:rel-column-width="9832*"/>
    </style:style>
    <style:style style:name="Table46.B" style:family="table-column">
      <style:table-column-properties style:column-width="22.901cm" style:rel-column-width="55703*"/>
    </style:style>
    <style:style style:name="Table46.1" style:family="table-row">
      <style:table-row-properties fo:keep-together="always"/>
    </style:style>
    <style:style style:name="Table46.A1" style:family="table-cell">
      <style:table-cell-properties style:vertical-align="" fo:padding="0.053cm" fo:border="none"/>
    </style:style>
    <style:style style:name="Table47" style:family="table">
      <style:table-properties style:width="26.943cm" table:align="margins"/>
    </style:style>
    <style:style style:name="Table47.A" style:family="table-column">
      <style:table-column-properties style:column-width="4.043cm" style:rel-column-width="9832*"/>
    </style:style>
    <style:style style:name="Table47.B" style:family="table-column">
      <style:table-column-properties style:column-width="22.901cm" style:rel-column-width="55703*"/>
    </style:style>
    <style:style style:name="Table47.1" style:family="table-row">
      <style:table-row-properties fo:keep-together="always"/>
    </style:style>
    <style:style style:name="Table47.A1" style:family="table-cell">
      <style:table-cell-properties style:vertical-align="" fo:padding="0.053cm" fo:border="none"/>
    </style:style>
    <style:style style:name="Table48" style:family="table">
      <style:table-properties style:width="26.943cm" style:rel-width="100%" table:align="left"/>
    </style:style>
    <style:style style:name="Table48.A" style:family="table-column">
      <style:table-column-properties style:column-width="4.043cm" style:rel-column-width="1446*"/>
    </style:style>
    <style:style style:name="Table48.B" style:family="table-column">
      <style:table-column-properties style:column-width="22.901cm" style:rel-column-width="8192*"/>
    </style:style>
    <style:style style:name="Table48.1" style:family="table-row">
      <style:table-row-properties fo:keep-together="always"/>
    </style:style>
    <style:style style:name="Table48.A1" style:family="table-cell">
      <style:table-cell-properties style:vertical-align="" fo:padding="0.053cm" fo:border="none"/>
    </style:style>
    <style:style style:name="Table49" style:family="table">
      <style:table-properties style:width="26.943cm" table:align="margins"/>
    </style:style>
    <style:style style:name="Table49.A" style:family="table-column">
      <style:table-column-properties style:column-width="4.043cm" style:rel-column-width="9832*"/>
    </style:style>
    <style:style style:name="Table49.B" style:family="table-column">
      <style:table-column-properties style:column-width="22.901cm" style:rel-column-width="55703*"/>
    </style:style>
    <style:style style:name="Table49.1" style:family="table-row">
      <style:table-row-properties fo:keep-together="always"/>
    </style:style>
    <style:style style:name="Table49.A1" style:family="table-cell">
      <style:table-cell-properties style:vertical-align="" fo:padding="0.053cm" fo:border="none"/>
    </style:style>
    <style:style style:name="Table50" style:family="table">
      <style:table-properties style:width="26.943cm" table:align="margins"/>
    </style:style>
    <style:style style:name="Table50.A" style:family="table-column">
      <style:table-column-properties style:column-width="4.043cm" style:rel-column-width="9832*"/>
    </style:style>
    <style:style style:name="Table50.B" style:family="table-column">
      <style:table-column-properties style:column-width="22.901cm" style:rel-column-width="55703*"/>
    </style:style>
    <style:style style:name="Table50.1" style:family="table-row">
      <style:table-row-properties fo:keep-together="always"/>
    </style:style>
    <style:style style:name="Table50.A1" style:family="table-cell">
      <style:table-cell-properties style:vertical-align="" fo:padding="0.053cm" fo:border="none"/>
    </style:style>
    <style:style style:name="Table51" style:family="table">
      <style:table-properties style:width="26.943cm" table:align="margins"/>
    </style:style>
    <style:style style:name="Table51.A" style:family="table-column">
      <style:table-column-properties style:column-width="4.043cm" style:rel-column-width="9832*"/>
    </style:style>
    <style:style style:name="Table51.B" style:family="table-column">
      <style:table-column-properties style:column-width="22.901cm" style:rel-column-width="55703*"/>
    </style:style>
    <style:style style:name="Table51.1" style:family="table-row">
      <style:table-row-properties fo:keep-together="always"/>
    </style:style>
    <style:style style:name="Table51.A1" style:family="table-cell">
      <style:table-cell-properties style:vertical-align="" fo:padding="0.053cm" fo:border="none"/>
    </style:style>
    <style:style style:name="Table52" style:family="table">
      <style:table-properties style:width="26.943cm" table:align="margins"/>
    </style:style>
    <style:style style:name="Table52.A" style:family="table-column">
      <style:table-column-properties style:column-width="4.043cm" style:rel-column-width="9832*"/>
    </style:style>
    <style:style style:name="Table52.B" style:family="table-column">
      <style:table-column-properties style:column-width="22.901cm" style:rel-column-width="55703*"/>
    </style:style>
    <style:style style:name="Table52.1" style:family="table-row">
      <style:table-row-properties fo:keep-together="always"/>
    </style:style>
    <style:style style:name="Table52.A1" style:family="table-cell">
      <style:table-cell-properties style:vertical-align="" fo:padding="0.053cm" fo:border="none"/>
    </style:style>
    <style:style style:name="Table53" style:family="table">
      <style:table-properties style:width="26.943cm" table:align="margins"/>
    </style:style>
    <style:style style:name="Table53.A" style:family="table-column">
      <style:table-column-properties style:column-width="4.043cm" style:rel-column-width="9832*"/>
    </style:style>
    <style:style style:name="Table53.B" style:family="table-column">
      <style:table-column-properties style:column-width="22.901cm" style:rel-column-width="55703*"/>
    </style:style>
    <style:style style:name="Table53.1" style:family="table-row">
      <style:table-row-properties fo:keep-together="always"/>
    </style:style>
    <style:style style:name="Table53.A1" style:family="table-cell">
      <style:table-cell-properties style:vertical-align="" fo:padding="0.053cm" fo:border="none"/>
    </style:style>
    <style:style style:name="Table54" style:family="table">
      <style:table-properties style:width="26.943cm" table:align="margins"/>
    </style:style>
    <style:style style:name="Table54.A" style:family="table-column">
      <style:table-column-properties style:column-width="4.043cm" style:rel-column-width="9832*"/>
    </style:style>
    <style:style style:name="Table54.B" style:family="table-column">
      <style:table-column-properties style:column-width="22.901cm" style:rel-column-width="55703*"/>
    </style:style>
    <style:style style:name="Table54.1" style:family="table-row">
      <style:table-row-properties fo:keep-together="always"/>
    </style:style>
    <style:style style:name="Table54.A1" style:family="table-cell">
      <style:table-cell-properties style:vertical-align="" fo:padding="0.053cm" fo:border="none"/>
    </style:style>
    <style:style style:name="Table55" style:family="table">
      <style:table-properties style:width="26.943cm" table:align="margins"/>
    </style:style>
    <style:style style:name="Table55.A" style:family="table-column">
      <style:table-column-properties style:column-width="4.043cm" style:rel-column-width="9832*"/>
    </style:style>
    <style:style style:name="Table55.B" style:family="table-column">
      <style:table-column-properties style:column-width="22.901cm" style:rel-column-width="55703*"/>
    </style:style>
    <style:style style:name="Table55.1" style:family="table-row">
      <style:table-row-properties fo:keep-together="always"/>
    </style:style>
    <style:style style:name="Table55.A1" style:family="table-cell">
      <style:table-cell-properties style:vertical-align="" fo:padding="0.053cm" fo:border="none"/>
    </style:style>
    <style:style style:name="Table56" style:family="table">
      <style:table-properties style:width="26.943cm" table:align="margins"/>
    </style:style>
    <style:style style:name="Table56.A" style:family="table-column">
      <style:table-column-properties style:column-width="4.043cm" style:rel-column-width="9832*"/>
    </style:style>
    <style:style style:name="Table56.B" style:family="table-column">
      <style:table-column-properties style:column-width="22.901cm" style:rel-column-width="55703*"/>
    </style:style>
    <style:style style:name="Table56.1" style:family="table-row">
      <style:table-row-properties fo:keep-together="always"/>
    </style:style>
    <style:style style:name="Table56.A1" style:family="table-cell">
      <style:table-cell-properties style:vertical-align="" fo:padding="0.053cm" fo:border="none"/>
    </style:style>
    <style:style style:name="Table57" style:family="table">
      <style:table-properties style:width="26.943cm" table:align="margins"/>
    </style:style>
    <style:style style:name="Table57.A" style:family="table-column">
      <style:table-column-properties style:column-width="4.043cm" style:rel-column-width="9832*"/>
    </style:style>
    <style:style style:name="Table57.B" style:family="table-column">
      <style:table-column-properties style:column-width="22.901cm" style:rel-column-width="55703*"/>
    </style:style>
    <style:style style:name="Table57.1" style:family="table-row">
      <style:table-row-properties fo:keep-together="always"/>
    </style:style>
    <style:style style:name="Table57.A1" style:family="table-cell">
      <style:table-cell-properties style:vertical-align="" fo:padding="0.053cm" fo:border="none"/>
    </style:style>
    <style:style style:name="Table58" style:family="table">
      <style:table-properties style:width="26.943cm" table:align="margins"/>
    </style:style>
    <style:style style:name="Table58.A" style:family="table-column">
      <style:table-column-properties style:column-width="4.043cm" style:rel-column-width="9832*"/>
    </style:style>
    <style:style style:name="Table58.B" style:family="table-column">
      <style:table-column-properties style:column-width="22.901cm" style:rel-column-width="55703*"/>
    </style:style>
    <style:style style:name="Table58.1" style:family="table-row">
      <style:table-row-properties fo:keep-together="always"/>
    </style:style>
    <style:style style:name="Table58.A1" style:family="table-cell">
      <style:table-cell-properties style:vertical-align="" fo:padding="0.053cm" fo:border="none"/>
    </style:style>
    <style:style style:name="Table59" style:family="table">
      <style:table-properties style:width="26.943cm" table:align="margins"/>
    </style:style>
    <style:style style:name="Table59.A" style:family="table-column">
      <style:table-column-properties style:column-width="4.043cm" style:rel-column-width="9832*"/>
    </style:style>
    <style:style style:name="Table59.B" style:family="table-column">
      <style:table-column-properties style:column-width="22.901cm" style:rel-column-width="55703*"/>
    </style:style>
    <style:style style:name="Table59.1" style:family="table-row">
      <style:table-row-properties fo:keep-together="always"/>
    </style:style>
    <style:style style:name="Table59.A1" style:family="table-cell">
      <style:table-cell-properties style:vertical-align="" fo:padding="0.053cm" fo:border="none"/>
    </style:style>
    <style:style style:name="Table60" style:family="table">
      <style:table-properties style:width="26.943cm" table:align="margins"/>
    </style:style>
    <style:style style:name="Table60.A" style:family="table-column">
      <style:table-column-properties style:column-width="4.043cm" style:rel-column-width="9832*"/>
    </style:style>
    <style:style style:name="Table60.B" style:family="table-column">
      <style:table-column-properties style:column-width="22.901cm" style:rel-column-width="55703*"/>
    </style:style>
    <style:style style:name="Table60.1" style:family="table-row">
      <style:table-row-properties fo:keep-together="always"/>
    </style:style>
    <style:style style:name="Table60.A1" style:family="table-cell">
      <style:table-cell-properties style:vertical-align="" fo:padding="0.053cm" fo:border="none"/>
    </style:style>
    <style:style style:name="Table61" style:family="table">
      <style:table-properties style:width="26.943cm" table:align="margins"/>
    </style:style>
    <style:style style:name="Table61.A" style:family="table-column">
      <style:table-column-properties style:column-width="4.043cm" style:rel-column-width="9832*"/>
    </style:style>
    <style:style style:name="Table61.B" style:family="table-column">
      <style:table-column-properties style:column-width="22.901cm" style:rel-column-width="55703*"/>
    </style:style>
    <style:style style:name="Table61.1" style:family="table-row">
      <style:table-row-properties fo:keep-together="always"/>
    </style:style>
    <style:style style:name="Table61.A1" style:family="table-cell">
      <style:table-cell-properties style:vertical-align="" fo:padding="0.053cm" fo:border="none"/>
    </style:style>
    <style:style style:name="Table62" style:family="table">
      <style:table-properties style:width="26.943cm" table:align="margins"/>
    </style:style>
    <style:style style:name="Table62.A" style:family="table-column">
      <style:table-column-properties style:column-width="4.043cm" style:rel-column-width="9832*"/>
    </style:style>
    <style:style style:name="Table62.B" style:family="table-column">
      <style:table-column-properties style:column-width="22.901cm" style:rel-column-width="55703*"/>
    </style:style>
    <style:style style:name="Table62.1" style:family="table-row">
      <style:table-row-properties fo:keep-together="always"/>
    </style:style>
    <style:style style:name="Table62.A1" style:family="table-cell">
      <style:table-cell-properties style:vertical-align="" fo:padding="0.053cm" fo:border="none"/>
    </style:style>
    <style:style style:name="Table63" style:family="table">
      <style:table-properties style:width="26.943cm" table:align="margins"/>
    </style:style>
    <style:style style:name="Table63.A" style:family="table-column">
      <style:table-column-properties style:column-width="4.043cm" style:rel-column-width="9832*"/>
    </style:style>
    <style:style style:name="Table63.B" style:family="table-column">
      <style:table-column-properties style:column-width="22.901cm" style:rel-column-width="55703*"/>
    </style:style>
    <style:style style:name="Table63.1" style:family="table-row">
      <style:table-row-properties fo:keep-together="always"/>
    </style:style>
    <style:style style:name="Table63.A1" style:family="table-cell">
      <style:table-cell-properties style:vertical-align="" fo:padding="0.053cm" fo:border="none"/>
    </style:style>
    <style:style style:name="Table64" style:family="table">
      <style:table-properties style:width="26.943cm" table:align="margins"/>
    </style:style>
    <style:style style:name="Table64.A" style:family="table-column">
      <style:table-column-properties style:column-width="4.043cm" style:rel-column-width="9832*"/>
    </style:style>
    <style:style style:name="Table64.B" style:family="table-column">
      <style:table-column-properties style:column-width="22.901cm" style:rel-column-width="55703*"/>
    </style:style>
    <style:style style:name="Table64.1" style:family="table-row">
      <style:table-row-properties fo:keep-together="always"/>
    </style:style>
    <style:style style:name="Table64.A1" style:family="table-cell">
      <style:table-cell-properties style:vertical-align="" fo:padding="0.053cm" fo:border="none"/>
    </style:style>
    <style:style style:name="Table65" style:family="table">
      <style:table-properties style:width="26.943cm" table:align="margins"/>
    </style:style>
    <style:style style:name="Table65.A" style:family="table-column">
      <style:table-column-properties style:column-width="4.043cm" style:rel-column-width="9832*"/>
    </style:style>
    <style:style style:name="Table65.B" style:family="table-column">
      <style:table-column-properties style:column-width="22.901cm" style:rel-column-width="55703*"/>
    </style:style>
    <style:style style:name="Table65.1" style:family="table-row">
      <style:table-row-properties fo:keep-together="always"/>
    </style:style>
    <style:style style:name="Table65.A1" style:family="table-cell">
      <style:table-cell-properties style:vertical-align="" fo:padding="0.053cm" fo:border="none"/>
    </style:style>
    <style:style style:name="Table66" style:family="table">
      <style:table-properties style:width="26.943cm" table:align="margins"/>
    </style:style>
    <style:style style:name="Table66.A" style:family="table-column">
      <style:table-column-properties style:column-width="4.043cm" style:rel-column-width="9832*"/>
    </style:style>
    <style:style style:name="Table66.B" style:family="table-column">
      <style:table-column-properties style:column-width="22.901cm" style:rel-column-width="55703*"/>
    </style:style>
    <style:style style:name="Table66.1" style:family="table-row">
      <style:table-row-properties fo:keep-together="always"/>
    </style:style>
    <style:style style:name="Table66.A1" style:family="table-cell">
      <style:table-cell-properties style:vertical-align="" fo:padding="0.053cm" fo:border="none"/>
    </style:style>
    <style:style style:name="Table67" style:family="table">
      <style:table-properties style:width="26.943cm" table:align="margins"/>
    </style:style>
    <style:style style:name="Table67.A" style:family="table-column">
      <style:table-column-properties style:column-width="4.043cm" style:rel-column-width="9832*"/>
    </style:style>
    <style:style style:name="Table67.B" style:family="table-column">
      <style:table-column-properties style:column-width="22.901cm" style:rel-column-width="55703*"/>
    </style:style>
    <style:style style:name="Table67.1" style:family="table-row">
      <style:table-row-properties fo:keep-together="always"/>
    </style:style>
    <style:style style:name="Table67.A1" style:family="table-cell">
      <style:table-cell-properties style:vertical-align="" fo:padding="0.053cm" fo:border="none"/>
    </style:style>
    <style:style style:name="Table68" style:family="table">
      <style:table-properties style:width="26.943cm" table:align="margins"/>
    </style:style>
    <style:style style:name="Table68.A" style:family="table-column">
      <style:table-column-properties style:column-width="4.043cm" style:rel-column-width="9832*"/>
    </style:style>
    <style:style style:name="Table68.B" style:family="table-column">
      <style:table-column-properties style:column-width="22.901cm" style:rel-column-width="55703*"/>
    </style:style>
    <style:style style:name="Table68.1" style:family="table-row">
      <style:table-row-properties fo:keep-together="always"/>
    </style:style>
    <style:style style:name="Table68.A1" style:family="table-cell">
      <style:table-cell-properties style:vertical-align="" fo:padding="0.053cm" fo:border="none"/>
    </style:style>
    <style:style style:name="Table69" style:family="table">
      <style:table-properties style:width="26.943cm" table:align="margins"/>
    </style:style>
    <style:style style:name="Table69.A" style:family="table-column">
      <style:table-column-properties style:column-width="4.043cm" style:rel-column-width="9832*"/>
    </style:style>
    <style:style style:name="Table69.B" style:family="table-column">
      <style:table-column-properties style:column-width="22.901cm" style:rel-column-width="55703*"/>
    </style:style>
    <style:style style:name="Table69.1" style:family="table-row">
      <style:table-row-properties fo:keep-together="always"/>
    </style:style>
    <style:style style:name="Table69.A1" style:family="table-cell">
      <style:table-cell-properties style:vertical-align="" fo:padding="0.053cm" fo:border="none"/>
    </style:style>
    <style:style style:name="Table70" style:family="table">
      <style:table-properties style:width="26.943cm" table:align="margins"/>
    </style:style>
    <style:style style:name="Table70.A" style:family="table-column">
      <style:table-column-properties style:column-width="4.043cm" style:rel-column-width="9832*"/>
    </style:style>
    <style:style style:name="Table70.B" style:family="table-column">
      <style:table-column-properties style:column-width="22.901cm" style:rel-column-width="55703*"/>
    </style:style>
    <style:style style:name="Table70.1" style:family="table-row">
      <style:table-row-properties fo:keep-together="always"/>
    </style:style>
    <style:style style:name="Table70.A1" style:family="table-cell">
      <style:table-cell-properties style:vertical-align="" fo:padding="0.053cm" fo:border="none"/>
    </style:style>
    <style:style style:name="Table71" style:family="table">
      <style:table-properties style:width="26.943cm" table:align="margins"/>
    </style:style>
    <style:style style:name="Table71.A" style:family="table-column">
      <style:table-column-properties style:column-width="4.043cm" style:rel-column-width="9832*"/>
    </style:style>
    <style:style style:name="Table71.B" style:family="table-column">
      <style:table-column-properties style:column-width="22.901cm" style:rel-column-width="55703*"/>
    </style:style>
    <style:style style:name="Table71.1" style:family="table-row">
      <style:table-row-properties fo:keep-together="always"/>
    </style:style>
    <style:style style:name="Table71.A1" style:family="table-cell">
      <style:table-cell-properties style:vertical-align="" fo:padding="0.053cm" fo:border="none"/>
    </style:style>
    <style:style style:name="Table72" style:family="table">
      <style:table-properties style:width="26.943cm" table:align="margins"/>
    </style:style>
    <style:style style:name="Table72.A" style:family="table-column">
      <style:table-column-properties style:column-width="4.043cm" style:rel-column-width="9832*"/>
    </style:style>
    <style:style style:name="Table72.B" style:family="table-column">
      <style:table-column-properties style:column-width="22.901cm" style:rel-column-width="55703*"/>
    </style:style>
    <style:style style:name="Table72.1" style:family="table-row">
      <style:table-row-properties fo:keep-together="always"/>
    </style:style>
    <style:style style:name="Table72.A1" style:family="table-cell">
      <style:table-cell-properties style:vertical-align="" fo:padding="0.053cm" fo:border="none"/>
    </style:style>
    <style:style style:name="Table73" style:family="table">
      <style:table-properties style:width="26.943cm" table:align="margins"/>
    </style:style>
    <style:style style:name="Table73.A" style:family="table-column">
      <style:table-column-properties style:column-width="4.043cm" style:rel-column-width="9832*"/>
    </style:style>
    <style:style style:name="Table73.B" style:family="table-column">
      <style:table-column-properties style:column-width="22.901cm" style:rel-column-width="55703*"/>
    </style:style>
    <style:style style:name="Table73.1" style:family="table-row">
      <style:table-row-properties fo:keep-together="always"/>
    </style:style>
    <style:style style:name="Table73.A1" style:family="table-cell">
      <style:table-cell-properties style:vertical-align="" fo:padding="0.053cm" fo:border="none"/>
    </style:style>
    <style:style style:name="Table74" style:family="table">
      <style:table-properties style:width="26.943cm" table:align="margins"/>
    </style:style>
    <style:style style:name="Table74.A" style:family="table-column">
      <style:table-column-properties style:column-width="4.043cm" style:rel-column-width="9832*"/>
    </style:style>
    <style:style style:name="Table74.B" style:family="table-column">
      <style:table-column-properties style:column-width="22.901cm" style:rel-column-width="55703*"/>
    </style:style>
    <style:style style:name="Table74.1" style:family="table-row">
      <style:table-row-properties fo:keep-together="always"/>
    </style:style>
    <style:style style:name="Table74.A1" style:family="table-cell">
      <style:table-cell-properties style:vertical-align="" fo:padding="0.053cm" fo:border="none"/>
    </style:style>
    <style:style style:name="Table75" style:family="table">
      <style:table-properties style:width="26.943cm" table:align="margins"/>
    </style:style>
    <style:style style:name="Table75.A" style:family="table-column">
      <style:table-column-properties style:column-width="4.043cm" style:rel-column-width="9832*"/>
    </style:style>
    <style:style style:name="Table75.B" style:family="table-column">
      <style:table-column-properties style:column-width="22.901cm" style:rel-column-width="55703*"/>
    </style:style>
    <style:style style:name="Table75.1" style:family="table-row">
      <style:table-row-properties fo:keep-together="always"/>
    </style:style>
    <style:style style:name="Table75.A1" style:family="table-cell">
      <style:table-cell-properties style:vertical-align="" fo:padding="0.053cm" fo:border="none"/>
    </style:style>
    <style:style style:name="Table76" style:family="table">
      <style:table-properties style:width="26.943cm" table:align="margins"/>
    </style:style>
    <style:style style:name="Table76.A" style:family="table-column">
      <style:table-column-properties style:column-width="4.043cm" style:rel-column-width="9832*"/>
    </style:style>
    <style:style style:name="Table76.B" style:family="table-column">
      <style:table-column-properties style:column-width="22.901cm" style:rel-column-width="55703*"/>
    </style:style>
    <style:style style:name="Table76.1" style:family="table-row">
      <style:table-row-properties fo:keep-together="auto"/>
    </style:style>
    <style:style style:name="Table76.A1" style:family="table-cell">
      <style:table-cell-properties style:vertical-align="" fo:padding="0.053cm" fo:border="none"/>
    </style:style>
    <style:style style:name="Table77" style:family="table">
      <style:table-properties style:width="26.943cm" table:align="margins"/>
    </style:style>
    <style:style style:name="Table77.A" style:family="table-column">
      <style:table-column-properties style:column-width="4.043cm" style:rel-column-width="9832*"/>
    </style:style>
    <style:style style:name="Table77.B" style:family="table-column">
      <style:table-column-properties style:column-width="22.901cm" style:rel-column-width="55703*"/>
    </style:style>
    <style:style style:name="Table77.1" style:family="table-row">
      <style:table-row-properties fo:keep-together="always"/>
    </style:style>
    <style:style style:name="Table77.A1" style:family="table-cell">
      <style:table-cell-properties style:vertical-align="" fo:padding="0.053cm" fo:border="none"/>
    </style:style>
    <style:style style:name="Table78" style:family="table">
      <style:table-properties style:width="26.943cm" table:align="margins"/>
    </style:style>
    <style:style style:name="Table78.A" style:family="table-column">
      <style:table-column-properties style:column-width="4.043cm" style:rel-column-width="9832*"/>
    </style:style>
    <style:style style:name="Table78.B" style:family="table-column">
      <style:table-column-properties style:column-width="22.901cm" style:rel-column-width="55703*"/>
    </style:style>
    <style:style style:name="Table78.1" style:family="table-row">
      <style:table-row-properties fo:keep-together="auto"/>
    </style:style>
    <style:style style:name="Table78.A1" style:family="table-cell">
      <style:table-cell-properties style:vertical-align="" fo:padding="0.053cm" fo:border="none"/>
    </style:style>
    <style:style style:name="Table79" style:family="table">
      <style:table-properties style:width="26.943cm" table:align="margins"/>
    </style:style>
    <style:style style:name="Table79.A" style:family="table-column">
      <style:table-column-properties style:column-width="4.043cm" style:rel-column-width="9832*"/>
    </style:style>
    <style:style style:name="Table79.B" style:family="table-column">
      <style:table-column-properties style:column-width="22.901cm" style:rel-column-width="55703*"/>
    </style:style>
    <style:style style:name="Table79.1" style:family="table-row">
      <style:table-row-properties fo:keep-together="auto"/>
    </style:style>
    <style:style style:name="Table79.A1" style:family="table-cell">
      <style:table-cell-properties style:vertical-align="" fo:padding="0.053cm" fo:border="none"/>
    </style:style>
    <style:style style:name="Table80" style:family="table">
      <style:table-properties style:width="26.943cm" table:align="margins"/>
    </style:style>
    <style:style style:name="Table80.A" style:family="table-column">
      <style:table-column-properties style:column-width="4.043cm" style:rel-column-width="9832*"/>
    </style:style>
    <style:style style:name="Table80.B" style:family="table-column">
      <style:table-column-properties style:column-width="22.901cm" style:rel-column-width="55703*"/>
    </style:style>
    <style:style style:name="Table80.1" style:family="table-row">
      <style:table-row-properties fo:keep-together="always"/>
    </style:style>
    <style:style style:name="Table80.A1" style:family="table-cell">
      <style:table-cell-properties style:vertical-align="" fo:padding="0.053cm" fo:border="none"/>
    </style:style>
    <style:style style:name="Table81" style:family="table">
      <style:table-properties style:width="26.943cm" table:align="margins"/>
    </style:style>
    <style:style style:name="Table81.A" style:family="table-column">
      <style:table-column-properties style:column-width="4.043cm" style:rel-column-width="9832*"/>
    </style:style>
    <style:style style:name="Table81.B" style:family="table-column">
      <style:table-column-properties style:column-width="22.901cm" style:rel-column-width="55703*"/>
    </style:style>
    <style:style style:name="Table81.1" style:family="table-row">
      <style:table-row-properties fo:keep-together="always"/>
    </style:style>
    <style:style style:name="Table81.A1" style:family="table-cell">
      <style:table-cell-properties style:vertical-align="" fo:padding="0.053cm" fo:border="none"/>
    </style:style>
    <style:style style:name="Table82" style:family="table">
      <style:table-properties style:width="26.943cm" table:align="margins"/>
    </style:style>
    <style:style style:name="Table82.A" style:family="table-column">
      <style:table-column-properties style:column-width="4.043cm" style:rel-column-width="9832*"/>
    </style:style>
    <style:style style:name="Table82.B" style:family="table-column">
      <style:table-column-properties style:column-width="22.901cm" style:rel-column-width="55703*"/>
    </style:style>
    <style:style style:name="Table82.1" style:family="table-row">
      <style:table-row-properties fo:keep-together="always"/>
    </style:style>
    <style:style style:name="Table82.A1" style:family="table-cell">
      <style:table-cell-properties style:vertical-align="" fo:padding="0.053cm" fo:border="none"/>
    </style:style>
    <style:style style:name="Table83" style:family="table">
      <style:table-properties style:width="26.943cm" table:align="margins"/>
    </style:style>
    <style:style style:name="Table83.A" style:family="table-column">
      <style:table-column-properties style:column-width="4.043cm" style:rel-column-width="9832*"/>
    </style:style>
    <style:style style:name="Table83.B" style:family="table-column">
      <style:table-column-properties style:column-width="22.901cm" style:rel-column-width="55703*"/>
    </style:style>
    <style:style style:name="Table83.1" style:family="table-row">
      <style:table-row-properties fo:keep-together="always"/>
    </style:style>
    <style:style style:name="Table83.A1" style:family="table-cell">
      <style:table-cell-properties style:vertical-align="" fo:padding="0.053cm" fo:border="none"/>
    </style:style>
    <style:style style:name="Table84" style:family="table">
      <style:table-properties style:width="26.943cm" table:align="margins"/>
    </style:style>
    <style:style style:name="Table84.A" style:family="table-column">
      <style:table-column-properties style:column-width="4.043cm" style:rel-column-width="9832*"/>
    </style:style>
    <style:style style:name="Table84.B" style:family="table-column">
      <style:table-column-properties style:column-width="22.901cm" style:rel-column-width="55703*"/>
    </style:style>
    <style:style style:name="Table84.1" style:family="table-row">
      <style:table-row-properties fo:keep-together="always"/>
    </style:style>
    <style:style style:name="Table84.A1" style:family="table-cell">
      <style:table-cell-properties style:vertical-align="" fo:padding="0.053cm" fo:border="none"/>
    </style:style>
    <style:style style:name="Table85" style:family="table">
      <style:table-properties style:width="26.943cm" table:align="margins"/>
    </style:style>
    <style:style style:name="Table85.A" style:family="table-column">
      <style:table-column-properties style:column-width="4.043cm" style:rel-column-width="9832*"/>
    </style:style>
    <style:style style:name="Table85.B" style:family="table-column">
      <style:table-column-properties style:column-width="22.901cm" style:rel-column-width="55703*"/>
    </style:style>
    <style:style style:name="Table85.1" style:family="table-row">
      <style:table-row-properties fo:keep-together="always"/>
    </style:style>
    <style:style style:name="Table85.A1" style:family="table-cell">
      <style:table-cell-properties style:vertical-align="" fo:padding="0.053cm" fo:border="none"/>
    </style:style>
    <style:style style:name="Table86" style:family="table">
      <style:table-properties style:width="26.943cm" table:align="margins"/>
    </style:style>
    <style:style style:name="Table86.A" style:family="table-column">
      <style:table-column-properties style:column-width="4.043cm" style:rel-column-width="9832*"/>
    </style:style>
    <style:style style:name="Table86.B" style:family="table-column">
      <style:table-column-properties style:column-width="22.901cm" style:rel-column-width="55703*"/>
    </style:style>
    <style:style style:name="Table86.1" style:family="table-row">
      <style:table-row-properties fo:keep-together="always"/>
    </style:style>
    <style:style style:name="Table86.A1" style:family="table-cell">
      <style:table-cell-properties style:vertical-align="" fo:padding="0.053cm" fo:border="none"/>
    </style:style>
    <style:style style:name="Table87" style:family="table">
      <style:table-properties style:width="26.943cm" table:align="margins"/>
    </style:style>
    <style:style style:name="Table87.A" style:family="table-column">
      <style:table-column-properties style:column-width="4.043cm" style:rel-column-width="9832*"/>
    </style:style>
    <style:style style:name="Table87.B" style:family="table-column">
      <style:table-column-properties style:column-width="22.901cm" style:rel-column-width="55703*"/>
    </style:style>
    <style:style style:name="Table87.1" style:family="table-row">
      <style:table-row-properties fo:keep-together="always"/>
    </style:style>
    <style:style style:name="Table87.A1" style:family="table-cell">
      <style:table-cell-properties style:vertical-align="" fo:padding="0.053cm" fo:border="none"/>
    </style:style>
    <style:style style:name="Table88" style:family="table">
      <style:table-properties style:width="26.943cm" table:align="margins"/>
    </style:style>
    <style:style style:name="Table88.A" style:family="table-column">
      <style:table-column-properties style:column-width="4.043cm" style:rel-column-width="9832*"/>
    </style:style>
    <style:style style:name="Table88.B" style:family="table-column">
      <style:table-column-properties style:column-width="22.901cm" style:rel-column-width="55703*"/>
    </style:style>
    <style:style style:name="Table88.1" style:family="table-row">
      <style:table-row-properties fo:keep-together="always"/>
    </style:style>
    <style:style style:name="Table88.A1" style:family="table-cell">
      <style:table-cell-properties style:vertical-align="" fo:padding="0.053cm" fo:border="none"/>
    </style:style>
    <style:style style:name="Table89" style:family="table">
      <style:table-properties style:width="26.943cm" table:align="margins"/>
    </style:style>
    <style:style style:name="Table89.A" style:family="table-column">
      <style:table-column-properties style:column-width="4.043cm" style:rel-column-width="9832*"/>
    </style:style>
    <style:style style:name="Table89.B" style:family="table-column">
      <style:table-column-properties style:column-width="22.901cm" style:rel-column-width="55703*"/>
    </style:style>
    <style:style style:name="Table89.1" style:family="table-row">
      <style:table-row-properties fo:keep-together="always"/>
    </style:style>
    <style:style style:name="Table89.A1" style:family="table-cell">
      <style:table-cell-properties style:vertical-align="" fo:padding="0.053cm" fo:border="none"/>
    </style:style>
    <style:style style:name="Table90" style:family="table">
      <style:table-properties style:width="26.943cm" table:align="margins"/>
    </style:style>
    <style:style style:name="Table90.A" style:family="table-column">
      <style:table-column-properties style:column-width="4.043cm" style:rel-column-width="9832*"/>
    </style:style>
    <style:style style:name="Table90.B" style:family="table-column">
      <style:table-column-properties style:column-width="22.901cm" style:rel-column-width="55703*"/>
    </style:style>
    <style:style style:name="Table90.1" style:family="table-row">
      <style:table-row-properties fo:keep-together="always"/>
    </style:style>
    <style:style style:name="Table90.A1" style:family="table-cell">
      <style:table-cell-properties style:vertical-align="" fo:padding="0.053cm" fo:border="none"/>
    </style:style>
    <style:style style:name="Table91" style:family="table">
      <style:table-properties style:width="26.943cm" table:align="margins"/>
    </style:style>
    <style:style style:name="Table91.A" style:family="table-column">
      <style:table-column-properties style:column-width="4.043cm" style:rel-column-width="9832*"/>
    </style:style>
    <style:style style:name="Table91.B" style:family="table-column">
      <style:table-column-properties style:column-width="22.901cm" style:rel-column-width="55703*"/>
    </style:style>
    <style:style style:name="Table91.1" style:family="table-row">
      <style:table-row-properties fo:keep-together="always"/>
    </style:style>
    <style:style style:name="Table91.A1" style:family="table-cell">
      <style:table-cell-properties style:vertical-align="" fo:padding="0.053cm" fo:border="none"/>
    </style:style>
    <style:style style:name="Table92" style:family="table">
      <style:table-properties style:width="26.943cm" table:align="margins"/>
    </style:style>
    <style:style style:name="Table92.A" style:family="table-column">
      <style:table-column-properties style:column-width="4.043cm" style:rel-column-width="9832*"/>
    </style:style>
    <style:style style:name="Table92.B" style:family="table-column">
      <style:table-column-properties style:column-width="22.901cm" style:rel-column-width="55703*"/>
    </style:style>
    <style:style style:name="Table92.1" style:family="table-row">
      <style:table-row-properties fo:keep-together="always"/>
    </style:style>
    <style:style style:name="Table92.A1" style:family="table-cell">
      <style:table-cell-properties style:vertical-align="" fo:padding="0.053cm" fo:border="none"/>
    </style:style>
    <style:style style:name="Table93" style:family="table">
      <style:table-properties style:width="26.943cm" table:align="margins"/>
    </style:style>
    <style:style style:name="Table93.A" style:family="table-column">
      <style:table-column-properties style:column-width="4.043cm" style:rel-column-width="9832*"/>
    </style:style>
    <style:style style:name="Table93.B" style:family="table-column">
      <style:table-column-properties style:column-width="22.901cm" style:rel-column-width="55703*"/>
    </style:style>
    <style:style style:name="Table93.1" style:family="table-row">
      <style:table-row-properties fo:keep-together="auto"/>
    </style:style>
    <style:style style:name="Table93.A1" style:family="table-cell">
      <style:table-cell-properties style:vertical-align="" fo:padding="0.053cm" fo:border="none"/>
    </style:style>
    <style:style style:name="Table94" style:family="table">
      <style:table-properties style:width="26.943cm" table:align="margins"/>
    </style:style>
    <style:style style:name="Table94.A" style:family="table-column">
      <style:table-column-properties style:column-width="4.043cm" style:rel-column-width="9832*"/>
    </style:style>
    <style:style style:name="Table94.B" style:family="table-column">
      <style:table-column-properties style:column-width="22.901cm" style:rel-column-width="55703*"/>
    </style:style>
    <style:style style:name="Table94.1" style:family="table-row">
      <style:table-row-properties fo:keep-together="always"/>
    </style:style>
    <style:style style:name="Table94.A1" style:family="table-cell">
      <style:table-cell-properties style:vertical-align="" fo:padding="0.053cm" fo:border="none"/>
    </style:style>
    <style:style style:name="Table95" style:family="table">
      <style:table-properties style:width="26.943cm" table:align="margins"/>
    </style:style>
    <style:style style:name="Table95.A" style:family="table-column">
      <style:table-column-properties style:column-width="4.043cm" style:rel-column-width="9832*"/>
    </style:style>
    <style:style style:name="Table95.B" style:family="table-column">
      <style:table-column-properties style:column-width="22.901cm" style:rel-column-width="55703*"/>
    </style:style>
    <style:style style:name="Table95.1" style:family="table-row">
      <style:table-row-properties fo:keep-together="always"/>
    </style:style>
    <style:style style:name="Table95.A1" style:family="table-cell">
      <style:table-cell-properties style:vertical-align="" fo:padding="0.053cm" fo:border="none"/>
    </style:style>
    <style:style style:name="Table96" style:family="table">
      <style:table-properties style:width="26.943cm" table:align="margins"/>
    </style:style>
    <style:style style:name="Table96.A" style:family="table-column">
      <style:table-column-properties style:column-width="4.043cm" style:rel-column-width="9832*"/>
    </style:style>
    <style:style style:name="Table96.B" style:family="table-column">
      <style:table-column-properties style:column-width="22.901cm" style:rel-column-width="55703*"/>
    </style:style>
    <style:style style:name="Table96.1" style:family="table-row">
      <style:table-row-properties fo:keep-together="always"/>
    </style:style>
    <style:style style:name="Table96.A1" style:family="table-cell">
      <style:table-cell-properties style:vertical-align="middle" fo:padding="0.053cm" fo:border="none"/>
    </style:style>
    <style:style style:name="Table97" style:family="table">
      <style:table-properties style:width="26.943cm" table:align="margins"/>
    </style:style>
    <style:style style:name="Table97.A" style:family="table-column">
      <style:table-column-properties style:column-width="4.043cm" style:rel-column-width="9832*"/>
    </style:style>
    <style:style style:name="Table97.B" style:family="table-column">
      <style:table-column-properties style:column-width="22.901cm" style:rel-column-width="55703*"/>
    </style:style>
    <style:style style:name="Table97.1" style:family="table-row">
      <style:table-row-properties fo:keep-together="always"/>
    </style:style>
    <style:style style:name="Table97.A1" style:family="table-cell">
      <style:table-cell-properties style:vertical-align="" fo:padding="0.053cm" fo:border="none"/>
    </style:style>
    <style:style style:name="Table98" style:family="table">
      <style:table-properties style:width="26.943cm" table:align="margins"/>
    </style:style>
    <style:style style:name="Table98.A" style:family="table-column">
      <style:table-column-properties style:column-width="4.043cm" style:rel-column-width="9832*"/>
    </style:style>
    <style:style style:name="Table98.B" style:family="table-column">
      <style:table-column-properties style:column-width="22.901cm" style:rel-column-width="55703*"/>
    </style:style>
    <style:style style:name="Table98.1" style:family="table-row">
      <style:table-row-properties fo:keep-together="always"/>
    </style:style>
    <style:style style:name="Table98.A1" style:family="table-cell">
      <style:table-cell-properties style:vertical-align="" fo:padding="0.053cm" fo:border="none"/>
    </style:style>
    <style:style style:name="Table99" style:family="table">
      <style:table-properties style:width="26.943cm" table:align="margins"/>
    </style:style>
    <style:style style:name="Table99.A" style:family="table-column">
      <style:table-column-properties style:column-width="4.043cm" style:rel-column-width="9832*"/>
    </style:style>
    <style:style style:name="Table99.B" style:family="table-column">
      <style:table-column-properties style:column-width="22.901cm" style:rel-column-width="55703*"/>
    </style:style>
    <style:style style:name="Table99.1" style:family="table-row">
      <style:table-row-properties fo:keep-together="always"/>
    </style:style>
    <style:style style:name="Table99.A1" style:family="table-cell">
      <style:table-cell-properties style:vertical-align="" fo:padding="0.053cm" fo:border="none"/>
    </style:style>
    <style:style style:name="Table100" style:family="table">
      <style:table-properties style:width="26.943cm" table:align="margins"/>
    </style:style>
    <style:style style:name="Table100.A" style:family="table-column">
      <style:table-column-properties style:column-width="4.043cm" style:rel-column-width="9832*"/>
    </style:style>
    <style:style style:name="Table100.B" style:family="table-column">
      <style:table-column-properties style:column-width="22.901cm" style:rel-column-width="55703*"/>
    </style:style>
    <style:style style:name="Table100.1" style:family="table-row">
      <style:table-row-properties fo:keep-together="always"/>
    </style:style>
    <style:style style:name="Table100.A1" style:family="table-cell">
      <style:table-cell-properties style:vertical-align="" fo:padding="0.053cm" fo:border="none"/>
    </style:style>
    <style:style style:name="Table101" style:family="table">
      <style:table-properties style:width="26.943cm" table:align="margins"/>
    </style:style>
    <style:style style:name="Table101.A" style:family="table-column">
      <style:table-column-properties style:column-width="4.043cm" style:rel-column-width="9832*"/>
    </style:style>
    <style:style style:name="Table101.B" style:family="table-column">
      <style:table-column-properties style:column-width="22.901cm" style:rel-column-width="55703*"/>
    </style:style>
    <style:style style:name="Table101.1" style:family="table-row">
      <style:table-row-properties fo:keep-together="always"/>
    </style:style>
    <style:style style:name="Table101.A1" style:family="table-cell">
      <style:table-cell-properties style:vertical-align="" fo:padding="0.053cm" fo:border="none"/>
    </style:style>
    <style:style style:name="Table102" style:family="table">
      <style:table-properties style:width="26.943cm" table:align="margins"/>
    </style:style>
    <style:style style:name="Table102.A" style:family="table-column">
      <style:table-column-properties style:column-width="4.043cm" style:rel-column-width="9832*"/>
    </style:style>
    <style:style style:name="Table102.B" style:family="table-column">
      <style:table-column-properties style:column-width="22.901cm" style:rel-column-width="55703*"/>
    </style:style>
    <style:style style:name="Table102.1" style:family="table-row">
      <style:table-row-properties fo:keep-together="always"/>
    </style:style>
    <style:style style:name="Table102.A1" style:family="table-cell">
      <style:table-cell-properties style:vertical-align="" fo:padding="0.053cm" fo:border="none"/>
    </style:style>
    <style:style style:name="Table103" style:family="table">
      <style:table-properties style:width="26.943cm" table:align="margins"/>
    </style:style>
    <style:style style:name="Table103.A" style:family="table-column">
      <style:table-column-properties style:column-width="4.043cm" style:rel-column-width="9832*"/>
    </style:style>
    <style:style style:name="Table103.B" style:family="table-column">
      <style:table-column-properties style:column-width="22.901cm" style:rel-column-width="55703*"/>
    </style:style>
    <style:style style:name="Table103.1" style:family="table-row">
      <style:table-row-properties fo:keep-together="always"/>
    </style:style>
    <style:style style:name="Table103.A1" style:family="table-cell">
      <style:table-cell-properties style:vertical-align="" fo:padding="0.053cm" fo:border="none"/>
    </style:style>
    <style:style style:name="Table104" style:family="table">
      <style:table-properties style:width="26.943cm" table:align="margins"/>
    </style:style>
    <style:style style:name="Table104.A" style:family="table-column">
      <style:table-column-properties style:column-width="4.043cm" style:rel-column-width="9832*"/>
    </style:style>
    <style:style style:name="Table104.B" style:family="table-column">
      <style:table-column-properties style:column-width="22.901cm" style:rel-column-width="55703*"/>
    </style:style>
    <style:style style:name="Table104.1" style:family="table-row">
      <style:table-row-properties fo:keep-together="always"/>
    </style:style>
    <style:style style:name="Table104.A1" style:family="table-cell">
      <style:table-cell-properties style:vertical-align="" fo:padding="0.053cm" fo:border="none"/>
    </style:style>
    <style:style style:name="Table105" style:family="table">
      <style:table-properties style:width="26.943cm" table:align="margins"/>
    </style:style>
    <style:style style:name="Table105.A" style:family="table-column">
      <style:table-column-properties style:column-width="4.043cm" style:rel-column-width="9832*"/>
    </style:style>
    <style:style style:name="Table105.B" style:family="table-column">
      <style:table-column-properties style:column-width="22.901cm" style:rel-column-width="55703*"/>
    </style:style>
    <style:style style:name="Table105.1" style:family="table-row">
      <style:table-row-properties fo:keep-together="always"/>
    </style:style>
    <style:style style:name="Table105.A1" style:family="table-cell">
      <style:table-cell-properties style:vertical-align="" fo:padding="0.053cm" fo:border="none"/>
    </style:style>
    <style:style style:name="Table106" style:family="table">
      <style:table-properties style:width="26.943cm" table:align="margins"/>
    </style:style>
    <style:style style:name="Table106.A" style:family="table-column">
      <style:table-column-properties style:column-width="4.043cm" style:rel-column-width="9832*"/>
    </style:style>
    <style:style style:name="Table106.B" style:family="table-column">
      <style:table-column-properties style:column-width="22.901cm" style:rel-column-width="55703*"/>
    </style:style>
    <style:style style:name="Table106.1" style:family="table-row">
      <style:table-row-properties fo:keep-together="always"/>
    </style:style>
    <style:style style:name="Table106.A1" style:family="table-cell">
      <style:table-cell-properties style:vertical-align="" fo:padding="0.053cm" fo:border="none"/>
    </style:style>
    <style:style style:name="Table107" style:family="table">
      <style:table-properties style:width="26.943cm" table:align="margins"/>
    </style:style>
    <style:style style:name="Table107.A" style:family="table-column">
      <style:table-column-properties style:column-width="4.043cm" style:rel-column-width="9832*"/>
    </style:style>
    <style:style style:name="Table107.B" style:family="table-column">
      <style:table-column-properties style:column-width="22.901cm" style:rel-column-width="55703*"/>
    </style:style>
    <style:style style:name="Table107.1" style:family="table-row">
      <style:table-row-properties fo:keep-together="always"/>
    </style:style>
    <style:style style:name="Table107.A1" style:family="table-cell">
      <style:table-cell-properties style:vertical-align="" fo:padding="0.053cm" fo:border="none"/>
    </style:style>
    <style:style style:name="Table108" style:family="table">
      <style:table-properties style:width="26.943cm" table:align="margins"/>
    </style:style>
    <style:style style:name="Table108.A" style:family="table-column">
      <style:table-column-properties style:column-width="4.043cm" style:rel-column-width="9832*"/>
    </style:style>
    <style:style style:name="Table108.B" style:family="table-column">
      <style:table-column-properties style:column-width="22.901cm" style:rel-column-width="55703*"/>
    </style:style>
    <style:style style:name="Table108.1" style:family="table-row">
      <style:table-row-properties fo:keep-together="always"/>
    </style:style>
    <style:style style:name="Table108.A1" style:family="table-cell">
      <style:table-cell-properties style:vertical-align="" fo:padding="0.053cm" fo:border="none"/>
    </style:style>
    <style:style style:name="Table109" style:family="table">
      <style:table-properties style:width="26.943cm" table:align="margins"/>
    </style:style>
    <style:style style:name="Table109.A" style:family="table-column">
      <style:table-column-properties style:column-width="4.043cm" style:rel-column-width="9832*"/>
    </style:style>
    <style:style style:name="Table109.B" style:family="table-column">
      <style:table-column-properties style:column-width="22.901cm" style:rel-column-width="55703*"/>
    </style:style>
    <style:style style:name="Table109.1" style:family="table-row">
      <style:table-row-properties fo:keep-together="always"/>
    </style:style>
    <style:style style:name="Table109.A1" style:family="table-cell">
      <style:table-cell-properties style:vertical-align="" fo:padding="0.053cm" fo:border="none"/>
    </style:style>
    <style:style style:name="Table110" style:family="table">
      <style:table-properties style:width="26.943cm" table:align="margins"/>
    </style:style>
    <style:style style:name="Table110.A" style:family="table-column">
      <style:table-column-properties style:column-width="4.043cm" style:rel-column-width="9832*"/>
    </style:style>
    <style:style style:name="Table110.B" style:family="table-column">
      <style:table-column-properties style:column-width="22.901cm" style:rel-column-width="55703*"/>
    </style:style>
    <style:style style:name="Table110.1" style:family="table-row">
      <style:table-row-properties fo:keep-together="always"/>
    </style:style>
    <style:style style:name="Table110.A1" style:family="table-cell">
      <style:table-cell-properties style:vertical-align="" fo:padding="0.053cm" fo:border="none"/>
    </style:style>
    <style:style style:name="Table111" style:family="table">
      <style:table-properties style:width="26.943cm" table:align="margins"/>
    </style:style>
    <style:style style:name="Table111.A" style:family="table-column">
      <style:table-column-properties style:column-width="4.043cm" style:rel-column-width="9832*"/>
    </style:style>
    <style:style style:name="Table111.B" style:family="table-column">
      <style:table-column-properties style:column-width="22.901cm" style:rel-column-width="55703*"/>
    </style:style>
    <style:style style:name="Table111.1" style:family="table-row">
      <style:table-row-properties fo:keep-together="always"/>
    </style:style>
    <style:style style:name="Table111.A1" style:family="table-cell">
      <style:table-cell-properties style:vertical-align="" fo:padding="0.053cm" fo:border="none"/>
    </style:style>
    <style:style style:name="Table112" style:family="table">
      <style:table-properties style:width="26.943cm" table:align="margins"/>
    </style:style>
    <style:style style:name="Table112.A" style:family="table-column">
      <style:table-column-properties style:column-width="4.043cm" style:rel-column-width="9832*"/>
    </style:style>
    <style:style style:name="Table112.B" style:family="table-column">
      <style:table-column-properties style:column-width="22.901cm" style:rel-column-width="55703*"/>
    </style:style>
    <style:style style:name="Table112.1" style:family="table-row">
      <style:table-row-properties fo:keep-together="always"/>
    </style:style>
    <style:style style:name="Table112.A1" style:family="table-cell">
      <style:table-cell-properties style:vertical-align="" fo:padding="0.053cm" fo:border="none"/>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table-properties style:width="26.943cm" table:align="margins"/>
    </style:style>
    <style:style style:name="Table115.A" style:family="table-column">
      <style:table-column-properties style:column-width="4.043cm" style:rel-column-width="9832*"/>
    </style:style>
    <style:style style:name="Table115.B" style:family="table-column">
      <style:table-column-properties style:column-width="22.901cm" style:rel-column-width="55703*"/>
    </style:style>
    <style:style style:name="Table115.1" style:family="table-row">
      <style:table-row-properties fo:keep-together="always"/>
    </style:style>
    <style:style style:name="Table115.A1" style:family="table-cell">
      <style:table-cell-properties style:vertical-align="" fo:padding="0.053cm" fo:border="none"/>
    </style:style>
    <style:style style:name="Table116" style:family="table">
      <style:table-properties style:width="26.943cm" table:align="margins"/>
    </style:style>
    <style:style style:name="Table116.A" style:family="table-column">
      <style:table-column-properties style:column-width="4.043cm" style:rel-column-width="9832*"/>
    </style:style>
    <style:style style:name="Table116.B" style:family="table-column">
      <style:table-column-properties style:column-width="22.901cm" style:rel-column-width="55703*"/>
    </style:style>
    <style:style style:name="Table116.1" style:family="table-row">
      <style:table-row-properties fo:keep-together="always"/>
    </style:style>
    <style:style style:name="Table116.A1" style:family="table-cell">
      <style:table-cell-properties style:vertical-align="" fo:padding="0.053cm" fo:border="none"/>
    </style:style>
    <style:style style:name="Table117" style:family="table">
      <style:table-properties style:width="26.943cm" table:align="margins"/>
    </style:style>
    <style:style style:name="Table117.A" style:family="table-column">
      <style:table-column-properties style:column-width="4.043cm" style:rel-column-width="9832*"/>
    </style:style>
    <style:style style:name="Table117.B" style:family="table-column">
      <style:table-column-properties style:column-width="22.901cm" style:rel-column-width="55703*"/>
    </style:style>
    <style:style style:name="Table117.1" style:family="table-row">
      <style:table-row-properties fo:keep-together="always"/>
    </style:style>
    <style:style style:name="Table117.A1" style:family="table-cell">
      <style:table-cell-properties style:vertical-align="" fo:padding="0.053cm" fo:border="none"/>
    </style:style>
    <style:style style:name="Table118" style:family="table">
      <style:table-properties style:width="26.943cm" table:align="margins"/>
    </style:style>
    <style:style style:name="Table118.A" style:family="table-column">
      <style:table-column-properties style:column-width="4.043cm" style:rel-column-width="9832*"/>
    </style:style>
    <style:style style:name="Table118.B" style:family="table-column">
      <style:table-column-properties style:column-width="22.901cm" style:rel-column-width="55703*"/>
    </style:style>
    <style:style style:name="Table118.1" style:family="table-row">
      <style:table-row-properties fo:keep-together="always"/>
    </style:style>
    <style:style style:name="Table118.A1" style:family="table-cell">
      <style:table-cell-properties style:vertical-align="" fo:padding="0.053cm" fo:border="none"/>
    </style:style>
    <style:style style:name="Table119" style:family="table">
      <style:table-properties style:width="26.943cm" table:align="margins"/>
    </style:style>
    <style:style style:name="Table119.A" style:family="table-column">
      <style:table-column-properties style:column-width="4.043cm" style:rel-column-width="9832*"/>
    </style:style>
    <style:style style:name="Table119.B" style:family="table-column">
      <style:table-column-properties style:column-width="22.901cm" style:rel-column-width="55703*"/>
    </style:style>
    <style:style style:name="Table119.1" style:family="table-row">
      <style:table-row-properties fo:keep-together="auto"/>
    </style:style>
    <style:style style:name="Table119.A1" style:family="table-cell">
      <style:table-cell-properties style:vertical-align="" fo:padding="0.053cm" fo:border="none"/>
    </style:style>
    <style:style style:name="Table120" style:family="table">
      <style:table-properties style:width="26.943cm" table:align="margins"/>
    </style:style>
    <style:style style:name="Table120.A" style:family="table-column">
      <style:table-column-properties style:column-width="4.043cm" style:rel-column-width="9832*"/>
    </style:style>
    <style:style style:name="Table120.B" style:family="table-column">
      <style:table-column-properties style:column-width="22.901cm" style:rel-column-width="55703*"/>
    </style:style>
    <style:style style:name="Table120.1" style:family="table-row">
      <style:table-row-properties fo:keep-together="always"/>
    </style:style>
    <style:style style:name="Table120.A1" style:family="table-cell">
      <style:table-cell-properties style:vertical-align="" fo:padding="0.053cm" fo:border="none"/>
    </style:style>
    <style:style style:name="Table121" style:family="table">
      <style:table-properties style:width="26.943cm" table:align="margins"/>
    </style:style>
    <style:style style:name="Table121.A" style:family="table-column">
      <style:table-column-properties style:column-width="4.043cm" style:rel-column-width="9832*"/>
    </style:style>
    <style:style style:name="Table121.B" style:family="table-column">
      <style:table-column-properties style:column-width="22.901cm" style:rel-column-width="55703*"/>
    </style:style>
    <style:style style:name="Table121.1" style:family="table-row">
      <style:table-row-properties fo:keep-together="always"/>
    </style:style>
    <style:style style:name="Table121.A1" style:family="table-cell">
      <style:table-cell-properties style:vertical-align="" fo:padding="0.053cm" fo:border="none"/>
    </style:style>
    <style:style style:name="Table122" style:family="table">
      <style:table-properties style:width="26.943cm" table:align="margins"/>
    </style:style>
    <style:style style:name="Table122.A" style:family="table-column">
      <style:table-column-properties style:column-width="4.043cm" style:rel-column-width="9832*"/>
    </style:style>
    <style:style style:name="Table122.B" style:family="table-column">
      <style:table-column-properties style:column-width="22.901cm" style:rel-column-width="55703*"/>
    </style:style>
    <style:style style:name="Table122.1" style:family="table-row">
      <style:table-row-properties fo:keep-together="always"/>
    </style:style>
    <style:style style:name="Table122.A1" style:family="table-cell">
      <style:table-cell-properties style:vertical-align="" fo:padding="0.053cm" fo:border="none"/>
    </style:style>
    <style:style style:name="Table123" style:family="table">
      <style:table-properties style:width="26.943cm" table:align="margins"/>
    </style:style>
    <style:style style:name="Table123.A" style:family="table-column">
      <style:table-column-properties style:column-width="4.043cm" style:rel-column-width="9832*"/>
    </style:style>
    <style:style style:name="Table123.B" style:family="table-column">
      <style:table-column-properties style:column-width="22.901cm" style:rel-column-width="55703*"/>
    </style:style>
    <style:style style:name="Table123.1" style:family="table-row">
      <style:table-row-properties fo:keep-together="always"/>
    </style:style>
    <style:style style:name="Table123.A1" style:family="table-cell">
      <style:table-cell-properties style:vertical-align="" fo:padding="0.053cm" fo:border="none"/>
    </style:style>
    <style:style style:name="Table124" style:family="table">
      <style:table-properties style:width="26.943cm" table:align="margins"/>
    </style:style>
    <style:style style:name="Table124.A" style:family="table-column">
      <style:table-column-properties style:column-width="4.043cm" style:rel-column-width="9832*"/>
    </style:style>
    <style:style style:name="Table124.B" style:family="table-column">
      <style:table-column-properties style:column-width="22.901cm" style:rel-column-width="55703*"/>
    </style:style>
    <style:style style:name="Table124.1" style:family="table-row">
      <style:table-row-properties fo:keep-together="always"/>
    </style:style>
    <style:style style:name="Table124.A1" style:family="table-cell">
      <style:table-cell-properties style:vertical-align="" fo:padding="0.053cm" fo:border="none"/>
    </style:style>
    <style:style style:name="Table125" style:family="table">
      <style:table-properties style:width="26.943cm" table:align="margins"/>
    </style:style>
    <style:style style:name="Table125.A" style:family="table-column">
      <style:table-column-properties style:column-width="4.043cm" style:rel-column-width="9832*"/>
    </style:style>
    <style:style style:name="Table125.B" style:family="table-column">
      <style:table-column-properties style:column-width="22.901cm" style:rel-column-width="55703*"/>
    </style:style>
    <style:style style:name="Table125.1" style:family="table-row">
      <style:table-row-properties fo:keep-together="always"/>
    </style:style>
    <style:style style:name="Table125.A1" style:family="table-cell">
      <style:table-cell-properties style:vertical-align="" fo:padding="0.053cm" fo:border="none"/>
    </style:style>
    <style:style style:name="Table126" style:family="table">
      <style:table-properties style:width="26.943cm" table:align="margins"/>
    </style:style>
    <style:style style:name="Table126.A" style:family="table-column">
      <style:table-column-properties style:column-width="4.043cm" style:rel-column-width="9832*"/>
    </style:style>
    <style:style style:name="Table126.B" style:family="table-column">
      <style:table-column-properties style:column-width="22.901cm" style:rel-column-width="55703*"/>
    </style:style>
    <style:style style:name="Table126.1" style:family="table-row">
      <style:table-row-properties fo:keep-together="always"/>
    </style:style>
    <style:style style:name="Table126.A1" style:family="table-cell">
      <style:table-cell-properties style:vertical-align="" fo:padding="0.053cm" fo:border="none"/>
    </style:style>
    <style:style style:name="Table127" style:family="table">
      <style:table-properties style:width="26.943cm" table:align="margins"/>
    </style:style>
    <style:style style:name="Table127.A" style:family="table-column">
      <style:table-column-properties style:column-width="4.043cm" style:rel-column-width="9832*"/>
    </style:style>
    <style:style style:name="Table127.B" style:family="table-column">
      <style:table-column-properties style:column-width="22.901cm" style:rel-column-width="55703*"/>
    </style:style>
    <style:style style:name="Table127.1" style:family="table-row">
      <style:table-row-properties fo:keep-together="always"/>
    </style:style>
    <style:style style:name="Table127.A1" style:family="table-cell">
      <style:table-cell-properties style:vertical-align="" fo:padding="0.053cm" fo:border="none"/>
    </style:style>
    <style:style style:name="Table128" style:family="table">
      <style:table-properties style:width="26.943cm" table:align="margins"/>
    </style:style>
    <style:style style:name="Table128.A" style:family="table-column">
      <style:table-column-properties style:column-width="4.043cm" style:rel-column-width="9832*"/>
    </style:style>
    <style:style style:name="Table128.B" style:family="table-column">
      <style:table-column-properties style:column-width="22.901cm" style:rel-column-width="55703*"/>
    </style:style>
    <style:style style:name="Table128.1" style:family="table-row">
      <style:table-row-properties fo:keep-together="always"/>
    </style:style>
    <style:style style:name="Table128.A1" style:family="table-cell">
      <style:table-cell-properties style:vertical-align="" fo:padding="0.053cm" fo:border="none"/>
    </style:style>
    <style:style style:name="Table129" style:family="table">
      <style:table-properties style:width="26.943cm" table:align="margins"/>
    </style:style>
    <style:style style:name="Table129.A" style:family="table-column">
      <style:table-column-properties style:column-width="4.043cm" style:rel-column-width="9832*"/>
    </style:style>
    <style:style style:name="Table129.B" style:family="table-column">
      <style:table-column-properties style:column-width="22.901cm" style:rel-column-width="55703*"/>
    </style:style>
    <style:style style:name="Table129.1" style:family="table-row">
      <style:table-row-properties fo:keep-together="always"/>
    </style:style>
    <style:style style:name="Table129.A1" style:family="table-cell">
      <style:table-cell-properties style:vertical-align="" fo:padding="0.053cm" fo:border="none"/>
    </style:style>
    <style:style style:name="Table130" style:family="table">
      <style:table-properties style:width="26.943cm" table:align="margins"/>
    </style:style>
    <style:style style:name="Table130.A" style:family="table-column">
      <style:table-column-properties style:column-width="4.043cm" style:rel-column-width="9832*"/>
    </style:style>
    <style:style style:name="Table130.B" style:family="table-column">
      <style:table-column-properties style:column-width="22.901cm" style:rel-column-width="55703*"/>
    </style:style>
    <style:style style:name="Table130.1" style:family="table-row">
      <style:table-row-properties fo:keep-together="always"/>
    </style:style>
    <style:style style:name="Table130.A1" style:family="table-cell">
      <style:table-cell-properties style:vertical-align="" fo:padding="0.053cm" fo:border="none"/>
    </style:style>
    <style:style style:name="Table131" style:family="table">
      <style:table-properties style:width="26.943cm" table:align="margins"/>
    </style:style>
    <style:style style:name="Table131.A" style:family="table-column">
      <style:table-column-properties style:column-width="4.043cm" style:rel-column-width="9832*"/>
    </style:style>
    <style:style style:name="Table131.B" style:family="table-column">
      <style:table-column-properties style:column-width="22.901cm" style:rel-column-width="55703*"/>
    </style:style>
    <style:style style:name="Table131.1" style:family="table-row">
      <style:table-row-properties fo:keep-together="always"/>
    </style:style>
    <style:style style:name="Table131.A1" style:family="table-cell">
      <style:table-cell-properties style:vertical-align="" fo:padding="0.053cm" fo:border="none"/>
    </style:style>
    <style:style style:name="Table132" style:family="table">
      <style:table-properties style:width="26.943cm" table:align="margins"/>
    </style:style>
    <style:style style:name="Table132.A" style:family="table-column">
      <style:table-column-properties style:column-width="4.043cm" style:rel-column-width="9832*"/>
    </style:style>
    <style:style style:name="Table132.B" style:family="table-column">
      <style:table-column-properties style:column-width="22.901cm" style:rel-column-width="55703*"/>
    </style:style>
    <style:style style:name="Table132.1" style:family="table-row">
      <style:table-row-properties fo:keep-together="always"/>
    </style:style>
    <style:style style:name="Table132.A1" style:family="table-cell">
      <style:table-cell-properties style:vertical-align="" fo:padding="0.053cm" fo:border="none"/>
    </style:style>
    <style:style style:name="Table133" style:family="table">
      <style:table-properties style:width="26.943cm" table:align="margins"/>
    </style:style>
    <style:style style:name="Table133.A" style:family="table-column">
      <style:table-column-properties style:column-width="4.043cm" style:rel-column-width="9832*"/>
    </style:style>
    <style:style style:name="Table133.B" style:family="table-column">
      <style:table-column-properties style:column-width="22.901cm" style:rel-column-width="55703*"/>
    </style:style>
    <style:style style:name="Table133.1" style:family="table-row">
      <style:table-row-properties fo:keep-together="always"/>
    </style:style>
    <style:style style:name="Table133.A1" style:family="table-cell">
      <style:table-cell-properties style:vertical-align="" fo:padding="0.053cm" fo:border="none"/>
    </style:style>
    <style:style style:name="Table134" style:family="table">
      <style:table-properties style:width="26.943cm" table:align="margins"/>
    </style:style>
    <style:style style:name="Table134.A" style:family="table-column">
      <style:table-column-properties style:column-width="4.043cm" style:rel-column-width="1446*"/>
    </style:style>
    <style:style style:name="Table134.B" style:family="table-column">
      <style:table-column-properties style:column-width="22.901cm" style:rel-column-width="8192*"/>
    </style:style>
    <style:style style:name="Table134.1" style:family="table-row">
      <style:table-row-properties fo:keep-together="always"/>
    </style:style>
    <style:style style:name="Table134.A1" style:family="table-cell">
      <style:table-cell-properties style:vertical-align="" fo:padding="0.053cm" fo:border="none"/>
    </style:style>
    <style:style style:name="Table134.B1" style:family="table-cell">
      <style:table-cell-properties style:vertical-align="middle" fo:padding="0.053cm" fo:border="none"/>
    </style:style>
    <style:style style:name="Table8" style:family="table">
      <style:table-properties style:width="26.943cm" table:align="margins"/>
    </style:style>
    <style:style style:name="Table8.A" style:family="table-column">
      <style:table-column-properties style:column-width="4.043cm" style:rel-column-width="1446*"/>
    </style:style>
    <style:style style:name="Table8.B" style:family="table-column">
      <style:table-column-properties style:column-width="22.901cm" style:rel-column-width="8192*"/>
    </style:style>
    <style:style style:name="Table8.1" style:family="table-row">
      <style:table-row-properties fo:keep-together="always"/>
    </style:style>
    <style:style style:name="Table8.A1" style:family="table-cell">
      <style:table-cell-properties style:vertical-align="" fo:padding="0.053cm" fo:border="none"/>
    </style:style>
    <style:style style:name="Table8.B1" style:family="table-cell">
      <style:table-cell-properties style:vertical-align="middle" fo:padding="0.053cm" fo:border="none"/>
    </style:style>
    <style:style style:name="Table135" style:family="table">
      <style:table-properties style:width="26.943cm" table:align="margins"/>
    </style:style>
    <style:style style:name="Table135.A" style:family="table-column">
      <style:table-column-properties style:column-width="4.043cm" style:rel-column-width="1446*"/>
    </style:style>
    <style:style style:name="Table135.B" style:family="table-column">
      <style:table-column-properties style:column-width="22.901cm" style:rel-column-width="8192*"/>
    </style:style>
    <style:style style:name="Table135.1" style:family="table-row">
      <style:table-row-properties fo:keep-together="always"/>
    </style:style>
    <style:style style:name="Table135.A1" style:family="table-cell">
      <style:table-cell-properties style:vertical-align="" fo:padding="0.053cm" fo:border="none"/>
    </style:style>
    <style:style style:name="Table135.B1" style:family="table-cell">
      <style:table-cell-properties style:vertical-align="middle" fo:padding="0.053cm"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loext:contextual-spacing="false" fo:text-align="start" style:justify-single-word="false"/>
    </style:style>
    <style:style style:name="P3" style:family="paragraph" style:parent-style-name="Table_20_Contents">
      <style:paragraph-properties fo:margin-top="0cm" fo:margin-bottom="0cm" loext:contextual-spacing="false"/>
    </style:style>
    <style:style style:name="P4" style:family="paragraph" style:parent-style-name="Table_20_Contents">
      <style:paragraph-properties fo:margin-top="0cm" fo:margin-bottom="0cm" loext:contextual-spacing="false" fo:text-align="center" style:justify-single-word="false"/>
    </style:style>
    <style:style style:name="P5" style:family="paragraph" style:parent-style-name="Table_20_Contents">
      <style:paragraph-properties fo:margin-top="0cm" fo:margin-bottom="0cm" loext:contextual-spacing="false" fo:text-align="center" style:justify-single-word="false"/>
      <style:text-properties style:font-name="monospace"/>
    </style:style>
    <style:style style:name="P6" style:family="paragraph" style:parent-style-name="Table_20_Contents">
      <style:paragraph-properties fo:margin-top="0cm" fo:margin-bottom="0cm" loext:contextual-spacing="false" fo:text-align="start" style:justify-single-word="false"/>
    </style:style>
    <style:style style:name="P7" style:family="paragraph" style:parent-style-name="Heading_20_3">
      <style:paragraph-properties fo:text-align="start" style:justify-single-word="false"/>
      <style:text-properties fo:font-weight="bold"/>
    </style:style>
    <style:style style:name="P8" style:family="paragraph" style:parent-style-name="Heading_20_3">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fo:font-weight="bold"/>
    </style:style>
    <style:style style:name="P13" style:family="paragraph" style:parent-style-name="Table_20_Contents">
      <style:text-properties style:font-name="monospace"/>
    </style:style>
    <style:style style:name="P14" style:family="paragraph" style:parent-style-name="Table_20_Contents">
      <style:paragraph-properties fo:text-align="center" style:justify-single-word="false"/>
      <style:text-properties style:font-name="monospace"/>
    </style:style>
    <style:style style:name="P15" style:family="paragraph" style:parent-style-name="Table_20_Contents">
      <style:paragraph-properties fo:text-align="start" style:justify-single-word="false"/>
    </style:style>
    <style:style style:name="P16" style:family="paragraph" style:parent-style-name="Heading_20_2">
      <style:paragraph-properties fo:text-align="start" style:justify-single-word="false"/>
    </style:style>
    <style:style style:name="P17" style:family="paragraph" style:parent-style-name="Preformatted_20_Text">
      <style:paragraph-properties fo:text-align="center" style:justify-single-word="false"/>
    </style:style>
    <style:style style:name="P18" style:family="paragraph" style:parent-style-name="Preformatted_20_Text">
      <style:paragraph-properties fo:text-align="start" style:justify-single-word="false"/>
    </style:style>
    <style:style style:name="P19" style:family="paragraph" style:parent-style-name="Preformatted_20_Text">
      <style:text-properties style:font-name="monospace"/>
    </style:style>
    <style:style style:name="P20" style:family="paragraph" style:parent-style-name="Preformatted_20_Text">
      <style:text-properties officeooo:paragraph-rsid="00091e5f"/>
    </style:style>
    <style:style style:name="P21" style:family="paragraph" style:parent-style-name="Preformatted_20_Text">
      <style:text-properties officeooo:paragraph-rsid="000a10f6"/>
    </style:style>
    <style:style style:name="P22" style:family="paragraph" style:parent-style-name="Preformatted_20_Text">
      <style:paragraph-properties fo:margin-left="1.058cm" fo:margin-right="0cm" fo:text-align="start" style:justify-single-word="false" fo:text-indent="0cm" style:auto-text-indent="false"/>
    </style:style>
    <style:style style:name="P23" style:family="paragraph" style:parent-style-name="Table_20_Heading">
      <style:paragraph-properties fo:text-align="end" style:justify-single-word="false"/>
      <style:text-properties fo:font-weight="bold"/>
    </style:style>
    <style:style style:name="P24" style:family="paragraph" style:parent-style-name="Table_20_Heading">
      <style:paragraph-properties fo:text-align="end" style:justify-single-word="false"/>
    </style:style>
    <style:style style:name="P25" style:family="paragraph" style:parent-style-name="Table_20_Heading">
      <style:paragraph-properties fo:text-align="start" style:justify-single-word="false"/>
    </style:style>
    <style:style style:name="P26" style:family="paragraph" style:parent-style-name="Heading_20_4">
      <style:paragraph-properties fo:text-align="start" style:justify-single-word="false"/>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list-style-name="L3">
      <style:paragraph-properties fo:text-align="start" style:justify-single-word="false"/>
    </style:style>
    <style:style style:name="P30" style:family="paragraph" style:parent-style-name="Text_20_body" style:list-style-name="L4">
      <style:paragraph-properties fo:text-align="start" style:justify-single-word="false"/>
    </style:style>
    <style:style style:name="P31" style:family="paragraph" style:parent-style-name="Text_20_body" style:list-style-name="L5">
      <style:paragraph-properties fo:text-align="start" style:justify-single-word="false"/>
    </style:style>
    <style:style style:name="P32" style:family="paragraph" style:parent-style-name="Text_20_body" style:list-style-name="L1">
      <style:paragraph-properties fo:margin-top="0cm" fo:margin-bottom="0cm" loext:contextual-spacing="false" fo:text-align="start" style:justify-single-word="false"/>
    </style:style>
    <style:style style:name="P33" style:family="paragraph" style:parent-style-name="Text_20_body" style:list-style-name="L3">
      <style:paragraph-properties fo:margin-top="0cm" fo:margin-bottom="0cm" loext:contextual-spacing="false" fo:text-align="start" style:justify-single-word="false"/>
    </style:style>
    <style:style style:name="P34" style:family="paragraph" style:parent-style-name="Text_20_body" style:list-style-name="L5">
      <style:paragraph-properties fo:margin-top="0cm" fo:margin-bottom="0cm" loext:contextual-spacing="false" fo:text-align="start" style:justify-single-word="false"/>
    </style:style>
    <style:style style:name="P35"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36"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37" style:family="paragraph" style:parent-style-name="Table_20_Contents" style:list-style-name="L6"/>
    <style:style style:name="P38" style:family="paragraph" style:parent-style-name="Table_20_Contents" style:list-style-name="L7"/>
    <style:style style:name="P39" style:family="paragraph" style:parent-style-name="Table_20_Contents" style:list-style-name="L8"/>
    <style:style style:name="P40" style:family="paragraph" style:parent-style-name="Table_20_Contents" style:list-style-name="L9"/>
    <style:style style:name="P41" style:family="paragraph" style:parent-style-name="Table_20_Contents" style:list-style-name="L10"/>
    <style:style style:name="P42" style:family="paragraph" style:parent-style-name="Table_20_Contents" style:list-style-name="L11"/>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5"/>
    <style:style style:name="P47" style:family="paragraph" style:parent-style-name="Table_20_Contents" style:list-style-name="L16"/>
    <style:style style:name="P48" style:family="paragraph" style:parent-style-name="Table_20_Contents">
      <style:paragraph-properties fo:text-align="end" style:justify-single-word="false"/>
      <style:text-properties fo:font-weight="bold" officeooo:paragraph-rsid="000fa0b6"/>
    </style:style>
    <style:style style:name="P49" style:family="paragraph" style:parent-style-name="Table_20_Contents">
      <style:paragraph-properties fo:text-align="end" style:justify-single-word="false"/>
      <style:text-properties fo:font-weight="bold" officeooo:paragraph-rsid="00114c5d"/>
    </style:style>
    <style:style style:name="P50" style:family="paragraph" style:parent-style-name="Table_20_Contents">
      <style:text-properties style:font-name="monospace" officeooo:rsid="000fa0b6" officeooo:paragraph-rsid="000fa0b6"/>
    </style:style>
    <style:style style:name="P51" style:family="paragraph" style:parent-style-name="Table_20_Contents">
      <style:text-properties style:font-name="monospace" officeooo:paragraph-rsid="00114c5d"/>
    </style:style>
    <style:style style:name="P52" style:family="paragraph" style:parent-style-name="Table_20_Contents">
      <style:text-properties officeooo:paragraph-rsid="000fa0b6"/>
    </style:style>
    <style:style style:name="P53" style:family="paragraph" style:parent-style-name="Table_20_Contents">
      <style:text-properties officeooo:rsid="000fa0b6" officeooo:paragraph-rsid="000fa0b6"/>
    </style:style>
    <style:style style:name="P54" style:family="paragraph" style:parent-style-name="Table_20_Contents">
      <style:text-properties officeooo:paragraph-rsid="00114c5d"/>
    </style:style>
    <style:style style:name="P55" style:family="paragraph" style:parent-style-name="Table_20_Contents">
      <style:text-properties officeooo:paragraph-rsid="00141aef"/>
    </style:style>
    <style:style style:name="P56" style:family="paragraph" style:parent-style-name="Table_20_Contents">
      <style:text-properties officeooo:rsid="0016ea83" officeooo:paragraph-rsid="0016ea83"/>
    </style:style>
    <style:style style:name="P57" style:family="paragraph" style:parent-style-name="Table_20_Contents">
      <style:text-properties officeooo:rsid="0017a972" officeooo:paragraph-rsid="0017a972"/>
    </style:style>
    <style:style style:name="P58" style:family="paragraph" style:parent-style-name="Table_20_Contents">
      <style:text-properties officeooo:rsid="0019cc44" officeooo:paragraph-rsid="0019cc44"/>
    </style:style>
    <style:style style:name="P59" style:family="paragraph" style:parent-style-name="Table_20_Contents" style:list-style-name="L6">
      <style:paragraph-properties fo:margin-top="0cm" fo:margin-bottom="0cm" loext:contextual-spacing="false"/>
    </style:style>
    <style:style style:name="P60" style:family="paragraph" style:parent-style-name="Table_20_Contents" style:list-style-name="L7">
      <style:paragraph-properties fo:margin-top="0cm" fo:margin-bottom="0cm" loext:contextual-spacing="false"/>
    </style:style>
    <style:style style:name="P61" style:family="paragraph" style:parent-style-name="Table_20_Contents" style:list-style-name="L8">
      <style:paragraph-properties fo:margin-top="0cm" fo:margin-bottom="0cm" loext:contextual-spacing="false"/>
    </style:style>
    <style:style style:name="P62" style:family="paragraph" style:parent-style-name="Table_20_Contents" style:list-style-name="L9">
      <style:paragraph-properties fo:margin-top="0cm" fo:margin-bottom="0cm" loext:contextual-spacing="false"/>
    </style:style>
    <style:style style:name="P63" style:family="paragraph" style:parent-style-name="Table_20_Contents" style:list-style-name="L10">
      <style:paragraph-properties fo:margin-top="0cm" fo:margin-bottom="0cm" loext:contextual-spacing="false"/>
    </style:style>
    <style:style style:name="P64" style:family="paragraph" style:parent-style-name="Table_20_Contents" style:list-style-name="L11">
      <style:paragraph-properties fo:margin-top="0cm" fo:margin-bottom="0cm" loext:contextual-spacing="false"/>
    </style:style>
    <style:style style:name="P65" style:family="paragraph" style:parent-style-name="Table_20_Contents" style:list-style-name="L12">
      <style:paragraph-properties fo:margin-top="0cm" fo:margin-bottom="0cm" loext:contextual-spacing="false"/>
    </style:style>
    <style:style style:name="P66" style:family="paragraph" style:parent-style-name="Table_20_Contents" style:list-style-name="L13">
      <style:paragraph-properties fo:margin-top="0cm" fo:margin-bottom="0cm" loext:contextual-spacing="false"/>
    </style:style>
    <style:style style:name="P67" style:family="paragraph" style:parent-style-name="Table_20_Contents" style:list-style-name="L14">
      <style:paragraph-properties fo:margin-top="0cm" fo:margin-bottom="0cm" loext:contextual-spacing="false"/>
    </style:style>
    <style:style style:name="P68" style:family="paragraph" style:parent-style-name="Table_20_Contents" style:list-style-name="L15">
      <style:paragraph-properties fo:margin-top="0cm" fo:margin-bottom="0cm" loext:contextual-spacing="false"/>
    </style:style>
    <style:style style:name="P69" style:family="paragraph" style:parent-style-name="Table_20_Contents" style:list-style-name="L16">
      <style:paragraph-properties fo:margin-top="0cm" fo:margin-bottom="0cm" loext:contextual-spacing="false"/>
    </style:style>
    <style:style style:name="P70" style:family="paragraph" style:parent-style-name="Heading_20_1" style:master-page-name="Standard">
      <style:paragraph-properties fo:text-align="center" style:justify-single-word="false" style:page-number="auto"/>
      <style:text-properties fo:font-weight="bold"/>
    </style:style>
    <style:style style:name="P71" style:family="paragraph" style:parent-style-name="Preformatted_20_Text">
      <style:text-properties officeooo:paragraph-rsid="000fa0b6"/>
    </style:style>
    <style:style style:name="P72" style:family="paragraph" style:parent-style-name="Preformatted_20_Text">
      <style:text-properties officeooo:rsid="00114c5d" officeooo:paragraph-rsid="00114c5d"/>
    </style:style>
    <style:style style:name="P73" style:family="paragraph" style:parent-style-name="Preformatted_20_Text">
      <style:text-properties officeooo:paragraph-rsid="00141aef"/>
    </style:style>
    <style:style style:name="P74" style:family="paragraph" style:parent-style-name="Preformatted_20_Text">
      <style:text-properties officeooo:rsid="00141aef" officeooo:paragraph-rsid="00141aef"/>
    </style:style>
    <style:style style:name="P75" style:family="paragraph" style:parent-style-name="Preformatted_20_Text">
      <style:text-properties officeooo:paragraph-rsid="0017a972"/>
    </style:style>
    <style:style style:name="P76" style:family="paragraph" style:parent-style-name="Preformatted_20_Text">
      <style:text-properties officeooo:rsid="0017a972" officeooo:paragraph-rsid="0017a972"/>
    </style:style>
    <style:style style:name="P77" style:family="paragraph" style:parent-style-name="Heading_20_3">
      <style:paragraph-properties fo:text-align="start" style:justify-single-word="false"/>
      <style:text-properties officeooo:paragraph-rsid="000f35bb"/>
    </style:style>
    <style:style style:name="P78" style:family="paragraph" style:parent-style-name="Heading_20_3">
      <style:paragraph-properties fo:text-align="start" style:justify-single-word="false"/>
      <style:text-properties officeooo:paragraph-rsid="00114c5d"/>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fo:font-style="italic"/>
    </style:style>
    <style:style style:name="T7" style:family="text">
      <style:text-properties style:text-underline-style="solid" style:text-underline-width="auto" style:text-underline-color="font-color"/>
    </style:style>
    <style:style style:name="T8" style:family="text">
      <style:text-properties officeooo:rsid="0003fc68"/>
    </style:style>
    <style:style style:name="T9" style:family="text">
      <style:text-properties officeooo:rsid="00091e5f"/>
    </style:style>
    <style:style style:name="T10" style:family="text">
      <style:text-properties officeooo:rsid="000a10f6"/>
    </style:style>
    <style:style style:name="T11" style:family="text">
      <style:text-properties officeooo:rsid="000e8640"/>
    </style:style>
    <style:style style:name="T12" style:family="text">
      <style:text-properties officeooo:rsid="000f35bb"/>
    </style:style>
    <style:style style:name="T13" style:family="text">
      <style:text-properties officeooo:rsid="000fa0b6"/>
    </style:style>
    <style:style style:name="T14" style:family="text">
      <style:text-properties officeooo:rsid="00114c5d"/>
    </style:style>
    <style:style style:name="T15" style:family="text">
      <style:text-properties officeooo:rsid="00114c70"/>
    </style:style>
    <style:style style:name="T16" style:family="text">
      <style:text-properties officeooo:rsid="00141aef"/>
    </style:style>
    <style:style style:name="T17" style:family="text">
      <style:text-properties officeooo:rsid="0016ea83"/>
    </style:style>
    <style:style style:name="T18" style:family="text">
      <style:text-properties officeooo:rsid="001732ed"/>
    </style:style>
    <style:style style:name="T19" style:family="text">
      <style:text-properties officeooo:rsid="0017a97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FTL User's Guide</text:p>
      <text:h text:style-name="P16" text:outline-level="2">Introduction</text:h>
      <text:h text:style-name="P7" text:outline-level="3">Version</text:h>
      <text:p text:style-name="P1">This guide applies to the FTL run-time library with version 1.1<text:span text:style-name="T14">9</text:span>. </text:p>
      <text:h text:style-name="P8" text:outline-level="3">Command File Syntax</text:h>
      <text:p text:style-name="P1">Command lines are extracted from a command file after </text:p>
      <text:list xml:id="list6255704724608016103" text:style-name="L1">
        <text:list-item>
          <text:p text:style-name="P32">discard of commented-out lines (those beginning '<text:span text:style-name="T1">#</text:span>') </text:p>
        </text:list-item>
        <text:list-item>
          <text:p text:style-name="P32">concatenation of lines ending with an escape ('<text:span text:style-name="T1">\'</text:span>) </text:p>
        </text:list-item>
        <text:list-item>
          <text:p text:style-name="P27">expansion of textual substitutions introduced with an expansion escape ('<text:span text:style-name="T1">$</text:span>') </text:p>
        </text:list-item>
      </text:list>
      <text:p text:style-name="P1">The characters '#', '\' and '$' are not used as part of FTL expression syntax. </text:p>
      <text:h text:style-name="P8"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5023790589385995677" text:style-name="L2">
        <text:list-item>
          <text:p text:style-name="P28">As a command - one of the initial elements on an interpreted command line </text:p>
        </text:list-item>
      </text:list>
      <text:list xml:id="list5911211488778578959" text:style-name="L3">
        <text:list-item>
          <text:list>
            <text:list-item>
              <text:p text:style-name="P33">When a <text:span text:style-name="T6">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33">When a <text:span text:style-name="T6">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33">When an <text:span text:style-name="T6">environment</text:span> name is used as the first element in the line that environment is pushed on to the environment stack and the rest of the line is reparsed as a command in that environment (as above). </text:p>
            </text:list-item>
            <text:list-item>
              <text:p text:style-name="P29">A <text:span text:style-name="T6">variable</text:span> name, which does not refer to any of the above types of value can not be used. </text:p>
            </text:list-item>
          </text:list>
        </text:list-item>
      </text:list>
      <text:list xml:id="list215253561325573" text:continue-list="list5023790589385995677" text:style-name="L2">
        <text:list-item>
          <text:p text:style-name="P28">As an FTL expression </text:p>
        </text:list-item>
      </text:list>
      <text:list xml:id="list1513691594812925761" text:style-name="L4">
        <text:list-item>
          <text:list>
            <text:list-item>
              <text:p text:style-name="P30">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8" text:outline-level="3">FTL Expression Syntax</text:h>
      <text:p text:style-name="P18">&lt;expression&gt; ::= (&lt;index&gt; '=')* &lt;invocation&gt;</text:p>
      <text:p text:style-name="P18">&lt;invocation&gt; ::= (&lt;substitution&gt; ['!']*)+ </text:p>
      <text:p text:style-name="P18">&lt;substitution&gt; ::= &lt;operation&gt;+</text:p>
      <text:p text:style-name="P18">&lt;operation&gt; ::= user_operator_parse(&lt;retrieval&gt; | &lt;reference&gt;)</text:p>
      <text:p text:style-name="P18">&lt;reference&gt; ::= '@' &lt;retrieval&gt;</text:p>
      <text:p text:style-name="P18">&lt;retrieval&gt; ::= [&lt;closure&gt;]['.' &lt;fieldsindex&gt;]*</text:p>
      <text:p text:style-name="P18">&lt;fieldsindex&gt; ::= '(' &lt;expression&gt; ')' |</text:p>
      <text:p text:style-name="P18"><text:s text:c="18"/>&lt;index&gt; |</text:p>
      <text:p text:style-name="P18"><text:s text:c="18"/>&lt;vector&gt; |</text:p>
      <text:p text:style-name="P18"><text:s text:c="18"/>&lt;id_environment&gt;</text:p>
      <text:p text:style-name="P18">&lt;closure&gt; ::= (&lt;base&gt; [':' | '::'])* &lt;base&gt;</text:p>
      <text:p text:style-name="P18">&lt;base&gt; ::= '(' &lt;expression&gt; ')' |</text:p>
      <text:p text:style-name="P18"><text:s text:c="11"/>&lt;code&gt; |</text:p>
      <text:p text:style-name="P18"><text:s text:c="11"/>&lt;id_environment&gt; |</text:p>
      <text:p text:style-name="P18"><text:s text:c="11"/>&lt;identifier&gt; |</text:p>
      <text:p text:style-name="P18"><text:s text:c="11"/>&lt;vector&gt; |</text:p>
      <text:p text:style-name="P18"><text:s text:c="11"/>&lt;type_literal&gt;</text:p>
      <text:p text:style-name="P18">&lt;code&gt; ::= '{' &lt;expression_list&gt; '}'</text:p>
      <text:p text:style-name="P18">&lt;expression_list&gt; ::= &lt;expression&gt; (';' &lt;expression&gt;)* [';']</text:p>
      <text:p text:style-name="P18">&lt;id_environment&gt; ::= '[' [&lt;binding_list&gt; | &lt;binding_list&gt; ',' &lt;unbound_list&gt; | &lt;unbound_list&gt;] ']' </text:p>
      <text:p text:style-name="P18">&lt;binding_list&gt; ::= [&lt;binding&gt; (',' &lt;binding&gt;)*] <text:s/></text:p>
      <text:p text:style-name="P18">&lt;unbound_list&gt; ::= &lt;index&gt; (',' &lt;index&gt;)*</text:p>
      <text:p text:style-name="P18">&lt;binding&gt; ::= &lt;index&gt; '=' &lt;invocation&gt;</text:p>
      <text:p text:style-name="P18">&lt;vector&gt; ::= '&lt;' &lt;implied_series&gt; | &lt;series&gt; '&gt;'</text:p>
      <text:p text:style-name="P18">&lt;index&gt; ::= &lt;identifier&gt; | &lt;type_literal&gt;</text:p>
      <text:p text:style-name="P18">&lt;type_literal&gt; ::= &lt;integer&gt; |</text:p>
      <text:p text:style-name="P18"><text:s text:c="19"/>&lt;string&gt; </text:p>
      <text:p text:style-name="P18">&lt;series&gt; ::= [&lt;series_binding&gt; (',' &lt;seres_binding&gt;)*]</text:p>
      <text:p text:style-name="P18">&lt;implied_series&gt; ::= [&lt;series_binding&gt; [',' &lt;series_binding&gt;]] '..' [&lt;series_binding&gt;]</text:p>
      <text:p text:style-name="P18">&lt;series_binding&gt; ::= [&lt;invocation&gt; '='] &lt;invocation&gt;</text:p>
      <text:h text:style-name="P8" text:outline-level="3">FTL Expression evaluation</text:h>
      <text:h text:style-name="P26"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26"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9">0</text:p>
          </table:table-cell>
          <table:table-cell table:style-name="Table2.A2" office:value-type="string">
            <text:p text:style-name="P9">_or_</text:p>
          </table:table-cell>
          <table:table-cell table:style-name="Table2.A2" office:value-type="string">
            <text:p text:style-name="Table_20_Contents">logor</text:p>
          </table:table-cell>
          <table:table-cell table:style-name="Table2.D2" office:value-type="string">
            <text:p text:style-name="P9">xfy</text:p>
          </table:table-cell>
        </table:table-row>
        <table:table-row table:style-name="Table2.1">
          <table:table-cell table:style-name="Table2.A2" office:value-type="string">
            <text:p text:style-name="P9">1</text:p>
          </table:table-cell>
          <table:table-cell table:style-name="Table2.A2" office:value-type="string">
            <text:p text:style-name="P9">_and_</text:p>
          </table:table-cell>
          <table:table-cell table:style-name="Table2.A2" office:value-type="string">
            <text:p text:style-name="Table_20_Contents">logand</text:p>
          </table:table-cell>
          <table:table-cell table:style-name="Table2.D2" office:value-type="string">
            <text:p text:style-name="P9">xfy</text:p>
          </table:table-cell>
        </table:table-row>
        <table:table-row table:style-name="Table2.1">
          <table:table-cell table:style-name="Table2.A2" office:value-type="string">
            <text:p text:style-name="P9">2</text:p>
          </table:table-cell>
          <table:table-cell table:style-name="Table2.A2" office:value-type="string">
            <text:p text:style-name="P9">_not_</text:p>
          </table:table-cell>
          <table:table-cell table:style-name="Table2.A2" office:value-type="string">
            <text:p text:style-name="Table_20_Contents">invert</text:p>
          </table:table-cell>
          <table:table-cell table:style-name="Table2.D2" office:value-type="string">
            <text:p text:style-name="P9">fy</text:p>
          </table:table-cell>
        </table:table-row>
        <table:table-row table:style-name="Table2.1">
          <table:table-cell table:style-name="Table2.A2" office:value-type="string">
            <text:p text:style-name="P9">3</text:p>
          </table:table-cell>
          <table:table-cell table:style-name="Table2.A2" office:value-type="string">
            <text:p text:style-name="P9">_bitor_</text:p>
          </table:table-cell>
          <table:table-cell table:style-name="Table2.A2" office:value-type="string">
            <text:p text:style-name="Table_20_Contents">bitor</text:p>
          </table:table-cell>
          <table:table-cell table:style-name="Table2.D2" office:value-type="string">
            <text:p text:style-name="P9">xfy</text:p>
          </table:table-cell>
        </table:table-row>
        <table:table-row table:style-name="Table2.1">
          <table:table-cell table:style-name="Table2.A2" office:value-type="string">
            <text:p text:style-name="P9">4</text:p>
          </table:table-cell>
          <table:table-cell table:style-name="Table2.A2" office:value-type="string">
            <text:p text:style-name="P9">_bitxor_</text:p>
          </table:table-cell>
          <table:table-cell table:style-name="Table2.A2" office:value-type="string">
            <text:p text:style-name="Table_20_Contents">bitxor</text:p>
          </table:table-cell>
          <table:table-cell table:style-name="Table2.D2" office:value-type="string">
            <text:p text:style-name="P9">xfy</text:p>
          </table:table-cell>
        </table:table-row>
        <table:table-row table:style-name="Table2.1">
          <table:table-cell table:style-name="Table2.A2" office:value-type="string">
            <text:p text:style-name="P9">5</text:p>
          </table:table-cell>
          <table:table-cell table:style-name="Table2.A2" office:value-type="string">
            <text:p text:style-name="P9">_bitand_</text:p>
          </table:table-cell>
          <table:table-cell table:style-name="Table2.A2" office:value-type="string">
            <text:p text:style-name="Table_20_Contents">bitand</text:p>
          </table:table-cell>
          <table:table-cell table:style-name="Table2.D2" office:value-type="string">
            <text:p text:style-name="P9">xfy</text:p>
          </table:table-cell>
        </table:table-row>
        <table:table-row table:style-name="Table2.1">
          <table:table-cell table:style-name="Table2.A2" office:value-type="string">
            <text:p text:style-name="P9">6</text:p>
          </table:table-cell>
          <table:table-cell table:style-name="Table2.A2" office:value-type="string">
            <text:p text:style-name="P9">_bitnot_</text:p>
          </table:table-cell>
          <table:table-cell table:style-name="Table2.A2" office:value-type="string">
            <text:p text:style-name="Table_20_Contents">bitnot</text:p>
          </table:table-cell>
          <table:table-cell table:style-name="Table2.D2" office:value-type="string">
            <text:p text:style-name="P9">fy</text:p>
          </table:table-cell>
        </table:table-row>
        <table:table-row table:style-name="Table2.1">
          <table:table-cell table:style-name="Table2.A2" table:number-rows-spanned="6" office:value-type="string">
            <text:p text:style-name="P9">7</text:p>
          </table:table-cell>
          <table:table-cell table:style-name="Table2.A2" office:value-type="string">
            <text:p text:style-name="P9">==</text:p>
          </table:table-cell>
          <table:table-cell table:style-name="Table2.A2" office:value-type="string">
            <text:p text:style-name="Table_20_Contents">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not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t_</text:p>
          </table:table-cell>
          <table:table-cell table:style-name="Table2.A2" office:value-type="string">
            <text:p text:style-name="Table_20_Contents">less</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e_</text:p>
          </table:table-cell>
          <table:table-cell table:style-name="Table2.A2" office:value-type="string">
            <text:p text:style-name="Table_20_Contents">lesseq</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t_</text:p>
          </table:table-cell>
          <table:table-cell table:style-name="Table2.A2" office:value-type="string">
            <text:p text:style-name="Table_20_Contents">more</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e_</text:p>
          </table:table-cell>
          <table:table-cell table:style-name="Table2.A2" office:value-type="string">
            <text:p text:style-name="Table_20_Contents">moreeq</text:p>
          </table:table-cell>
          <table:table-cell table:style-name="Table2.D2" office:value-type="string">
            <text:p text:style-name="P9">xfx</text:p>
          </table:table-cell>
        </table:table-row>
        <table:table-row table:style-name="Table2.1">
          <table:table-cell table:style-name="Table2.A2" table:number-rows-spanned="2" office:value-type="string">
            <text:p text:style-name="P9">8</text:p>
          </table:table-cell>
          <table:table-cell table:style-name="Table2.A2" office:value-type="string">
            <text:p text:style-name="P9">_shl_</text:p>
          </table:table-cell>
          <table:table-cell table:style-name="Table2.A2" office:value-type="string">
            <text:p text:style-name="Table_20_Contents">shift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_shr_</text:p>
          </table:table-cell>
          <table:table-cell table:style-name="Table2.A2" office:value-type="string">
            <text:p text:style-name="Table_20_Contents">shiftr</text:p>
          </table:table-cell>
          <table:table-cell table:style-name="Table2.D2" office:value-type="string">
            <text:p text:style-name="P9">xfy</text:p>
          </table:table-cell>
        </table:table-row>
        <table:table-row table:style-name="Table2.1">
          <table:table-cell table:style-name="Table2.A2" office:value-type="string">
            <text:p text:style-name="P9">9</text:p>
          </table:table-cell>
          <table:table-cell table:style-name="Table2.A2" office:value-type="string">
            <text:p text:style-name="P9">-</text:p>
          </table:table-cell>
          <table:table-cell table:style-name="Table2.A2" office:value-type="string">
            <text:p text:style-name="Table_20_Contents">neg</text:p>
          </table:table-cell>
          <table:table-cell table:style-name="Table2.D2" office:value-type="string">
            <text:p text:style-name="P9">fy</text:p>
          </table:table-cell>
        </table:table-row>
        <table:table-row table:style-name="Table2.1">
          <table:table-cell table:style-name="Table2.A2" table:number-rows-spanned="2" office:value-type="string">
            <text:p text:style-name="P9">10</text:p>
          </table:table-cell>
          <table:table-cell table:style-name="Table2.A2" office:value-type="string">
            <text:p text:style-name="P9">+</text:p>
          </table:table-cell>
          <table:table-cell table:style-name="Table2.A2" office:value-type="string">
            <text:p text:style-name="Table_20_Contents">add</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sub</text:p>
          </table:table-cell>
          <table:table-cell table:style-name="Table2.D2" office:value-type="string">
            <text:p text:style-name="P9">xfy</text:p>
          </table:table-cell>
        </table:table-row>
        <table:table-row table:style-name="Table2.1">
          <table:table-cell table:style-name="Table2.A2" table:number-rows-spanned="2" office:value-type="string">
            <text:p text:style-name="P9">11</text:p>
          </table:table-cell>
          <table:table-cell table:style-name="Table2.A2" office:value-type="string">
            <text:p text:style-name="P9">*</text:p>
          </table:table-cell>
          <table:table-cell table:style-name="Table2.A2" office:value-type="string">
            <text:p text:style-name="Table_20_Contents">mu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div</text:p>
          </table:table-cell>
          <table:table-cell table:style-name="Table2.D2" office:value-type="string">
            <text:p text:style-name="P9">xfy</text:p>
          </table:table-cell>
        </table:table-row>
      </table:table>
      <text:p text:style-name="P1"/>
      <text:p text:style-name="P1">Note that the priorities refer to the relative position in the vector parse.op - their absolute value is not relevant.</text:p>
      <text:h text:style-name="P26"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8" text:outline-level="3">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17">[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8" text:outline-level="3">FTL Indexing</text:h>
      <text:p text:style-name="P1">The dot ('<text:span text:style-name="T1">.</text:span>') provides a couple of syntactical short-cuts.  Normally</text:p>
      <text:p text:style-name="P17">X.Y</text:p>
      <text:p text:style-name="P1">is equivalent to</text:p>
      <text:p text:style-name="P17">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7">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he syntax </text:p>
      <text:p text:style-name="P17">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p>
      <text:p text:style-name="P22">&gt; set vec &lt;2,6,9&gt;</text:p>
      <text:p text:style-name="P22">&gt; set ids [a=6,b=2,h=9]</text:p>
      <text:p text:style-name="P22">&gt; eval vec.0</text:p>
      <text:p text:style-name="P22">2</text:p>
      <text:p text:style-name="P22">&gt; eval ids.h</text:p>
      <text:p text:style-name="P22">9</text:p>
      <text:p text:style-name="P22">&gt; eval ids."h"</text:p>
      <text:p text:style-name="P22">9</text:p>
      <text:p text:style-name="P22">&gt; eval vec.(ids.b)</text:p>
      <text:p text:style-name="P22">9</text:p>
      <text:p text:style-name="P22">&gt; eval vec.&lt;2,1,2&gt;</text:p>
      <text:p text:style-name="P22">&lt;9, 6, 9&gt;</text:p>
      <text:p text:style-name="P22">&gt; eval vec.[f=2,g=1,h=2]</text:p>
      <text:p text:style-name="P22">["f"=9, "g"=6, "h"=9]</text:p>
      <text:p text:style-name="P22">&gt; eval ids.&lt;"b","a"&gt;</text:p>
      <text:p text:style-name="P22">&lt;2, 6&gt;</text:p>
      <text:p text:style-name="P22">&gt; eval ids.[q="h", l="a"]</text:p>
      <text:p text:style-name="P22">["q"=9, "l"=6]</text:p>
      <text:p text:style-name="P22">&gt; eval vec.&lt;4&gt;</text:p>
      <text:p text:style-name="P22">&lt;&gt;</text:p>
      <text:p text:style-name="P22">&gt; eval vec.&lt;4,0,1&gt;</text:p>
      <text:p text:style-name="P22">&lt;1=2, 6&gt;</text:p>
      <text:p text:style-name="P22">&gt; eval vec.(ids)</text:p>
      <text:p text:style-name="P22">["a"=, "b"=9, "h"=]</text:p>
      <text:p text:style-name="P22">&gt; eval ids.[x="i", y="b"]</text:p>
      <text:p text:style-name="P22">["x"=, "y"=2]</text:p>
      <text:p text:style-name="P22">&gt; inenv ids.[x="i", y="b"] "x"</text:p>
      <text:p text:style-name="P22">FALSE</text:p>
      <text:p text:style-name="P22">&gt; inenv ids.[x="i", y="b"] "y"</text:p>
      <text:p text:style-name="P22">TRUE</text:p>
      <text:h text:style-name="P8"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17">@a 20!</text:p>
      <text:p text:style-name="P1">and</text:p>
      <text:p text:style-name="P17">a = 20</text:p>
      <text:h text:style-name="P8" text:outline-level="3">FTL Values</text:h>
      <text:p text:style-name="P2">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25">Values</text:p>
          </table:table-cell>
        </table:table-row>
        <table:table-row table:style-name="Table3.1">
          <table:table-cell table:style-name="Table3.A2" office:value-type="string">
            <text:p text:style-name="P11">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1">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1">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1">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1">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1">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1">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able:table-row table:style-name="Table3.1">
          <table:table-cell table:style-name="Table3.A2" office:value-type="string">
            <text:p text:style-name="P11">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1">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1">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1">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1">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1">macad<text:span text:style-name="T8">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8" text:outline-level="3">Boolean Values</text:h>
      <text:p text:style-name="P1">In this version of FTL the values of TRUE and FALSE are:</text:p>
      <text:p text:style-name="P18">TRUE = [val]::{val!}</text:p>
      <text:p text:style-name="P18">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8">&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8">&lt;true_or_false&gt; {&lt;boolean_expression&gt;}! {&lt;boolean_expression&gt;}! ... {&lt;boolean_expression&gt;}!</text:p>
      <text:p text:style-name="P1">Thus this construct can be used as a conditionally executed "and".</text:p>
      <text:h text:style-name="P8" text:outline-level="3">Run-time library overview</text:h>
      <text:p text:style-name="P1">The values available in the run time library include those in the following categories. </text:p>
      <text:list xml:id="list9119616083997339811" text:style-name="L5">
        <text:list-item>
          <text:p text:style-name="P34">Program control </text:p>
          <text:list>
            <text:list-item>
              <text:p text:style-name="P34">do &lt;do&gt; &lt;test&gt; - execute &lt;do&gt; while &lt;test&gt; evaluates non-zero </text:p>
            </text:list-item>
            <text:list-item>
              <text:p text:style-name="P34">every &lt;n&gt; &lt;command&gt; - repeat command every &lt;n&gt; ms</text:p>
            </text:list-item>
            <text:list-item>
              <text:p text:style-name="P34">exit - abandon all command inputs</text:p>
            </text:list-item>
            <text:list-item>
              <text:p text:style-name="P34">forall &lt;env&gt; &lt;binding&gt; - execute &lt;binding&gt; for all &lt;env&gt; values</text:p>
            </text:list-item>
            <text:list-item>
              <text:p text:style-name="P34">if &lt;n&gt; &lt;then-code&gt; &lt;else-code&gt; - execute &lt;then-code&gt; if &lt;n&gt;!=0</text:p>
            </text:list-item>
            <text:list-item>
              <text:p text:style-name="P34">return &lt;rc&gt; - abandon current command input returning &lt;rc&gt;</text:p>
            </text:list-item>
            <text:list-item>
              <text:p text:style-name="P34">source &lt;filename&gt; - read from file &lt;filename&gt;</text:p>
            </text:list-item>
            <text:list-item>
              <text:p text:style-name="P34">sourcetext &lt;stringexpr&gt; - read characters from string</text:p>
            </text:list-item>
            <text:list-item>
              <text:p text:style-name="P34">while &lt;test&gt; &lt;do&gt; - while &lt;test&gt; evaluates non-zero execute &lt;do&gt; </text:p>
            </text:list-item>
            <text:list-item>
              <text:p text:style-name="P36">catch &lt;excep&gt; &lt;do&gt; - run &lt;do&gt; executing &lt;excep&gt; &lt;ex&gt; on an exception</text:p>
            </text:list-item>
            <text:list-item>
              <text:p text:style-name="P36">throw &lt;value&gt; - signal an exception with &lt;value&gt;, exit outer 'catch'</text:p>
            </text:list-item>
          </text:list>
        </text:list-item>
        <text:list-item>
          <text:p text:style-name="P34">General </text:p>
          <text:list>
            <text:list-item>
              <text:p text:style-name="P34">cmd &lt;function&gt; &lt;help&gt; - create a command from a function </text:p>
            </text:list-item>
            <text:list-item>
              <text:p text:style-name="P34">cmp &lt;expr&gt; &lt;expr&gt; - returns integer comparing its arguments </text:p>
            </text:list-item>
            <text:list-item>
              <text:p text:style-name="P34">echo &lt;whole line&gt; - prints the line out </text:p>
            </text:list-item>
            <text:list-item>
              <text:p text:style-name="P34">eval &lt;expr&gt; - evaluate expression </text:p>
            </text:list-item>
            <text:list-item>
              <text:p text:style-name="P34">help - prints command information</text:p>
            </text:list-item>
            <text:list-item>
              <text:p text:style-name="P34">rnd &lt;n&gt; - return random number less than &lt;n&gt;</text:p>
            </text:list-item>
            <text:list-item>
              <text:p text:style-name="P34">set &lt;name&gt; &lt;expr&gt; - set value in environment</text:p>
            </text:list-item>
            <text:list-item>
              <text:p text:style-name="P34">sleep &lt;n&gt; - sleep for &lt;n&gt; milliseconds</text:p>
            </text:list-item>
          </text:list>
        </text:list-item>
        <text:list-item>
          <text:p text:style-name="P34">Types </text:p>
          <text:list>
            <text:list-item>
              <text:p text:style-name="P35"><text:span text:style-name="T13">basetype - directory of built in type values</text:span></text:p>
            </text:list-item>
            <text:list-item>
              <text:p text:style-name="P35">NULL - nul value </text:p>
            </text:list-item>
            <text:list-item>
              <text:p text:style-name="P34">type &lt;typename&gt; - return the type with the given name </text:p>
            </text:list-item>
            <text:list-item>
              <text:p text:style-name="P34">typeof &lt;expr&gt; - returns the type of &lt;expr&gt; </text:p>
            </text:list-item>
            <text:list-item>
              <text:p text:style-name="P34">typename &lt;expr&gt; - returns the name of the type of &lt;expr&gt;</text:p>
            </text:list-item>
          </text:list>
        </text:list-item>
        <text:list-item>
          <text:p text:style-name="P34">Booleans </text:p>
          <text:list>
            <text:list-item>
              <text:p text:style-name="P34">TRUE - the TRUE value </text:p>
            </text:list-item>
            <text:list-item>
              <text:p text:style-name="P34">FALSE - an un-TRUE value </text:p>
            </text:list-item>
            <text:list-item>
              <text:p text:style-name="P34">moreeq &lt;val&gt; &lt;val&gt; - TRUE if first &lt;val&gt; more than or equal to second </text:p>
            </text:list-item>
            <text:list-item>
              <text:p text:style-name="P34">more &lt;val&gt; &lt;val&gt; - TRUE if first &lt;val&gt; more than second </text:p>
            </text:list-item>
            <text:list-item>
              <text:p text:style-name="P34">lesseq &lt;val&gt; &lt;val&gt; - TRUE if first &lt;val&gt; less than or equal to second </text:p>
            </text:list-item>
            <text:list-item>
              <text:p text:style-name="P34">less &lt;val&gt; &lt;val&gt; - TRUE if first &lt;val&gt; less than second </text:p>
            </text:list-item>
            <text:list-item>
              <text:p text:style-name="P34">notequal &lt;val&gt; &lt;val&gt; - TRUE if first &lt;val&gt; not equal to second </text:p>
            </text:list-item>
            <text:list-item>
              <text:p text:style-name="P34">equal &lt;val&gt; &lt;val&gt; - TRUE if first &lt;val&gt; equal to second </text:p>
            </text:list-item>
            <text:list-item>
              <text:p text:style-name="P34">invert &lt;val&gt; - TRUE if &lt;val&gt; is FALSE, FALSE otherwise</text:p>
            </text:list-item>
            <text:list-item>
              <text:p text:style-name="P34">logand &lt;val1&gt; &lt;val2&gt; - FALSE if &lt;val1&gt; is FALSE, &lt;val2&gt; otherwise </text:p>
            </text:list-item>
            <text:list-item>
              <text:p text:style-name="P34">logor &lt;val1&gt; &lt;val2&gt; - TRUE if &lt;val1&gt; is TRUE, &lt;val2&gt; otherwise </text:p>
            </text:list-item>
          </text:list>
        </text:list-item>
        <text:list-item>
          <text:p text:style-name="P34">Integers </text:p>
          <text:list>
            <text:list-item>
              <text:p text:style-name="P34">bitor &lt;n1&gt; &lt;n2&gt; - return n1 "or"ed with n2 </text:p>
            </text:list-item>
            <text:list-item>
              <text:p text:style-name="P34">bitxor &lt;n1&gt; &lt;n2&gt; - return n1 exclusive "or"ed with n2 </text:p>
            </text:list-item>
            <text:list-item>
              <text:p text:style-name="P34">bitand &lt;n1&gt; &lt;n2&gt; - return n1 "and"ed with n2 </text:p>
            </text:list-item>
            <text:list-item>
              <text:p text:style-name="P34">bitnot &lt;n&gt; - return the bitwise "not" of n </text:p>
            </text:list-item>
            <text:list-item>
              <text:p text:style-name="P34">shiftl &lt;n1&gt; &lt;n2&gt; - return n1 left shifted by n2 bits</text:p>
            </text:list-item>
            <text:list-item>
              <text:p text:style-name="P34">shiftr &lt;n1&gt; &lt;n2&gt; - return n1 right shifted by n2 bits</text:p>
            </text:list-item>
            <text:list-item>
              <text:p text:style-name="P34">add &lt;n1&gt; &lt;n2&gt; - return n1 with n2 added</text:p>
            </text:list-item>
            <text:list-item>
              <text:p text:style-name="P34">sub &lt;n1&gt; &lt;n2&gt; - return n1 with n2 subtracted</text:p>
            </text:list-item>
            <text:list-item>
              <text:p text:style-name="P34">mul &lt;n1&gt; &lt;n2&gt; - return n1 multiplied by n2</text:p>
            </text:list-item>
            <text:list-item>
              <text:p text:style-name="P34">div &lt;n1&gt; &lt;n2&gt; - return n1 divided by n2</text:p>
            </text:list-item>
            <text:list-item>
              <text:p text:style-name="P34">neg &lt;n&gt; - return negated &lt;n&gt;</text:p>
            </text:list-item>
            <text:list-item>
              <text:p text:style-name="P34">rnd &lt;n&gt; - return random number less than &lt;n&gt;</text:p>
            </text:list-item>
            <text:list-item>
              <text:p text:style-name="P34">int &lt;integer expr&gt; - numeric value </text:p>
            </text:list-item>
            <text:list-item>
              <text:p text:style-name="P34">intseq &lt;first&gt; &lt;inc&gt; &lt;last&gt; - vector of integers incrementing by &lt;inc&gt; </text:p>
            </text:list-item>
            <text:list-item>
              <text:p text:style-name="P34">rndseq &lt;n&gt; - vector of integers containing 0..&lt;n&gt;-1 in a random order</text:p>
            </text:list-item>
          </text:list>
        </text:list-item>
        <text:list-item>
          <text:p text:style-name="P34">Environments and directories </text:p>
          <text:list>
            <text:list-item>
              <text:p text:style-name="P34">domain &lt;env&gt; - generate vector of names in &lt;env&gt; </text:p>
            </text:list-item>
            <text:list-item>
              <text:p text:style-name="P34">enter &lt;env&gt; - add commands from &lt;env&gt; to current environment</text:p>
            </text:list-item>
            <text:list-item>
              <text:p text:style-name="P34">inenv &lt;env&gt; &lt;name&gt; - returns 0 unless string &lt;name&gt; is in &lt;env&gt;</text:p>
            </text:list-item>
            <text:list-item>
              <text:p text:style-name="P34">len [&lt;env&gt;|&lt;closure&gt;|&lt;string&gt;] - number of elements in object</text:p>
            </text:list-item>
            <text:list-item>
              <text:p text:style-name="P34">lock &lt;env&gt; - prevent new names being added to &lt;env&gt;</text:p>
            </text:list-item>
            <text:list-item>
              <text:p text:style-name="P34">new &lt;env&gt; - copy all &lt;env&gt; values</text:p>
            </text:list-item>
            <text:list-item>
              <text:p text:style-name="P34">range &lt;env&gt; - generate vector of values in &lt;env&gt; </text:p>
            </text:list-item>
            <text:list-item>
              <text:p text:style-name="P34">zip &lt;dom&gt; &lt;range&gt; - generate environment with given domain and range taken from &lt;range&gt;</text:p>
            </text:list-item>
            <text:list-item>
              <text:p text:style-name="P34">restrict &lt;env&gt; - restrict further commands to those in &lt;env&gt; </text:p>
            </text:list-item>
            <text:list-item>
              <text:p text:style-name="P34">select &lt;binding&gt; &lt;env&gt; - subset of &lt;env&gt; for which &lt;binding&gt; returns TRUE</text:p>
            </text:list-item>
            <text:list-item>
              <text:p text:style-name="P34">sort &lt;env&gt; - sorted vector of values in &lt;env&gt; </text:p>
            </text:list-item>
            <text:list-item>
              <text:p text:style-name="P34">sortby &lt;cmpfn&gt; &lt;env&gt; - sorted vector of values in &lt;env&gt; using &lt;cmpfn&gt; </text:p>
            </text:list-item>
            <text:list-item>
              <text:p text:style-name="P34">sortdom &lt;env&gt; - sorted vector of names in &lt;env&gt; </text:p>
            </text:list-item>
            <text:list-item>
              <text:p text:style-name="P34">sortdomby &lt;cmpfn&gt; &lt;env&gt; - sorted vector of names in &lt;env&gt; using &lt;cmpfn&gt; </text:p>
            </text:list-item>
          </text:list>
        </text:list-item>
        <text:list-item>
          <text:p text:style-name="P34">Closures</text:p>
          <text:list>
            <text:list-item>
              <text:p text:style-name="P34">closure &lt;bool&gt; &lt;dir&gt; &lt;code&gt; - create closure from code and dir (inherrit call context if &lt;bool&gt;) </text:p>
            </text:list-item>
            <text:list-item>
              <text:p text:style-name="P34">bind &lt;closure&gt; &lt;arg&gt; - bind argument to unbound closure argument </text:p>
            </text:list-item>
            <text:list-item>
              <text:p text:style-name="P34">code &lt;closure&gt; - return code component of a closure </text:p>
            </text:list-item>
            <text:list-item>
              <text:p text:style-name="P34">context &lt;closure&gt; - return environment component of a closure </text:p>
            </text:list-item>
            <text:list-item>
              <text:p text:style-name="P34">argname &lt;closure&gt; - return name of 1st argument to be bound or NULL </text:p>
            </text:list-item>
            <text:list-item>
              <text:p text:style-name="P34">argnames &lt;closure&gt; - return vector of arguments to be bound</text:p>
            </text:list-item>
          </text:list>
        </text:list-item>
        <text:list-item>
          <text:p text:style-name="P34">Character handling </text:p>
          <text:list>
            <text:list-item>
              <text:p text:style-name="P34">collate &lt;str1&gt; &lt;str2&gt; - compare collating sequence of chars in strings </text:p>
            </text:list-item>
            <text:list-item>
              <text:p text:style-name="P34">len [&lt;env&gt;|&lt;closure&gt;|&lt;string&gt;] - number of elements in object</text:p>
            </text:list-item>
            <text:list-item>
              <text:p text:style-name="P34">joinchr &lt;delim&gt; &lt;str&gt; - join vector of chars and strings separated by &lt;delim&gt;s</text:p>
            </text:list-item>
            <text:list-item>
              <text:p text:style-name="P34">join &lt;delim&gt; &lt;str&gt; - join vector of octets and strings separated by &lt;delim&gt;s</text:p>
            </text:list-item>
            <text:list-item>
              <text:p text:style-name="P34">chr &lt;int&gt; - returns string of (multibyte) char with given ordinal </text:p>
            </text:list-item>
            <text:list-item>
              <text:p text:style-name="P34">octet &lt;int&gt; - returns single byte string containing given octet</text:p>
            </text:list-item>
            <text:list-item>
              <text:p text:style-name="P34">chrcode &lt;string&gt; - returns ordinal of the first character of string </text:p>
            </text:list-item>
            <text:list-item>
              <text:p text:style-name="P34">octetcode &lt;string&gt; - returns ordinal of the first byte of string</text:p>
            </text:list-item>
            <text:list-item>
              <text:p text:style-name="P34">split &lt;delim&gt; &lt;str&gt; - make vector of strings separated by &lt;delim&gt;s </text:p>
            </text:list-item>
            <text:list-item>
              <text:p text:style-name="P34">chop &lt;stride&gt; &lt;str&gt; - make vector of strings each &lt;stride&gt; bytes or less</text:p>
            </text:list-item>
            <text:list-item>
              <text:p text:style-name="P34">str &lt;expr&gt; - evaluate expression and return string representation </text:p>
            </text:list-item>
            <text:list-item>
              <text:p text:style-name="P34">strf &lt;fmt&gt; &lt;env&gt; - formatted string from values in &lt;env&gt; </text:p>
            </text:list-item>
            <text:list-item>
              <text:p text:style-name="P34">strcoll &lt;str1&gt; &lt;str2&gt; - compare collating sequence of chars in strings </text:p>
            </text:list-item>
            <text:list-item>
              <text:p text:style-name="P34">strlen [&lt;string&gt;] - number of (possibly multibyte) chars in string </text:p>
            </text:list-item>
            <text:list-item>
              <text:p text:style-name="P34">tolower &lt;str&gt; - lower case version of string </text:p>
            </text:list-item>
            <text:list-item>
              <text:p text:style-name="P34">toupper &lt;str&gt; - upper case version of string </text:p>
            </text:list-item>
          </text:list>
        </text:list-item>
        <text:list-item>
          <text:p text:style-name="P36">Binary data handling</text:p>
          <text:list>
            <text:list-item>
              <text:p text:style-name="P36">binsplit &lt;le?&gt; &lt;signed?&gt; &lt;n&gt; &lt;str&gt; - make vector of &lt;signed&gt;&gt; &lt;n&gt;-byte ints with &lt;le?&gt; endianness</text:p>
            </text:list-item>
            <text:list-item>
              <text:p text:style-name="P36">mem write &lt;mem&gt; &lt;ix&gt; &lt;str&gt; - write binary string at index to memory</text:p>
            </text:list-item>
            <text:list-item>
              <text:p text:style-name="P36">mem read &lt;mem&gt; &lt;ix&gt; &lt;len&gt; - read &lt;len&gt; string at &lt;ix&gt; in memory</text:p>
            </text:list-item>
            <text:list-item>
              <text:p text:style-name="P36">mem get &lt;mem&gt; &lt;ix&gt; &lt;len&gt; - force read &lt;len&gt; string at &lt;ix&gt; in memory</text:p>
            </text:list-item>
            <text:list-item>
              <text:p text:style-name="P36">mem len_can &lt;mem&gt; [rwgc] &lt;ix&gt; - return length of area at &lt;ix&gt; that can do ops</text:p>
            </text:list-item>
            <text:list-item>
              <text:p text:style-name="P36">mem len_cant &lt;mem&gt; [rwgc] &lt;ix&gt; - return length of area at &lt;ix&gt; that can not do ops</text:p>
            </text:list-item>
            <text:list-item>
              <text:p text:style-name="P36">mem base_can &lt;mem&gt; [rwgc] &lt;ix&gt; - return start of area ending at &lt;ix&gt; that can do ops</text:p>
            </text:list-item>
            <text:list-item>
              <text:p text:style-name="P36">mem base_cant &lt;mem&gt; [rwgc] &lt;ix&gt; - return start of area ending at &lt;ix&gt; that can do ops</text:p>
            </text:list-item>
            <text:list-item>
              <text:p text:style-name="P36">mem bin &lt;base&gt; &lt;string&gt; - create mem with base index and read-only string</text:p>
            </text:list-item>
            <text:list-item>
              <text:p text:style-name="P36">mem block &lt;base&gt; &lt;len&gt; - create block of mem with len bytes and base index</text:p>
            </text:list-item>
            <text:list-item>
              <text:p text:style-name="P36">mem rebase &lt;mem&gt; &lt;base&gt; - place &lt;mem&gt; at byte index &lt;base&gt;</text:p>
            </text:list-item>
            <text:list-item>
              <text:p text:style-name="P36">mem dump &lt;+char?&gt; &lt;ln2entryb&gt; &lt;mem&gt; &lt;ix&gt; &lt;len&gt; - dump content of memory</text:p>
            </text:list-item>
          </text:list>
        </text:list-item>
        <text:list-item>
          <text:p text:style-name="P34">Input and Output </text:p>
          <text:list>
            <text:list-item>
              <text:p text:style-name="P34">io fmt - updateable directory of formatting functions for io.fprintf </text:p>
            </text:list-item>
            <text:list-item>
              <text:p text:style-name="P34">io close &lt;stream&gt; - close stream</text:p>
            </text:list-item>
            <text:list-item>
              <text:p text:style-name="P34">io err - default error stream</text:p>
            </text:list-item>
            <text:list-item>
              <text:p text:style-name="P34">io file &lt;filename&gt; &lt;rw&gt; - return stream for opened file </text:p>
            </text:list-item>
            <text:list-item>
              <text:p text:style-name="P34">io binfile &lt;filename&gt; &lt;rw&gt; - return stream for opened binary file</text:p>
            </text:list-item>
            <text:list-item>
              <text:p text:style-name="P34">io filetostring &lt;filename&gt; [&lt;outfile&gt;] - write file out as a C string </text:p>
            </text:list-item>
            <text:list-item>
              <text:p text:style-name="P34">io fprintf &lt;stream&gt; &lt;format&gt; &lt;env&gt; - write formatted string to stream </text:p>
            </text:list-item>
            <text:list-item>
              <text:p text:style-name="P34">io getc &lt;stream&gt; - read the next character from the stream </text:p>
            </text:list-item>
            <text:list-item>
              <text:p text:style-name="P34">io in - default input stream </text:p>
            </text:list-item>
            <text:list-item>
              <text:p text:style-name="P34">io instring &lt;string&gt; &lt;rw&gt; - return stream for reading string </text:p>
            </text:list-item>
            <text:list-item>
              <text:p text:style-name="P34">io out - default output stream </text:p>
            </text:list-item>
            <text:list-item>
              <text:p text:style-name="P34">io outstring &lt;closure&gt; - apply output stream to closure and return string </text:p>
            </text:list-item>
            <text:list-item>
              <text:p text:style-name="P34">io pathfile &lt;path&gt; &lt;filename&gt; &lt;rw&gt; - return stream for opened file on path </text:p>
            </text:list-item>
            <text:list-item>
              <text:p text:style-name="P34">io pathbinfile &lt;path&gt; &lt;filename&gt; &lt;rw&gt; - return stream for opened binary file on path</text:p>
            </text:list-item>
            <text:list-item>
              <text:p text:style-name="P34">io read &lt;stream&gt; &lt;size&gt; - read up to &lt;size&gt; bytes from stream </text:p>
            </text:list-item>
            <text:list-item>
              <text:p text:style-name="P34">io stringify &lt;stream&gt; &lt;expr&gt; - write FTL representation to stream </text:p>
            </text:list-item>
            <text:list-item>
              <text:p text:style-name="P34">io write &lt;stream&gt; &lt;string&gt; - write string to stream </text:p>
            </text:list-item>
          </text:list>
        </text:list-item>
        <text:list-item>
          <text:p text:style-name="P34">Parser interface </text:p>
          <text:list>
            <text:list-item>
              <text:p text:style-name="P34">parse argv - directory of command line arguments </text:p>
            </text:list-item>
            <text:list-item>
              <text:p text:style-name="P34">parse assoc - environment containing operator associativity definitions </text:p>
            </text:list-item>
            <text:list-item>
              <text:p text:style-name="P34">parse codeid - name of interpreter</text:p>
            </text:list-item>
            <text:list-item>
              <text:p text:style-name="P34">parse env - return current invocation environment</text:p>
            </text:list-item>
            <text:list-item>
              <text:p text:style-name="P34">parse errors - total number of errors encountered by parser </text:p>
            </text:list-item>
            <text:list-item>
              <text:p text:style-name="P34">parse errors_reset &lt;n&gt; - reset total number of errors to &lt;n&gt; </text:p>
            </text:list-item>
            <text:list-item>
              <text:p text:style-name="P34">parse exec &lt;cmds&gt; &lt;stream&gt; - return value of executing initial &lt;cmds&gt; then stream</text:p>
            </text:list-item>
            <text:list-item>
              <text:p text:style-name="P34">parse line - number of the line in the character source</text:p>
            </text:list-item>
            <text:list-item>
              <text:p text:style-name="P34">parse newerror - register the occurrance of a new error </text:p>
            </text:list-item>
            <text:list-item>
              <text:p text:style-name="P34">parse op - environment containing operation definitions </text:p>
            </text:list-item>
            <text:list-item>
              <text:p text:style-name="P34">parse opeval &lt;opdefs&gt; &lt;code&gt; - execute code according to operator definitions </text:p>
            </text:list-item>
            <text:list-item>
              <text:p text:style-name="P34">parse opset &lt;opdefs&gt; &lt;prec&gt; &lt;assoc&gt; &lt;name&gt; &lt;function&gt; - define an operator in opdefs </text:p>
            </text:list-item>
            <text:list-item>
              <text:p text:style-name="P34">parse readline - read and expand a line from the command input </text:p>
            </text:list-item>
            <text:list-item>
              <text:p text:style-name="P34">parse rdenv &lt;cmds&gt; &lt;stream&gt; - return env made executing initial &lt;cmds&gt; then stream</text:p>
            </text:list-item>
            <text:list-item>
              <text:p text:style-name="P34">parse rdmod &lt;module&gt; - return env made executing module file on path</text:p>
            </text:list-item>
            <text:list-item>
              <text:p text:style-name="P34">parse root - return current root environment </text:p>
            </text:list-item>
            <text:list-item>
              <text:p text:style-name="P34">parse scan &lt;string&gt; - return parse object from string </text:p>
            </text:list-item>
            <text:list-item>
              <text:p text:style-name="P34">parse scanned &lt;parseobj&gt; - return text remaining in parse object </text:p>
            </text:list-item>
            <text:list-item>
              <text:p text:style-name="P34">parse scanempty &lt;parseobj&gt; - parse empty line from string from parse object, update string </text:p>
            </text:list-item>
            <text:list-item>
              <text:p text:style-name="P34">parse scancode &lt;@string&gt; &lt;parseobj&gt; - parse {code} block from parse object</text:p>
            </text:list-item>
            <text:list-item>
              <text:p text:style-name="P34">parse scanwhite &lt;parseobj&gt; - parse white spce from string from parse object, update string</text:p>
            </text:list-item>
            <text:list-item>
              <text:p text:style-name="P34">parse scanspace &lt;parseobj&gt; - parse over white space from string from parse object, update string</text:p>
            </text:list-item>
            <text:list-item>
              <text:p text:style-name="P34">parse scanint &lt;@int&gt; &lt;parseobj&gt; - parse integer from string from parse object, update string </text:p>
            </text:list-item>
            <text:list-item>
              <text:p text:style-name="P34">parse scanintval &lt;@int&gt; &lt;parseobj&gt; - parse signed based integer from parse object</text:p>
            </text:list-item>
            <text:list-item>
              <text:p text:style-name="P34">parse scanhex &lt;@int&gt; &lt;parseobj&gt; - parse hex string from parse object, update string</text:p>
            </text:list-item>
            <text:list-item>
              <text:p text:style-name="P34">parse scanhexw &lt;width&gt; &lt;@int&gt; &lt;parseobj&gt; - parse hex in &lt;width&gt; chars from parse object, update string </text:p>
            </text:list-item>
            <text:list-item>
              <text:p text:style-name="P34">parse scanmatch &lt;dir&gt; &lt;@val&gt; &lt;parseobj&gt; - parse prefix in dir from parse object giving matching value</text:p>
            </text:list-item>
            <text:list-item>
              <text:p text:style-name="P34">parse scanstr &lt;@string&gt; &lt;parseobj&gt; - parse item until delimiter, update string</text:p>
            </text:list-item>
            <text:list-item>
              <text:p text:style-name="P34">parse scanid &lt;@string&gt; &lt;parseobj&gt; - parse identifier, update string</text:p>
            </text:list-item>
            <text:list-item>
              <text:p text:style-name="P34">parse scanitemstr &lt;@string&gt; &lt;parseobj&gt; - parse item or string, update string</text:p>
            </text:list-item>
            <text:list-item>
              <text:p text:style-name="P34">parse scanitem &lt;delims&gt; &lt;@string&gt; &lt;parseobj&gt; - parse item until delimiter, update string </text:p>
            </text:list-item>
            <text:list-item>
              <text:p text:style-name="P34">parse scanmatch &lt;dir&gt; &lt;@val&gt; &lt;parseobj&gt; - parse prefix in dir from string in parse object giving matching value, update string </text:p>
            </text:list-item>
            <text:list-item>
              <text:p text:style-name="P34">parse source - name of the source of chars at start of the last line </text:p>
            </text:list-item>
          </text:list>
        </text:list-item>
        <text:list-item>
          <text:p text:style-name="P34">Operating System interface </text:p>
          <text:list>
            <text:list-item>
              <text:p text:style-name="P34">sys env - system environment variable environment </text:p>
            </text:list-item>
            <text:list-item>
              <text:p text:style-name="P34">sys fs casematch - whether case must match in file system file names value </text:p>
            </text:list-item>
            <text:list-item>
              <text:p text:style-name="P34">sys fs absname &lt;file&gt; - TRUE iff file has an absolute path name </text:p>
            </text:list-item>
            <text:list-item>
              <text:p text:style-name="P34">sys fs nowhere - name of file available as empty source or sink</text:p>
            </text:list-item>
            <text:list-item>
              <text:p text:style-name="P34">sys fs sep - string separating path elements in a file name </text:p>
            </text:list-item>
            <text:list-item>
              <text:p text:style-name="P34">sys fs thisdir - name of directory repersenting the current directory</text:p>
            </text:list-item>
            <text:list-item>
              <text:p text:style-name="P34">sys osfamily - name of operating system type</text:p>
            </text:list-item>
            <text:list-item>
              <text:p text:style-name="P34">sys run &lt;line&gt; - execute system &lt;line&gt; </text:p>
            </text:list-item>
            <text:list-item>
              <text:p text:style-name="P34">sys runrc &lt;command&gt; - execute system command &amp; return result code </text:p>
            </text:list-item>
            <text:list-item>
              <text:p text:style-name="P34">sys shell path &lt;path&gt; &lt;file&gt; - return name of file on path </text:p>
            </text:list-item>
            <text:list-item>
              <text:p text:style-name="P34">sys shell pathsep - character value separating directory elements in a path environment</text:p>
            </text:list-item>
            <text:list-item>
              <text:p text:style-name="P34">sys uid &lt;user&gt; - return the UID of the named user </text:p>
            </text:list-item>
            <text:list-item>
              <text:p text:style-name="P34">sys utctime &lt;time&gt; - broken down UTC time </text:p>
            </text:list-item>
            <text:list-item>
              <text:p text:style-name="P34">sys localtime &lt;time&gt; - broken down local time </text:p>
            </text:list-item>
            <text:list-item>
              <text:p text:style-name="P34">sys utctimef &lt;format&gt; &lt;time&gt; - formatted UTC time </text:p>
            </text:list-item>
            <text:list-item>
              <text:p text:style-name="P34">sys localtimef &lt;format&gt; &lt;time&gt; - formatted local time </text:p>
            </text:list-item>
            <text:list-item>
              <text:p text:style-name="P34">sys time - system calendar time in seconds </text:p>
            </text:list-item>
          </text:list>
        </text:list-item>
        <text:list-item>
          <text:p text:style-name="P34">Windows-only interface </text:p>
          <text:list>
            <text:list-item>
              <text:p text:style-name="P34">reg value HKEY_CLASSES_ROOT &lt;key&gt; - open key values in HKEY_CLASSES_ROOT </text:p>
            </text:list-item>
            <text:list-item>
              <text:p text:style-name="P34">reg value HKEY_USERS &lt;key&gt; - open key values in HKEY_USERS </text:p>
            </text:list-item>
            <text:list-item>
              <text:p text:style-name="P34">reg value HKEY_CURRENT_USER &lt;key&gt; - open key values in HKEY_CURRENT_USER </text:p>
            </text:list-item>
            <text:list-item>
              <text:p text:style-name="P34">reg value HKEY_LOCAL_MACHINE &lt;key&gt; - open key values in HKEY_LOCAL_MACHINE </text:p>
            </text:list-item>
            <text:list-item>
              <text:p text:style-name="P34">reg value HKEY_CURRENT_CONFIG &lt;key&gt; - open key values in HKEY_CURRENT_CONFIG</text:p>
            </text:list-item>
            <text:list-item>
              <text:p text:style-name="P34">reg allow_edit &lt;boolean&gt; - enable/disable write to the registry from new keys</text:p>
            </text:list-item>
            <text:list-item>
              <text:p text:style-name="P31">reg key - directory of key value types </text:p>
            </text:list-item>
          </text:list>
        </text:list-item>
      </text:list>
      <text:h text:style-name="P16" text:outline-level="2">Run-time Library</text:h>
      <text:p text:style-name="P2">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23">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23">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2">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23">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24">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24">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23">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23">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24">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24">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2">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24">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24">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8" text:outline-level="3">add &lt;int&gt; &lt;int&gt; </text:h>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B1" office:value-type="string">
            <text:p text:style-name="P13">add</text:p>
          </table:table-cell>
        </table:table-row>
        <table:table-row>
          <table:table-cell table:style-name="Table5.A1" office:value-type="string">
            <text:p text:style-name="P12">Kind</text:p>
          </table:table-cell>
          <table:table-cell table:style-name="Table5.B1" office:value-type="string">
            <text:p text:style-name="Table_20_Contents">Function</text:p>
          </table:table-cell>
        </table:table-row>
        <table:table-row>
          <table:table-cell table:style-name="Table5.A1" office:value-type="string">
            <text:p text:style-name="P12">Arg syntax</text:p>
          </table:table-cell>
          <table:table-cell table:style-name="Table5.B1" office:value-type="string">
            <text:p text:style-name="Table_20_Contents">&lt;n1:int&gt; &lt;n2:int&gt;</text:p>
          </table:table-cell>
        </table:table-row>
        <table:table-row>
          <table:table-cell table:style-name="Table5.A1" office:value-type="string">
            <text:p text:style-name="P12">Description</text:p>
          </table:table-cell>
          <table:table-cell table:style-name="Table5.B1" office:value-type="string">
            <text:p text:style-name="Table_20_Contents">Takes two integers and adds them together.</text:p>
          </table:table-cell>
        </table:table-row>
        <table:table-row>
          <table:table-cell table:style-name="Table5.A1" office:value-type="string">
            <text:p text:style-name="P12">Returns</text:p>
          </table:table-cell>
          <table:table-cell table:style-name="Table5.B1" office:value-type="string">
            <text:p text:style-name="Table_20_Contents">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2">Example</text:p>
          </table:table-cell>
          <table:table-cell table:style-name="Table5.B1" office:value-type="string">
            <text:p text:style-name="Preformatted_20_Text">&gt; add 0x100 12</text:p>
            <text:p text:style-name="Preformatted_20_Text">268</text:p>
            <text:p text:style-name="Preformatted_20_Text">&gt; sys localtimef "%T" (add (sys.time!) 600!)</text:p>
            <text:p text:style-name="Preformatted_20_Text">"17:30:14"</text:p>
          </table:table-cell>
        </table:table-row>
      </table:table>
      <text:h text:style-name="P8" text:outline-level="3">argname &lt;closure&gt;</text:h>
      <table:table table:name="Table6" table:style-name="Table6">
        <table:table-column table:style-name="Table6.A"/>
        <table:table-column table:style-name="Table6.B"/>
        <table:table-row table:style-name="Table6.1">
          <table:table-cell table:style-name="Table6.A1" office:value-type="string">
            <text:p text:style-name="P12">Name</text:p>
          </table:table-cell>
          <table:table-cell table:style-name="Table6.A1" office:value-type="string">
            <text:p text:style-name="P13">argname</text:p>
          </table:table-cell>
        </table:table-row>
        <table:table-row table:style-name="Table6.1">
          <table:table-cell table:style-name="Table6.A1" office:value-type="string">
            <text:p text:style-name="P12">Kind</text:p>
          </table:table-cell>
          <table:table-cell table:style-name="Table6.A1" office:value-type="string">
            <text:p text:style-name="Table_20_Contents">Function</text:p>
          </table:table-cell>
        </table:table-row>
        <table:table-row table:style-name="Table6.1">
          <table:table-cell table:style-name="Table6.A1" office:value-type="string">
            <text:p text:style-name="P12">Arg syntax</text:p>
          </table:table-cell>
          <table:table-cell table:style-name="Table6.A1" office:value-type="string">
            <text:p text:style-name="Table_20_Contents">&lt;closure&gt;</text:p>
          </table:table-cell>
        </table:table-row>
        <table:table-row table:style-name="Table6.1">
          <table:table-cell table:style-name="Table6.A1" office:value-type="string">
            <text:p text:style-name="P12">Description</text:p>
          </table:table-cell>
          <table:table-cell table:style-name="Table6.A1" office:value-type="string">
            <text:p text:style-name="Table_20_Contents">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12">Returns</text:p>
          </table:table-cell>
          <table:table-cell table:style-name="Table6.A1" office:value-type="string">
            <text:p text:style-name="Table_20_Contents">A string containing the name of the variable next to be bound to an argument.</text:p>
          </table:table-cell>
        </table:table-row>
        <table:table-row table:style-name="Table6.1">
          <table:table-cell table:style-name="Table6.A1" office:value-type="string">
            <text:p text:style-name="P12">Example</text:p>
          </table:table-cell>
          <table:table-cell table:style-name="Table6.A1" office:value-type="string">
            <text:p text:style-name="Preformatted_20_Text">&gt; argname [b=1,a]::{a+b}</text:p>
            <text:p text:style-name="Preformatted_20_Text">"a"</text:p>
            <text:p text:style-name="Preformatted_20_Text">&gt; argname set</text:p>
            <text:p text:style-name="Preformatted_20_Text">"_1"</text:p>
            <text:p text:style-name="Preformatted_20_Text">&gt; set needs_argument[fn]:{NULL != (argname fn!)}</text:p>
            <text:p text:style-name="Preformatted_20_Text">&gt; needs_argument needs_argument</text:p>
            <text:p text:style-name="Preformatted_20_Text">TRUE</text:p>
            <text:p text:style-name="Preformatted_20_Text">&gt; needs_argument []:{echo "no"!}</text:p>
            <text:p text:style-name="Preformatted_20_Text">FALSE</text:p>
          </table:table-cell>
        </table:table-row>
      </table:table>
      <text:h text:style-name="P8" text:outline-level="3">argname<text:span text:style-name="T11">s</text:span> &lt;closure&gt;</text:h>
      <table:table table:name="Table7" table:style-name="Table7">
        <table:table-column table:style-name="Table7.A"/>
        <table:table-column table:style-name="Table7.B"/>
        <table:table-row table:style-name="Table7.1">
          <table:table-cell table:style-name="Table7.A1" office:value-type="string">
            <text:p text:style-name="P12">Name</text:p>
          </table:table-cell>
          <table:table-cell table:style-name="Table7.A1" office:value-type="string">
            <text:p text:style-name="P13">argnames</text:p>
          </table:table-cell>
        </table:table-row>
        <table:table-row table:style-name="Table7.1">
          <table:table-cell table:style-name="Table7.A1" office:value-type="string">
            <text:p text:style-name="P12">Kind</text:p>
          </table:table-cell>
          <table:table-cell table:style-name="Table7.A1" office:value-type="string">
            <text:p text:style-name="Table_20_Contents">Function</text:p>
          </table:table-cell>
        </table:table-row>
        <table:table-row table:style-name="Table7.1">
          <table:table-cell table:style-name="Table7.A1" office:value-type="string">
            <text:p text:style-name="P12">Arg syntax</text:p>
          </table:table-cell>
          <table:table-cell table:style-name="Table7.A1" office:value-type="string">
            <text:p text:style-name="Table_20_Contents">&lt;closure&gt;</text:p>
          </table:table-cell>
        </table:table-row>
        <table:table-row table:style-name="Table7.1">
          <table:table-cell table:style-name="Table7.A1" office:value-type="string">
            <text:p text:style-name="P12">Description</text:p>
          </table:table-cell>
          <table:table-cell table:style-name="Table7.A1" office:value-type="string">
            <text:p text:style-name="Table_20_Contents">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2">Returns</text:p>
          </table:table-cell>
          <table:table-cell table:style-name="Table7.A1" office:value-type="string">
            <text:p text:style-name="Table_20_Contents">A string containing the name of the variable next to be bound to an argument.</text:p>
          </table:table-cell>
        </table:table-row>
        <table:table-row table:style-name="Table7.1">
          <table:table-cell table:style-name="Table7.A1" office:value-type="string">
            <text:p text:style-name="P12">Example</text:p>
          </table:table-cell>
          <table:table-cell table:style-name="Table7.A1" office:value-type="string">
            <text:p text:style-name="Preformatted_20_Text">&gt; argnames [b=1,a]::{a+b}</text:p>
            <text:p text:style-name="Preformatted_20_Text">&lt;"a"&gt;</text:p>
            <text:p text:style-name="Preformatted_20_Text">&gt; argnames add</text:p>
            <text:p text:style-name="Preformatted_20_Text">&lt;"_1", "_2"&gt;</text:p>
            <text:p text:style-name="Preformatted_20_Text">&gt; set argument_count[fn]:{len (argnames fn!)!}</text:p>
            <text:p text:style-name="Preformatted_20_Text">&gt; argument_count add</text:p>
            <text:p text:style-name="Preformatted_20_Text">2</text:p>
          </table:table-cell>
        </table:table-row>
      </table:table>
      <text:h text:style-name="P77" text:outline-level="3"><text:span text:style-name="T12">basetype</text:span></text:h>
      <table:table table:name="Table134" table:style-name="Table134">
        <table:table-column table:style-name="Table134.A"/>
        <table:table-column table:style-name="Table134.B"/>
        <table:table-row table:style-name="Table134.1">
          <table:table-cell table:style-name="Table134.A1" office:value-type="string">
            <text:p text:style-name="P48">Name</text:p>
          </table:table-cell>
          <table:table-cell table:style-name="Table134.B1" office:value-type="string">
            <text:p text:style-name="P50">basetype</text:p>
          </table:table-cell>
        </table:table-row>
        <table:table-row table:style-name="Table134.1">
          <table:table-cell table:style-name="Table134.A1" office:value-type="string">
            <text:p text:style-name="P48">Kind</text:p>
          </table:table-cell>
          <table:table-cell table:style-name="Table134.B1" office:value-type="string">
            <text:p text:style-name="P53">Directory</text:p>
          </table:table-cell>
        </table:table-row>
        <table:table-row table:style-name="Table134.1">
          <table:table-cell table:style-name="Table134.A1" office:value-type="string">
            <text:p text:style-name="P48">Arg syntax</text:p>
          </table:table-cell>
          <table:table-cell table:style-name="Table134.B1" office:value-type="string">
            <text:p text:style-name="P53">Not a function</text:p>
          </table:table-cell>
        </table:table-row>
        <table:table-row table:style-name="Table134.1">
          <table:table-cell table:style-name="Table134.A1" office:value-type="string">
            <text:p text:style-name="P48">Description</text:p>
          </table:table-cell>
          <table:table-cell table:style-name="Table134.B1" office:value-type="string">
            <text:p text:style-name="P53">Contains the values of types built-in to the parser.<text:line-break/><text:span text:style-name="T14">When printed, types contain the names held by this directory.</text:span></text:p>
          </table:table-cell>
        </table:table-row>
        <table:table-row table:style-name="Table134.1">
          <table:table-cell table:style-name="Table134.A1" office:value-type="string">
            <text:p text:style-name="P48">Returns</text:p>
          </table:table-cell>
          <table:table-cell table:style-name="Table134.B1" office:value-type="string">
            <text:p text:style-name="P52"><text:span text:style-name="T14">Not a function.</text:span><text:span text:style-name="T1"><text:line-break/></text:span>See also:<text:span text:style-name="T3">type</text:span>, <text:span text:style-name="T3">typename</text:span>, <text:span text:style-name="T3">typeof</text:span></text:p>
          </table:table-cell>
        </table:table-row>
        <table:table-row table:style-name="Table134.1">
          <table:table-cell table:style-name="Table134.A1" office:value-type="string">
            <text:p text:style-name="P48">Example</text:p>
          </table:table-cell>
          <table:table-cell table:style-name="Table134.B1" office:value-type="string">
            <text:p text:style-name="P71">&gt; <text:span text:style-name="T14">typename “some text”</text:span></text:p>
            <text:p text:style-name="P71">“<text:span text:style-name="T14">string”</text:span></text:p>
            <text:p text:style-name="P72">&gt; typeof "some text"</text:p>
            <text:p text:style-name="P72">$basetype.string</text:p>
            <text:p text:style-name="P72">&gt; eval basetype.string</text:p>
            <text:p text:style-name="P72">$basetype.string</text:p>
            <text:p text:style-name="P71"/>
            <text:p text:style-name="P72">&gt; help all basetype</text:p>
            <text:p text:style-name="P72">all basetype &lt;subcommand&gt; - commands:</text:p>
            <text:p text:style-name="P72"><text:s text:c="4"/>type - type value</text:p>
            <text:p text:style-name="P72"><text:s text:c="4"/>nul - type value</text:p>
            <text:p text:style-name="P72"><text:s text:c="4"/>string - type value</text:p>
            <text:p text:style-name="P72"><text:s text:c="4"/>code - type value</text:p>
            <text:p text:style-name="P72"><text:s text:c="4"/>closure - type value</text:p>
            <text:p text:style-name="P72"><text:s text:c="4"/>int - type value</text:p>
            <text:p text:style-name="P72"><text:s text:c="4"/>dir - type value</text:p>
            <text:p text:style-name="P72"><text:s text:c="4"/>cmd - type value</text:p>
            <text:p text:style-name="P72"><text:s text:c="4"/>fn - type value</text:p>
            <text:p text:style-name="P72"><text:s text:c="4"/>stream - type value</text:p>
            <text:p text:style-name="P72"><text:s text:c="4"/>ip - type value</text:p>
            <text:p text:style-name="P72"><text:s text:c="4"/>mac - type value</text:p>
            <text:p text:style-name="P72"><text:s text:c="4"/>coroutine - type value</text:p>
            <text:p text:style-name="P72"><text:s text:c="4"/>mem - type value</text:p>
          </table:table-cell>
        </table:table-row>
      </table:table>
      <text:h text:style-name="P78" text:outline-level="3"><text:span text:style-name="T14">bind</text:span> &lt;<text:span text:style-name="T15">closure</text:span>&gt; &lt;<text:span text:style-name="T15">any</text:span>&gt; </text:h>
      <table:table table:name="Table8" table:style-name="Table8">
        <table:table-column table:style-name="Table8.A"/>
        <table:table-column table:style-name="Table8.B"/>
        <table:table-row table:style-name="Table8.1">
          <table:table-cell table:style-name="Table8.A1" office:value-type="string">
            <text:p text:style-name="P49">Name</text:p>
          </table:table-cell>
          <table:table-cell table:style-name="Table8.B1" office:value-type="string">
            <text:p text:style-name="P51">bind</text:p>
          </table:table-cell>
        </table:table-row>
        <table:table-row table:style-name="Table8.1">
          <table:table-cell table:style-name="Table8.A1" office:value-type="string">
            <text:p text:style-name="P49">Kind</text:p>
          </table:table-cell>
          <table:table-cell table:style-name="Table8.B1" office:value-type="string">
            <text:p text:style-name="P54">Function</text:p>
          </table:table-cell>
        </table:table-row>
        <table:table-row table:style-name="Table8.1">
          <table:table-cell table:style-name="Table8.A1" office:value-type="string">
            <text:p text:style-name="P49">Arg syntax</text:p>
          </table:table-cell>
          <table:table-cell table:style-name="Table8.B1" office:value-type="string">
            <text:p text:style-name="P54">&lt;<text:span text:style-name="T15">fn</text:span>:<text:span text:style-name="T15">closure</text:span>&gt; &lt;<text:span text:style-name="T15">arg</text:span>:<text:span text:style-name="T15">any</text:span>&gt;</text:p>
          </table:table-cell>
        </table:table-row>
        <table:table-row table:style-name="Table8.1">
          <table:table-cell table:style-name="Table8.A1" office:value-type="string">
            <text:p text:style-name="P49">Description</text:p>
          </table:table-cell>
          <table:table-cell table:style-name="Table8.B1" office:value-type="string">
            <text:p text:style-name="P54">Takes <text:span text:style-name="T15">a closure with at least one unbound variable and binds the given value to the next to be bound</text:span>.</text:p>
          </table:table-cell>
        </table:table-row>
        <table:table-row table:style-name="Table8.1">
          <table:table-cell table:style-name="Table8.A1" office:value-type="string">
            <text:p text:style-name="P49">Returns</text:p>
          </table:table-cell>
          <table:table-cell table:style-name="Table8.B1" office:value-type="string">
            <text:p text:style-name="P55"><text:span text:style-name="T15">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span></text:p>
            <text:p text:style-name="Preformatted_20_Text"><text:span text:style-name="T16">set bind[fn, arg]:{fn arg}</text:span></text:p>
            <text:p text:style-name="P55">See also: <text:span text:style-name="T4">closure</text:span>, <text:span text:style-name="T4">code</text:span>, <text:span text:style-name="T4">context</text:span>, <text:span text:style-name="T4">argname</text:span>, <text:span text:style-name="T4">argnames</text:span></text:p>
          </table:table-cell>
        </table:table-row>
        <table:table-row table:style-name="Table8.1">
          <table:table-cell table:style-name="Table8.A1" office:value-type="string">
            <text:p text:style-name="P49">Example</text:p>
          </table:table-cell>
          <table:table-cell table:style-name="Table8.B1" office:value-type="string">
            <text:p text:style-name="P73">&gt; <text:span text:style-name="T16">set dir bind [a] 33!</text:span></text:p>
            <text:p text:style-name="P74">&gt; eval dir</text:p>
            <text:p text:style-name="P74">[a=33]</text:p>
            <text:p text:style-name="P74"/>
            <text:p text:style-name="P74">&gt; set inc bind add 1!</text:p>
            <text:p text:style-name="P74">&gt; inc 3</text:p>
            <text:p text:style-name="P74">4</text:p>
          </table:table-cell>
        </table:table-row>
      </table:table>
      <text:h text:style-name="P78" text:outline-level="3"><text:span text:style-name="T14">binsplit</text:span> &lt;<text:span text:style-name="T17">bool&gt; &lt;bool&gt; &lt;int&gt; &lt;string&gt;</text:span></text:h>
      <table:table table:name="Table135" table:style-name="Table135">
        <table:table-column table:style-name="Table135.A"/>
        <table:table-column table:style-name="Table135.B"/>
        <table:table-row table:style-name="Table135.1">
          <table:table-cell table:style-name="Table135.A1" office:value-type="string">
            <text:p text:style-name="P49">Name</text:p>
          </table:table-cell>
          <table:table-cell table:style-name="Table135.B1" office:value-type="string">
            <text:p text:style-name="P51">bi<text:span text:style-name="T16">nsplit</text:span></text:p>
          </table:table-cell>
        </table:table-row>
        <table:table-row table:style-name="Table135.1">
          <table:table-cell table:style-name="Table135.A1" office:value-type="string">
            <text:p text:style-name="P49">Kind</text:p>
          </table:table-cell>
          <table:table-cell table:style-name="Table135.B1" office:value-type="string">
            <text:p text:style-name="P54">Function</text:p>
          </table:table-cell>
        </table:table-row>
        <table:table-row table:style-name="Table135.1">
          <table:table-cell table:style-name="Table135.A1" office:value-type="string">
            <text:p text:style-name="P49">Arg syntax</text:p>
          </table:table-cell>
          <table:table-cell table:style-name="Table135.B1" office:value-type="string">
            <text:p text:style-name="P54">&lt;<text:span text:style-name="T17">le</text:span>:<text:span text:style-name="T17">bool</text:span>&gt; &lt;<text:span text:style-name="T17">signed</text:span>:<text:span text:style-name="T17">bool</text:span>&gt; <text:span text:style-name="T17">&lt;bytes:int&gt; &lt;data:string&gt;</text:span></text:p>
          </table:table-cell>
        </table:table-row>
        <table:table-row table:style-name="Table135.1">
          <table:table-cell table:style-name="Table135.A1" office:value-type="string">
            <text:p text:style-name="P49">Description</text:p>
          </table:table-cell>
          <table:table-cell table:style-name="Table135.B1" office:value-type="string">
            <text:p text:style-name="P56">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18">remainder of the data (that is less than ‘bytes’ in length) is not represented in the resulting vector.</text:span></text:p>
            <text:p text:style-name="P58">This function creates an alternative representation of the data ‘data’ and does not duplicate the memory required to hold it.</text:p>
            <text:p text:style-name="P57">Valid values for ‘bytes’ are only 1, 2, or 4.</text:p>
          </table:table-cell>
        </table:table-row>
        <table:table-row table:style-name="Table135.1">
          <table:table-cell table:style-name="Table135.A1" office:value-type="string">
            <text:p text:style-name="P49">Returns</text:p>
          </table:table-cell>
          <table:table-cell table:style-name="Table135.B1" office:value-type="string">
            <text:p text:style-name="P54">Bitwise "and" of <text:span text:style-name="T1">b1</text:span> and <text:span text:style-name="T1">b2</text:span>.<text:span text:style-name="T1"><text:line-break/></text:span>See also: <text:span text:style-name="T5">chop</text:span></text:p>
          </table:table-cell>
        </table:table-row>
        <table:table-row table:style-name="Table135.1">
          <table:table-cell table:style-name="Table135.A1" office:value-type="string">
            <text:p text:style-name="P49">Example</text:p>
          </table:table-cell>
          <table:table-cell table:style-name="Table135.B1" office:value-type="string">
            <text:p text:style-name="P76">&gt; set bin "\xff\xff\xff\xff\x80\x00\x00\x01\x01\x00\x00\xff"</text:p>
            <text:p text:style-name="P76">&gt; int_fmt_hexbits 255</text:p>
            <text:p text:style-name="P76">-1</text:p>
            <text:p text:style-name="P76">&gt; binsplit TRUE TRUE 4 bin</text:p>
            <text:p text:style-name="P76">&lt;-1, 0x1000080, 0xffffffffff000001&gt;</text:p>
            <text:p text:style-name="P76">&gt; binsplit TRUE FALSE 4 bin</text:p>
            <text:p text:style-name="P76">&lt;0xffffffff, 0x1000080, 0xff000001&gt;</text:p>
            <text:p text:style-name="P76">&gt; binsplit FALSE TRUE 4 bin</text:p>
            <text:p text:style-name="P76">&lt;-1, 0xffffffff80000001, 0x10000ff&gt;</text:p>
            <text:p text:style-name="P76">&gt; binsplit FALSE FALSE 4 bin</text:p>
            <text:p text:style-name="P76">&lt;0xffffffff, 0x80000001, 0x10000ff&gt;</text:p>
            <text:p text:style-name="P76">&gt; binsplit TRUE TRUE 2 bin</text:p>
            <text:p text:style-name="P76">&lt;-1, -1, 128, 0x100, 1, 0xffffffffffffff00&gt;</text:p>
            <text:p text:style-name="P76">&gt; binsplit TRUE FALSE 2 bin</text:p>
            <text:p text:style-name="P76">&lt;0xffff, 0xffff, 128, 0x100, 1, 0xff00&gt;</text:p>
            <text:p text:style-name="P76">&gt; binsplit FALSE TRUE 2 bin</text:p>
            <text:p text:style-name="P76">&lt;-1, -1, 0xffffffffffff8000, 1, 0x100, 255&gt;</text:p>
            <text:p text:style-name="P76">&gt; binsplit FALSE FALSE 2 bin</text:p>
            <text:p text:style-name="P76">&lt;0xffff, 0xffff, 0x8000, 1, 0x100, 255&gt;</text:p>
            <text:p text:style-name="P76">&gt; binsplit TRUE TRUE 1 bin</text:p>
            <text:p text:style-name="P76">&lt;-1, -1, -1, -1, -128, 0, 0, 1, 1, 0, 0, -1&gt;</text:p>
            <text:p text:style-name="P76">&gt; binsplit TRUE FALSE 1 bin</text:p>
            <text:p text:style-name="P75"><text:span text:style-name="T19">&lt;255, 255, 255, 255, 128, 0, 0, 1, 1, 0, 0, 255&gt;</text:span></text:p>
          </table:table-cell>
        </table:table-row>
      </table:table>
      <text:h text:style-name="P8" text:outline-level="3">bitnot &lt;int&gt; </text:h>
      <table:table table:name="Table9" table:style-name="Table9">
        <table:table-column table:style-name="Table9.A"/>
        <table:table-column table:style-name="Table9.B"/>
        <table:table-row table:style-name="Table9.1">
          <table:table-cell table:style-name="Table9.A1" office:value-type="string">
            <text:p text:style-name="P12">Name</text:p>
          </table:table-cell>
          <table:table-cell table:style-name="Table9.B1" office:value-type="string">
            <text:p text:style-name="P13">bitnot</text:p>
          </table:table-cell>
        </table:table-row>
        <table:table-row table:style-name="Table9.1">
          <table:table-cell table:style-name="Table9.A1" office:value-type="string">
            <text:p text:style-name="P12">Kind</text:p>
          </table:table-cell>
          <table:table-cell table:style-name="Table9.B1" office:value-type="string">
            <text:p text:style-name="Table_20_Contents">Function</text:p>
          </table:table-cell>
        </table:table-row>
        <table:table-row table:style-name="Table9.1">
          <table:table-cell table:style-name="Table9.A1" office:value-type="string">
            <text:p text:style-name="P12">Arg syntax</text:p>
          </table:table-cell>
          <table:table-cell table:style-name="Table9.B1" office:value-type="string">
            <text:p text:style-name="Table_20_Contents">&lt;b:int&gt;</text:p>
          </table:table-cell>
        </table:table-row>
        <table:table-row table:style-name="Table9.1">
          <table:table-cell table:style-name="Table9.A1" office:value-type="string">
            <text:p text:style-name="P12">Description</text:p>
          </table:table-cell>
          <table:table-cell table:style-name="Table9.B1" office:value-type="string">
            <text:p text:style-name="Table_20_Contents">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12">Returns</text:p>
          </table:table-cell>
          <table:table-cell table:style-name="Table9.B1" office:value-type="string">
            <text:p text:style-name="Table_20_Contents">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12">Example</text:p>
          </table:table-cell>
          <table:table-cell table:style-name="Table9.B1" office:value-type="string">
            <text:p text:style-name="Preformatted_20_Text">&gt; bitnot 0</text:p>
            <text:p text:style-name="Preformatted_20_Text">-1</text:p>
            <text:p text:style-name="Preformatted_20_Text">&gt; bitnot 0xffff</text:p>
            <text:p text:style-name="Preformatted_20_Text">-65536</text:p>
            <text:p text:style-name="Preformatted_20_Text">&gt; strf "0x%09x" &lt;bitnot 0x000fff000!&gt;</text:p>
            <text:p text:style-name="Preformatted_20_Text">"0xffffffffff000fff"</text:p>
          </table:table-cell>
        </table:table-row>
      </table:table>
      <text:h text:style-name="P8" text:outline-level="3">bitor &lt;int&gt; &lt;int&gt;</text:h>
      <table:table table:name="Table10" table:style-name="Table10">
        <table:table-column table:style-name="Table10.A"/>
        <table:table-column table:style-name="Table10.B"/>
        <table:table-row table:style-name="Table10.1">
          <table:table-cell table:style-name="Table10.A1" office:value-type="string">
            <text:p text:style-name="P12">Name</text:p>
          </table:table-cell>
          <table:table-cell table:style-name="Table10.B1" office:value-type="string">
            <text:p text:style-name="P13">bitor</text:p>
          </table:table-cell>
        </table:table-row>
        <table:table-row table:style-name="Table10.1">
          <table:table-cell table:style-name="Table10.A1" office:value-type="string">
            <text:p text:style-name="P12">Kind</text:p>
          </table:table-cell>
          <table:table-cell table:style-name="Table10.B1" office:value-type="string">
            <text:p text:style-name="Table_20_Contents">Function</text:p>
          </table:table-cell>
        </table:table-row>
        <table:table-row table:style-name="Table10.1">
          <table:table-cell table:style-name="Table10.A1" office:value-type="string">
            <text:p text:style-name="P12">Arg syntax</text:p>
          </table:table-cell>
          <table:table-cell table:style-name="Table10.B1" office:value-type="string">
            <text:p text:style-name="Table_20_Contents">&lt;b1:int&gt; &lt;b2:int&gt;</text:p>
          </table:table-cell>
        </table:table-row>
        <table:table-row table:style-name="Table10.1">
          <table:table-cell table:style-name="Table10.A1" office:value-type="string">
            <text:p text:style-name="P12">Description</text:p>
          </table:table-cell>
          <table:table-cell table:style-name="Table10.B1" office:value-type="string">
            <text:p text:style-name="Table_20_Contents">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12">Returns</text:p>
          </table:table-cell>
          <table:table-cell table:style-name="Table10.B1" office:value-type="string">
            <text:p text:style-name="Table_20_Contents">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12">Example</text:p>
          </table:table-cell>
          <table:table-cell table:style-name="Table10.B1" office:value-type="string">
            <text:p text:style-name="Preformatted_20_Text">&gt; bitor 1 2</text:p>
            <text:p text:style-name="Preformatted_20_Text">3</text:p>
            <text:p text:style-name="Preformatted_20_Text">&gt; bitor 0xffff0000 0xffff</text:p>
            <text:p text:style-name="Preformatted_20_Text">4294967295</text:p>
            <text:p text:style-name="Preformatted_20_Text">&gt; strf "0x%09x" &lt;bitor 0x000fff000 0x123456789!&gt;</text:p>
            <text:p text:style-name="Preformatted_20_Text">"0x123fff789"</text:p>
          </table:table-cell>
        </table:table-row>
      </table:table>
      <text:h text:style-name="P8" text:outline-level="3">bitxor &lt;int&gt; &lt;int&gt; </text:h>
      <table:table table:name="Table11" table:style-name="Table11">
        <table:table-column table:style-name="Table11.A"/>
        <table:table-column table:style-name="Table11.B"/>
        <table:table-row table:style-name="Table11.1">
          <table:table-cell table:style-name="Table11.A1" office:value-type="string">
            <text:p text:style-name="P12">Name</text:p>
          </table:table-cell>
          <table:table-cell table:style-name="Table11.A1" office:value-type="string">
            <text:p text:style-name="P13">bitxor</text:p>
          </table:table-cell>
        </table:table-row>
        <table:table-row table:style-name="Table11.1">
          <table:table-cell table:style-name="Table11.A1" office:value-type="string">
            <text:p text:style-name="P12">Kind</text:p>
          </table:table-cell>
          <table:table-cell table:style-name="Table11.A1" office:value-type="string">
            <text:p text:style-name="Table_20_Contents">Function</text:p>
          </table:table-cell>
        </table:table-row>
        <table:table-row table:style-name="Table11.1">
          <table:table-cell table:style-name="Table11.A1" office:value-type="string">
            <text:p text:style-name="P12">Arg syntax</text:p>
          </table:table-cell>
          <table:table-cell table:style-name="Table11.A1" office:value-type="string">
            <text:p text:style-name="Table_20_Contents">&lt;b1:int&gt; &lt;b2:int&gt;</text:p>
          </table:table-cell>
        </table:table-row>
        <table:table-row table:style-name="Table11.1">
          <table:table-cell table:style-name="Table11.A1" office:value-type="string">
            <text:p text:style-name="P12">Description</text:p>
          </table:table-cell>
          <table:table-cell table:style-name="Table11.A1" office:value-type="string">
            <text:p text:style-name="Table_20_Contents">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12">Returns</text:p>
          </table:table-cell>
          <table:table-cell table:style-name="Table11.A1" office:value-type="string">
            <text:p text:style-name="Table_20_Contents">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12">Example</text:p>
          </table:table-cell>
          <table:table-cell table:style-name="Table11.A1" office:value-type="string">
            <text:p text:style-name="Preformatted_20_Text">&gt; bitxor 1 3</text:p>
            <text:p text:style-name="Preformatted_20_Text">2</text:p>
            <text:p text:style-name="Preformatted_20_Text">&gt; bitxor 0xffff 0xff00</text:p>
            <text:p text:style-name="Preformatted_20_Text">255</text:p>
            <text:p text:style-name="Preformatted_20_Text">&gt; <text:s/>strf "0x%09x" &lt;bitxor 0x000fff000 0x555555555!&gt;</text:p>
            <text:p text:style-name="Preformatted_20_Text">"0x555aaa555"</text:p>
          </table:table-cell>
        </table:table-row>
      </table:table>
      <text:h text:style-name="P8" text:outline-level="3">chop &lt;int&gt; &lt;string&gt;</text:h>
      <table:table table:name="Table12" table:style-name="Table12">
        <table:table-column table:style-name="Table12.A"/>
        <table:table-column table:style-name="Table12.B"/>
        <table:table-row table:style-name="Table12.1">
          <table:table-cell table:style-name="Table12.A1" office:value-type="string">
            <text:p text:style-name="P12">Name</text:p>
          </table:table-cell>
          <table:table-cell table:style-name="Table12.A1" office:value-type="string">
            <text:p text:style-name="P13">chop</text:p>
          </table:table-cell>
        </table:table-row>
        <table:table-row table:style-name="Table12.1">
          <table:table-cell table:style-name="Table12.A1" office:value-type="string">
            <text:p text:style-name="P12">Kind</text:p>
          </table:table-cell>
          <table:table-cell table:style-name="Table12.A1" office:value-type="string">
            <text:p text:style-name="Table_20_Contents">Function</text:p>
          </table:table-cell>
        </table:table-row>
        <table:table-row table:style-name="Table12.1">
          <table:table-cell table:style-name="Table12.A1" office:value-type="string">
            <text:p text:style-name="P12">Arg syntax</text:p>
          </table:table-cell>
          <table:table-cell table:style-name="Table12.A1" office:value-type="string">
            <text:p text:style-name="Table_20_Contents">&lt;str:string&gt; &lt;stride:int&gt;</text:p>
          </table:table-cell>
        </table:table-row>
        <table:table-row table:style-name="Table12.1">
          <table:table-cell table:style-name="Table12.A1" office:value-type="string">
            <text:p text:style-name="P12">Description</text:p>
          </table:table-cell>
          <table:table-cell table:style-name="Table12.A1" office:value-type="string">
            <text:p text:style-name="Table_20_Contents">Returns a vector of successive substrings from &lt;str&gt; each |&lt;stride&gt;| octets long except the last which may have fewer.  The substrings are taken sequentially from </text:p>
          </table:table-cell>
        </table:table-row>
        <table:table-row table:style-name="Table12.1">
          <table:table-cell table:style-name="Table12.A1" office:value-type="string">
            <text:p text:style-name="P12">Returns</text:p>
          </table:table-cell>
          <table:table-cell table:style-name="Table12.A1" office:value-type="string">
            <text:p text:style-name="Table_20_Contents">A vector of successive substrings taken from the string.<text:span text:style-name="T1"><text:line-break/></text:span>See also: <text:span text:style-name="T1">zip</text:span></text:p>
          </table:table-cell>
        </table:table-row>
        <table:table-row table:style-name="Table12.1">
          <table:table-cell table:style-name="Table12.A1" office:value-type="string">
            <text:p text:style-name="P12">Example</text:p>
          </table:table-cell>
          <table:table-cell table:style-name="Table12.A1" office:value-type="string">
            <text:p text:style-name="Preformatted_20_Text">&gt; chop 3 "abcdefghijk"</text:p>
            <text:p text:style-name="Preformatted_20_Text">&lt;"abc", "def", "ghi", "jk"&gt;</text:p>
            <text:p text:style-name="Preformatted_20_Text">&gt; chop -3 "abcdefghijk"</text:p>
            <text:p text:style-name="Preformatted_20_Text">&lt;"ijk", "fgh", "cde", "ab"&gt;</text:p>
            <text:p text:style-name="Preformatted_20_Text">set rev[x]:{x.&lt;(len x!)-1..0&gt;}</text:p>
            <text:p text:style-name="Preformatted_20_Text">&gt; join "," (rev (chop -3 (strf "%d" &lt;10000000&gt;!)!)!)</text:p>
            <text:p text:style-name="Preformatted_20_Text">"10,000,000"</text:p>
          </table:table-cell>
        </table:table-row>
      </table:table>
      <text:h text:style-name="P8" text:outline-level="3">chr &lt;int&gt; </text:h>
      <table:table table:name="Table13" table:style-name="Table13">
        <table:table-column table:style-name="Table13.A"/>
        <table:table-column table:style-name="Table13.B"/>
        <table:table-row table:style-name="Table13.1">
          <table:table-cell table:style-name="Table13.A1" office:value-type="string">
            <text:p text:style-name="P12">Name</text:p>
          </table:table-cell>
          <table:table-cell table:style-name="Table13.A1" office:value-type="string">
            <text:p text:style-name="P13">chr</text:p>
          </table:table-cell>
        </table:table-row>
        <table:table-row table:style-name="Table13.1">
          <table:table-cell table:style-name="Table13.A1" office:value-type="string">
            <text:p text:style-name="P12">Kind</text:p>
          </table:table-cell>
          <table:table-cell table:style-name="Table13.A1" office:value-type="string">
            <text:p text:style-name="Table_20_Contents">Function</text:p>
          </table:table-cell>
        </table:table-row>
        <table:table-row table:style-name="Table13.1">
          <table:table-cell table:style-name="Table13.A1" office:value-type="string">
            <text:p text:style-name="P12">Arg syntax</text:p>
          </table:table-cell>
          <table:table-cell table:style-name="Table13.A1" office:value-type="string">
            <text:p text:style-name="Table_20_Contents">&lt;widechar:int&gt;</text:p>
          </table:table-cell>
        </table:table-row>
        <table:table-row table:style-name="Table13.1">
          <table:table-cell table:style-name="Table13.A1" office:value-type="string">
            <text:p text:style-name="P12">Description</text:p>
          </table:table-cell>
          <table:table-cell table:style-name="Table13.A1" office:value-type="string">
            <text:p text:style-name="Table_20_Contents">Returns a string containing a single (possibly-multibyte) character with the given position in the current locale's character set.</text:p>
          </table:table-cell>
        </table:table-row>
        <table:table-row table:style-name="Table13.1">
          <table:table-cell table:style-name="Table13.A1" office:value-type="string">
            <text:p text:style-name="P12">Returns</text:p>
          </table:table-cell>
          <table:table-cell table:style-name="Table13.A1" office:value-type="string">
            <text:p text:style-name="Table_20_Contents">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12">Example</text:p>
          </table:table-cell>
          <table:table-cell table:style-name="Table13.A1" office:value-type="string">
            <text:p text:style-name="Preformatted_20_Text">&gt; echo ${chr 163!}</text:p>
            <text:p text:style-name="Preformatted_20_Text">£</text:p>
            <text:p text:style-name="Preformatted_20_Text">&gt; chr 163</text:p>
            <text:p text:style-name="Preformatted_20_Text">"\xc2\xa3"</text:p>
            <text:p text:style-name="Preformatted_20_Text">&gt; eval chr 65!</text:p>
            <text:p text:style-name="Preformatted_20_Text">"A"</text:p>
          </table:table-cell>
        </table:table-row>
      </table:table>
      <text:h text:style-name="P8" text:outline-level="3">chrcode &lt;char&gt;</text:h>
      <table:table table:name="Table14" table:style-name="Table14">
        <table:table-column table:style-name="Table14.A"/>
        <table:table-column table:style-name="Table14.B"/>
        <table:table-row table:style-name="Table14.1">
          <table:table-cell table:style-name="Table14.A1" office:value-type="string">
            <text:p text:style-name="P12">Name</text:p>
          </table:table-cell>
          <table:table-cell table:style-name="Table14.A1" office:value-type="string">
            <text:p text:style-name="P13">chrcode</text:p>
          </table:table-cell>
        </table:table-row>
        <table:table-row table:style-name="Table14.1">
          <table:table-cell table:style-name="Table14.A1" office:value-type="string">
            <text:p text:style-name="P12">Kind</text:p>
          </table:table-cell>
          <table:table-cell table:style-name="Table14.A1" office:value-type="string">
            <text:p text:style-name="Table_20_Contents">Function</text:p>
          </table:table-cell>
        </table:table-row>
        <table:table-row table:style-name="Table14.1">
          <table:table-cell table:style-name="Table14.A1" office:value-type="string">
            <text:p text:style-name="P12">Arg syntax</text:p>
          </table:table-cell>
          <table:table-cell table:style-name="Table14.A1" office:value-type="string">
            <text:p text:style-name="Table_20_Contents">&lt;char:string&gt;</text:p>
          </table:table-cell>
        </table:table-row>
        <table:table-row table:style-name="Table14.1">
          <table:table-cell table:style-name="Table14.A1" office:value-type="string">
            <text:p text:style-name="P12">Description</text:p>
          </table:table-cell>
          <table:table-cell table:style-name="Table14.A1" office:value-type="string">
            <text:p text:style-name="Table_20_Contents">Returns the ordinal position of the first (possibly-multibyte) character in its argument in the current locale's character set.</text:p>
          </table:table-cell>
        </table:table-row>
        <table:table-row table:style-name="Table14.1">
          <table:table-cell table:style-name="Table14.A1" office:value-type="string">
            <text:p text:style-name="P12">Returns</text:p>
          </table:table-cell>
          <table:table-cell table:style-name="Table14.A1" office:value-type="string">
            <text:p text:style-name="Table_20_Contents">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12">Example</text:p>
          </table:table-cell>
          <table:table-cell table:style-name="Table14.A1" office:value-type="string">
            <text:p text:style-name="Preformatted_20_Text">&gt; eval "£"</text:p>
            <text:p text:style-name="Preformatted_20_Text">"\xc2\xa3"</text:p>
            <text:p text:style-name="Preformatted_20_Text">&gt; chrcode "\xc2\xa3"</text:p>
            <text:p text:style-name="Preformatted_20_Text">163</text:p>
            <text:p text:style-name="Preformatted_20_Text">&gt; eval chrcode "€"!</text:p>
            <text:p text:style-name="Preformatted_20_Text">8364</text:p>
          </table:table-cell>
        </table:table-row>
      </table:table>
      <text:h text:style-name="P8" text:outline-level="3">closure &lt;bool&gt; &lt;dir&gt; &lt;code&gt;</text:h>
      <table:table table:name="Table15" table:style-name="Table15">
        <table:table-column table:style-name="Table15.A"/>
        <table:table-column table:style-name="Table15.B"/>
        <table:table-row table:style-name="Table15.1">
          <table:table-cell table:style-name="Table15.A1" office:value-type="string">
            <text:p text:style-name="P12">Name</text:p>
          </table:table-cell>
          <table:table-cell table:style-name="Table15.A1" office:value-type="string">
            <text:p text:style-name="P13">closure</text:p>
          </table:table-cell>
        </table:table-row>
        <table:table-row table:style-name="Table15.1">
          <table:table-cell table:style-name="Table15.A1" office:value-type="string">
            <text:p text:style-name="P12">Kind</text:p>
          </table:table-cell>
          <table:table-cell table:style-name="Table15.A1" office:value-type="string">
            <text:p text:style-name="Table_20_Contents">Function</text:p>
          </table:table-cell>
        </table:table-row>
        <table:table-row table:style-name="Table15.1">
          <table:table-cell table:style-name="Table15.A1" office:value-type="string">
            <text:p text:style-name="P12">Arg syntax</text:p>
          </table:table-cell>
          <table:table-cell table:style-name="Table15.A1" office:value-type="string">
            <text:p text:style-name="Table_20_Contents">&lt;bool&gt; &lt;dir&gt; &lt;code&gt;</text:p>
          </table:table-cell>
        </table:table-row>
        <table:table-row table:style-name="Table15.1">
          <table:table-cell table:style-name="Table15.A1" office:value-type="string">
            <text:p text:style-name="P12">Description</text:p>
          </table:table-cell>
          <table:table-cell table:style-name="Table15.A1" office:value-type="string">
            <text:p text:style-name="P3">Create a closure from the environment &lt;dir&gt; and code &lt;code&gt;.  If &lt;bool&gt; is TRUE the new closure includes the current environment just as </text:p>
            <text:p text:style-name="P4">&lt;dir&gt;:&lt;code&gt;</text:p>
            <text:p text:style-name="P3">would. Otherwise it does not include the current envionment (i.e. the environment is precisely &lt;dir&gt;) just as</text:p>
            <text:p text:style-name="P4">&lt;dir&gt;::&lt;code&gt;</text:p>
            <text:p text:style-name="P3">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12">Returns</text:p>
          </table:table-cell>
          <table:table-cell table:style-name="Table15.A1" office:value-type="string">
            <text:p text:style-name="Table_20_Contents">A closure with no unbound variables created from &lt;dir&gt; and &lt;code&gt;.</text:p>
          </table:table-cell>
        </table:table-row>
        <table:table-row table:style-name="Table15.1">
          <table:table-cell table:style-name="Table15.A1" office:value-type="string">
            <text:p text:style-name="P12">Example</text:p>
          </table:table-cell>
          <table:table-cell table:style-name="Table15.A1" office:value-type="string">
            <text:p text:style-name="Preformatted_20_Text">&gt; closure FALSE [inc=3] {&lt;0, inc .. 10&gt;}</text:p>
            <text:p text:style-name="Preformatted_20_Text">[inc=3]::{&lt;0, inc .. 10&gt;}</text:p>
            <text:p text:style-name="Preformatted_20_Text">&gt; set key_chooser[vals]:{(closure FALSE vals {key}!)!}</text:p>
            <text:p text:style-name="Preformatted_20_Text">&gt; key_chooser ["lock"=8,"key"=-9,"bolt"=2]</text:p>
            <text:p text:style-name="Preformatted_20_Text">-9</text:p>
            <text:p text:style-name="Preformatted_20_Text">&gt; key_chooser ["lock"=8,"bolt"=2]</text:p>
            <text:p text:style-name="Preformatted_20_Text">ftl $*console*@26@0: in</text:p>
            <text:p text:style-name="Preformatted_20_Text">ftl $*console*@26: in</text:p>
            <text:p text:style-name="Preformatted_20_Text">ftl $*console*:28: undefined symbol 'key'</text:p>
            <text:p text:style-name="Preformatted_20_Text">ftl $*console*:28: error in closure code body</text:p>
            <text:p text:style-name="Preformatted_20_Text">&gt; set init_42 closure TRUE [first=42] {[value=first]}!</text:p>
          </table:table-cell>
        </table:table-row>
      </table:table>
      <text:h text:style-name="P8" text:outline-level="3">cmd &lt;function&gt; &lt;help&gt;</text:h>
      <table:table table:name="Table16" table:style-name="Table16">
        <table:table-column table:style-name="Table16.A"/>
        <table:table-column table:style-name="Table16.B"/>
        <table:table-row table:style-name="Table16.1">
          <table:table-cell table:style-name="Table16.A1" office:value-type="string">
            <text:p text:style-name="P23">Name</text:p>
          </table:table-cell>
          <table:table-cell table:style-name="Table16.A1" office:value-type="string">
            <text:p text:style-name="P13">cmd</text:p>
          </table:table-cell>
        </table:table-row>
        <table:table-row table:style-name="Table16.1">
          <table:table-cell table:style-name="Table16.A1" office:value-type="string">
            <text:p text:style-name="P23">Kind</text:p>
          </table:table-cell>
          <table:table-cell table:style-name="Table16.A1" office:value-type="string">
            <text:p text:style-name="Table_20_Contents">Function</text:p>
          </table:table-cell>
        </table:table-row>
        <table:table-row table:style-name="Table16.1">
          <table:table-cell table:style-name="Table16.A1" office:value-type="string">
            <text:p text:style-name="P23">Arg syntax</text:p>
          </table:table-cell>
          <table:table-cell table:style-name="Table16.A1" office:value-type="string">
            <text:p text:style-name="Table_20_Contents">&lt;function:closure&gt; &lt;help:string&gt;</text:p>
          </table:table-cell>
        </table:table-row>
        <table:table-row table:style-name="Table16.1">
          <table:table-cell table:style-name="Table16.A1" office:value-type="string">
            <text:p text:style-name="P24">Description</text:p>
          </table:table-cell>
          <table:table-cell table:style-name="Table16.A1" office:value-type="string">
            <text:p text:style-name="Table_20_Contents">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23">Returns</text:p>
          </table:table-cell>
          <table:table-cell table:style-name="Table16.A1" office:value-type="string">
            <text:p text:style-name="Table_20_Contents">A closure embedding the help string and a new command which evaluates the given function. </text:p>
          </table:table-cell>
        </table:table-row>
        <table:table-row table:style-name="Table16.1">
          <table:table-cell table:style-name="Table16.A1" office:value-type="string">
            <text:p text:style-name="P24">Example</text:p>
          </table:table-cell>
          <table:table-cell table:style-name="Table16.A1" office:value-type="string">
            <text:p text:style-name="Preformatted_20_Text">&gt; set onetwo_fn[s]:{ (split " " s!).&lt;0,1&gt; }</text:p>
            <text:p text:style-name="Preformatted_20_Text">&gt; set onetwo cmd onetwo_fn "&lt;first&gt; &lt;second&gt; .. return 1st and 2nd items"!</text:p>
            <text:p text:style-name="Preformatted_20_Text">&gt; help</text:p>
            <text:p text:style-name="Preformatted_20_Text">...</text:p>
            <text:p text:style-name="Preformatted_20_Text">onetwo &lt;first&gt; &lt;second&gt; .. return 1st and 2nd items</text:p>
            <text:p text:style-name="Preformatted_20_Text">...</text:p>
            <text:p text:style-name="Preformatted_20_Text">&gt; onetwo beaky mick titch</text:p>
            <text:p text:style-name="Preformatted_20_Text">&lt;"beaky", "mick"&gt;</text:p>
            <text:p text:style-name="Preformatted_20_Text">&gt; eval onetwo "-o file -- opts"!</text:p>
            <text:p text:style-name="Preformatted_20_Text">&lt;"-o", "file"&gt;</text:p>
          </table:table-cell>
        </table:table-row>
      </table:table>
      <text:h text:style-name="P8" text:outline-level="3">cmp &lt;any&gt; &lt;any&gt;</text:h>
      <table:table table:name="Table17" table:style-name="Table17">
        <table:table-column table:style-name="Table17.A"/>
        <table:table-column table:style-name="Table17.B"/>
        <table:table-row table:style-name="Table17.1">
          <table:table-cell table:style-name="Table17.A1" office:value-type="string">
            <text:p text:style-name="P23">Name</text:p>
          </table:table-cell>
          <table:table-cell table:style-name="Table17.A1" office:value-type="string">
            <text:p text:style-name="P13">cmp</text:p>
          </table:table-cell>
        </table:table-row>
        <table:table-row table:style-name="Table17.1">
          <table:table-cell table:style-name="Table17.A1" office:value-type="string">
            <text:p text:style-name="P23">Kind</text:p>
          </table:table-cell>
          <table:table-cell table:style-name="Table17.A1" office:value-type="string">
            <text:p text:style-name="Table_20_Contents">Function</text:p>
          </table:table-cell>
        </table:table-row>
        <table:table-row table:style-name="Table17.1">
          <table:table-cell table:style-name="Table17.A1" office:value-type="string">
            <text:p text:style-name="P23">Arg syntax</text:p>
          </table:table-cell>
          <table:table-cell table:style-name="Table17.A1" office:value-type="string">
            <text:p text:style-name="Table_20_Contents">&lt;arg1:any&gt; &lt;arg2:any&gt;</text:p>
          </table:table-cell>
        </table:table-row>
        <table:table-row table:style-name="Table17.1">
          <table:table-cell table:style-name="Table17.A1" office:value-type="string">
            <text:p text:style-name="P24">Description</text:p>
          </table:table-cell>
          <table:table-cell table:style-name="Table17.A1" office:value-type="string">
            <text:p text:style-name="Table_20_Contents">Compares two values returning an integer as follows:</text:p>
            <text:list xml:id="list327706248377956497" text:style-name="L6">
              <text:list-item>
                <text:p text:style-name="P59">values incomparable: a non-zero value </text:p>
              </text:list-item>
              <text:list-item>
                <text:p text:style-name="P59">arg1 is arg2: zero </text:p>
              </text:list-item>
              <text:list-item>
                <text:p text:style-name="P59">value of arg1 is equivalent to the value of arg2: zero </text:p>
              </text:list-item>
              <text:list-item>
                <text:p text:style-name="P59">value of arg1 is less than the value of arg2: a negative integer </text:p>
              </text:list-item>
              <text:list-item>
                <text:p text:style-name="P37">value of arg1 is greater than the value of arg2: a strictly positive value </text:p>
              </text:list-item>
            </text:list>
            <text:p text:style-name="Table_20_Contents">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23">Returns</text:p>
          </table:table-cell>
          <table:table-cell table:style-name="Table17.A1" office:value-type="string">
            <text:p text:style-name="Table_20_Contents">An integer value comparing its arguments.</text:p>
          </table:table-cell>
        </table:table-row>
        <table:table-row table:style-name="Table17.1">
          <table:table-cell table:style-name="Table17.A1" office:value-type="string">
            <text:p text:style-name="P24">Example</text:p>
          </table:table-cell>
          <table:table-cell table:style-name="Table17.A1" office:value-type="string">
            <text:p text:style-name="Preformatted_20_Text">&gt; cmp 9 1</text:p>
            <text:p text:style-name="Preformatted_20_Text">1</text:p>
            <text:p text:style-name="Preformatted_20_Text">&gt; cmp "Astring" "Bstring"</text:p>
            <text:p text:style-name="Preformatted_20_Text">-1</text:p>
            <text:p text:style-name="Preformatted_20_Text">&gt; cmp "string\0_B" "string\0_A"</text:p>
            <text:p text:style-name="Preformatted_20_Text">1</text:p>
            <text:p text:style-name="Preformatted_20_Text">&gt; cmp &lt;1&gt; &lt;1&gt;</text:p>
            <text:p text:style-name="Preformatted_20_Text">-1</text:p>
            <text:p text:style-name="Preformatted_20_Text">&gt; set dir &lt;1&gt;</text:p>
            <text:p text:style-name="Preformatted_20_Text">&gt; cmp dir dir</text:p>
            <text:p text:style-name="Preformatted_20_Text">0</text:p>
            <text:p text:style-name="Preformatted_20_Text">cmp NULL ({}!)!</text:p>
          </table:table-cell>
        </table:table-row>
      </table:table>
      <text:h text:style-name="P8" text:outline-level="3">code &lt;closure&gt;</text:h>
      <table:table table:name="Table18" table:style-name="Table18">
        <table:table-column table:style-name="Table18.A"/>
        <table:table-column table:style-name="Table18.B"/>
        <table:table-row table:style-name="Table18.1">
          <table:table-cell table:style-name="Table18.A1" office:value-type="string">
            <text:p text:style-name="P12">Name</text:p>
          </table:table-cell>
          <table:table-cell table:style-name="Table18.A1" office:value-type="string">
            <text:p text:style-name="P13">code</text:p>
          </table:table-cell>
        </table:table-row>
        <table:table-row table:style-name="Table18.1">
          <table:table-cell table:style-name="Table18.A1" office:value-type="string">
            <text:p text:style-name="P12">Kind</text:p>
          </table:table-cell>
          <table:table-cell table:style-name="Table18.A1" office:value-type="string">
            <text:p text:style-name="Table_20_Contents">Function</text:p>
          </table:table-cell>
        </table:table-row>
        <table:table-row table:style-name="Table18.1">
          <table:table-cell table:style-name="Table18.A1" office:value-type="string">
            <text:p text:style-name="P12">Arg syntax</text:p>
          </table:table-cell>
          <table:table-cell table:style-name="Table18.A1" office:value-type="string">
            <text:p text:style-name="Table_20_Contents">&lt;closure&gt;</text:p>
          </table:table-cell>
        </table:table-row>
        <table:table-row table:style-name="Table18.1">
          <table:table-cell table:style-name="Table18.A1" office:value-type="string">
            <text:p text:style-name="P12">Description</text:p>
          </table:table-cell>
          <table:table-cell table:style-name="Table18.A1" office:value-type="string">
            <text:p text:style-name="Table_20_Contents">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12">Returns</text:p>
          </table:table-cell>
          <table:table-cell table:style-name="Table18.A1" office:value-type="string">
            <text:p text:style-name="Table_20_Contents">A code value.</text:p>
          </table:table-cell>
        </table:table-row>
        <table:table-row table:style-name="Table18.1">
          <table:table-cell table:style-name="Table18.A1" office:value-type="string">
            <text:p text:style-name="P12">Example</text:p>
          </table:table-cell>
          <table:table-cell table:style-name="Table18.A1" office:value-type="string">
            <text:p text:style-name="Preformatted_20_Text">&gt; code [b=1,a]:{a+b}</text:p>
            <text:p text:style-name="Preformatted_20_Text">{a+b}</text:p>
            <text:p text:style-name="Preformatted_20_Text">&gt; code set</text:p>
            <text:p text:style-name="Preformatted_20_Text">&lt;cmd:0x8063679,1&gt;</text:p>
            <text:p text:style-name="Preformatted_20_Text">&gt; code code</text:p>
            <text:p text:style-name="Preformatted_20_Text">&lt;func:0x805ac4e,1&gt;</text:p>
          </table:table-cell>
        </table:table-row>
      </table:table>
      <text:h text:style-name="P8" text:outline-level="3">collate &lt;string1&gt; &lt;string2&gt;</text:h>
      <table:table table:name="Table19" table:style-name="Table19">
        <table:table-column table:style-name="Table19.A"/>
        <table:table-column table:style-name="Table19.B"/>
        <table:table-row table:style-name="Table19.1">
          <table:table-cell table:style-name="Table19.A1" office:value-type="string">
            <text:p text:style-name="P23">Name</text:p>
          </table:table-cell>
          <table:table-cell table:style-name="Table19.A1" office:value-type="string">
            <text:p text:style-name="P13">collate</text:p>
          </table:table-cell>
        </table:table-row>
        <table:table-row table:style-name="Table19.1">
          <table:table-cell table:style-name="Table19.A1" office:value-type="string">
            <text:p text:style-name="P23">Kind</text:p>
          </table:table-cell>
          <table:table-cell table:style-name="Table19.A1" office:value-type="string">
            <text:p text:style-name="Table_20_Contents">Function</text:p>
          </table:table-cell>
        </table:table-row>
        <table:table-row table:style-name="Table19.1">
          <table:table-cell table:style-name="Table19.A1" office:value-type="string">
            <text:p text:style-name="P23">Arg syntax</text:p>
          </table:table-cell>
          <table:table-cell table:style-name="Table19.A1" office:value-type="string">
            <text:p text:style-name="Table_20_Contents">&lt;chars1:string&gt; &lt;chars2:string&gt;</text:p>
          </table:table-cell>
        </table:table-row>
        <table:table-row table:style-name="Table19.1">
          <table:table-cell table:style-name="Table19.A1" office:value-type="string">
            <text:p text:style-name="P24">Description</text:p>
          </table:table-cell>
          <table:table-cell table:style-name="Table19.A1" office:value-type="string">
            <text:p text:style-name="Table_20_Contents">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23">Returns</text:p>
          </table:table-cell>
          <table:table-cell table:style-name="Table19.A1" office:value-type="string">
            <text:p text:style-name="Table_20_Contents">An integer comparing the lexicographic collating sequences of the two strings.</text:p>
          </table:table-cell>
        </table:table-row>
        <table:table-row table:style-name="Table19.1">
          <table:table-cell table:style-name="Table19.A1" office:value-type="string">
            <text:p text:style-name="P24">Example</text:p>
          </table:table-cell>
          <table:table-cell table:style-name="Table19.A1" office:value-type="string">
            <text:p text:style-name="Preformatted_20_Text">&gt; collate "same" "same"</text:p>
            <text:p text:style-name="Preformatted_20_Text">0</text:p>
            <text:p text:style-name="Preformatted_20_Text">&gt; collate "early" "late"</text:p>
            <text:p text:style-name="Preformatted_20_Text">-1</text:p>
            <text:p text:style-name="Preformatted_20_Text">&gt; sortby collate &lt;"fred", "£", "FORMER", "104"&gt;</text:p>
            <text:p text:style-name="Preformatted_20_Text">&lt;3, 2, 0, 1&gt;</text:p>
          </table:table-cell>
        </table:table-row>
      </table:table>
      <text:h text:style-name="P8" text:outline-level="3">context &lt;closure&gt;</text:h>
      <table:table table:name="Table20" table:style-name="Table20">
        <table:table-column table:style-name="Table20.A"/>
        <table:table-column table:style-name="Table20.B"/>
        <table:table-row table:style-name="Table20.1">
          <table:table-cell table:style-name="Table20.A1" office:value-type="string">
            <text:p text:style-name="P12">Name</text:p>
          </table:table-cell>
          <table:table-cell table:style-name="Table20.A1" office:value-type="string">
            <text:p text:style-name="P13">context</text:p>
          </table:table-cell>
        </table:table-row>
        <table:table-row table:style-name="Table20.1">
          <table:table-cell table:style-name="Table20.A1" office:value-type="string">
            <text:p text:style-name="P12">Kind</text:p>
          </table:table-cell>
          <table:table-cell table:style-name="Table20.A1" office:value-type="string">
            <text:p text:style-name="Table_20_Contents">Function</text:p>
          </table:table-cell>
        </table:table-row>
        <table:table-row table:style-name="Table20.1">
          <table:table-cell table:style-name="Table20.A1" office:value-type="string">
            <text:p text:style-name="P12">Arg syntax</text:p>
          </table:table-cell>
          <table:table-cell table:style-name="Table20.A1" office:value-type="string">
            <text:p text:style-name="Table_20_Contents">&lt;closure&gt;</text:p>
          </table:table-cell>
        </table:table-row>
        <table:table-row table:style-name="Table20.1">
          <table:table-cell table:style-name="Table20.A1" office:value-type="string">
            <text:p text:style-name="P12">Description</text:p>
          </table:table-cell>
          <table:table-cell table:style-name="Table20.A1" office:value-type="string">
            <text:p text:style-name="Table_20_Contents">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text:span text:style-name="T1">argnames</text:span></text:p>
          </table:table-cell>
        </table:table-row>
        <table:table-row table:style-name="Table20.1">
          <table:table-cell table:style-name="Table20.A1" office:value-type="string">
            <text:p text:style-name="P12">Returns</text:p>
          </table:table-cell>
          <table:table-cell table:style-name="Table20.A1" office:value-type="string">
            <text:p text:style-name="Table_20_Contents">A directory representing the environment in which &lt;closure&gt; will run.</text:p>
          </table:table-cell>
        </table:table-row>
        <table:table-row table:style-name="Table20.1">
          <table:table-cell table:style-name="Table20.A1" office:value-type="string">
            <text:p text:style-name="P12">Example</text:p>
          </table:table-cell>
          <table:table-cell table:style-name="Table20.A1" office:value-type="string">
            <text:p text:style-name="Preformatted_20_Text">&gt; context [b=1,a]::{a+b}</text:p>
            <text:p text:style-name="Preformatted_20_Text">[b=1, a]</text:p>
            <text:p text:style-name="Preformatted_20_Text">&gt; context set</text:p>
            <text:p text:style-name="Preformatted_20_Text">[_help="&lt;name&gt; &lt;expr&gt; - set value in environment", _1]</text:p>
            <text:p text:style-name="Preformatted_20_Text">&gt; eval (context [b=1,a]:{a+b}!).b</text:p>
            <text:p text:style-name="Preformatted_20_Text">1</text:p>
            <text:p text:style-name="Preformatted_20_Text">&gt; eval (context [b=1,a]:{a+b}!).a</text:p>
            <text:p text:style-name="Preformatted_20_Text">ftl $*console*:12: index symbol undefined in parent '"a"'</text:p>
            <text:p text:style-name="Preformatted_20_Text">ftl $*console*:12: failed to evaluate expression</text:p>
          </table:table-cell>
        </table:table-row>
      </table:table>
      <text:h text:style-name="P8" text:outline-level="3">div &lt;int&gt; &lt;int&gt; </text:h>
      <table:table table:name="Table21" table:style-name="Table21">
        <table:table-column table:style-name="Table21.A"/>
        <table:table-column table:style-name="Table21.B"/>
        <table:table-row table:style-name="Table21.1">
          <table:table-cell table:style-name="Table21.A1" office:value-type="string">
            <text:p text:style-name="P12">Name</text:p>
          </table:table-cell>
          <table:table-cell table:style-name="Table21.A1" office:value-type="string">
            <text:p text:style-name="P13">div</text:p>
          </table:table-cell>
        </table:table-row>
        <table:table-row table:style-name="Table21.1">
          <table:table-cell table:style-name="Table21.A1" office:value-type="string">
            <text:p text:style-name="P12">Kind</text:p>
          </table:table-cell>
          <table:table-cell table:style-name="Table21.A1" office:value-type="string">
            <text:p text:style-name="Table_20_Contents">Function</text:p>
          </table:table-cell>
        </table:table-row>
        <table:table-row table:style-name="Table21.1">
          <table:table-cell table:style-name="Table21.A1" office:value-type="string">
            <text:p text:style-name="P12">Arg syntax</text:p>
          </table:table-cell>
          <table:table-cell table:style-name="Table21.A1" office:value-type="string">
            <text:p text:style-name="Table_20_Contents">&lt;n1:int&gt; &lt;n2:int&gt;</text:p>
          </table:table-cell>
        </table:table-row>
        <table:table-row table:style-name="Table21.1">
          <table:table-cell table:style-name="Table21.A1" office:value-type="string">
            <text:p text:style-name="P12">Description</text:p>
          </table:table-cell>
          <table:table-cell table:style-name="Table21.A1" office:value-type="string">
            <text:p text:style-name="Table_20_Contents">Takes two integers and divides the first by the second returning the integer part of the result.</text:p>
          </table:table-cell>
        </table:table-row>
        <table:table-row table:style-name="Table21.1">
          <table:table-cell table:style-name="Table21.A1" office:value-type="string">
            <text:p text:style-name="P12">Returns</text:p>
          </table:table-cell>
          <table:table-cell table:style-name="Table21.A1" office:value-type="string">
            <text:p text:style-name="Table_20_Contents">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12">Example</text:p>
          </table:table-cell>
          <table:table-cell table:style-name="Table21.A1" office:value-type="string">
            <text:p text:style-name="Preformatted_20_Text">&gt; div 14 6</text:p>
            <text:p text:style-name="Preformatted_20_Text">2</text:p>
            <text:p text:style-name="Preformatted_20_Text">&gt; div -14 6</text:p>
            <text:p text:style-name="Preformatted_20_Text">-2</text:p>
            <text:p text:style-name="Preformatted_20_Text">&gt; div 14 (-6)</text:p>
            <text:p text:style-name="Preformatted_20_Text">-2</text:p>
            <text:p text:style-name="Preformatted_20_Text">&gt; div -14 (-6)</text:p>
            <text:p text:style-name="Preformatted_20_Text">2</text:p>
          </table:table-cell>
        </table:table-row>
      </table:table>
      <text:h text:style-name="P8" text:outline-level="3">do &lt;code&gt; &lt;code&gt;</text:h>
      <table:table table:name="Table22" table:style-name="Table22">
        <table:table-column table:style-name="Table22.A"/>
        <table:table-column table:style-name="Table22.B"/>
        <table:table-row table:style-name="Table22.1">
          <table:table-cell table:style-name="Table22.A1" office:value-type="string">
            <text:p text:style-name="P23">Name</text:p>
          </table:table-cell>
          <table:table-cell table:style-name="Table22.A1" office:value-type="string">
            <text:p text:style-name="P13">do</text:p>
          </table:table-cell>
        </table:table-row>
        <table:table-row table:style-name="Table22.1">
          <table:table-cell table:style-name="Table22.A1" office:value-type="string">
            <text:p text:style-name="P23">Kind</text:p>
          </table:table-cell>
          <table:table-cell table:style-name="Table22.A1" office:value-type="string">
            <text:p text:style-name="Table_20_Contents">Function</text:p>
          </table:table-cell>
        </table:table-row>
        <table:table-row table:style-name="Table22.1">
          <table:table-cell table:style-name="Table22.A1" office:value-type="string">
            <text:p text:style-name="P23">Arg syntax</text:p>
          </table:table-cell>
          <table:table-cell table:style-name="Table22.A1" office:value-type="string">
            <text:p text:style-name="Table_20_Contents">&lt;do:code&gt; &lt;test:code&gt;</text:p>
          </table:table-cell>
        </table:table-row>
        <table:table-row table:style-name="Table22.1">
          <table:table-cell table:style-name="Table22.A1" office:value-type="string">
            <text:p text:style-name="P24">Description</text:p>
          </table:table-cell>
          <table:table-cell table:style-name="Table22.A1" office:value-type="string">
            <text:p text:style-name="Table_20_Contents">execute &lt;do&gt; while &lt;test&gt; evaluates to <text:span text:style-name="T1">TRUE</text:span></text:p>
          </table:table-cell>
        </table:table-row>
        <table:table-row table:style-name="Table22.1">
          <table:table-cell table:style-name="Table22.A1" office:value-type="string">
            <text:p text:style-name="P23">Returns</text:p>
          </table:table-cell>
          <table:table-cell table:style-name="Table22.A1" office:value-type="string">
            <text:p text:style-name="Table_20_Contents">Returns the value associated with &lt;code&gt; on its last execution</text:p>
          </table:table-cell>
        </table:table-row>
        <table:table-row table:style-name="Table22.1">
          <table:table-cell table:style-name="Table22.A1" office:value-type="string">
            <text:p text:style-name="P24">Example</text:p>
          </table:table-cell>
          <table:table-cell table:style-name="Table22.A1" office:value-type="string">
            <text:p text:style-name="Preformatted_20_Text">set nosix_run[]: {</text:p>
            <text:p text:style-name="Preformatted_20_Text">    count = 0;</text:p>
            <text:p text:style-name="Preformatted_20_Text">    do {n = rnd 6!; </text:p>
            <text:p text:style-name="Preformatted_20_Text"><text:s text:c="8"/>count = 1+(count);  </text:p>
            <text:p text:style-name="Preformatted_20_Text"><text:s text:c="8"/>count </text:p>
            <text:p text:style-name="Preformatted_20_Text"><text:s text:c="4"/>} { 0 != (n) }!</text:p>
            <text:p text:style-name="Preformatted_20_Text">}</text:p>
            <text:p text:style-name="Preformatted_20_Text">&gt; nosix_run</text:p>
            <text:p text:style-name="Preformatted_20_Text">5</text:p>
            <text:p text:style-name="Preformatted_20_Text">&gt; nosix_run</text:p>
            <text:p text:style-name="Preformatted_20_Text">10</text:p>
            <text:p text:style-name="Preformatted_20_Text">&gt; nosix_run</text:p>
            <text:p text:style-name="Preformatted_20_Text">1</text:p>
          </table:table-cell>
        </table:table-row>
      </table:table>
      <text:h text:style-name="P8" text:outline-level="3">domain &lt;dir&gt;</text:h>
      <table:table table:name="Table23" table:style-name="Table23">
        <table:table-column table:style-name="Table23.A"/>
        <table:table-column table:style-name="Table23.B"/>
        <table:table-row table:style-name="Table23.1">
          <table:table-cell table:style-name="Table23.A1" office:value-type="string">
            <text:p text:style-name="P23">Name</text:p>
          </table:table-cell>
          <table:table-cell table:style-name="Table23.A1" office:value-type="string">
            <text:p text:style-name="P13">domain</text:p>
          </table:table-cell>
        </table:table-row>
        <table:table-row table:style-name="Table23.1">
          <table:table-cell table:style-name="Table23.A1" office:value-type="string">
            <text:p text:style-name="P23">Kind</text:p>
          </table:table-cell>
          <table:table-cell table:style-name="Table23.A1" office:value-type="string">
            <text:p text:style-name="Table_20_Contents">Function</text:p>
          </table:table-cell>
        </table:table-row>
        <table:table-row table:style-name="Table23.1">
          <table:table-cell table:style-name="Table23.A1" office:value-type="string">
            <text:p text:style-name="P23">Arg syntax</text:p>
          </table:table-cell>
          <table:table-cell table:style-name="Table23.A1" office:value-type="string">
            <text:p text:style-name="Table_20_Contents">&lt;env:dir&gt;</text:p>
          </table:table-cell>
        </table:table-row>
        <table:table-row table:style-name="Table23.1">
          <table:table-cell table:style-name="Table23.A1" office:value-type="string">
            <text:p text:style-name="P24">Description</text:p>
          </table:table-cell>
          <table:table-cell table:style-name="Table23.A1" office:value-type="string">
            <text:p text:style-name="Table_20_Contents">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23">Returns</text:p>
          </table:table-cell>
          <table:table-cell table:style-name="Table23.A1" office:value-type="string">
            <text:p text:style-name="Table_20_Contents">a vector of names used in <text:span text:style-name="T1">env,</text:span> in any order</text:p>
          </table:table-cell>
        </table:table-row>
        <table:table-row table:style-name="Table23.1">
          <table:table-cell table:style-name="Table23.A1" office:value-type="string">
            <text:p text:style-name="P24">Example</text:p>
          </table:table-cell>
          <table:table-cell table:style-name="Table23.A1" office:value-type="string">
            <text:p text:style-name="Preformatted_20_Text">&gt; domain [a=3, b="asdf", "c"=[], d]</text:p>
            <text:p text:style-name="Preformatted_20_Text">&lt;"a", "b", "c"&gt;</text:p>
            <text:p text:style-name="Preformatted_20_Text">&gt; join ", " (domain [a=3, b="asdf", "c"=[], d]!)</text:p>
            <text:p text:style-name="Preformatted_20_Text">"a, b, c"</text:p>
            <text:p text:style-name="Preformatted_20_Text">&gt; set rndelement[env]: { env.((domain env!).(rnd (len env!)!)) }</text:p>
            <text:p text:style-name="Preformatted_20_Text">&gt; rndelement [a=3, b="asdf", "c"=[], d]</text:p>
            <text:p text:style-name="Preformatted_20_Text">"asdf"</text:p>
            <text:p text:style-name="Preformatted_20_Text">&gt; rndelement [a=3, b="asdf", "c"=[], d]</text:p>
            <text:p text:style-name="Preformatted_20_Text">3</text:p>
            <text:p text:style-name="Preformatted_20_Text">&gt; rndelement [a=3, b="asdf", "c"=[], d]</text:p>
            <text:p text:style-name="Preformatted_20_Text">[]</text:p>
          </table:table-cell>
        </table:table-row>
      </table:table>
      <text:h text:style-name="P8" text:outline-level="3">equal &lt;val&gt; &lt;val&gt;</text:h>
      <table:table table:name="Table24" table:style-name="Table24">
        <table:table-column table:style-name="Table24.A"/>
        <table:table-column table:style-name="Table24.B"/>
        <table:table-row table:style-name="Table24.1">
          <table:table-cell table:style-name="Table24.A1" office:value-type="string">
            <text:p text:style-name="P23">Name</text:p>
          </table:table-cell>
          <table:table-cell table:style-name="Table24.A1" office:value-type="string">
            <text:p text:style-name="P13">equal</text:p>
          </table:table-cell>
        </table:table-row>
        <table:table-row table:style-name="Table24.1">
          <table:table-cell table:style-name="Table24.A1" office:value-type="string">
            <text:p text:style-name="P23">Kind</text:p>
          </table:table-cell>
          <table:table-cell table:style-name="Table24.A1" office:value-type="string">
            <text:p text:style-name="Table_20_Contents">Function</text:p>
          </table:table-cell>
        </table:table-row>
        <table:table-row table:style-name="Table24.1">
          <table:table-cell table:style-name="Table24.A1" office:value-type="string">
            <text:p text:style-name="P23">Arg syntax</text:p>
          </table:table-cell>
          <table:table-cell table:style-name="Table24.A1" office:value-type="string">
            <text:p text:style-name="Table_20_Contents">&lt;val1:any&gt; &lt;val2:any&gt;</text:p>
          </table:table-cell>
        </table:table-row>
        <table:table-row table:style-name="Table24.1">
          <table:table-cell table:style-name="Table24.A1" office:value-type="string">
            <text:p text:style-name="P24">Description</text:p>
          </table:table-cell>
          <table:table-cell table:style-name="Table24.A1" office:value-type="string">
            <text:p text:style-name="Table_20_Contents">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reformatted_20_Text">[val1, val2]: { 0 == (cmp val1 val2!) }</text:p>
            <text:p text:style-name="Table_20_Contents">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23">Returns</text:p>
          </table:table-cell>
          <table:table-cell table:style-name="Table24.A1" office:value-type="string">
            <text:p text:style-name="Table_20_Contents">TRUE or FALSE</text:p>
          </table:table-cell>
        </table:table-row>
        <table:table-row table:style-name="Table24.1">
          <table:table-cell table:style-name="Table24.A1" office:value-type="string">
            <text:p text:style-name="P24">Example</text:p>
          </table:table-cell>
          <table:table-cell table:style-name="Table24.A1" office:value-type="string">
            <text:p text:style-name="Preformatted_20_Text">{ <text:s text:c="2"/>if (equal var NULL!) {</text:p>
            <text:p text:style-name="Preformatted_20_Text"><text:s text:c="8"/>echo "nothing there"!</text:p>
            <text:p text:style-name="Preformatted_20_Text"><text:s text:c="4"/>}{ <text:s/>do_something_with var!</text:p>
            <text:p text:style-name="Preformatted_20_Text"><text:s text:c="4"/>}!</text:p>
            <text:p text:style-name="Preformatted_20_Text">}</text:p>
            <text:p text:style-name="Preformatted_20_Text">&gt; eval (3 == 3) {echo "hi"!}!</text:p>
            <text:p text:style-name="Preformatted_20_Text">hi</text:p>
            <text:p text:style-name="Preformatted_20_Text">FALSE</text:p>
          </table:table-cell>
        </table:table-row>
      </table:table>
      <text:h text:style-name="P8" text:outline-level="3">echo &lt;whole line&gt;</text:h>
      <table:table table:name="Table25" table:style-name="Table25">
        <table:table-column table:style-name="Table25.A"/>
        <table:table-column table:style-name="Table25.B"/>
        <table:table-row table:style-name="Table25.1">
          <table:table-cell table:style-name="Table25.A1" office:value-type="string">
            <text:p text:style-name="P23">Name</text:p>
          </table:table-cell>
          <table:table-cell table:style-name="Table25.A1" office:value-type="string">
            <text:p text:style-name="P13">echo</text:p>
          </table:table-cell>
        </table:table-row>
        <table:table-row table:style-name="Table25.1">
          <table:table-cell table:style-name="Table25.A1" office:value-type="string">
            <text:p text:style-name="P23">Kind</text:p>
          </table:table-cell>
          <table:table-cell table:style-name="Table25.A1" office:value-type="string">
            <text:p text:style-name="Table_20_Contents">Command</text:p>
          </table:table-cell>
        </table:table-row>
        <table:table-row table:style-name="Table25.1">
          <table:table-cell table:style-name="Table25.A1" office:value-type="string">
            <text:p text:style-name="P23">Arg syntax</text:p>
          </table:table-cell>
          <table:table-cell table:style-name="Table25.A1" office:value-type="string">
            <text:p text:style-name="Table_20_Contents">&lt;restofline&gt;</text:p>
          </table:table-cell>
        </table:table-row>
        <table:table-row table:style-name="Table25.1">
          <table:table-cell table:style-name="Table25.A1" office:value-type="string">
            <text:p text:style-name="P24">Description</text:p>
          </table:table-cell>
          <table:table-cell table:style-name="Table25.A1" office:value-type="string">
            <text:p text:style-name="Table_20_Contents">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23">Returns</text:p>
          </table:table-cell>
          <table:table-cell table:style-name="Table25.A1" office:value-type="string">
            <text:p text:style-name="Table_20_Contents">NULL</text:p>
          </table:table-cell>
        </table:table-row>
        <table:table-row table:style-name="Table25.1">
          <table:table-cell table:style-name="Table25.A1" office:value-type="string">
            <text:p text:style-name="P24">Example</text:p>
          </table:table-cell>
          <table:table-cell table:style-name="Table25.A1" office:value-type="string">
            <text:p text:style-name="Preformatted_20_Text">&gt; echo <text:s text:c="2"/>=== STARTING ===</text:p>
            <text:p text:style-name="Preformatted_20_Text">=== STARTING ===</text:p>
            <text:p text:style-name="Preformatted_20_Text">&gt; set option "on"</text:p>
            <text:p text:style-name="Preformatted_20_Text">&gt; echo Option is currently $option</text:p>
            <text:p text:style-name="Preformatted_20_Text">Option is currently on</text:p>
            <text:p text:style-name="Preformatted_20_Text">&gt; set roll[]: { die = rnd 6!; echo "Roll \$die"! }</text:p>
            <text:p text:style-name="Preformatted_20_Text">&gt; roll</text:p>
            <text:p text:style-name="Preformatted_20_Text">Roll 5</text:p>
          </table:table-cell>
        </table:table-row>
      </table:table>
      <text:h text:style-name="P8" text:outline-level="3">enter &lt;dir&gt;</text:h>
      <table:table table:name="Table26" table:style-name="Table26">
        <table:table-column table:style-name="Table26.A"/>
        <table:table-column table:style-name="Table26.B"/>
        <table:table-row table:style-name="Table26.1">
          <table:table-cell table:style-name="Table26.A1" office:value-type="string">
            <text:p text:style-name="P23">Name</text:p>
          </table:table-cell>
          <table:table-cell table:style-name="Table26.A1" office:value-type="string">
            <text:p text:style-name="P13">enter</text:p>
          </table:table-cell>
        </table:table-row>
        <table:table-row table:style-name="Table26.1">
          <table:table-cell table:style-name="Table26.A1" office:value-type="string">
            <text:p text:style-name="P23">Kind</text:p>
          </table:table-cell>
          <table:table-cell table:style-name="Table26.A1" office:value-type="string">
            <text:p text:style-name="Table_20_Contents">Function</text:p>
          </table:table-cell>
        </table:table-row>
        <table:table-row table:style-name="Table26.1">
          <table:table-cell table:style-name="Table26.A1" office:value-type="string">
            <text:p text:style-name="P23">Arg syntax</text:p>
          </table:table-cell>
          <table:table-cell table:style-name="Table26.A1" office:value-type="string">
            <text:p text:style-name="Table_20_Contents">&lt;env:dir&gt;</text:p>
          </table:table-cell>
        </table:table-row>
        <table:table-row table:style-name="Table26.1">
          <table:table-cell table:style-name="Table26.A1" office:value-type="string">
            <text:p text:style-name="P24">Description</text:p>
          </table:table-cell>
          <table:table-cell table:style-name="Table26.A1" office:value-type="string">
            <text:p text:style-name="Table_20_Contents">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23">Returns</text:p>
          </table:table-cell>
          <table:table-cell table:style-name="Table26.A1" office:value-type="string">
            <text:p text:style-name="Table_20_Contents">NULL</text:p>
          </table:table-cell>
        </table:table-row>
        <table:table-row table:style-name="Table26.1">
          <table:table-cell table:style-name="Table26.A1" office:value-type="string">
            <text:p text:style-name="P24">Example</text:p>
          </table:table-cell>
          <table:table-cell table:style-name="Table26.A1" office:value-type="string">
            <text:p text:style-name="Preformatted_20_Text">&gt; enter [h=help, e=echo, ans=42]</text:p>
            <text:p text:style-name="Preformatted_20_Text">&gt; help</text:p>
            <text:p text:style-name="Preformatted_20_Text">ans - int value</text:p>
            <text:p text:style-name="Preformatted_20_Text">e &lt;whole line&gt; - prints the line out</text:p>
            <text:p text:style-name="Preformatted_20_Text">h - prints command information</text:p>
            <text:p text:style-name="Preformatted_20_Text">&gt; eval h</text:p>
            <text:p text:style-name="Preformatted_20_Text">["_help"="- prints command information"]::&lt;func:0x8053dfc,0&gt;</text:p>
            <text:p text:style-name="Preformatted_20_Text">&gt; eval help</text:p>
            <text:p text:style-name="Preformatted_20_Text">["_help"="- prints command information"]::&lt;func:0x8053dfc,0&gt;</text:p>
            <text:p text:style-name="Preformatted_20_Text">&gt; set f [rec]:{ x="original"; enter rec!; echo x!; }</text:p>
            <text:p text:style-name="Preformatted_20_Text">&gt; f [x="new"]</text:p>
            <text:p text:style-name="Preformatted_20_Text">new</text:p>
            <text:p text:style-name="Preformatted_20_Text">&gt; f [y="new"]</text:p>
            <text:p text:style-name="Preformatted_20_Text">original</text:p>
          </table:table-cell>
        </table:table-row>
      </table:table>
      <text:h text:style-name="P8"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23">Name</text:p>
          </table:table-cell>
          <table:table-cell table:style-name="Table27.A1" office:value-type="string">
            <text:p text:style-name="P13">eval</text:p>
          </table:table-cell>
        </table:table-row>
        <table:table-row table:style-name="Table27.1">
          <table:table-cell table:style-name="Table27.A1" office:value-type="string">
            <text:p text:style-name="P23">Kind</text:p>
          </table:table-cell>
          <table:table-cell table:style-name="Table27.A1" office:value-type="string">
            <text:p text:style-name="Table_20_Contents">Command</text:p>
          </table:table-cell>
        </table:table-row>
        <table:table-row table:style-name="Table27.1">
          <table:table-cell table:style-name="Table27.A1" office:value-type="string">
            <text:p text:style-name="P23">Arg syntax</text:p>
          </table:table-cell>
          <table:table-cell table:style-name="Table27.A1" office:value-type="string">
            <text:p text:style-name="Table_20_Contents">&lt;expression:any&gt;</text:p>
          </table:table-cell>
        </table:table-row>
        <table:table-row table:style-name="Table27.1">
          <table:table-cell table:style-name="Table27.A1" office:value-type="string">
            <text:p text:style-name="P24">Description</text:p>
          </table:table-cell>
          <table:table-cell table:style-name="Table27.A1" office:value-type="string">
            <text:p text:style-name="Table_20_Contents">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23">Returns</text:p>
          </table:table-cell>
          <table:table-cell table:style-name="Table27.A1" office:value-type="string">
            <text:p text:style-name="Table_20_Contents">The value of the FTL expression</text:p>
          </table:table-cell>
        </table:table-row>
        <table:table-row table:style-name="Table27.1">
          <table:table-cell table:style-name="Table27.A1" office:value-type="string">
            <text:p text:style-name="P24">Example</text:p>
          </table:table-cell>
          <table:table-cell table:style-name="Table27.A1" office:value-type="string">
            <text:p text:style-name="Preformatted_20_Text">&gt; eval f="foibles"</text:p>
            <text:p text:style-name="Preformatted_20_Text">"foibles"</text:p>
            <text:p text:style-name="Preformatted_20_Text">&gt; eval [a]:{echo a!; a} "asparagus"!</text:p>
            <text:p text:style-name="Preformatted_20_Text">asparagus</text:p>
            <text:p text:style-name="Preformatted_20_Text">"asparagus"</text:p>
            <text:p text:style-name="Preformatted_20_Text">&gt; set demo [expr]:{ </text:p>
            <text:p text:style-name="Preformatted_20_Text">&gt; <text:s text:c="3"/>io.write io.out ""+(expr)+" = "+(str (eval expr!)!)+"\n"! </text:p>
            <text:p text:style-name="Preformatted_20_Text">&gt; }</text:p>
            <text:p text:style-name="Preformatted_20_Text">&gt; forall &lt;3..5&gt; [n]:{demo "100/"+(str n!)!}</text:p>
            <text:p text:style-name="Preformatted_20_Text">100/3 = 33</text:p>
            <text:p text:style-name="Preformatted_20_Text">100/4 = 25</text:p>
            <text:p text:style-name="Preformatted_20_Text">100/5 = 20</text:p>
          </table:table-cell>
        </table:table-row>
      </table:table>
      <text:h text:style-name="P8" text:outline-level="3">every &lt;n&gt; &lt;command&gt;</text:h>
      <table:table table:name="Table28" table:style-name="Table28">
        <table:table-column table:style-name="Table28.A"/>
        <table:table-column table:style-name="Table28.B"/>
        <table:table-row table:style-name="Table28.1">
          <table:table-cell table:style-name="Table28.A1" office:value-type="string">
            <text:p text:style-name="P23">Name</text:p>
          </table:table-cell>
          <table:table-cell table:style-name="Table28.A1" office:value-type="string">
            <text:p text:style-name="P13">every</text:p>
          </table:table-cell>
        </table:table-row>
        <table:table-row table:style-name="Table28.1">
          <table:table-cell table:style-name="Table28.A1" office:value-type="string">
            <text:p text:style-name="P23">Kind</text:p>
          </table:table-cell>
          <table:table-cell table:style-name="Table28.A1" office:value-type="string">
            <text:p text:style-name="Table_20_Contents">Command</text:p>
          </table:table-cell>
        </table:table-row>
        <table:table-row table:style-name="Table28.1">
          <table:table-cell table:style-name="Table28.A1" office:value-type="string">
            <text:p text:style-name="P23">Arg syntax</text:p>
          </table:table-cell>
          <table:table-cell table:style-name="Table28.A1" office:value-type="string">
            <text:p text:style-name="Table_20_Contents">&lt;milliseconds:int&gt; &lt;commands:restofline&gt;</text:p>
          </table:table-cell>
        </table:table-row>
        <table:table-row table:style-name="Table28.1">
          <table:table-cell table:style-name="Table28.A1" office:value-type="string">
            <text:p text:style-name="P24">Description</text:p>
          </table:table-cell>
          <table:table-cell table:style-name="Table28.A1" office:value-type="string">
            <text:p text:style-name="Table_20_Contents">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23">Returns</text:p>
          </table:table-cell>
          <table:table-cell table:style-name="Table28.A1" office:value-type="string">
            <text:p text:style-name="Table_20_Contents">Does not return</text:p>
          </table:table-cell>
        </table:table-row>
        <table:table-row table:style-name="Table28.1">
          <table:table-cell table:style-name="Table28.A1" office:value-type="string">
            <text:p text:style-name="P24">Example</text:p>
          </table:table-cell>
          <table:table-cell table:style-name="Table28.A1" office:value-type="string">
            <text:p text:style-name="Preformatted_20_Text">&gt; every 1000 echo 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able:table-cell>
        </table:table-row>
      </table:table>
      <text:h text:style-name="P8" text:outline-level="3">exit</text:h>
      <table:table table:name="Table29" table:style-name="Table29">
        <table:table-column table:style-name="Table29.A"/>
        <table:table-column table:style-name="Table29.B"/>
        <table:table-row table:style-name="Table29.1">
          <table:table-cell table:style-name="Table29.A1" office:value-type="string">
            <text:p text:style-name="P23">Name</text:p>
          </table:table-cell>
          <table:table-cell table:style-name="Table29.A1" office:value-type="string">
            <text:p text:style-name="P13">exit</text:p>
          </table:table-cell>
        </table:table-row>
        <table:table-row table:style-name="Table29.1">
          <table:table-cell table:style-name="Table29.A1" office:value-type="string">
            <text:p text:style-name="P23">Kind</text:p>
          </table:table-cell>
          <table:table-cell table:style-name="Table29.A1" office:value-type="string">
            <text:p text:style-name="Table_20_Contents">Function</text:p>
          </table:table-cell>
        </table:table-row>
        <table:table-row table:style-name="Table29.1">
          <table:table-cell table:style-name="Table29.A1" office:value-type="string">
            <text:p text:style-name="P23">Arg syntax</text:p>
          </table:table-cell>
          <table:table-cell table:style-name="Table29.A1" office:value-type="string">
            <text:p text:style-name="Table_20_Contents">no argument</text:p>
          </table:table-cell>
        </table:table-row>
        <table:table-row table:style-name="Table29.1">
          <table:table-cell table:style-name="Table29.A1" office:value-type="string">
            <text:p text:style-name="P24">Description</text:p>
          </table:table-cell>
          <table:table-cell table:style-name="Table29.A1" office:value-type="string">
            <text:p text:style-name="Table_20_Contents">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23">Returns</text:p>
          </table:table-cell>
          <table:table-cell table:style-name="Table29.A1" office:value-type="string">
            <text:p text:style-name="Table_20_Contents">Does not return</text:p>
          </table:table-cell>
        </table:table-row>
        <table:table-row table:style-name="Table29.1">
          <table:table-cell table:style-name="Table29.A1" office:value-type="string">
            <text:p text:style-name="P24">Example</text:p>
          </table:table-cell>
          <table:table-cell table:style-name="Table29.A1" office:value-type="string">
            <text:p text:style-name="Preformatted_20_Text">&gt; exit</text:p>
            <text:p text:style-name="Preformatted_20_Text">&gt; set error[msg]:{ echo msg!; exit! }</text:p>
          </table:table-cell>
        </table:table-row>
      </table:table>
      <text:h text:style-name="P8" text:outline-level="3">FALSE</text:h>
      <table:table table:name="Table30" table:style-name="Table30">
        <table:table-column table:style-name="Table30.A"/>
        <table:table-column table:style-name="Table30.B"/>
        <table:table-row table:style-name="Table30.1">
          <table:table-cell table:style-name="Table30.A1" office:value-type="string">
            <text:p text:style-name="P12">Name</text:p>
          </table:table-cell>
          <table:table-cell table:style-name="Table30.A1" office:value-type="string">
            <text:p text:style-name="P13">FALSE</text:p>
          </table:table-cell>
        </table:table-row>
        <table:table-row table:style-name="Table30.1">
          <table:table-cell table:style-name="Table30.A1" office:value-type="string">
            <text:p text:style-name="P12">Kind</text:p>
          </table:table-cell>
          <table:table-cell table:style-name="Table30.A1" office:value-type="string">
            <text:p text:style-name="Table_20_Contents">Value</text:p>
          </table:table-cell>
        </table:table-row>
        <table:table-row table:style-name="Table30.1">
          <table:table-cell table:style-name="Table30.A1" office:value-type="string">
            <text:p text:style-name="P12">Arg syntax</text:p>
          </table:table-cell>
          <table:table-cell table:style-name="Table30.A1" office:value-type="string">
            <text:p text:style-name="Table_20_Contents">(no args)</text:p>
          </table:table-cell>
        </table:table-row>
        <table:table-row table:style-name="Table30.1">
          <table:table-cell table:style-name="Table30.A1" office:value-type="string">
            <text:p text:style-name="P12">Description</text:p>
          </table:table-cell>
          <table:table-cell table:style-name="Table30.A1" office:value-type="string">
            <text:p text:style-name="Table_20_Contents">Provides the <text:span text:style-name="T1">FALSE</text:span> value which can be used in boolean expressions.<text:line-break/>Note that the value used for <text:span text:style-name="T1">FALSE</text:span> behaves as if it were defined as follows:</text:p>
            <text:p text:style-name="Preformatted_20_Text">[code]:{FALSE}</text:p>
            <text:p text:style-name="Table_20_Contents">See also: <text:span text:style-name="T1">TRUE</text:span>, the section about Boolean Values above.</text:p>
          </table:table-cell>
        </table:table-row>
        <table:table-row table:style-name="Table30.1">
          <table:table-cell table:style-name="Table30.A1" office:value-type="string">
            <text:p text:style-name="P12">Returns</text:p>
          </table:table-cell>
          <table:table-cell table:style-name="Table30.A1" office:value-type="string">
            <text:p text:style-name="Table_20_Contents">A value that is different to the one used for <text:span text:style-name="T1">TRUE.</text:span></text:p>
          </table:table-cell>
        </table:table-row>
        <table:table-row table:style-name="Table30.1">
          <table:table-cell table:style-name="Table30.A1" office:value-type="string">
            <text:p text:style-name="P12">Example</text:p>
          </table:table-cell>
          <table:table-cell table:style-name="Table30.A1" office:value-type="string">
            <text:p text:style-name="Preformatted_20_Text">&gt; set done FALSE</text:p>
            <text:p text:style-name="Preformatted_20_Text">&gt; set once[fn]: { if (done) { done=TRUE; fn! } {}! } </text:p>
            <text:p text:style-name="Preformatted_20_Text">{ <text:s text:c="2"/>rc = fn!;</text:p>
            <text:p text:style-name="Preformatted_20_Text"><text:s text:c="4"/>if (rc.error_occured) {echo "ERROR"!; FALSE} {TRUE}!</text:p>
            <text:p text:style-name="Preformatted_20_Text">}</text:p>
            <text:p text:style-name="Preformatted_20_Text">&gt; eval FALSE {echo "never run"!}!</text:p>
            <text:p text:style-name="Preformatted_20_Text">FALSE</text:p>
          </table:table-cell>
        </table:table-row>
      </table:table>
      <text:h text:style-name="P8" text:outline-level="3">forall &lt;dir&gt; &lt;closure&gt;</text:h>
      <table:table table:name="Table31" table:style-name="Table31">
        <table:table-column table:style-name="Table31.A"/>
        <table:table-column table:style-name="Table31.B"/>
        <table:table-row>
          <table:table-cell table:style-name="Table31.A1" office:value-type="string">
            <text:p text:style-name="P23">Name</text:p>
          </table:table-cell>
          <table:table-cell table:style-name="Table31.A1" office:value-type="string">
            <text:p text:style-name="P13">forall</text:p>
          </table:table-cell>
        </table:table-row>
        <table:table-row>
          <table:table-cell table:style-name="Table31.A1" office:value-type="string">
            <text:p text:style-name="P23">Kind</text:p>
          </table:table-cell>
          <table:table-cell table:style-name="Table31.A1" office:value-type="string">
            <text:p text:style-name="Table_20_Contents">Function</text:p>
          </table:table-cell>
        </table:table-row>
        <table:table-row>
          <table:table-cell table:style-name="Table31.A1" office:value-type="string">
            <text:p text:style-name="P23">Arg syntax</text:p>
          </table:table-cell>
          <table:table-cell table:style-name="Table31.A1" office:value-type="string">
            <text:p text:style-name="Table_20_Contents">&lt;set:clodir&gt; &lt;enumerate:clocode&gt;</text:p>
          </table:table-cell>
        </table:table-row>
        <table:table-row>
          <table:table-cell table:style-name="Table31.A1" office:value-type="string">
            <text:p text:style-name="P24">Description</text:p>
          </table:table-cell>
          <table:table-cell table:style-name="Table31.A1" office:value-type="string">
            <text:p text:style-name="Table_20_Contents">This function executes <text:span text:style-name="T1">enumerate</text:span> for every name value pair in <text:span text:style-name="T1">set</text:span>.<text:line-break/>If enumerate is code it is simply executed in the environment where <text:span text:style-name="T1">forall</text:span> was invoked once for every member in the set, otherwise <text:span text:style-name="T1">enumerate</text:span> may be a closure with either one or two arguments.<text:line-break/>If it is a closure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p>
          </table:table-cell>
        </table:table-row>
        <table:table-row>
          <table:table-cell table:style-name="Table31.A1" office:value-type="string">
            <text:p text:style-name="P23">Returns</text:p>
          </table:table-cell>
          <table:table-cell table:style-name="Table31.A1" office:value-type="string">
            <text:p text:style-name="Table_20_Contents">NULL</text:p>
          </table:table-cell>
        </table:table-row>
        <table:table-row>
          <table:table-cell table:style-name="Table31.A1" office:value-type="string">
            <text:p text:style-name="P24">Example</text:p>
          </table:table-cell>
          <table:table-cell table:style-name="Table31.A1" office:value-type="string">
            <text:p text:style-name="Preformatted_20_Text">&gt; forall &lt;..3&gt; { echo "next"! }</text:p>
            <text:p text:style-name="Preformatted_20_Text">next</text:p>
            <text:p text:style-name="Preformatted_20_Text">next</text:p>
            <text:p text:style-name="Preformatted_20_Text">next</text:p>
            <text:p text:style-name="Preformatted_20_Text">&gt; forall &lt;"one", "fine", "day"&gt; echo</text:p>
            <text:p text:style-name="Preformatted_20_Text">one</text:p>
            <text:p text:style-name="Preformatted_20_Text">fine</text:p>
            <text:p text:style-name="Preformatted_20_Text">day</text:p>
            <text:p text:style-name="Preformatted_20_Text">set sieve[n]: { </text:p>
            <text:p text:style-name="Preformatted_20_Text"><text:s text:c="4"/>forall &lt;0, n .. (len prime!)&gt; [i]:{ </text:p>
            <text:p text:style-name="Preformatted_20_Text"><text:s text:c="8"/>prime.(i) = NULL </text:p>
            <text:p text:style-name="Preformatted_20_Text"><text:s text:c="4"/>}! </text:p>
            <text:p text:style-name="Preformatted_20_Text">}</text:p>
            <text:p text:style-name="Preformatted_20_Text">&gt; forall [a="ay", b="bee", c="see"] [pron, let]:{</text:p>
            <text:p text:style-name="Preformatted_20_Text">&gt; <text:s text:c="4"/>echo "\$let is pronounced '\$pron'"!</text:p>
            <text:p text:style-name="Preformatted_20_Text">&gt; }</text:p>
            <text:p text:style-name="Preformatted_20_Text">a is pronounced 'ay'</text:p>
            <text:p text:style-name="Preformatted_20_Text">b is pronounced 'bee'</text:p>
            <text:p text:style-name="Preformatted_20_Text">c is pronounced 'see'</text:p>
            <text:p text:style-name="Preformatted_20_Text">&gt; forall ([a,b]::{b=20+(a)} 1 2) [val, name]:{echo "\$name = \$val"!}</text:p>
            <text:p text:style-name="Preformatted_20_Text">b = 2</text:p>
            <text:p text:style-name="Preformatted_20_Text">a = 1</text:p>
          </table:table-cell>
        </table:table-row>
      </table:table>
      <text:h text:style-name="P8" text:outline-level="3">help</text:h>
      <table:table table:name="Table32" table:style-name="Table32">
        <table:table-column table:style-name="Table32.A"/>
        <table:table-column table:style-name="Table32.B"/>
        <table:table-row>
          <table:table-cell table:style-name="Table32.A1" office:value-type="string">
            <text:p text:style-name="P23">Name</text:p>
          </table:table-cell>
          <table:table-cell table:style-name="Table32.A1" office:value-type="string">
            <text:p text:style-name="P13">help [all] [&lt;command&gt;]</text:p>
          </table:table-cell>
        </table:table-row>
        <table:table-row>
          <table:table-cell table:style-name="Table32.A1" office:value-type="string">
            <text:p text:style-name="P23">Kind</text:p>
          </table:table-cell>
          <table:table-cell table:style-name="Table32.A1" office:value-type="string">
            <text:p text:style-name="Table_20_Contents">Command</text:p>
          </table:table-cell>
        </table:table-row>
        <table:table-row>
          <table:table-cell table:style-name="Table32.A1" office:value-type="string">
            <text:p text:style-name="P23">Arg syntax</text:p>
          </table:table-cell>
          <table:table-cell table:style-name="Table32.A1" office:value-type="string">
            <text:p text:style-name="Table_20_Contents">[all] [&lt;command&gt;]</text:p>
          </table:table-cell>
        </table:table-row>
        <table:table-row>
          <table:table-cell table:style-name="Table32.A1" office:value-type="string">
            <text:p text:style-name="P24">Description</text:p>
          </table:table-cell>
          <table:table-cell table:style-name="Table32.A1" office:value-type="string">
            <text:p text:style-name="Table_20_Contents">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23">Returns</text:p>
          </table:table-cell>
          <table:table-cell table:style-name="Table32.A1" office:value-type="string">
            <text:p text:style-name="Table_20_Contents">NULL</text:p>
          </table:table-cell>
        </table:table-row>
        <table:table-row>
          <table:table-cell table:style-name="Table32.A1" office:value-type="string">
            <text:p text:style-name="P24">Example</text:p>
          </table:table-cell>
          <table:table-cell table:style-name="Table32.A1" office:value-type="string">
            <text:p text:style-name="Preformatted_20_Text">&gt; help</text:p>
            <text:p text:style-name="Preformatted_20_Text">help [all] - prints command information</text:p>
            <text:p text:style-name="Preformatted_20_Text">set &lt;name&gt; &lt;expr&gt; - set value in environment</text:p>
            <text:p text:style-name="Preformatted_20_Text">exit - abandon all command inputs</text:p>
            <text:p text:style-name="Preformatted_20_Text">:</text:p>
            <text:p text:style-name="Preformatted_20_Text">sys help - show subcommands</text:p>
            <text:p text:style-name="Preformatted_20_Text">parse help - show subcommands</text:p>
            <text:p text:style-name="Preformatted_20_Text">io help - show subcommands</text:p>
            <text:p text:style-name="Preformatted_20_Text">:</text:p>
            <text:p text:style-name="Preformatted_20_Text">echo &lt;whole line&gt; - prints the line out</text:p>
            <text:p text:style-name="Preformatted_20_Text">eval &lt;expr&gt; - evaluate expression</text:p>
            <text:p text:style-name="Preformatted_20_Text">sleep &lt;n&gt; - sleep for &lt;n&gt; milliseconds</text:p>
            <text:p text:style-name="Preformatted_20_Text">len [&lt;env&gt;|&lt;closure&gt;|&lt;string&gt;] - number of elements in object</text:p>
            <text:p text:style-name="Preformatted_20_Text">&gt; sys help</text:p>
            <text:p text:style-name="Preformatted_20_Text">run &lt;line&gt; - execute system &lt;line&gt;</text:p>
            <text:p text:style-name="Preformatted_20_Text">uid &lt;user&gt; - return the UID of the named user</text:p>
            <text:p text:style-name="Preformatted_20_Text">time - system calendar time in seconds</text:p>
            <text:p text:style-name="Preformatted_20_Text">localtime &lt;time&gt; - broken down local time</text:p>
            <text:p text:style-name="Preformatted_20_Text">utctime &lt;time&gt; - broken down UTC time</text:p>
            <text:p text:style-name="Preformatted_20_Text">localtimef &lt;format&gt; &lt;time&gt; - formatted local time</text:p>
            <text:p text:style-name="Preformatted_20_Text">utctimef &lt;format&gt; &lt;time&gt; - formatted UTC time</text:p>
            <text:p text:style-name="Preformatted_20_Text">&gt; enter [ e=echo, h=help, x=exit, o=1, t=2 ]</text:p>
            <text:p text:style-name="Preformatted_20_Text">&gt; help</text:p>
            <text:p text:style-name="Preformatted_20_Text">e &lt;whole line&gt; - prints the line out</text:p>
            <text:p text:style-name="Preformatted_20_Text">h [all] [&lt;cmd&gt;] - prints information about commands</text:p>
            <text:p text:style-name="Preformatted_20_Text">x - abandon all command inputs</text:p>
            <text:p text:style-name="Preformatted_20_Text">&gt; help all</text:p>
            <text:p text:style-name="Preformatted_20_Text">e &lt;whole line&gt; - prints the line out</text:p>
            <text:p text:style-name="Preformatted_20_Text">h [all] [&lt;cmd&gt;] - prints information about commands</text:p>
            <text:p text:style-name="Preformatted_20_Text">x - abandon all command inputs</text:p>
            <text:p text:style-name="Preformatted_20_Text">o - int value</text:p>
            <text:p text:style-name="Preformatted_20_Text">t - int value</text:p>
            <text:p text:style-name="Preformatted_20_Text">&gt; help exit</text:p>
            <text:p text:style-name="Preformatted_20_Text">exit - abandon all command inputs</text:p>
            <text:p text:style-name="Preformatted_20_Text">&gt; sys help time</text:p>
            <text:p text:style-name="Preformatted_20_Text">time - system calendar time in seconds</text:p>
            <text:p text:style-name="Preformatted_20_Text">&gt; help sys.time</text:p>
            <text:p text:style-name="Preformatted_20_Text">sys.time - system calendar time in seconds</text:p>
            <text:p text:style-name="Preformatted_20_Text">&gt; enter [fn = [_help="- my function"]:{echo _help!}, env = [x="variable"], var = "variable" ]</text:p>
            <text:p text:style-name="Preformatted_20_Text">&gt; help</text:p>
            <text:p text:style-name="Preformatted_20_Text">fn - my function</text:p>
            <text:p text:style-name="Preformatted_20_Text">env help - show subcommands</text:p>
            <text:p text:style-name="Preformatted_20_Text">&gt; help all</text:p>
            <text:p text:style-name="Preformatted_20_Text">fn - my function</text:p>
            <text:p text:style-name="Preformatted_20_Text">env &lt;subcommand&gt; - commands:</text:p>
            <text:p text:style-name="Preformatted_20_Text"><text:s text:c="4"/>x - string value</text:p>
            <text:p text:style-name="Preformatted_20_Text">var - string value</text:p>
            <text:p text:style-name="Preformatted_20_Text">&gt; env help</text:p>
            <text:p text:style-name="Preformatted_20_Text">&gt; env help all</text:p>
            <text:p text:style-name="Preformatted_20_Text">x - string value</text:p>
          </table:table-cell>
        </table:table-row>
      </table:table>
      <text:h text:style-name="P8" text:outline-level="3">if &lt;bool&gt; &lt;then-code&gt; &lt;else-code&gt;</text:h>
      <table:table table:name="Table33" table:style-name="Table33">
        <table:table-column table:style-name="Table33.A"/>
        <table:table-column table:style-name="Table33.B"/>
        <table:table-row>
          <table:table-cell table:style-name="Table33.A1" office:value-type="string">
            <text:p text:style-name="P23">Name</text:p>
          </table:table-cell>
          <table:table-cell table:style-name="Table33.A1" office:value-type="string">
            <text:p text:style-name="P13">if</text:p>
          </table:table-cell>
        </table:table-row>
        <table:table-row>
          <table:table-cell table:style-name="Table33.A1" office:value-type="string">
            <text:p text:style-name="P23">Kind</text:p>
          </table:table-cell>
          <table:table-cell table:style-name="Table33.A1" office:value-type="string">
            <text:p text:style-name="Table_20_Contents">Function</text:p>
          </table:table-cell>
        </table:table-row>
        <table:table-row>
          <table:table-cell table:style-name="Table33.A1" office:value-type="string">
            <text:p text:style-name="P23">Arg syntax</text:p>
          </table:table-cell>
          <table:table-cell table:style-name="Table33.A1" office:value-type="string">
            <text:p text:style-name="Table_20_Contents">&lt;test:bool&gt; &lt;then:code&gt; &lt;else:code&gt;</text:p>
          </table:table-cell>
        </table:table-row>
        <table:table-row>
          <table:table-cell table:style-name="Table33.A1" office:value-type="string">
            <text:p text:style-name="P24">Description</text:p>
          </table:table-cell>
          <table:table-cell table:style-name="Table33.A1" office:value-type="string">
            <text:p text:style-name="Table_20_Contents">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23">Returns</text:p>
          </table:table-cell>
          <table:table-cell table:style-name="Table33.A1" office:value-type="string">
            <text:p text:style-name="Table_20_Contents">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24">Example</text:p>
          </table:table-cell>
          <table:table-cell table:style-name="Table33.A1" office:value-type="string">
            <text:p text:style-name="Preformatted_20_Text">&gt; if 3 lt (rnd 6!) { echo "heads"! } { echo "tails"! }</text:p>
            <text:p text:style-name="Preformatted_20_Text">&gt; eval echo (if 3 lt (rnd 6!) {"heads"}{"tails"}!)!</text:p>
            <text:p text:style-name="Preformatted_20_Text">set doit[cmd]: {</text:p>
            <text:p text:style-name="Preformatted_20_Text"><text:s text:c="4"/>if 0 == (cmp cmd "exit"!) {</text:p>
            <text:p text:style-name="Preformatted_20_Text"><text:s text:c="7"/>FALSE</text:p>
            <text:p text:style-name="Preformatted_20_Text"><text:s text:c="4"/>}{</text:p>
            <text:p text:style-name="Preformatted_20_Text"><text:s text:c="7"/>eval cmd!;</text:p>
            <text:p text:style-name="Preformatted_20_Text"><text:s text:c="7"/>TRUE</text:p>
            <text:p text:style-name="Preformatted_20_Text"><text:s text:c="4"/>}!</text:p>
            <text:p text:style-name="Preformatted_20_Text">}</text:p>
            <text:p text:style-name="Preformatted_20_Text">&gt; if TRUE (echo "this") (echo "that")</text:p>
            <text:p text:style-name="Preformatted_20_Text">this</text:p>
            <text:p text:style-name="Preformatted_20_Text">&gt; if FALSE (echo "this") (echo "that")</text:p>
            <text:p text:style-name="Preformatted_20_Text">that</text:p>
          </table:table-cell>
        </table:table-row>
      </table:table>
      <text:h text:style-name="P8" text:outline-level="3"><text:span text:style-name="T9">i</text:span>nenv &lt;env&gt; &lt;name&gt;</text:h>
      <table:table table:name="Table34" table:style-name="Table34">
        <table:table-column table:style-name="Table34.A"/>
        <table:table-column table:style-name="Table34.B"/>
        <table:table-row table:style-name="Table34.1">
          <table:table-cell table:style-name="Table34.A1" office:value-type="string">
            <text:p text:style-name="P23">Name</text:p>
          </table:table-cell>
          <table:table-cell table:style-name="Table34.A1" office:value-type="string">
            <text:p text:style-name="P13">inenv</text:p>
          </table:table-cell>
        </table:table-row>
        <table:table-row table:style-name="Table34.1">
          <table:table-cell table:style-name="Table34.A1" office:value-type="string">
            <text:p text:style-name="P23">Kind</text:p>
          </table:table-cell>
          <table:table-cell table:style-name="Table34.A1" office:value-type="string">
            <text:p text:style-name="Table_20_Contents">Function</text:p>
          </table:table-cell>
        </table:table-row>
        <table:table-row table:style-name="Table34.1">
          <table:table-cell table:style-name="Table34.A1" office:value-type="string">
            <text:p text:style-name="P23">Arg syntax</text:p>
          </table:table-cell>
          <table:table-cell table:style-name="Table34.A1" office:value-type="string">
            <text:p text:style-name="Table_20_Contents">&lt;env:clodir&gt; &lt;name&gt;</text:p>
          </table:table-cell>
        </table:table-row>
        <table:table-row table:style-name="Table34.1">
          <table:table-cell table:style-name="Table34.A1" office:value-type="string">
            <text:p text:style-name="P24">Description</text:p>
          </table:table-cell>
          <table:table-cell table:style-name="Table34.A1" office:value-type="string">
            <text:p text:style-name="Table_20_Contents">returns 0 unless string &lt;name&gt; has a value in &lt;env&gt;</text:p>
          </table:table-cell>
        </table:table-row>
        <table:table-row table:style-name="Table34.1">
          <table:table-cell table:style-name="Table34.A1" office:value-type="string">
            <text:p text:style-name="P23">Returns</text:p>
          </table:table-cell>
          <table:table-cell table:style-name="Table34.A1" office:value-type="string">
            <text:p text:style-name="Table_20_Contents">NULL</text:p>
          </table:table-cell>
        </table:table-row>
        <table:table-row table:style-name="Table34.1">
          <table:table-cell table:style-name="Table34.A1" office:value-type="string">
            <text:p text:style-name="P24">Example</text:p>
          </table:table-cell>
          <table:table-cell table:style-name="Table34.A1" office:value-type="string">
            <text:p text:style-name="Preformatted_20_Text">&gt; inenv parse.env "inenv"</text:p>
            <text:p text:style-name="Preformatted_20_Text">1</text:p>
            <text:p text:style-name="Preformatted_20_Text">&gt; inenv [a=NULL, b] "a"</text:p>
            <text:p text:style-name="Preformatted_20_Text">1</text:p>
            <text:p text:style-name="Preformatted_20_Text">&gt; inenv [a=NULL, b] "b"</text:p>
            <text:p text:style-name="Preformatted_20_Text">0</text:p>
            <text:p text:style-name="Preformatted_20_Text">&gt; inenv [a=NULL, b] "c"</text:p>
            <text:p text:style-name="Preformatted_20_Text">0</text:p>
          </table:table-cell>
        </table:table-row>
      </table:table>
      <text:h text:style-name="P8" text:outline-level="3">invert &lt;bool&gt; </text:h>
      <table:table table:name="Table35" table:style-name="Table35">
        <table:table-column table:style-name="Table35.A"/>
        <table:table-column table:style-name="Table35.B"/>
        <table:table-row table:style-name="Table35.1">
          <table:table-cell table:style-name="Table35.A1" office:value-type="string">
            <text:p text:style-name="P12">Name</text:p>
          </table:table-cell>
          <table:table-cell table:style-name="Table35.A1" office:value-type="string">
            <text:p text:style-name="P13">invert</text:p>
          </table:table-cell>
        </table:table-row>
        <table:table-row table:style-name="Table35.1">
          <table:table-cell table:style-name="Table35.A1" office:value-type="string">
            <text:p text:style-name="P12">Kind</text:p>
          </table:table-cell>
          <table:table-cell table:style-name="Table35.A1" office:value-type="string">
            <text:p text:style-name="Table_20_Contents">Function</text:p>
          </table:table-cell>
        </table:table-row>
        <table:table-row table:style-name="Table35.1">
          <table:table-cell table:style-name="Table35.A1" office:value-type="string">
            <text:p text:style-name="P12">Arg syntax</text:p>
          </table:table-cell>
          <table:table-cell table:style-name="Table35.A1" office:value-type="string">
            <text:p text:style-name="Table_20_Contents">&lt;b:int&gt; </text:p>
          </table:table-cell>
        </table:table-row>
        <table:table-row table:style-name="Table35.1">
          <table:table-cell table:style-name="Table35.A1" office:value-type="string">
            <text:p text:style-name="P12">Description</text:p>
          </table:table-cell>
          <table:table-cell table:style-name="Table35.A1" office:value-type="string">
            <text:p text:style-name="Table_20_Contents">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12">Returns</text:p>
          </table:table-cell>
          <table:table-cell table:style-name="Table35.A1" office:value-type="string">
            <text:p text:style-name="Table_20_Contents">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12">Example</text:p>
          </table:table-cell>
          <table:table-cell table:style-name="Table35.A1" office:value-type="string">
            <text:p text:style-name="Preformatted_20_Text">&gt; invert TRUE</text:p>
            <text:p text:style-name="Preformatted_20_Text">FALSE</text:p>
            <text:p text:style-name="Preformatted_20_Text">&gt; invert FALSE</text:p>
            <text:p text:style-name="Preformatted_20_Text">TRUE</text:p>
          </table:table-cell>
        </table:table-row>
      </table:table>
      <text:h text:style-name="P8" text:outline-level="3">io close &lt;stream&gt;</text:h>
      <table:table table:name="Table36" table:style-name="Table36">
        <table:table-column table:style-name="Table36.A"/>
        <table:table-column table:style-name="Table36.B"/>
        <table:table-row table:style-name="Table36.1">
          <table:table-cell table:style-name="Table36.A1" office:value-type="string">
            <text:p text:style-name="P23">Name</text:p>
          </table:table-cell>
          <table:table-cell table:style-name="Table36.A1" office:value-type="string">
            <text:p text:style-name="P13">io.close</text:p>
          </table:table-cell>
        </table:table-row>
        <table:table-row table:style-name="Table36.1">
          <table:table-cell table:style-name="Table36.A1" office:value-type="string">
            <text:p text:style-name="P23">Kind</text:p>
          </table:table-cell>
          <table:table-cell table:style-name="Table36.A1" office:value-type="string">
            <text:p text:style-name="Table_20_Contents">Function</text:p>
          </table:table-cell>
        </table:table-row>
        <table:table-row table:style-name="Table36.1">
          <table:table-cell table:style-name="Table36.A1" office:value-type="string">
            <text:p text:style-name="P23">Arg syntax</text:p>
          </table:table-cell>
          <table:table-cell table:style-name="Table36.A1" office:value-type="string">
            <text:p text:style-name="Table_20_Contents">&lt;open:stream&gt;</text:p>
          </table:table-cell>
        </table:table-row>
        <table:table-row table:style-name="Table36.1">
          <table:table-cell table:style-name="Table36.A1" office:value-type="string">
            <text:p text:style-name="P24">Description</text:p>
          </table:table-cell>
          <table:table-cell table:style-name="Table36.A1" office:value-type="string">
            <text:p text:style-name="Table_20_Contents">Completes access to the given stream and makes it unavailable for future access </text:p>
          </table:table-cell>
        </table:table-row>
        <table:table-row table:style-name="Table36.1">
          <table:table-cell table:style-name="Table36.A1" office:value-type="string">
            <text:p text:style-name="P23">Returns</text:p>
          </table:table-cell>
          <table:table-cell table:style-name="Table36.A1" office:value-type="string">
            <text:p text:style-name="Table_20_Contents">NULL</text:p>
          </table:table-cell>
        </table:table-row>
        <table:table-row table:style-name="Table36.1">
          <table:table-cell table:style-name="Table36.A1" office:value-type="string">
            <text:p text:style-name="P24">Example</text:p>
          </table:table-cell>
          <table:table-cell table:style-name="Table36.A1" office:value-type="string">
            <text:p text:style-name="Preformatted_20_Text">&gt; io close io.file "test" "w"!</text:p>
            <text:p text:style-name="Preformatted_20_Text">set log[msg]:{</text:p>
            <text:p text:style-name="Preformatted_20_Text"><text:s text:c="4"/>logstr = io.file "log" "w"!;</text:p>
            <text:p text:style-name="Preformatted_20_Text"><text:s text:c="4"/>io.write logstr msg!;</text:p>
            <text:p text:style-name="Preformatted_20_Text"><text:s text:c="4"/>io.write logstr "\n"!;</text:p>
            <text:p text:style-name="Preformatted_20_Text"><text:s text:c="4"/>io.close logstr;</text:p>
            <text:p text:style-name="Preformatted_20_Text">}</text:p>
          </table:table-cell>
        </table:table-row>
      </table:table>
      <text:h text:style-name="P8" text:outline-level="3">io err</text:h>
      <table:table table:name="Table37" table:style-name="Table37">
        <table:table-column table:style-name="Table37.A"/>
        <table:table-column table:style-name="Table37.B"/>
        <table:table-row table:style-name="Table37.1">
          <table:table-cell table:style-name="Table37.A1" office:value-type="string">
            <text:p text:style-name="P23">Name</text:p>
          </table:table-cell>
          <table:table-cell table:style-name="Table37.A1" office:value-type="string">
            <text:p text:style-name="P13">io.err</text:p>
          </table:table-cell>
        </table:table-row>
        <table:table-row table:style-name="Table37.1">
          <table:table-cell table:style-name="Table37.A1" office:value-type="string">
            <text:p text:style-name="P23">Kind</text:p>
          </table:table-cell>
          <table:table-cell table:style-name="Table37.A1" office:value-type="string">
            <text:p text:style-name="Table_20_Contents">Read only value</text:p>
          </table:table-cell>
        </table:table-row>
        <table:table-row table:style-name="Table37.1">
          <table:table-cell table:style-name="Table37.A1" office:value-type="string">
            <text:p text:style-name="P23">Arg syntax</text:p>
          </table:table-cell>
          <table:table-cell table:style-name="Table37.A1" office:value-type="string">
            <text:p text:style-name="Table_20_Contents">Not a function</text:p>
          </table:table-cell>
        </table:table-row>
        <table:table-row table:style-name="Table37.1">
          <table:table-cell table:style-name="Table37.A1" office:value-type="string">
            <text:p text:style-name="P24">Description</text:p>
          </table:table-cell>
          <table:table-cell table:style-name="Table37.A1" office:value-type="string">
            <text:p text:style-name="Table_20_Contents">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23">Returns</text:p>
          </table:table-cell>
          <table:table-cell table:style-name="Table37.A1" office:value-type="string">
            <text:p text:style-name="Table_20_Contents">Not a function</text:p>
          </table:table-cell>
        </table:table-row>
        <table:table-row table:style-name="Table37.1">
          <table:table-cell table:style-name="Table37.A1" office:value-type="string">
            <text:p text:style-name="P24">Example</text:p>
          </table:table-cell>
          <table:table-cell table:style-name="Table37.A1" office:value-type="string">
            <text:p text:style-name="Preformatted_20_Text">&gt; io write io.err "Wrong!\n"</text:p>
            <text:p text:style-name="Preformatted_20_Text">7</text:p>
            <text:p text:style-name="Preformatted_20_Text">set error[rc, msg]: {</text:p>
            <text:p text:style-name="Preformatted_20_Text"><text:s text:c="4"/>io.write io.err ""+(str rc!)+" "+(msg)+"\n"!</text:p>
            <text:p text:style-name="Preformatted_20_Text">}</text:p>
          </table:table-cell>
        </table:table-row>
      </table:table>
      <text:h text:style-name="P8" text:outline-level="3">io file &lt;filename&gt; &lt;rw&gt;</text:h>
      <table:table table:name="Table38" table:style-name="Table38">
        <table:table-column table:style-name="Table38.A"/>
        <table:table-column table:style-name="Table38.B"/>
        <table:table-row table:style-name="Table38.1">
          <table:table-cell table:style-name="Table38.A1" office:value-type="string">
            <text:p text:style-name="P23">Name</text:p>
          </table:table-cell>
          <table:table-cell table:style-name="Table38.A1" office:value-type="string">
            <text:p text:style-name="P13">io.file</text:p>
          </table:table-cell>
        </table:table-row>
        <table:table-row table:style-name="Table38.1">
          <table:table-cell table:style-name="Table38.A1" office:value-type="string">
            <text:p text:style-name="P23">Kind</text:p>
          </table:table-cell>
          <table:table-cell table:style-name="Table38.A1" office:value-type="string">
            <text:p text:style-name="Table_20_Contents">Function</text:p>
          </table:table-cell>
        </table:table-row>
        <table:table-row table:style-name="Table38.1">
          <table:table-cell table:style-name="Table38.A1" office:value-type="string">
            <text:p text:style-name="P23">Arg syntax</text:p>
          </table:table-cell>
          <table:table-cell table:style-name="Table38.A1" office:value-type="string">
            <text:p text:style-name="Table_20_Contents">&lt;filename:string&gt; &lt;access:string&gt;</text:p>
          </table:table-cell>
        </table:table-row>
        <table:table-row table:style-name="Table38.1">
          <table:table-cell table:style-name="Table38.A1" office:value-type="string">
            <text:p text:style-name="P24">Description</text:p>
          </table:table-cell>
          <table:table-cell table:style-name="Table38.A1" office:value-type="string">
            <text:p text:style-name="Table_20_Contents">opens a file from the local filing system with name filename to which the requested access is provided.  The access string consists of one or more of the following characters:</text:p>
            <text:list xml:id="list7195931557748179787" text:style-name="L7">
              <text:list-item>
                <text:p text:style-name="P60">"r" - open for read access </text:p>
              </text:list-item>
              <text:list-item>
                <text:p text:style-name="P38">"w" - open for write access </text:p>
              </text:list-item>
            </text:list>
            <text:p text:style-name="Table_20_Contents">Note that the binding "<text:span text:style-name="T1">file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io.pathfile</text:span>, <text:span text:style-name="T1">io.close</text:span> </text:p>
          </table:table-cell>
        </table:table-row>
        <table:table-row table:style-name="Table38.1">
          <table:table-cell table:style-name="Table38.A1" office:value-type="string">
            <text:p text:style-name="P23">Returns</text:p>
          </table:table-cell>
          <table:table-cell table:style-name="Table38.A1" office:value-type="string">
            <text:p text:style-name="Table_20_Contents"><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24">Example</text:p>
          </table:table-cell>
          <table:table-cell table:style-name="Table38.A1" office:value-type="string">
            <text:p text:style-name="Preformatted_20_Text">&gt; set exists[f]: { 0 != (cmp NULL (io.file f "r"!)!) }</text:p>
            <text:p text:style-name="Preformatted_20_Text">&gt; exists "/tmp/gone"</text:p>
            <text:p text:style-name="Preformatted_20_Text">FALSE</text:p>
            <text:p text:style-name="Preformatted_20_Text">&gt; exists "ftl"</text:p>
            <text:p text:style-name="Preformatted_20_Text">TRUE</text:p>
            <text:p text:style-name="Preformatted_20_Text">&gt; parse exec "" (io.file "script" "r"!)</text:p>
          </table:table-cell>
        </table:table-row>
      </table:table>
      <text:h text:style-name="P8" text:outline-level="3">io fprintf &lt;stream&gt; &lt;format&gt; &lt;env&gt;</text:h>
      <table:table table:name="Table39" table:style-name="Table39">
        <table:table-column table:style-name="Table39.A"/>
        <table:table-column table:style-name="Table39.B"/>
        <table:table-row table:style-name="Table39.1">
          <table:table-cell table:style-name="Table39.A1" office:value-type="string">
            <text:p text:style-name="P23">Name</text:p>
          </table:table-cell>
          <table:table-cell table:style-name="Table39.A1" office:value-type="string">
            <text:p text:style-name="P13">io.fprintf</text:p>
          </table:table-cell>
        </table:table-row>
        <table:table-row table:style-name="Table39.1">
          <table:table-cell table:style-name="Table39.A1" office:value-type="string">
            <text:p text:style-name="P23">Kind</text:p>
          </table:table-cell>
          <table:table-cell table:style-name="Table39.A1" office:value-type="string">
            <text:p text:style-name="Table_20_Contents">Function</text:p>
          </table:table-cell>
        </table:table-row>
        <table:table-row table:style-name="Table39.1">
          <table:table-cell table:style-name="Table39.A1" office:value-type="string">
            <text:p text:style-name="P23">Arg syntax</text:p>
          </table:table-cell>
          <table:table-cell table:style-name="Table39.A1" office:value-type="string">
            <text:p text:style-name="Table_20_Contents">&lt;out:stream&gt; &lt;format:string&gt; &lt;args:clodir&gt;</text:p>
          </table:table-cell>
        </table:table-row>
        <table:table-row table:style-name="Table39.1">
          <table:table-cell table:style-name="Table39.A1" office:value-type="string">
            <text:p text:style-name="P24">Description</text:p>
          </table:table-cell>
          <table:table-cell table:style-name="Table39.A1" office:value-type="string">
            <text:p text:style-name="Table_20_Contents">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23">Returns</text:p>
          </table:table-cell>
          <table:table-cell table:style-name="Table39.A1" office:value-type="string">
            <text:p text:style-name="Table_20_Contents">The number of bytes written to the stream.</text:p>
          </table:table-cell>
        </table:table-row>
        <table:table-row table:style-name="Table39.1">
          <table:table-cell table:style-name="Table39.A1" office:value-type="string">
            <text:p text:style-name="P24">Example</text:p>
          </table:table-cell>
          <table:table-cell table:style-name="Table39.A1" office:value-type="string">
            <text:p text:style-name="Preformatted_20_Text">&gt; io fprintf io.out "€1 = £%[pounds]d.%[pennies]02d\n" [pennies=60, pounds=0]</text:p>
            <text:p text:style-name="Preformatted_20_Text">€1 = £0.60</text:p>
            <text:p text:style-name="Preformatted_20_Text">14</text:p>
            <text:p text:style-name="Preformatted_20_Text">&gt; set printf io.fprintf io.out</text:p>
            <text:p text:style-name="Preformatted_20_Text">&gt; set n printf "sequence %02d %02d %02d %02d\n" &lt;5..8&gt;!</text:p>
            <text:p text:style-name="Preformatted_20_Text">sequence 05 06 07 08</text:p>
            <text:p text:style-name="Preformatted_20_Text">&gt; eval n</text:p>
            <text:p text:style-name="Preformatted_20_Text">21</text:p>
          </table:table-cell>
        </table:table-row>
      </table:table>
      <text:h text:style-name="P8" text:outline-level="3">io getc</text:h>
      <table:table table:name="Table40" table:style-name="Table40">
        <table:table-column table:style-name="Table40.A"/>
        <table:table-column table:style-name="Table40.B"/>
        <table:table-row table:style-name="Table40.1">
          <table:table-cell table:style-name="Table40.A1" office:value-type="string">
            <text:p text:style-name="P23">Name</text:p>
          </table:table-cell>
          <table:table-cell table:style-name="Table40.A1" office:value-type="string">
            <text:p text:style-name="P13">io.getc</text:p>
          </table:table-cell>
        </table:table-row>
        <table:table-row table:style-name="Table40.1">
          <table:table-cell table:style-name="Table40.A1" office:value-type="string">
            <text:p text:style-name="P23">Kind</text:p>
          </table:table-cell>
          <table:table-cell table:style-name="Table40.A1" office:value-type="string">
            <text:p text:style-name="Table_20_Contents">Function</text:p>
          </table:table-cell>
        </table:table-row>
        <table:table-row table:style-name="Table40.1">
          <table:table-cell table:style-name="Table40.A1" office:value-type="string">
            <text:p text:style-name="P23">Arg syntax</text:p>
          </table:table-cell>
          <table:table-cell table:style-name="Table40.A1" office:value-type="string">
            <text:p text:style-name="Table_20_Contents">&lt;in:stream&gt;</text:p>
          </table:table-cell>
        </table:table-row>
        <table:table-row table:style-name="Table40.1">
          <table:table-cell table:style-name="Table40.A1" office:value-type="string">
            <text:p text:style-name="P24">Description</text:p>
          </table:table-cell>
          <table:table-cell table:style-name="Table40.A1" office:value-type="string">
            <text:p text:style-name="Table_20_Contents">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23">Returns</text:p>
          </table:table-cell>
          <table:table-cell table:style-name="Table40.A1" office:value-type="string">
            <text:p text:style-name="Table_20_Contents">A string containing the next octet read from the given stream.</text:p>
          </table:table-cell>
        </table:table-row>
        <table:table-row table:style-name="Table40.1">
          <table:table-cell table:style-name="Table40.A1" office:value-type="string">
            <text:p text:style-name="P24">Example</text:p>
          </table:table-cell>
          <table:table-cell table:style-name="Table40.A1" office:value-type="string">
            <text:p text:style-name="Preformatted_20_Text">&gt; set sin io.instring "In" "r"!</text:p>
            <text:p text:style-name="Preformatted_20_Text">&gt; io getc sin</text:p>
            <text:p text:style-name="Preformatted_20_Text">"I"</text:p>
            <text:p text:style-name="Preformatted_20_Text">&gt; io getc sin</text:p>
            <text:p text:style-name="Preformatted_20_Text">"n"</text:p>
            <text:p text:style-name="Preformatted_20_Text">&gt; io getc sin</text:p>
            <text:p text:style-name="Preformatted_20_Text">&gt;</text:p>
            <text:p text:style-name="Preformatted_20_Text">set rev[st]:{</text:p>
            <text:p text:style-name="Preformatted_20_Text"><text:s text:c="4"/>.out="";</text:p>
            <text:p text:style-name="Preformatted_20_Text"><text:s text:c="4"/>.ch=NULL;</text:p>
            <text:p text:style-name="Preformatted_20_Text"><text:s text:c="4"/>while {NULL != (ch=io.getc st!)} {</text:p>
            <text:p text:style-name="Preformatted_20_Text"><text:s text:c="8"/>out=""+(ch)+(out);</text:p>
            <text:p text:style-name="Preformatted_20_Text"><text:s text:c="4"/>}!;</text:p>
            <text:p text:style-name="Preformatted_20_Text"><text:s text:c="4"/>out</text:p>
            <text:p text:style-name="Preformatted_20_Text">}</text:p>
            <text:p text:style-name="Preformatted_20_Text">&gt; set sin io.instring "able was I ere" "r"!</text:p>
            <text:p text:style-name="Preformatted_20_Text">&gt; rev sin</text:p>
            <text:p text:style-name="Preformatted_20_Text">"ere I saw elba"</text:p>
          </table:table-cell>
        </table:table-row>
      </table:table>
      <text:h text:style-name="P8" text:outline-level="3">io in</text:h>
      <table:table table:name="Table41" table:style-name="Table41">
        <table:table-column table:style-name="Table41.A"/>
        <table:table-column table:style-name="Table41.B"/>
        <table:table-row table:style-name="Table41.1">
          <table:table-cell table:style-name="Table41.A1" office:value-type="string">
            <text:p text:style-name="P23">Name</text:p>
          </table:table-cell>
          <table:table-cell table:style-name="Table41.A1" office:value-type="string">
            <text:p text:style-name="P13">io.in</text:p>
          </table:table-cell>
        </table:table-row>
        <table:table-row table:style-name="Table41.1">
          <table:table-cell table:style-name="Table41.A1" office:value-type="string">
            <text:p text:style-name="P23">Kind</text:p>
          </table:table-cell>
          <table:table-cell table:style-name="Table41.A1" office:value-type="string">
            <text:p text:style-name="Table_20_Contents">Read only value</text:p>
          </table:table-cell>
        </table:table-row>
        <table:table-row table:style-name="Table41.1">
          <table:table-cell table:style-name="Table41.A1" office:value-type="string">
            <text:p text:style-name="P23">Arg syntax</text:p>
          </table:table-cell>
          <table:table-cell table:style-name="Table41.A1" office:value-type="string">
            <text:p text:style-name="Table_20_Contents">Not a function</text:p>
          </table:table-cell>
        </table:table-row>
        <table:table-row table:style-name="Table41.1">
          <table:table-cell table:style-name="Table41.A1" office:value-type="string">
            <text:p text:style-name="P24">Description</text:p>
          </table:table-cell>
          <table:table-cell table:style-name="Table41.A1" office:value-type="string">
            <text:p text:style-name="Table_20_Contents">The standard stream to use for normal input.  (The same stream that is associated with <text:span text:style-name="T1">stdin</text:span> in C when the interpreter was started.)<text:line-break/>See variables <text:span text:style-name="T1">io out</text:span> and <text:span text:style-name="T1">io err </text:span>too. </text:p>
          </table:table-cell>
        </table:table-row>
        <table:table-row table:style-name="Table41.1">
          <table:table-cell table:style-name="Table41.A1" office:value-type="string">
            <text:p text:style-name="P23">Returns</text:p>
          </table:table-cell>
          <table:table-cell table:style-name="Table41.A1" office:value-type="string">
            <text:p text:style-name="Table_20_Contents">Not a function</text:p>
          </table:table-cell>
        </table:table-row>
        <table:table-row table:style-name="Table41.1">
          <table:table-cell table:style-name="Table41.A1" office:value-type="string">
            <text:p text:style-name="P24">Example</text:p>
          </table:table-cell>
          <table:table-cell table:style-name="Table41.A1" office:value-type="string">
            <text:p text:style-name="Preformatted_20_Text">&gt; io in</text:p>
            <text:p text:style-name="Preformatted_20_Text">&lt;-'&lt;stdin&gt;'</text:p>
            <text:p text:style-name="Preformatted_20_Text">set is_stdin[str]: { 0 == (cmp str io.in!) }</text:p>
          </table:table-cell>
        </table:table-row>
      </table:table>
      <text:h text:style-name="P8" text:outline-level="3">io instring &lt;string&gt; &lt;rw&gt;</text:h>
      <table:table table:name="Table42" table:style-name="Table42">
        <table:table-column table:style-name="Table42.A"/>
        <table:table-column table:style-name="Table42.B"/>
        <table:table-row table:style-name="Table42.1">
          <table:table-cell table:style-name="Table42.A1" office:value-type="string">
            <text:p text:style-name="P23">Name</text:p>
          </table:table-cell>
          <table:table-cell table:style-name="Table42.A1" office:value-type="string">
            <text:p text:style-name="P13">io.instring</text:p>
          </table:table-cell>
        </table:table-row>
        <table:table-row table:style-name="Table42.1">
          <table:table-cell table:style-name="Table42.A1" office:value-type="string">
            <text:p text:style-name="P23">Kind</text:p>
          </table:table-cell>
          <table:table-cell table:style-name="Table42.A1" office:value-type="string">
            <text:p text:style-name="Table_20_Contents">Function</text:p>
          </table:table-cell>
        </table:table-row>
        <table:table-row table:style-name="Table42.1">
          <table:table-cell table:style-name="Table42.A1" office:value-type="string">
            <text:p text:style-name="P23">Arg syntax</text:p>
          </table:table-cell>
          <table:table-cell table:style-name="Table42.A1" office:value-type="string">
            <text:p text:style-name="Table_20_Contents">&lt;input:string&gt; &lt;access:string&gt;</text:p>
          </table:table-cell>
        </table:table-row>
        <table:table-row table:style-name="Table42.1">
          <table:table-cell table:style-name="Table42.A1" office:value-type="string">
            <text:p text:style-name="P24">Description</text:p>
          </table:table-cell>
          <table:table-cell table:style-name="Table42.A1" office:value-type="string">
            <text:p text:style-name="Table_20_Contents">creates a stream from a string for reading from.  The access string consists of one or more of the following characters:</text:p>
            <text:list xml:id="list6196283924840492015" text:style-name="L8">
              <text:list-item>
                <text:p text:style-name="P61">"r" - open for read access </text:p>
              </text:list-item>
              <text:list-item>
                <text:p text:style-name="P39">"w" - open for write access </text:p>
              </text:list-item>
            </text:list>
            <text:p text:style-name="Table_20_Contents">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23">Returns</text:p>
          </table:table-cell>
          <table:table-cell table:style-name="Table42.A1" office:value-type="string">
            <text:p text:style-name="Table_20_Contents">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24">Example</text:p>
          </table:table-cell>
          <table:table-cell table:style-name="Table42.A1" office:value-type="string">
            <text:p text:style-name="Preformatted_20_Text">&gt; parse exec "" (io.instring "echo hi\necho there" "r"!)</text:p>
            <text:p text:style-name="Preformatted_20_Text">hi</text:p>
            <text:p text:style-name="Preformatted_20_Text">there</text:p>
            <text:p text:style-name="Preformatted_20_Text">&gt; set f io.instring "text to read\n" "r"!</text:p>
            <text:p text:style-name="Preformatted_20_Text">&gt; io read f 4</text:p>
            <text:p text:style-name="Preformatted_20_Text">"text"</text:p>
            <text:p text:style-name="Preformatted_20_Text">&gt; io close f</text:p>
          </table:table-cell>
        </table:table-row>
      </table:table>
      <text:h text:style-name="P8" text:outline-level="3">io out</text:h>
      <table:table table:name="Table43" table:style-name="Table43">
        <table:table-column table:style-name="Table43.A"/>
        <table:table-column table:style-name="Table43.B"/>
        <table:table-row table:style-name="Table43.1">
          <table:table-cell table:style-name="Table43.A1" office:value-type="string">
            <text:p text:style-name="P23">Name</text:p>
          </table:table-cell>
          <table:table-cell table:style-name="Table43.A1" office:value-type="string">
            <text:p text:style-name="P13">io.out</text:p>
          </table:table-cell>
        </table:table-row>
        <table:table-row table:style-name="Table43.1">
          <table:table-cell table:style-name="Table43.A1" office:value-type="string">
            <text:p text:style-name="P23">Kind</text:p>
          </table:table-cell>
          <table:table-cell table:style-name="Table43.A1" office:value-type="string">
            <text:p text:style-name="Table_20_Contents">Value</text:p>
          </table:table-cell>
        </table:table-row>
        <table:table-row table:style-name="Table43.1">
          <table:table-cell table:style-name="Table43.A1" office:value-type="string">
            <text:p text:style-name="P23">Arg syntax</text:p>
          </table:table-cell>
          <table:table-cell table:style-name="Table43.A1" office:value-type="string">
            <text:p text:style-name="Table_20_Contents">Not a function</text:p>
          </table:table-cell>
        </table:table-row>
        <table:table-row table:style-name="Table43.1">
          <table:table-cell table:style-name="Table43.A1" office:value-type="string">
            <text:p text:style-name="P24">Description</text:p>
          </table:table-cell>
          <table:table-cell table:style-name="Table43.A1" office:value-type="string">
            <text:p text:style-name="Table_20_Contents">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23">Returns</text:p>
          </table:table-cell>
          <table:table-cell table:style-name="Table43.A1" office:value-type="string">
            <text:p text:style-name="Table_20_Contents">Not a function</text:p>
          </table:table-cell>
        </table:table-row>
        <table:table-row table:style-name="Table43.1">
          <table:table-cell table:style-name="Table43.A1" office:value-type="string">
            <text:p text:style-name="P24">Example</text:p>
          </table:table-cell>
          <table:table-cell table:style-name="Table43.A1" office:value-type="string">
            <text:p text:style-name="Preformatted_20_Text">&gt; io out</text:p>
            <text:p text:style-name="Preformatted_20_Text">&lt;-EOF-&gt;</text:p>
            <text:p text:style-name="Preformatted_20_Text">set myecho[msg]: {</text:p>
            <text:p text:style-name="Preformatted_20_Text"><text:s text:c="4"/>io.write io.out msg!;</text:p>
            <text:p text:style-name="Preformatted_20_Text"><text:s text:c="4"/>io.write io.out "\n"!</text:p>
            <text:p text:style-name="Preformatted_20_Text">}</text:p>
          </table:table-cell>
        </table:table-row>
      </table:table>
      <text:h text:style-name="P8" text:outline-level="3">io outstring &lt;closure&gt;</text:h>
      <table:table table:name="Table44" table:style-name="Table44">
        <table:table-column table:style-name="Table44.A"/>
        <table:table-column table:style-name="Table44.B"/>
        <table:table-row table:style-name="Table44.1">
          <table:table-cell table:style-name="Table44.A1" office:value-type="string">
            <text:p text:style-name="P23">Name</text:p>
          </table:table-cell>
          <table:table-cell table:style-name="Table44.A1" office:value-type="string">
            <text:p text:style-name="P13">io.outstring</text:p>
          </table:table-cell>
        </table:table-row>
        <table:table-row table:style-name="Table44.1">
          <table:table-cell table:style-name="Table44.A1" office:value-type="string">
            <text:p text:style-name="P23">Kind</text:p>
          </table:table-cell>
          <table:table-cell table:style-name="Table44.A1" office:value-type="string">
            <text:p text:style-name="Table_20_Contents">Function</text:p>
          </table:table-cell>
        </table:table-row>
        <table:table-row table:style-name="Table44.1">
          <table:table-cell table:style-name="Table44.A1" office:value-type="string">
            <text:p text:style-name="P23">Arg syntax</text:p>
          </table:table-cell>
          <table:table-cell table:style-name="Table44.A1" office:value-type="string">
            <text:p text:style-name="Table_20_Contents">&lt;code:closure&gt;</text:p>
          </table:table-cell>
        </table:table-row>
        <table:table-row table:style-name="Table44.1">
          <table:table-cell table:style-name="Table44.A1" office:value-type="string">
            <text:p text:style-name="P24">Description</text:p>
          </table:table-cell>
          <table:table-cell table:style-name="Table44.A1" office:value-type="string">
            <text:p text:style-name="Table_20_Contents">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23">Returns</text:p>
          </table:table-cell>
          <table:table-cell table:style-name="Table44.A1" office:value-type="string">
            <text:p text:style-name="Table_20_Contents">The string generated by writes in the closure</text:p>
          </table:table-cell>
        </table:table-row>
        <table:table-row table:style-name="Table44.1">
          <table:table-cell table:style-name="Table44.A1" office:value-type="string">
            <text:p text:style-name="P24">Example</text:p>
          </table:table-cell>
          <table:table-cell table:style-name="Table44.A1" office:value-type="string">
            <text:p text:style-name="Preformatted_20_Text">&gt; set s io.outstring [out]:{ forall &lt;..5&gt; {io.write out "line\n"!}! }!</text:p>
            <text:p text:style-name="Preformatted_20_Text">&gt; echo $s</text:p>
            <text:p text:style-name="Preformatted_20_Text">line</text:p>
            <text:p text:style-name="Preformatted_20_Text">line</text:p>
            <text:p text:style-name="Preformatted_20_Text">line</text:p>
            <text:p text:style-name="Preformatted_20_Text">line</text:p>
            <text:p text:style-name="Preformatted_20_Text">line</text:p>
            <text:p text:style-name="Preformatted_20_Text">&gt; set mystrf[fmt,args]:{io.outstring [out]:{io.fprintf out fmt args!}!}</text:p>
            <text:p text:style-name="Preformatted_20_Text">&gt; mystrf "hi - %s" &lt;"you"&gt;</text:p>
            <text:p text:style-name="Preformatted_20_Text">"hi - you"</text:p>
          </table:table-cell>
        </table:table-row>
      </table:table>
      <text:h text:style-name="P8" text:outline-level="3">io pathfile &lt;path&gt; &lt;filename&gt; &lt;rw&gt;</text:h>
      <table:table table:name="Table45" table:style-name="Table45">
        <table:table-column table:style-name="Table45.A"/>
        <table:table-column table:style-name="Table45.B"/>
        <table:table-row table:style-name="Table45.1">
          <table:table-cell table:style-name="Table45.A1" office:value-type="string">
            <text:p text:style-name="P23">Name</text:p>
          </table:table-cell>
          <table:table-cell table:style-name="Table45.A1" office:value-type="string">
            <text:p text:style-name="P13">io.pathfile</text:p>
          </table:table-cell>
        </table:table-row>
        <table:table-row table:style-name="Table45.1">
          <table:table-cell table:style-name="Table45.A1" office:value-type="string">
            <text:p text:style-name="P23">Kind</text:p>
          </table:table-cell>
          <table:table-cell table:style-name="Table45.A1" office:value-type="string">
            <text:p text:style-name="Table_20_Contents">Function</text:p>
          </table:table-cell>
        </table:table-row>
        <table:table-row table:style-name="Table45.1">
          <table:table-cell table:style-name="Table45.A1" office:value-type="string">
            <text:p text:style-name="P23">Arg syntax</text:p>
          </table:table-cell>
          <table:table-cell table:style-name="Table45.A1" office:value-type="string">
            <text:p text:style-name="Table_20_Contents">&lt;path:string&gt; &lt;filename:string&gt; &lt;access:string&gt;</text:p>
          </table:table-cell>
        </table:table-row>
        <table:table-row table:style-name="Table45.1">
          <table:table-cell table:style-name="Table45.A1" office:value-type="string">
            <text:p text:style-name="P24">Description</text:p>
          </table:table-cell>
          <table:table-cell table:style-name="Table45.A1" office:value-type="string">
            <text:p text:style-name="Table_20_Contents">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8203877199677680859" text:style-name="L9">
              <text:list-item>
                <text:p text:style-name="P62">"r" - open for read access </text:p>
              </text:list-item>
              <text:list-item>
                <text:p text:style-name="P40">"w" - open for write access </text:p>
              </text:list-item>
            </text:list>
            <text:p text:style-name="Table_20_Contents">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23">Returns</text:p>
          </table:table-cell>
          <table:table-cell table:style-name="Table45.A1" office:value-type="string">
            <text:p text:style-name="Table_20_Contents"><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45.1">
          <table:table-cell table:style-name="Table45.A1" office:value-type="string">
            <text:p text:style-name="P24">Example</text:p>
          </table:table-cell>
          <table:table-cell table:style-name="Table45.A1" office:value-type="string">
            <text:p text:style-name="Preformatted_20_Text">set include [name]:{</text:p>
            <text:p text:style-name="Preformatted_20_Text"><text:s text:c="4"/>.rdf = NULL;</text:p>
            <text:p text:style-name="Preformatted_20_Text"><text:s text:c="4"/>if (inenv sys.env "MYPATH"!) {</text:p>
            <text:p text:style-name="Preformatted_20_Text"><text:s text:c="8"/>rdf = io.pathfile sys.env.MYPATH name "r"!;</text:p>
            <text:p text:style-name="Preformatted_20_Text"><text:s text:c="4"/>}{ <text:s/>rdf = io.file name "r"!;</text:p>
            <text:p text:style-name="Preformatted_20_Text"><text:s text:c="4"/>}!;</text:p>
            <text:p text:style-name="Preformatted_20_Text"><text:s text:c="4"/>if (equal NULL rdf!) { echo "can't read file "+(str name!)!; } {</text:p>
            <text:p text:style-name="Preformatted_20_Text"><text:s text:c="8"/>.ret = parse.exec "" rdf!;</text:p>
            <text:p text:style-name="Preformatted_20_Text"><text:s text:c="8"/>io.close rdf!;</text:p>
            <text:p text:style-name="Preformatted_20_Text"><text:s text:c="8"/>ret</text:p>
            <text:p text:style-name="Preformatted_20_Text"><text:s text:c="4"/>}!</text:p>
            <text:p text:style-name="Preformatted_20_Text">}</text:p>
            <text:p text:style-name="Preformatted_20_Text">&gt; include "hello"</text:p>
            <text:p text:style-name="Preformatted_20_Text">hello world</text:p>
            <text:p text:style-name="Preformatted_20_Text">&gt; set sys.env.MYPATH "."</text:p>
            <text:p text:style-name="Preformatted_20_Text">&gt; include "hello"</text:p>
            <text:p text:style-name="Preformatted_20_Text">hello world</text:p>
            <text:p text:style-name="Preformatted_20_Text">&gt; set sys.env.MYPATH ".."</text:p>
            <text:p text:style-name="Preformatted_20_Text">&gt; include "hello"</text:p>
            <text:p text:style-name="Preformatted_20_Text">can't read file "hello"</text:p>
          </table:table-cell>
        </table:table-row>
      </table:table>
      <text:h text:style-name="P8" text:outline-level="3">io read</text:h>
      <table:table table:name="Table46" table:style-name="Table46">
        <table:table-column table:style-name="Table46.A"/>
        <table:table-column table:style-name="Table46.B"/>
        <table:table-row table:style-name="Table46.1">
          <table:table-cell table:style-name="Table46.A1" office:value-type="string">
            <text:p text:style-name="P23">Name</text:p>
          </table:table-cell>
          <table:table-cell table:style-name="Table46.A1" office:value-type="string">
            <text:p text:style-name="P13">io.read</text:p>
          </table:table-cell>
        </table:table-row>
        <table:table-row table:style-name="Table46.1">
          <table:table-cell table:style-name="Table46.A1" office:value-type="string">
            <text:p text:style-name="P23">Kind</text:p>
          </table:table-cell>
          <table:table-cell table:style-name="Table46.A1" office:value-type="string">
            <text:p text:style-name="Table_20_Contents">Function</text:p>
          </table:table-cell>
        </table:table-row>
        <table:table-row table:style-name="Table46.1">
          <table:table-cell table:style-name="Table46.A1" office:value-type="string">
            <text:p text:style-name="P23">Arg syntax</text:p>
          </table:table-cell>
          <table:table-cell table:style-name="Table46.A1" office:value-type="string">
            <text:p text:style-name="Table_20_Contents">&lt;in:stream&gt; &lt;octets:integer&gt;</text:p>
          </table:table-cell>
        </table:table-row>
        <table:table-row table:style-name="Table46.1">
          <table:table-cell table:style-name="Table46.A1" office:value-type="string">
            <text:p text:style-name="P24">Description</text:p>
          </table:table-cell>
          <table:table-cell table:style-name="Table46.A1" office:value-type="string">
            <text:p text:style-name="Table_20_Contents">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23">Returns</text:p>
          </table:table-cell>
          <table:table-cell table:style-name="Table46.A1" office:value-type="string">
            <text:p text:style-name="Table_20_Contents">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24">Example</text:p>
          </table:table-cell>
          <table:table-cell table:style-name="Table46.A1" office:value-type="string">
            <text:p text:style-name="Preformatted_20_Text">&gt; set f io.file "/tmp/1" "r"!</text:p>
            <text:p text:style-name="Preformatted_20_Text">&gt; io read f 50</text:p>
            <text:p text:style-name="Preformatted_20_Text">" <text:s text:c="4"/>Logs from Test inherited_option\n\n\nTest: inher"</text:p>
          </table:table-cell>
        </table:table-row>
      </table:table>
      <text:h text:style-name="P8" text:outline-level="3">io stringify &lt;stream&gt; &lt;expr&gt;</text:h>
      <table:table table:name="Table47" table:style-name="Table47">
        <table:table-column table:style-name="Table47.A"/>
        <table:table-column table:style-name="Table47.B"/>
        <table:table-row table:style-name="Table47.1">
          <table:table-cell table:style-name="Table47.A1" office:value-type="string">
            <text:p text:style-name="P23">Name</text:p>
          </table:table-cell>
          <table:table-cell table:style-name="Table47.A1" office:value-type="string">
            <text:p text:style-name="P13">io.stringify</text:p>
          </table:table-cell>
        </table:table-row>
        <table:table-row table:style-name="Table47.1">
          <table:table-cell table:style-name="Table47.A1" office:value-type="string">
            <text:p text:style-name="P23">Kind</text:p>
          </table:table-cell>
          <table:table-cell table:style-name="Table47.A1" office:value-type="string">
            <text:p text:style-name="Table_20_Contents">Function</text:p>
          </table:table-cell>
        </table:table-row>
        <table:table-row table:style-name="Table47.1">
          <table:table-cell table:style-name="Table47.A1" office:value-type="string">
            <text:p text:style-name="P23">Arg syntax</text:p>
          </table:table-cell>
          <table:table-cell table:style-name="Table47.A1" office:value-type="string">
            <text:p text:style-name="Table_20_Contents">&lt;out:stream&gt; &lt;expr:any&gt;</text:p>
          </table:table-cell>
        </table:table-row>
        <table:table-row table:style-name="Table47.1">
          <table:table-cell table:style-name="Table47.A1" office:value-type="string">
            <text:p text:style-name="P24">Description</text:p>
          </table:table-cell>
          <table:table-cell table:style-name="Table47.A1" office:value-type="string">
            <text:p text:style-name="Table_20_Contents">Writes the expression <text:span text:style-name="T1">expr</text:span> to the output stream in a syntax (where possible) that would be parsed to re-create the expression value.<text:line-break/>This function is equivalent to</text:p>
            <text:p text:style-name="Preformatted_20_Text"><text:s text:c="4"/><text:span text:style-name="T1">[stream, val]:{io.write stream (str val!)!} </text:span></text:p>
            <text:p text:style-name="Table_20_Contents">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23">Returns</text:p>
          </table:table-cell>
          <table:table-cell table:style-name="Table47.A1" office:value-type="string">
            <text:p text:style-name="Table_20_Contents">The number of characters written to the output stream</text:p>
          </table:table-cell>
        </table:table-row>
        <table:table-row table:style-name="Table47.1">
          <table:table-cell table:style-name="Table47.A1" office:value-type="string">
            <text:p text:style-name="P24">Example</text:p>
          </table:table-cell>
          <table:table-cell table:style-name="Table47.A1" office:value-type="string">
            <text:p text:style-name="Preformatted_20_Text">&gt; set n io.stringify io.out "that's \"£££\"s\n"!</text:p>
            <text:p text:style-name="Preformatted_20_Text">"that\'s \"\xc2\xa3\xc2\xa3\xc2\xa3\"s\n"&gt;</text:p>
            <text:p text:style-name="Preformatted_20_Text">&gt; eval n</text:p>
            <text:p text:style-name="Preformatted_20_Text">41</text:p>
            <text:p text:style-name="Preformatted_20_Text">&gt; io stringify io.out [a=3, b="this", c=&lt;"one", 2, 3&gt;]</text:p>
            <text:p text:style-name="Preformatted_20_Text">["a"=3,"b"="this","c"=&lt;"one", 2, 3&gt;]36</text:p>
          </table:table-cell>
        </table:table-row>
      </table:table>
      <text:h text:style-name="P8" text:outline-level="3">io write &lt;stream&gt; &lt;string&gt;</text:h>
      <table:table table:name="Table48" table:style-name="Table48">
        <table:table-column table:style-name="Table48.A"/>
        <table:table-column table:style-name="Table48.B"/>
        <table:table-row table:style-name="Table48.1">
          <table:table-cell table:style-name="Table48.A1" office:value-type="string">
            <text:p text:style-name="P23">Name</text:p>
          </table:table-cell>
          <table:table-cell table:style-name="Table48.A1" office:value-type="string">
            <text:p text:style-name="P13">io.write</text:p>
          </table:table-cell>
        </table:table-row>
        <table:table-row table:style-name="Table48.1">
          <table:table-cell table:style-name="Table48.A1" office:value-type="string">
            <text:p text:style-name="P23">Kind</text:p>
          </table:table-cell>
          <table:table-cell table:style-name="Table48.A1" office:value-type="string">
            <text:p text:style-name="Table_20_Contents">Function</text:p>
          </table:table-cell>
        </table:table-row>
        <table:table-row table:style-name="Table48.1">
          <table:table-cell table:style-name="Table48.A1" office:value-type="string">
            <text:p text:style-name="P23">Arg syntax</text:p>
          </table:table-cell>
          <table:table-cell table:style-name="Table48.A1" office:value-type="string">
            <text:p text:style-name="Table_20_Contents">&lt;out:stream&gt; &lt;text:string&gt;</text:p>
          </table:table-cell>
        </table:table-row>
        <table:table-row table:style-name="Table48.1">
          <table:table-cell table:style-name="Table48.A1" office:value-type="string">
            <text:p text:style-name="P24">Description</text:p>
          </table:table-cell>
          <table:table-cell table:style-name="Table48.A1" office:value-type="string">
            <text:p text:style-name="Table_20_Contents">Writes the octets (bytes) of the characters in text to the output stream provided.<text:line-break/>The stream must have write access.</text:p>
          </table:table-cell>
        </table:table-row>
        <table:table-row table:style-name="Table48.1">
          <table:table-cell table:style-name="Table48.A1" office:value-type="string">
            <text:p text:style-name="P23">Returns</text:p>
          </table:table-cell>
          <table:table-cell table:style-name="Table48.A1" office:value-type="string">
            <text:p text:style-name="Table_20_Contents">The number of bytes written to the stream.</text:p>
          </table:table-cell>
        </table:table-row>
        <table:table-row table:style-name="Table48.1">
          <table:table-cell table:style-name="Table48.A1" office:value-type="string">
            <text:p text:style-name="P24">Example</text:p>
          </table:table-cell>
          <table:table-cell table:style-name="Table48.A1" office:value-type="string">
            <text:p text:style-name="Preformatted_20_Text">&gt;io write io.out "€1 = £0.60\n"</text:p>
            <text:p text:style-name="Preformatted_20_Text">€1 = £0.60</text:p>
            <text:p text:style-name="Preformatted_20_Text">14</text:p>
            <text:p text:style-name="Preformatted_20_Text">&gt; set n io.write io.out "that's \"£££\"s\n"!</text:p>
            <text:p text:style-name="Preformatted_20_Text">that's "£££"s</text:p>
            <text:p text:style-name="Preformatted_20_Text">&gt; eval n</text:p>
            <text:p text:style-name="Preformatted_20_Text">17</text:p>
          </table:table-cell>
        </table:table-row>
      </table:table>
      <text:h text:style-name="P8" text:outline-level="3">joinchr &lt;delim&gt; &lt;str&gt;</text:h>
      <table:table table:name="Table49" table:style-name="Table49">
        <table:table-column table:style-name="Table49.A"/>
        <table:table-column table:style-name="Table49.B"/>
        <table:table-row table:style-name="Table49.1">
          <table:table-cell table:style-name="Table49.A1" office:value-type="string">
            <text:p text:style-name="P23">Name</text:p>
          </table:table-cell>
          <table:table-cell table:style-name="Table49.A1" office:value-type="string">
            <text:p text:style-name="P13">joinchr</text:p>
          </table:table-cell>
        </table:table-row>
        <table:table-row table:style-name="Table49.1">
          <table:table-cell table:style-name="Table49.A1" office:value-type="string">
            <text:p text:style-name="P23">Kind</text:p>
          </table:table-cell>
          <table:table-cell table:style-name="Table49.A1" office:value-type="string">
            <text:p text:style-name="Table_20_Contents">Function</text:p>
          </table:table-cell>
        </table:table-row>
        <table:table-row table:style-name="Table49.1">
          <table:table-cell table:style-name="Table49.A1" office:value-type="string">
            <text:p text:style-name="P23">Arg syntax</text:p>
          </table:table-cell>
          <table:table-cell table:style-name="Table49.A1" office:value-type="string">
            <text:p text:style-name="Table_20_Contents">&lt;delim:strintnl&gt; &lt;vec:clodir&gt;</text:p>
          </table:table-cell>
        </table:table-row>
        <table:table-row table:style-name="Table49.1">
          <table:table-cell table:style-name="Table49.A1" office:value-type="string">
            <text:p text:style-name="P24">Description</text:p>
          </table:table-cell>
          <table:table-cell table:style-name="Table49.A1" office:value-type="string">
            <text:p text:style-name="Table_20_Contents">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23">Returns</text:p>
          </table:table-cell>
          <table:table-cell table:style-name="Table49.A1" office:value-type="string">
            <text:p text:style-name="Table_20_Contents">returns a string concatenating the items in the vector separated by the delimiter</text:p>
          </table:table-cell>
        </table:table-row>
        <table:table-row table:style-name="Table49.1">
          <table:table-cell table:style-name="Table49.A1" office:value-type="string">
            <text:p text:style-name="P24">Example</text:p>
          </table:table-cell>
          <table:table-cell table:style-name="Table49.A1" office:value-type="string">
            <text:p text:style-name="Preformatted_20_Text">&gt; eval echo (joinchr 167 &lt;"para1", "para2", "para3"&gt;!)!</text:p>
            <text:p text:style-name="Preformatted_20_Text">para1§para2§para3</text:p>
            <text:p text:style-name="Preformatted_20_Text">&gt; eval echo (joinchr NULL &lt;915, 961, 945, 953&gt;!)!</text:p>
            <text:p text:style-name="Preformatted_20_Text">Γραι</text:p>
            <text:p text:style-name="Preformatted_20_Text">&gt; set chshow [n]:{ echo (joinchr " " &lt;n .. 32+(n)&gt;!)! }</text:p>
            <text:p text:style-name="Preformatted_20_Text">&gt; chshow 913</text:p>
            <text:p text:style-name="Preformatted_20_Text">Α Β Γ Δ Ε Ζ Η Θ Ι Κ Λ Μ Ν Ξ Ο Π Ρ ΢ Σ Τ Υ Φ Χ Ψ Ω Ϊ Ϋ ά έ ή ί ΰ α</text:p>
          </table:table-cell>
        </table:table-row>
      </table:table>
      <text:h text:style-name="P8" text:outline-level="3">join &lt;delim&gt; &lt;str&gt;</text:h>
      <table:table table:name="Table50" table:style-name="Table50">
        <table:table-column table:style-name="Table50.A"/>
        <table:table-column table:style-name="Table50.B"/>
        <table:table-row table:style-name="Table50.1">
          <table:table-cell table:style-name="Table50.A1" office:value-type="string">
            <text:p text:style-name="P23">Name</text:p>
          </table:table-cell>
          <table:table-cell table:style-name="Table50.A1" office:value-type="string">
            <text:p text:style-name="P13">join</text:p>
          </table:table-cell>
        </table:table-row>
        <table:table-row table:style-name="Table50.1">
          <table:table-cell table:style-name="Table50.A1" office:value-type="string">
            <text:p text:style-name="P23">Kind</text:p>
          </table:table-cell>
          <table:table-cell table:style-name="Table50.A1" office:value-type="string">
            <text:p text:style-name="Table_20_Contents">Function</text:p>
          </table:table-cell>
        </table:table-row>
        <table:table-row table:style-name="Table50.1">
          <table:table-cell table:style-name="Table50.A1" office:value-type="string">
            <text:p text:style-name="P23">Arg syntax</text:p>
          </table:table-cell>
          <table:table-cell table:style-name="Table50.A1" office:value-type="string">
            <text:p text:style-name="Table_20_Contents">&lt;delim:strintnl&gt; &lt;vec:clodir&gt;</text:p>
          </table:table-cell>
        </table:table-row>
        <table:table-row table:style-name="Table50.1">
          <table:table-cell table:style-name="Table50.A1" office:value-type="string">
            <text:p text:style-name="P24">Description</text:p>
          </table:table-cell>
          <table:table-cell table:style-name="Table50.A1" office:value-type="string">
            <text:p text:style-name="Table_20_Contents">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23">Returns</text:p>
          </table:table-cell>
          <table:table-cell table:style-name="Table50.A1" office:value-type="string">
            <text:p text:style-name="Table_20_Contents">returns a string concatenating the items in the vector separated by the delimiter</text:p>
          </table:table-cell>
        </table:table-row>
        <table:table-row table:style-name="Table50.1">
          <table:table-cell table:style-name="Table50.A1" office:value-type="string">
            <text:p text:style-name="P24">Example</text:p>
          </table:table-cell>
          <table:table-cell table:style-name="Table50.A1" office:value-type="string">
            <text:p text:style-name="Preformatted_20_Text">&gt; join "/" &lt;"dir", "subdir", "file"&gt;</text:p>
            <text:p text:style-name="Preformatted_20_Text">"dir/subdir/file"</text:p>
            <text:p text:style-name="Preformatted_20_Text">&gt; join 0 &lt;"line1", "line2"&gt;</text:p>
            <text:p text:style-name="Preformatted_20_Text">"line1\0line2"</text:p>
            <text:p text:style-name="Preformatted_20_Text">&gt; join NULL &lt;0x41, " line", 0x320, "made from", 32, "bytes"&gt;</text:p>
            <text:p text:style-name="Preformatted_20_Text">"A line made from bytes"</text:p>
          </table:table-cell>
        </table:table-row>
      </table:table>
      <text:h text:style-name="P8" text:outline-level="3">len [&lt;env&gt;|&lt;closure&gt;|&lt;string&gt;]</text:h>
      <table:table table:name="Table51" table:style-name="Table51">
        <table:table-column table:style-name="Table51.A"/>
        <table:table-column table:style-name="Table51.B"/>
        <table:table-row table:style-name="Table51.1">
          <table:table-cell table:style-name="Table51.A1" office:value-type="string">
            <text:p text:style-name="P23">Name</text:p>
          </table:table-cell>
          <table:table-cell table:style-name="Table51.A1" office:value-type="string">
            <text:p text:style-name="P13">len</text:p>
          </table:table-cell>
        </table:table-row>
        <table:table-row table:style-name="Table51.1">
          <table:table-cell table:style-name="Table51.A1" office:value-type="string">
            <text:p text:style-name="P23">Kind</text:p>
          </table:table-cell>
          <table:table-cell table:style-name="Table51.A1" office:value-type="string">
            <text:p text:style-name="Table_20_Contents">Function</text:p>
          </table:table-cell>
        </table:table-row>
        <table:table-row table:style-name="Table51.1">
          <table:table-cell table:style-name="Table51.A1" office:value-type="string">
            <text:p text:style-name="P23">Arg syntax</text:p>
          </table:table-cell>
          <table:table-cell table:style-name="Table51.A1" office:value-type="string">
            <text:p text:style-name="Table_20_Contents">&lt;obj:clodirstr&gt;</text:p>
          </table:table-cell>
        </table:table-row>
        <table:table-row table:style-name="Table51.1">
          <table:table-cell table:style-name="Table51.A1" office:value-type="string">
            <text:p text:style-name="P24">Description</text:p>
          </table:table-cell>
          <table:table-cell table:style-name="Table51.A1" office:value-type="string">
            <text:p text:style-name="Table_20_Contents">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23">Returns</text:p>
          </table:table-cell>
          <table:table-cell table:style-name="Table51.A1" office:value-type="string">
            <text:p text:style-name="Table_20_Contents">The number of elements in the argument</text:p>
          </table:table-cell>
        </table:table-row>
        <table:table-row table:style-name="Table51.1">
          <table:table-cell table:style-name="Table51.A1" office:value-type="string">
            <text:p text:style-name="P24">Example</text:p>
          </table:table-cell>
          <table:table-cell table:style-name="Table51.A1" office:value-type="string">
            <text:p text:style-name="Preformatted_20_Text">&gt; len "one\0two"</text:p>
            <text:p text:style-name="Preformatted_20_Text">7</text:p>
            <text:p text:style-name="Preformatted_20_Text">&gt; len [a=5,b,c]</text:p>
            <text:p text:style-name="Preformatted_20_Text">1</text:p>
            <text:p text:style-name="Preformatted_20_Text">&gt; len &lt;..4&gt;</text:p>
            <text:p text:style-name="Preformatted_20_Text">4</text:p>
            <text:p text:style-name="Preformatted_20_Text">&gt; len "£"</text:p>
            <text:p text:style-name="Preformatted_20_Text">2</text:p>
            <text:p text:style-name="Preformatted_20_Text">&gt; set stack &lt;&gt;</text:p>
            <text:p text:style-name="Preformatted_20_Text">&gt; set push [x]: { stack.(len stack!) = x; }</text:p>
            <text:p text:style-name="Preformatted_20_Text">&gt; push "this"</text:p>
            <text:p text:style-name="Preformatted_20_Text">&gt; push "that"</text:p>
            <text:p text:style-name="Preformatted_20_Text">&gt; eval stack</text:p>
            <text:p text:style-name="Preformatted_20_Text">&lt;"this", "that"&gt;</text:p>
          </table:table-cell>
        </table:table-row>
      </table:table>
      <text:h text:style-name="P8" text:outline-level="3">less &lt;val&gt; &lt;val&gt;</text:h>
      <table:table table:name="Table52" table:style-name="Table52">
        <table:table-column table:style-name="Table52.A"/>
        <table:table-column table:style-name="Table52.B"/>
        <table:table-row table:style-name="Table52.1">
          <table:table-cell table:style-name="Table52.A1" office:value-type="string">
            <text:p text:style-name="P23">Name</text:p>
          </table:table-cell>
          <table:table-cell table:style-name="Table52.A1" office:value-type="string">
            <text:p text:style-name="P13">less</text:p>
          </table:table-cell>
        </table:table-row>
        <table:table-row table:style-name="Table52.1">
          <table:table-cell table:style-name="Table52.A1" office:value-type="string">
            <text:p text:style-name="P23">Kind</text:p>
          </table:table-cell>
          <table:table-cell table:style-name="Table52.A1" office:value-type="string">
            <text:p text:style-name="Table_20_Contents">Function</text:p>
          </table:table-cell>
        </table:table-row>
        <table:table-row table:style-name="Table52.1">
          <table:table-cell table:style-name="Table52.A1" office:value-type="string">
            <text:p text:style-name="P23">Arg syntax</text:p>
          </table:table-cell>
          <table:table-cell table:style-name="Table52.A1" office:value-type="string">
            <text:p text:style-name="Table_20_Contents">&lt;val1:any&gt; &lt;val2:any&gt;</text:p>
          </table:table-cell>
        </table:table-row>
        <table:table-row table:style-name="Table52.1">
          <table:table-cell table:style-name="Table52.A1" office:value-type="string">
            <text:p text:style-name="P24">Description</text:p>
          </table:table-cell>
          <table:table-cell table:style-name="Table52.A1" office:value-type="string">
            <text:p text:style-name="Table_20_Contents">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reformatted_20_Text">[val1, val2]: { 0 lt (cmp val1 val2!) }</text:p>
            <text:p text:style-name="Table_20_Contents">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23">Returns</text:p>
          </table:table-cell>
          <table:table-cell table:style-name="Table52.A1" office:value-type="string">
            <text:p text:style-name="Table_20_Contents"><text:span text:style-name="T1">TRUE</text:span> or <text:span text:style-name="T1">FALSE</text:span></text:p>
          </table:table-cell>
        </table:table-row>
        <table:table-row table:style-name="Table52.1">
          <table:table-cell table:style-name="Table52.A1" office:value-type="string">
            <text:p text:style-name="P24">Example</text:p>
          </table:table-cell>
          <table:table-cell table:style-name="Table52.A1" office:value-type="string">
            <text:p text:style-name="Preformatted_20_Text">set min[a,b]:{ if (less a b!){a}{b}! }</text:p>
          </table:table-cell>
        </table:table-row>
      </table:table>
      <text:h text:style-name="P8" text:outline-level="3">lesseq &lt;val&gt; &lt;val&gt;</text:h>
      <table:table table:name="Table53" table:style-name="Table53">
        <table:table-column table:style-name="Table53.A"/>
        <table:table-column table:style-name="Table53.B"/>
        <table:table-row table:style-name="Table53.1">
          <table:table-cell table:style-name="Table53.A1" office:value-type="string">
            <text:p text:style-name="P23">Name</text:p>
          </table:table-cell>
          <table:table-cell table:style-name="Table53.A1" office:value-type="string">
            <text:p text:style-name="P13">lesseq</text:p>
          </table:table-cell>
        </table:table-row>
        <table:table-row table:style-name="Table53.1">
          <table:table-cell table:style-name="Table53.A1" office:value-type="string">
            <text:p text:style-name="P23">Kind</text:p>
          </table:table-cell>
          <table:table-cell table:style-name="Table53.A1" office:value-type="string">
            <text:p text:style-name="Table_20_Contents">Function</text:p>
          </table:table-cell>
        </table:table-row>
        <table:table-row table:style-name="Table53.1">
          <table:table-cell table:style-name="Table53.A1" office:value-type="string">
            <text:p text:style-name="P23">Arg syntax</text:p>
          </table:table-cell>
          <table:table-cell table:style-name="Table53.A1" office:value-type="string">
            <text:p text:style-name="Table_20_Contents">&lt;val1:any&gt; &lt;val2:any&gt;</text:p>
          </table:table-cell>
        </table:table-row>
        <table:table-row table:style-name="Table53.1">
          <table:table-cell table:style-name="Table53.A1" office:value-type="string">
            <text:p text:style-name="P24">Description</text:p>
          </table:table-cell>
          <table:table-cell table:style-name="Table53.A1" office:value-type="string">
            <text:p text:style-name="Table_20_Contents">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reformatted_20_Text">[val1, val2]: { 0 le (cmp val1 val2!) }</text:p>
            <text:p text:style-name="Table_20_Contents">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23">Returns</text:p>
          </table:table-cell>
          <table:table-cell table:style-name="Table53.A1" office:value-type="string">
            <text:p text:style-name="Table_20_Contents"><text:span text:style-name="T1">TRUE</text:span> or <text:span text:style-name="T1">FALSE</text:span></text:p>
          </table:table-cell>
        </table:table-row>
        <table:table-row table:style-name="Table53.1">
          <table:table-cell table:style-name="Table53.A1" office:value-type="string">
            <text:p text:style-name="P24">Example</text:p>
          </table:table-cell>
          <table:table-cell table:style-name="Table53.A1" office:value-type="string">
            <text:p text:style-name="Preformatted_20_Text">set inrange[x,low,high]: { 1 and (moreeq x low!) and (lesseq x high!) }</text:p>
          </table:table-cell>
        </table:table-row>
      </table:table>
      <text:h text:style-name="P8" text:outline-level="3">lock &lt;env&gt;</text:h>
      <table:table table:name="Table54" table:style-name="Table54">
        <table:table-column table:style-name="Table54.A"/>
        <table:table-column table:style-name="Table54.B"/>
        <table:table-row table:style-name="Table54.1">
          <table:table-cell table:style-name="Table54.A1" office:value-type="string">
            <text:p text:style-name="P23">Name</text:p>
          </table:table-cell>
          <table:table-cell table:style-name="Table54.A1" office:value-type="string">
            <text:p text:style-name="P13">lock</text:p>
          </table:table-cell>
        </table:table-row>
        <table:table-row table:style-name="Table54.1">
          <table:table-cell table:style-name="Table54.A1" office:value-type="string">
            <text:p text:style-name="P23">Kind</text:p>
          </table:table-cell>
          <table:table-cell table:style-name="Table54.A1" office:value-type="string">
            <text:p text:style-name="Table_20_Contents">Function</text:p>
          </table:table-cell>
        </table:table-row>
        <table:table-row table:style-name="Table54.1">
          <table:table-cell table:style-name="Table54.A1" office:value-type="string">
            <text:p text:style-name="P23">Arg syntax</text:p>
          </table:table-cell>
          <table:table-cell table:style-name="Table54.A1" office:value-type="string">
            <text:p text:style-name="Table_20_Contents">&lt;env:clodir&gt;</text:p>
          </table:table-cell>
        </table:table-row>
        <table:table-row table:style-name="Table54.1">
          <table:table-cell table:style-name="Table54.A1" office:value-type="string">
            <text:p text:style-name="P24">Description</text:p>
          </table:table-cell>
          <table:table-cell table:style-name="Table54.A1" office:value-type="string">
            <text:p text:style-name="Table_20_Contents">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23">Returns</text:p>
          </table:table-cell>
          <table:table-cell table:style-name="Table54.A1" office:value-type="string">
            <text:p text:style-name="Table_20_Contents">NULL</text:p>
          </table:table-cell>
        </table:table-row>
        <table:table-row table:style-name="Table54.1">
          <table:table-cell table:style-name="Table54.A1" office:value-type="string">
            <text:p text:style-name="P24">Example</text:p>
          </table:table-cell>
          <table:table-cell table:style-name="Table54.A1" office:value-type="string">
            <text:p text:style-name="P19">&gt; set milk [mon=4, tue=2, wed=4, thu=3, fri=3, sat=6, sun=0]</text:p>
            <text:p text:style-name="P19">&gt; lock milk</text:p>
            <text:p text:style-name="P19">&gt; set milk.mon 5</text:p>
            <text:p text:style-name="P19">&gt; eval milk.mon</text:p>
            <text:p text:style-name="P19">5</text:p>
            <text:p text:style-name="P19">&gt; set milk.feb 4</text:p>
            <text:p text:style-name="P19">ftl $*console*:6: can't set a value for "feb" here</text:p>
            <text:p text:style-name="P19">&gt; set config_empty []</text:p>
            <text:p text:style-name="P19">&gt; lock config_empty</text:p>
          </table:table-cell>
        </table:table-row>
      </table:table>
      <text:h text:style-name="P8" text:outline-level="3">logand &lt;bool&gt; &lt;bool&gt; </text:h>
      <table:table table:name="Table55" table:style-name="Table55">
        <table:table-column table:style-name="Table55.A"/>
        <table:table-column table:style-name="Table55.B"/>
        <table:table-row table:style-name="Table55.1">
          <table:table-cell table:style-name="Table55.A1" office:value-type="string">
            <text:p text:style-name="P12">Name</text:p>
          </table:table-cell>
          <table:table-cell table:style-name="Table55.A1" office:value-type="string">
            <text:p text:style-name="P13">logand</text:p>
          </table:table-cell>
        </table:table-row>
        <table:table-row table:style-name="Table55.1">
          <table:table-cell table:style-name="Table55.A1" office:value-type="string">
            <text:p text:style-name="P12">Kind</text:p>
          </table:table-cell>
          <table:table-cell table:style-name="Table55.A1" office:value-type="string">
            <text:p text:style-name="Table_20_Contents">Function</text:p>
          </table:table-cell>
        </table:table-row>
        <table:table-row table:style-name="Table55.1">
          <table:table-cell table:style-name="Table55.A1" office:value-type="string">
            <text:p text:style-name="P12">Arg syntax</text:p>
          </table:table-cell>
          <table:table-cell table:style-name="Table55.A1" office:value-type="string">
            <text:p text:style-name="Table_20_Contents">&lt;b1:bool&gt; &lt;b2:bool&gt;</text:p>
          </table:table-cell>
        </table:table-row>
        <table:table-row table:style-name="Table55.1">
          <table:table-cell table:style-name="Table55.A1" office:value-type="string">
            <text:p text:style-name="P12">Description</text:p>
          </table:table-cell>
          <table:table-cell table:style-name="Table55.A1" office:value-type="string">
            <text:p text:style-name="Table_20_Contents">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12">Returns</text:p>
          </table:table-cell>
          <table:table-cell table:style-name="Table55.A1" office:value-type="string">
            <text:p text:style-name="Table_20_Contents">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12">Example</text:p>
          </table:table-cell>
          <table:table-cell table:style-name="Table55.A1" office:value-type="string">
            <text:p text:style-name="Preformatted_20_Text">&gt; logand TRUE TRUE</text:p>
            <text:p text:style-name="Preformatted_20_Text">TRUE</text:p>
            <text:p text:style-name="Preformatted_20_Text">&gt; logand TRUE FALSE</text:p>
            <text:p text:style-name="Preformatted_20_Text">FALSE</text:p>
            <text:p text:style-name="Preformatted_20_Text">&gt; logand FALSE TRUE</text:p>
            <text:p text:style-name="Preformatted_20_Text">FALSE</text:p>
            <text:p text:style-name="Preformatted_20_Text">&gt; logand FALSE FALSE</text:p>
            <text:p text:style-name="Preformatted_20_Text">FALSE</text:p>
          </table:table-cell>
        </table:table-row>
      </table:table>
      <text:h text:style-name="P8" text:outline-level="3">logor &lt;bool&gt; &lt;bool&gt; </text:h>
      <table:table table:name="Table56" table:style-name="Table56">
        <table:table-column table:style-name="Table56.A"/>
        <table:table-column table:style-name="Table56.B"/>
        <table:table-row table:style-name="Table56.1">
          <table:table-cell table:style-name="Table56.A1" office:value-type="string">
            <text:p text:style-name="P12">Name</text:p>
          </table:table-cell>
          <table:table-cell table:style-name="Table56.A1" office:value-type="string">
            <text:p text:style-name="P13">logor</text:p>
          </table:table-cell>
        </table:table-row>
        <table:table-row table:style-name="Table56.1">
          <table:table-cell table:style-name="Table56.A1" office:value-type="string">
            <text:p text:style-name="P12">Kind</text:p>
          </table:table-cell>
          <table:table-cell table:style-name="Table56.A1" office:value-type="string">
            <text:p text:style-name="Table_20_Contents">Function</text:p>
          </table:table-cell>
        </table:table-row>
        <table:table-row table:style-name="Table56.1">
          <table:table-cell table:style-name="Table56.A1" office:value-type="string">
            <text:p text:style-name="P12">Arg syntax</text:p>
          </table:table-cell>
          <table:table-cell table:style-name="Table56.A1" office:value-type="string">
            <text:p text:style-name="Table_20_Contents">&lt;b1:bool&gt; &lt;b2:bool&gt;</text:p>
          </table:table-cell>
        </table:table-row>
        <table:table-row table:style-name="Table56.1">
          <table:table-cell table:style-name="Table56.A1" office:value-type="string">
            <text:p text:style-name="P12">Description</text:p>
          </table:table-cell>
          <table:table-cell table:style-name="Table56.A1" office:value-type="string">
            <text:p text:style-name="Table_20_Contents">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12">Returns</text:p>
          </table:table-cell>
          <table:table-cell table:style-name="Table56.A1" office:value-type="string">
            <text:p text:style-name="Table_20_Contents">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12">Example</text:p>
          </table:table-cell>
          <table:table-cell table:style-name="Table56.A1" office:value-type="string">
            <text:p text:style-name="Preformatted_20_Text">&gt; logor TRUE TRUE</text:p>
            <text:p text:style-name="Preformatted_20_Text">TRUE</text:p>
            <text:p text:style-name="Preformatted_20_Text">&gt; logor TRUE FALSE</text:p>
            <text:p text:style-name="Preformatted_20_Text">TRUE</text:p>
            <text:p text:style-name="Preformatted_20_Text">&gt; logor FALSE TRUE</text:p>
            <text:p text:style-name="Preformatted_20_Text">TRUE</text:p>
            <text:p text:style-name="Preformatted_20_Text">&gt; logor FALSE FALSE</text:p>
            <text:p text:style-name="Preformatted_20_Text">TRUE</text:p>
          </table:table-cell>
        </table:table-row>
      </table:table>
      <text:h text:style-name="P8" text:outline-level="3">more &lt;val&gt; &lt;val&gt;</text:h>
      <table:table table:name="Table57" table:style-name="Table57">
        <table:table-column table:style-name="Table57.A"/>
        <table:table-column table:style-name="Table57.B"/>
        <table:table-row table:style-name="Table57.1">
          <table:table-cell table:style-name="Table57.A1" office:value-type="string">
            <text:p text:style-name="P23">Name</text:p>
          </table:table-cell>
          <table:table-cell table:style-name="Table57.A1" office:value-type="string">
            <text:p text:style-name="P13">more</text:p>
          </table:table-cell>
        </table:table-row>
        <table:table-row table:style-name="Table57.1">
          <table:table-cell table:style-name="Table57.A1" office:value-type="string">
            <text:p text:style-name="P23">Kind</text:p>
          </table:table-cell>
          <table:table-cell table:style-name="Table57.A1" office:value-type="string">
            <text:p text:style-name="Table_20_Contents">Function</text:p>
          </table:table-cell>
        </table:table-row>
        <table:table-row table:style-name="Table57.1">
          <table:table-cell table:style-name="Table57.A1" office:value-type="string">
            <text:p text:style-name="P23">Arg syntax</text:p>
          </table:table-cell>
          <table:table-cell table:style-name="Table57.A1" office:value-type="string">
            <text:p text:style-name="Table_20_Contents">&lt;val1:any&gt; &lt;val2:any&gt;</text:p>
          </table:table-cell>
        </table:table-row>
        <table:table-row table:style-name="Table57.1">
          <table:table-cell table:style-name="Table57.A1" office:value-type="string">
            <text:p text:style-name="P24">Description</text:p>
          </table:table-cell>
          <table:table-cell table:style-name="Table57.A1" office:value-type="string">
            <text:p text:style-name="Table_20_Contents">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reformatted_20_Text">[val1, val2]: { 0 gt (cmp val1 val2!) }</text:p>
            <text:p text:style-name="Table_20_Contents">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23">Returns</text:p>
          </table:table-cell>
          <table:table-cell table:style-name="Table57.A1" office:value-type="string">
            <text:p text:style-name="Table_20_Contents"><text:span text:style-name="T1">TRUE</text:span> or <text:span text:style-name="T1">FALSE</text:span></text:p>
          </table:table-cell>
        </table:table-row>
        <table:table-row table:style-name="Table57.1">
          <table:table-cell table:style-name="Table57.A1" office:value-type="string">
            <text:p text:style-name="P24">Example</text:p>
          </table:table-cell>
          <table:table-cell table:style-name="Table57.A1" office:value-type="string">
            <text:p text:style-name="Preformatted_20_Text">set max[a,b]:{ if (more a b!){a}{b}! }</text:p>
          </table:table-cell>
        </table:table-row>
      </table:table>
      <text:h text:style-name="P8" text:outline-level="3">moreeq &lt;val&gt; &lt;val&gt;</text:h>
      <table:table table:name="Table58" table:style-name="Table58">
        <table:table-column table:style-name="Table58.A"/>
        <table:table-column table:style-name="Table58.B"/>
        <table:table-row table:style-name="Table58.1">
          <table:table-cell table:style-name="Table58.A1" office:value-type="string">
            <text:p text:style-name="P23">Name</text:p>
          </table:table-cell>
          <table:table-cell table:style-name="Table58.A1" office:value-type="string">
            <text:p text:style-name="P13">moreeq</text:p>
          </table:table-cell>
        </table:table-row>
        <table:table-row table:style-name="Table58.1">
          <table:table-cell table:style-name="Table58.A1" office:value-type="string">
            <text:p text:style-name="P23">Kind</text:p>
          </table:table-cell>
          <table:table-cell table:style-name="Table58.A1" office:value-type="string">
            <text:p text:style-name="Table_20_Contents">Function</text:p>
          </table:table-cell>
        </table:table-row>
        <table:table-row table:style-name="Table58.1">
          <table:table-cell table:style-name="Table58.A1" office:value-type="string">
            <text:p text:style-name="P23">Arg syntax</text:p>
          </table:table-cell>
          <table:table-cell table:style-name="Table58.A1" office:value-type="string">
            <text:p text:style-name="Table_20_Contents">&lt;val1:any&gt; &lt;val2:any&gt;</text:p>
          </table:table-cell>
        </table:table-row>
        <table:table-row table:style-name="Table58.1">
          <table:table-cell table:style-name="Table58.A1" office:value-type="string">
            <text:p text:style-name="P24">Description</text:p>
          </table:table-cell>
          <table:table-cell table:style-name="Table58.A1" office:value-type="string">
            <text:p text:style-name="Table_20_Contents">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reformatted_20_Text">[val1, val2]: { 0 ge (cmp val1 val2!) }</text:p>
            <text:p text:style-name="Table_20_Contents">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23">Returns</text:p>
          </table:table-cell>
          <table:table-cell table:style-name="Table58.A1" office:value-type="string">
            <text:p text:style-name="Table_20_Contents"><text:span text:style-name="T1">TRUE</text:span> or <text:span text:style-name="T1">FALSE</text:span></text:p>
          </table:table-cell>
        </table:table-row>
        <table:table-row table:style-name="Table58.1">
          <table:table-cell table:style-name="Table58.A1" office:value-type="string">
            <text:p text:style-name="P24">Example</text:p>
          </table:table-cell>
          <table:table-cell table:style-name="Table58.A1" office:value-type="string">
            <text:p text:style-name="Preformatted_20_Text">set inrange[x,low,high]: { (moreeq x low!) and (lesseq x high!) }</text:p>
          </table:table-cell>
        </table:table-row>
      </table:table>
      <text:h text:style-name="P8" text:outline-level="3">mul &lt;int&gt; &lt;int&gt; </text:h>
      <table:table table:name="Table59" table:style-name="Table59">
        <table:table-column table:style-name="Table59.A"/>
        <table:table-column table:style-name="Table59.B"/>
        <table:table-row table:style-name="Table59.1">
          <table:table-cell table:style-name="Table59.A1" office:value-type="string">
            <text:p text:style-name="P12">Name</text:p>
          </table:table-cell>
          <table:table-cell table:style-name="Table59.A1" office:value-type="string">
            <text:p text:style-name="P13">mul</text:p>
          </table:table-cell>
        </table:table-row>
        <table:table-row table:style-name="Table59.1">
          <table:table-cell table:style-name="Table59.A1" office:value-type="string">
            <text:p text:style-name="P12">Kind</text:p>
          </table:table-cell>
          <table:table-cell table:style-name="Table59.A1" office:value-type="string">
            <text:p text:style-name="Table_20_Contents">Function</text:p>
          </table:table-cell>
        </table:table-row>
        <table:table-row table:style-name="Table59.1">
          <table:table-cell table:style-name="Table59.A1" office:value-type="string">
            <text:p text:style-name="P12">Arg syntax</text:p>
          </table:table-cell>
          <table:table-cell table:style-name="Table59.A1" office:value-type="string">
            <text:p text:style-name="Table_20_Contents">&lt;n1:int&gt; &lt;n2:int&gt;</text:p>
          </table:table-cell>
        </table:table-row>
        <table:table-row table:style-name="Table59.1">
          <table:table-cell table:style-name="Table59.A1" office:value-type="string">
            <text:p text:style-name="P12">Description</text:p>
          </table:table-cell>
          <table:table-cell table:style-name="Table59.A1" office:value-type="string">
            <text:p text:style-name="Table_20_Contents">Takes two integers and multiplies them together.</text:p>
          </table:table-cell>
        </table:table-row>
        <table:table-row table:style-name="Table59.1">
          <table:table-cell table:style-name="Table59.A1" office:value-type="string">
            <text:p text:style-name="P12">Returns</text:p>
          </table:table-cell>
          <table:table-cell table:style-name="Table59.A1" office:value-type="string">
            <text:p text:style-name="Table_20_Contents">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12">Example</text:p>
          </table:table-cell>
          <table:table-cell table:style-name="Table59.A1" office:value-type="string">
            <text:p text:style-name="Preformatted_20_Text">&gt; mul 7 24</text:p>
            <text:p text:style-name="Preformatted_20_Text">168</text:p>
          </table:table-cell>
        </table:table-row>
      </table:table>
      <text:h text:style-name="P8" text:outline-level="3">neg &lt;int&gt; </text:h>
      <table:table table:name="Table60" table:style-name="Table60">
        <table:table-column table:style-name="Table60.A"/>
        <table:table-column table:style-name="Table60.B"/>
        <table:table-row table:style-name="Table60.1">
          <table:table-cell table:style-name="Table60.A1" office:value-type="string">
            <text:p text:style-name="P12">Name</text:p>
          </table:table-cell>
          <table:table-cell table:style-name="Table60.A1" office:value-type="string">
            <text:p text:style-name="P13">neg</text:p>
          </table:table-cell>
        </table:table-row>
        <table:table-row table:style-name="Table60.1">
          <table:table-cell table:style-name="Table60.A1" office:value-type="string">
            <text:p text:style-name="P12">Kind</text:p>
          </table:table-cell>
          <table:table-cell table:style-name="Table60.A1" office:value-type="string">
            <text:p text:style-name="Table_20_Contents">Function</text:p>
          </table:table-cell>
        </table:table-row>
        <table:table-row table:style-name="Table60.1">
          <table:table-cell table:style-name="Table60.A1" office:value-type="string">
            <text:p text:style-name="P12">Arg syntax</text:p>
          </table:table-cell>
          <table:table-cell table:style-name="Table60.A1" office:value-type="string">
            <text:p text:style-name="Table_20_Contents">&lt;n:int&gt;</text:p>
          </table:table-cell>
        </table:table-row>
        <table:table-row table:style-name="Table60.1">
          <table:table-cell table:style-name="Table60.A1" office:value-type="string">
            <text:p text:style-name="P12">Description</text:p>
          </table:table-cell>
          <table:table-cell table:style-name="Table60.A1" office:value-type="string">
            <text:p text:style-name="Table_20_Contents">Takes an integer and returns its negated value.</text:p>
          </table:table-cell>
        </table:table-row>
        <table:table-row table:style-name="Table60.1">
          <table:table-cell table:style-name="Table60.A1" office:value-type="string">
            <text:p text:style-name="P12">Returns</text:p>
          </table:table-cell>
          <table:table-cell table:style-name="Table60.A1" office:value-type="string">
            <text:p text:style-name="Table_20_Contents">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12">Example</text:p>
          </table:table-cell>
          <table:table-cell table:style-name="Table60.A1" office:value-type="string">
            <text:p text:style-name="Preformatted_20_Text">&gt; neg 10</text:p>
            <text:p text:style-name="Preformatted_20_Text">-10</text:p>
            <text:p text:style-name="Preformatted_20_Text">&gt; neg -10</text:p>
            <text:p text:style-name="Preformatted_20_Text">10</text:p>
          </table:table-cell>
        </table:table-row>
      </table:table>
      <text:h text:style-name="P8" text:outline-level="3"><text:soft-page-break/>new &lt;env&gt;</text:h>
      <table:table table:name="Table61" table:style-name="Table61">
        <table:table-column table:style-name="Table61.A"/>
        <table:table-column table:style-name="Table61.B"/>
        <table:table-row table:style-name="Table61.1">
          <table:table-cell table:style-name="Table61.A1" office:value-type="string">
            <text:p text:style-name="P23">Name</text:p>
          </table:table-cell>
          <table:table-cell table:style-name="Table61.A1" office:value-type="string">
            <text:p text:style-name="P13">new</text:p>
          </table:table-cell>
        </table:table-row>
        <table:table-row table:style-name="Table61.1">
          <table:table-cell table:style-name="Table61.A1" office:value-type="string">
            <text:p text:style-name="P23">Kind</text:p>
          </table:table-cell>
          <table:table-cell table:style-name="Table61.A1" office:value-type="string">
            <text:p text:style-name="Table_20_Contents">Function</text:p>
          </table:table-cell>
        </table:table-row>
        <table:table-row table:style-name="Table61.1">
          <table:table-cell table:style-name="Table61.A1" office:value-type="string">
            <text:p text:style-name="P23">Arg syntax</text:p>
          </table:table-cell>
          <table:table-cell table:style-name="Table61.A1" office:value-type="string">
            <text:p text:style-name="Table_20_Contents">&lt;env:clodir&gt;</text:p>
          </table:table-cell>
        </table:table-row>
        <table:table-row table:style-name="Table61.1">
          <table:table-cell table:style-name="Table61.A1" office:value-type="string">
            <text:p text:style-name="P24">Description</text:p>
          </table:table-cell>
          <table:table-cell table:style-name="Table61.A1" office:value-type="string">
            <text:p text:style-name="Table_20_Contents">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23">Returns</text:p>
          </table:table-cell>
          <table:table-cell table:style-name="Table61.A1" office:value-type="string">
            <text:p text:style-name="Table_20_Contents">NULL</text:p>
          </table:table-cell>
        </table:table-row>
        <table:table-row table:style-name="Table61.1">
          <table:table-cell table:style-name="Table61.A1" office:value-type="string">
            <text:p text:style-name="P24">Example</text:p>
          </table:table-cell>
          <table:table-cell table:style-name="Table61.A1" office:value-type="string">
            <text:p text:style-name="Preformatted_20_Text">&gt; set base [val=1]</text:p>
            <text:p text:style-name="Preformatted_20_Text">&gt; set copy1 base</text:p>
            <text:p text:style-name="Preformatted_20_Text">&gt; set copy2 (new base!)</text:p>
            <text:p text:style-name="Preformatted_20_Text">&gt; set base.val 2</text:p>
            <text:p text:style-name="Preformatted_20_Text">&gt; eval copy1</text:p>
            <text:p text:style-name="Preformatted_20_Text">["val"=2]</text:p>
            <text:p text:style-name="Preformatted_20_Text">&gt; eval copyoct2</text:p>
            <text:p text:style-name="Preformatted_20_Text">["val"=1]</text:p>
            <text:p text:style-name="Preformatted_20_Text">&gt; </text:p>
            <text:p text:style-name="Preformatted_20_Text">&gt; set class [val=0]:{ [read=[]:{val}, write=[n]:{val=n;}] }</text:p>
            <text:p text:style-name="Preformatted_20_Text">&gt; set rw1 class!</text:p>
            <text:p text:style-name="Preformatted_20_Text">&gt; set rw2 class!</text:p>
            <text:p text:style-name="Preformatted_20_Text">&gt; eval rw1.write 42!</text:p>
            <text:p text:style-name="Preformatted_20_Text">&gt; eval rw2.read!</text:p>
            <text:p text:style-name="Preformatted_20_Text">42</text:p>
            <text:p text:style-name="Preformatted_20_Text">&gt; # oops!</text:p>
            <text:p text:style-name="Preformatted_20_Text">&gt;</text:p>
            <text:p text:style-name="Preformatted_20_Text">&gt; set class [val=0]:{ [read=[]:{val}, write=[n]:{val=n;}] }</text:p>
            <text:p text:style-name="Preformatted_20_Text">&gt; set rw1 (new class!)!</text:p>
            <text:p text:style-name="Preformatted_20_Text">&gt; set rw2 (new class!)!</text:p>
            <text:p text:style-name="Preformatted_20_Text">&gt; eval rw1.write 42!</text:p>
            <text:p text:style-name="Preformatted_20_Text">&gt; eval rw2.read!</text:p>
            <text:p text:style-name="Preformatted_20_Text">0</text:p>
            <text:p text:style-name="Preformatted_20_Text">&gt; eval rw1.read!</text:p>
            <text:p text:style-name="Preformatted_20_Text">42</text:p>
          </table:table-cell>
        </table:table-row>
      </table:table>
      <text:h text:style-name="P8" text:outline-level="3">notequal &lt;val&gt; &lt;val&gt;</text:h>
      <table:table table:name="Table62" table:style-name="Table62">
        <table:table-column table:style-name="Table62.A"/>
        <table:table-column table:style-name="Table62.B"/>
        <table:table-row table:style-name="Table62.1">
          <table:table-cell table:style-name="Table62.A1" office:value-type="string">
            <text:p text:style-name="P23">Name</text:p>
          </table:table-cell>
          <table:table-cell table:style-name="Table62.A1" office:value-type="string">
            <text:p text:style-name="P13">notequal</text:p>
          </table:table-cell>
        </table:table-row>
        <table:table-row table:style-name="Table62.1">
          <table:table-cell table:style-name="Table62.A1" office:value-type="string">
            <text:p text:style-name="P23">Kind</text:p>
          </table:table-cell>
          <table:table-cell table:style-name="Table62.A1" office:value-type="string">
            <text:p text:style-name="Table_20_Contents">Function</text:p>
          </table:table-cell>
        </table:table-row>
        <table:table-row table:style-name="Table62.1">
          <table:table-cell table:style-name="Table62.A1" office:value-type="string">
            <text:p text:style-name="P23">Arg syntax</text:p>
          </table:table-cell>
          <table:table-cell table:style-name="Table62.A1" office:value-type="string">
            <text:p text:style-name="Table_20_Contents">&lt;val1:any&gt; &lt;val2:any&gt;</text:p>
          </table:table-cell>
        </table:table-row>
        <table:table-row table:style-name="Table62.1">
          <table:table-cell table:style-name="Table62.A1" office:value-type="string">
            <text:p text:style-name="P24">Description</text:p>
          </table:table-cell>
          <table:table-cell table:style-name="Table62.A1" office:value-type="string">
            <text:p text:style-name="Table_20_Contents">Compares its first argument with the second and returns TRUE iff they are not equal and FALSE otherwise. The comparison is made as described in the <text:span text:style-name="T1">cmp</text:span> function.<text:line-break/>This function is identical to </text:p>
            <text:p text:style-name="Preformatted_20_Text">[val1, val2]: { 0 != (cmp val1 val2!) }</text:p>
            <text:p text:style-name="Table_20_Contents">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23">Returns</text:p>
          </table:table-cell>
          <table:table-cell table:style-name="Table62.A1" office:value-type="string">
            <text:p text:style-name="Table_20_Contents"><text:span text:style-name="T1">TRUE</text:span> or <text:span text:style-name="T1">FALSE</text:span></text:p>
          </table:table-cell>
        </table:table-row>
        <table:table-row table:style-name="Table62.1">
          <table:table-cell table:style-name="Table62.A1" office:value-type="string">
            <text:p text:style-name="P24">Example</text:p>
          </table:table-cell>
          <table:table-cell table:style-name="Table62.A1" office:value-type="string">
            <text:p text:style-name="Preformatted_20_Text">{ <text:s text:c="2"/>if (notequal var NULL!) { <text:s/></text:p>
            <text:p text:style-name="Preformatted_20_Text"><text:s text:c="8"/>do_something_with var!</text:p>
            <text:p text:style-name="Preformatted_20_Text"><text:s text:c="4"/>}{}!</text:p>
            <text:p text:style-name="Preformatted_20_Text">}</text:p>
          </table:table-cell>
        </table:table-row>
      </table:table>
      <text:h text:style-name="P8" text:outline-level="3">NULL</text:h>
      <table:table table:name="Table63" table:style-name="Table63">
        <table:table-column table:style-name="Table63.A"/>
        <table:table-column table:style-name="Table63.B"/>
        <table:table-row table:style-name="Table63.1">
          <table:table-cell table:style-name="Table63.A1" office:value-type="string">
            <text:p text:style-name="P12">Name</text:p>
          </table:table-cell>
          <table:table-cell table:style-name="Table63.A1" office:value-type="string">
            <text:p text:style-name="P13">NULL</text:p>
          </table:table-cell>
        </table:table-row>
        <table:table-row table:style-name="Table63.1">
          <table:table-cell table:style-name="Table63.A1" office:value-type="string">
            <text:p text:style-name="P12">Kind</text:p>
          </table:table-cell>
          <table:table-cell table:style-name="Table63.A1" office:value-type="string">
            <text:p text:style-name="Table_20_Contents">Value</text:p>
          </table:table-cell>
        </table:table-row>
        <table:table-row table:style-name="Table63.1">
          <table:table-cell table:style-name="Table63.A1" office:value-type="string">
            <text:p text:style-name="P12">Arg syntax</text:p>
          </table:table-cell>
          <table:table-cell table:style-name="Table63.A1" office:value-type="string">
            <text:p text:style-name="Table_20_Contents">(no args)</text:p>
          </table:table-cell>
        </table:table-row>
        <table:table-row table:style-name="Table63.1">
          <table:table-cell table:style-name="Table63.A1" office:value-type="string">
            <text:p text:style-name="P12">Description</text:p>
          </table:table-cell>
          <table:table-cell table:style-name="Table63.A1" office:value-type="string">
            <text:p text:style-name="Table_20_Contents">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12">Returns</text:p>
          </table:table-cell>
          <table:table-cell table:style-name="Table63.A1" office:value-type="string">
            <text:p text:style-name="Table_20_Contents">string of (multi-octet) characters with ordinal <text:span text:style-name="T1">widechar</text:span></text:p>
          </table:table-cell>
        </table:table-row>
        <table:table-row table:style-name="Table63.1">
          <table:table-cell table:style-name="Table63.A1" office:value-type="string">
            <text:p text:style-name="P12">Example</text:p>
          </table:table-cell>
          <table:table-cell table:style-name="Table63.A1" office:value-type="string">
            <text:p text:style-name="Preformatted_20_Text">&gt; set newobj [name1=NULL, name2=NULL]</text:p>
            <text:p text:style-name="Preformatted_20_Text">&gt; set lastval NULL</text:p>
            <text:p text:style-name="Preformatted_20_Text">&gt; set val[n]: { lastval=n }</text:p>
            <text:p text:style-name="Preformatted_20_Text">&gt; cmp NULL ({}!)</text:p>
            <text:p text:style-name="Preformatted_20_Text">0</text:p>
            <text:p text:style-name="Preformatted_20_Text">{ <text:s text:c="2"/>rc = fn!;</text:p>
            <text:p text:style-name="Preformatted_20_Text"><text:s text:c="4"/>if (rc.error_occured) {NULL} {rc.answer}!</text:p>
            <text:p text:style-name="Preformatted_20_Text">}</text:p>
          </table:table-cell>
        </table:table-row>
      </table:table>
      <text:h text:style-name="P8" text:outline-level="3">octet &lt;int&gt;</text:h>
      <table:table table:name="Table64" table:style-name="Table64">
        <table:table-column table:style-name="Table64.A"/>
        <table:table-column table:style-name="Table64.B"/>
        <table:table-row table:style-name="Table64.1">
          <table:table-cell table:style-name="Table64.A1" office:value-type="string">
            <text:p text:style-name="P23">Name</text:p>
          </table:table-cell>
          <table:table-cell table:style-name="Table64.A1" office:value-type="string">
            <text:p text:style-name="P13">octet</text:p>
          </table:table-cell>
        </table:table-row>
        <table:table-row table:style-name="Table64.1">
          <table:table-cell table:style-name="Table64.A1" office:value-type="string">
            <text:p text:style-name="P23">Kind</text:p>
          </table:table-cell>
          <table:table-cell table:style-name="Table64.A1" office:value-type="string">
            <text:p text:style-name="Table_20_Contents">Function</text:p>
          </table:table-cell>
        </table:table-row>
        <table:table-row table:style-name="Table64.1">
          <table:table-cell table:style-name="Table64.A1" office:value-type="string">
            <text:p text:style-name="P23">Arg syntax</text:p>
          </table:table-cell>
          <table:table-cell table:style-name="Table64.A1" office:value-type="string">
            <text:p text:style-name="Table_20_Contents">&lt;byte:int&gt;</text:p>
          </table:table-cell>
        </table:table-row>
        <table:table-row table:style-name="Table64.1">
          <table:table-cell table:style-name="Table64.A1" office:value-type="string">
            <text:p text:style-name="P24">Description</text:p>
          </table:table-cell>
          <table:table-cell table:style-name="Table64.A1" office:value-type="string">
            <text:p text:style-name="Table_20_Contents">Returns single byte string containing the given octet<text:line-break/>See also: <text:span text:style-name="T1">chr</text:span></text:p>
          </table:table-cell>
        </table:table-row>
        <table:table-row table:style-name="Table64.1">
          <table:table-cell table:style-name="Table64.A1" office:value-type="string">
            <text:p text:style-name="P23">Returns</text:p>
          </table:table-cell>
          <table:table-cell table:style-name="Table64.A1" office:value-type="string">
            <text:p text:style-name="Table_20_Contents">A string of <text:span text:style-name="T1">len</text:span> 1 whose only octet has the ordinal number provided.</text:p>
          </table:table-cell>
        </table:table-row>
        <table:table-row table:style-name="Table64.1">
          <table:table-cell table:style-name="Table64.A1" office:value-type="string">
            <text:p text:style-name="P24">Example</text:p>
          </table:table-cell>
          <table:table-cell table:style-name="Table64.A1" office:value-type="string">
            <text:p text:style-name="Preformatted_20_Text">&gt; echo Wow${octet 46!}</text:p>
            <text:p text:style-name="Preformatted_20_Text">Wow.</text:p>
            <text:p text:style-name="Preformatted_20_Text">&gt; octet 0</text:p>
            <text:p text:style-name="Preformatted_20_Text">"\0"</text:p>
          </table:table-cell>
        </table:table-row>
      </table:table>
      <text:h text:style-name="P8" text:outline-level="3">octetcode &lt;char&gt;</text:h>
      <table:table table:name="Table65" table:style-name="Table65">
        <table:table-column table:style-name="Table65.A"/>
        <table:table-column table:style-name="Table65.B"/>
        <table:table-row table:style-name="Table65.1">
          <table:table-cell table:style-name="Table65.A1" office:value-type="string">
            <text:p text:style-name="P12">Name</text:p>
          </table:table-cell>
          <table:table-cell table:style-name="Table65.A1" office:value-type="string">
            <text:p text:style-name="P13">octetcode</text:p>
          </table:table-cell>
        </table:table-row>
        <table:table-row table:style-name="Table65.1">
          <table:table-cell table:style-name="Table65.A1" office:value-type="string">
            <text:p text:style-name="P12">Kind</text:p>
          </table:table-cell>
          <table:table-cell table:style-name="Table65.A1" office:value-type="string">
            <text:p text:style-name="Table_20_Contents">Function</text:p>
          </table:table-cell>
        </table:table-row>
        <table:table-row table:style-name="Table65.1">
          <table:table-cell table:style-name="Table65.A1" office:value-type="string">
            <text:p text:style-name="P12">Arg syntax</text:p>
          </table:table-cell>
          <table:table-cell table:style-name="Table65.A1" office:value-type="string">
            <text:p text:style-name="Table_20_Contents">&lt;char:string&gt;</text:p>
          </table:table-cell>
        </table:table-row>
        <table:table-row table:style-name="Table65.1">
          <table:table-cell table:style-name="Table65.A1" office:value-type="string">
            <text:p text:style-name="P12">Description</text:p>
          </table:table-cell>
          <table:table-cell table:style-name="Table65.A1" office:value-type="string">
            <text:p text:style-name="Table_20_Contents">Returns the ordinal position of the first byte (octet) in its argument in the current locale's character set.</text:p>
          </table:table-cell>
        </table:table-row>
        <table:table-row table:style-name="Table65.1">
          <table:table-cell table:style-name="Table65.A1" office:value-type="string">
            <text:p text:style-name="P12">Returns</text:p>
          </table:table-cell>
          <table:table-cell table:style-name="Table65.A1" office:value-type="string">
            <text:p text:style-name="Table_20_Contents">An integer containing the ordinal number.<text:span text:style-name="T1"><text:line-break/></text:span>See also: <text:span text:style-name="T1">octet</text:span>, <text:span text:style-name="T1">chrcode</text:span></text:p>
          </table:table-cell>
        </table:table-row>
        <table:table-row table:style-name="Table65.1">
          <table:table-cell table:style-name="Table65.A1" office:value-type="string">
            <text:p text:style-name="P12">Example</text:p>
          </table:table-cell>
          <table:table-cell table:style-name="Table65.A1" office:value-type="string">
            <text:p text:style-name="Preformatted_20_Text">&gt; eval "£"</text:p>
            <text:p text:style-name="Preformatted_20_Text">"\xc2\xa3"</text:p>
            <text:p text:style-name="Preformatted_20_Text">&gt; octetcode "\xc2\xa3"</text:p>
            <text:p text:style-name="Preformatted_20_Text">164</text:p>
            <text:p text:style-name="Preformatted_20_Text">&gt; set dump[a]:{</text:p>
            <text:p text:style-name="Preformatted_20_Text">&gt; <text:s text:c="4"/>forall (split NULL a!) [x]:{</text:p>
            <text:p text:style-name="Preformatted_20_Text">&gt; <text:s text:c="8"/>io.write io.out " "+(strf "%02x" (octetcode x!)!)!</text:p>
            <text:p text:style-name="Preformatted_20_Text">&gt; <text:s text:c="4"/>}!; </text:p>
            <text:p text:style-name="Preformatted_20_Text">&gt; <text:s text:c="4"/>io.write io.out "\n"!;</text:p>
            <text:p text:style-name="Preformatted_20_Text">&gt; }</text:p>
            <text:p text:style-name="Preformatted_20_Text">&gt; dump "hexadecimal"</text:p>
            <text:p text:style-name="Preformatted_20_Text"><text:s/>68 65 78 61 64 65 63 69 6d 61 6c</text:p>
          </table:table-cell>
        </table:table-row>
      </table:table>
      <text:p text:style-name="P1"/>
      <text:h text:style-name="P8" text:outline-level="3">parse argv</text:h>
      <table:table table:name="Table66" table:style-name="Table66">
        <table:table-column table:style-name="Table66.A"/>
        <table:table-column table:style-name="Table66.B"/>
        <table:table-row table:style-name="Table66.1">
          <table:table-cell table:style-name="Table66.A1" office:value-type="string">
            <text:p text:style-name="P23">Name</text:p>
          </table:table-cell>
          <table:table-cell table:style-name="Table66.A1" office:value-type="string">
            <text:p text:style-name="P13">parse.argv</text:p>
          </table:table-cell>
        </table:table-row>
        <table:table-row table:style-name="Table66.1">
          <table:table-cell table:style-name="Table66.A1" office:value-type="string">
            <text:p text:style-name="P23">Kind</text:p>
          </table:table-cell>
          <table:table-cell table:style-name="Table66.A1" office:value-type="string">
            <text:p text:style-name="Table_20_Contents">Directory</text:p>
          </table:table-cell>
        </table:table-row>
        <table:table-row table:style-name="Table66.1">
          <table:table-cell table:style-name="Table66.A1" office:value-type="string">
            <text:p text:style-name="P23">Arg syntax</text:p>
          </table:table-cell>
          <table:table-cell table:style-name="Table66.A1" office:value-type="string">
            <text:p text:style-name="Table_20_Contents">Not a function</text:p>
          </table:table-cell>
        </table:table-row>
        <table:table-row table:style-name="Table66.1">
          <table:table-cell table:style-name="Table66.A1" office:value-type="string">
            <text:p text:style-name="P24">Description</text:p>
          </table:table-cell>
          <table:table-cell table:style-name="Table66.A1" office:value-type="string">
            <text:p text:style-name="Table_20_Contents">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23">Returns</text:p>
          </table:table-cell>
          <table:table-cell table:style-name="Table66.A1" office:value-type="string">
            <text:p text:style-name="Table_20_Contents">Not a function</text:p>
          </table:table-cell>
        </table:table-row>
        <table:table-row table:style-name="Table66.1">
          <table:table-cell table:style-name="Table66.A1" office:value-type="string">
            <text:p text:style-name="P24">Example</text:p>
          </table:table-cell>
          <table:table-cell table:style-name="Table66.A1" office:value-type="string">
            <text:p text:style-name="Preformatted_20_Text">% ftl -- one two</text:p>
            <text:p text:style-name="Preformatted_20_Text">:</text:p>
            <text:p text:style-name="Preformatted_20_Text">&gt; eval parse.argv</text:p>
            <text:p text:style-name="Preformatted_20_Text">[0="ftl", 1="one", 2="two"] <text:s text:c="4"/></text:p>
            <text:p text:style-name="Preformatted_20_Text">/usr/bin/ftl -- --myopt val</text:p>
            <text:p text:style-name="Preformatted_20_Text">:</text:p>
            <text:p text:style-name="Preformatted_20_Text">&gt; eval parse.codeid!</text:p>
            <text:p text:style-name="Preformatted_20_Text">"ftl"</text:p>
            <text:p text:style-name="Preformatted_20_Text">&gt; eval parse.argv.0</text:p>
            <text:p text:style-name="Preformatted_20_Text">"/usr/bin/ftl"</text:p>
          </table:table-cell>
        </table:table-row>
      </table:table>
      <text:h text:style-name="P8" text:outline-level="3">parse codeid</text:h>
      <table:table table:name="Table67" table:style-name="Table67">
        <table:table-column table:style-name="Table67.A"/>
        <table:table-column table:style-name="Table67.B"/>
        <table:table-row table:style-name="Table67.1">
          <table:table-cell table:style-name="Table67.A1" office:value-type="string">
            <text:p text:style-name="P23">Name</text:p>
          </table:table-cell>
          <table:table-cell table:style-name="Table67.A1" office:value-type="string">
            <text:p text:style-name="P13">parse.codeid</text:p>
          </table:table-cell>
        </table:table-row>
        <table:table-row table:style-name="Table67.1">
          <table:table-cell table:style-name="Table67.A1" office:value-type="string">
            <text:p text:style-name="P23">Kind</text:p>
          </table:table-cell>
          <table:table-cell table:style-name="Table67.A1" office:value-type="string">
            <text:p text:style-name="Table_20_Contents">Function</text:p>
          </table:table-cell>
        </table:table-row>
        <table:table-row table:style-name="Table67.1">
          <table:table-cell table:style-name="Table67.A1" office:value-type="string">
            <text:p text:style-name="P23">Arg syntax</text:p>
          </table:table-cell>
          <table:table-cell table:style-name="Table67.A1" office:value-type="string">
            <text:p text:style-name="Table_20_Contents">None</text:p>
          </table:table-cell>
        </table:table-row>
        <table:table-row table:style-name="Table67.1">
          <table:table-cell table:style-name="Table67.A1" office:value-type="string">
            <text:p text:style-name="P24">Description</text:p>
          </table:table-cell>
          <table:table-cell table:style-name="Table67.A1" office:value-type="string">
            <text:p text:style-name="Table_20_Contents">Returns an identification assigned to the interpreter by the invoker.</text:p>
          </table:table-cell>
        </table:table-row>
        <table:table-row table:style-name="Table67.1">
          <table:table-cell table:style-name="Table67.A1" office:value-type="string">
            <text:p text:style-name="P23">Returns</text:p>
          </table:table-cell>
          <table:table-cell table:style-name="Table67.A1" office:value-type="string">
            <text:p text:style-name="Table_20_Contents">A string containing the name of the interpreter assigned by the library-using application</text:p>
          </table:table-cell>
        </table:table-row>
        <table:table-row table:style-name="Table67.1">
          <table:table-cell table:style-name="Table67.A1" office:value-type="string">
            <text:p text:style-name="P24">Example</text:p>
          </table:table-cell>
          <table:table-cell table:style-name="Table67.A1" office:value-type="string">
            <text:p text:style-name="Preformatted_20_Text">&gt; parse codeid</text:p>
            <text:p text:style-name="Preformatted_20_Text">"ftl"</text:p>
            <text:p text:style-name="Preformatted_20_Text">&gt; set err[msg]:{</text:p>
            <text:p text:style-name="Preformatted_20_Text">&gt; <text:s text:c="4"/>io.write io.err ""+(parse.codeid!)+": "+(msg)+"\n"!;</text:p>
            <text:p text:style-name="Preformatted_20_Text">&gt; }</text:p>
            <text:p text:style-name="Preformatted_20_Text">&gt; err "something wrong"</text:p>
            <text:p text:style-name="Preformatted_20_Text">ftl: something wrong</text:p>
          </table:table-cell>
        </table:table-row>
      </table:table>
      <text:h text:style-name="P8" text:outline-level="3">parse env</text:h>
      <table:table table:name="Table68" table:style-name="Table68">
        <table:table-column table:style-name="Table68.A"/>
        <table:table-column table:style-name="Table68.B"/>
        <table:table-row table:style-name="Table68.1">
          <table:table-cell table:style-name="Table68.A1" office:value-type="string">
            <text:p text:style-name="P23">Name</text:p>
          </table:table-cell>
          <table:table-cell table:style-name="Table68.A1" office:value-type="string">
            <text:p text:style-name="P13">parse.env</text:p>
          </table:table-cell>
        </table:table-row>
        <table:table-row table:style-name="Table68.1">
          <table:table-cell table:style-name="Table68.A1" office:value-type="string">
            <text:p text:style-name="P23">Kind</text:p>
          </table:table-cell>
          <table:table-cell table:style-name="Table68.A1" office:value-type="string">
            <text:p text:style-name="Table_20_Contents">Function</text:p>
          </table:table-cell>
        </table:table-row>
        <table:table-row table:style-name="Table68.1">
          <table:table-cell table:style-name="Table68.A1" office:value-type="string">
            <text:p text:style-name="P23">Arg syntax</text:p>
          </table:table-cell>
          <table:table-cell table:style-name="Table68.A1" office:value-type="string">
            <text:p text:style-name="Table_20_Contents">None</text:p>
          </table:table-cell>
        </table:table-row>
        <table:table-row table:style-name="Table68.1">
          <table:table-cell table:style-name="Table68.A1" office:value-type="string">
            <text:p text:style-name="P24">Description</text:p>
          </table:table-cell>
          <table:table-cell table:style-name="Table68.A1" office:value-type="string">
            <text:p text:style-name="Table_20_Contents">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23">Returns</text:p>
          </table:table-cell>
          <table:table-cell table:style-name="Table68.A1" office:value-type="string">
            <text:p text:style-name="Table_20_Contents">The current invocation environment.</text:p>
          </table:table-cell>
        </table:table-row>
        <table:table-row table:style-name="Table68.1">
          <table:table-cell table:style-name="Table68.A1" office:value-type="string">
            <text:p text:style-name="P24">Example</text:p>
          </table:table-cell>
          <table:table-cell table:style-name="Table68.A1" office:value-type="string">
            <text:p text:style-name="Preformatted_20_Text">&gt; join " " (sortdom (parse.env!)!)</text:p>
            <text:p text:style-name="P20">"FALSE NULL TRUE chr chrcode cmd cmp collate do domain echo enter equal eval every exit fmt forall help if inenv int io ip join</text:p>
            <text:p text:style-name="P20">joinchr len less lesseq lock mac more moreeq new notequal octet </text:p>
            <text:p text:style-name="P20">octetcode parse range restrict return rnd set sleep sort sortby </text:p>
            <text:p text:style-name="P20">sortdom sortdomby source sourcetext split str strf strlen sys</text:p>
            <text:p text:style-name="P20">tolower toupp</text:p>
            <text:p text:style-name="Preformatted_20_Text">er type typename typeof while"</text:p>
            <text:p text:style-name="Preformatted_20_Text">&gt; set extra [val1=1, val2=2]:{ domain (parse.local!)! }</text:p>
            <text:p text:style-name="Preformatted_20_Text">&gt; extra</text:p>
            <text:p text:style-name="P20">&lt;"val2", "val1", "extra", "push", "stack", "len", "sleep", "eval", </text:p>
            <text:p text:style-name="P20">"echo", "cmd", "every", "sortdomby", "sortby", "sortdom", "sort", </text:p>
            <text:p text:style-name="P20">"range", "domain", "restrict", ...</text:p>
          </table:table-cell>
        </table:table-row>
      </table:table>
      <text:h text:style-name="P8" text:outline-level="3">parse errors</text:h>
      <table:table table:name="Table69" table:style-name="Table69">
        <table:table-column table:style-name="Table69.A"/>
        <table:table-column table:style-name="Table69.B"/>
        <table:table-row table:style-name="Table69.1">
          <table:table-cell table:style-name="Table69.A1" office:value-type="string">
            <text:p text:style-name="P23">Name</text:p>
          </table:table-cell>
          <table:table-cell table:style-name="Table69.A1" office:value-type="string">
            <text:p text:style-name="P13">parse.errors</text:p>
          </table:table-cell>
        </table:table-row>
        <table:table-row table:style-name="Table69.1">
          <table:table-cell table:style-name="Table69.A1" office:value-type="string">
            <text:p text:style-name="P23">Kind</text:p>
          </table:table-cell>
          <table:table-cell table:style-name="Table69.A1" office:value-type="string">
            <text:p text:style-name="Table_20_Contents">Function</text:p>
          </table:table-cell>
        </table:table-row>
        <table:table-row table:style-name="Table69.1">
          <table:table-cell table:style-name="Table69.A1" office:value-type="string">
            <text:p text:style-name="P23">Arg syntax</text:p>
          </table:table-cell>
          <table:table-cell table:style-name="Table69.A1" office:value-type="string">
            <text:p text:style-name="Table_20_Contents">(no argument)</text:p>
          </table:table-cell>
        </table:table-row>
        <table:table-row table:style-name="Table69.1">
          <table:table-cell table:style-name="Table69.A1" office:value-type="string">
            <text:p text:style-name="P24">Description</text:p>
          </table:table-cell>
          <table:table-cell table:style-name="Table69.A1" office:value-type="string">
            <text:p text:style-name="Table_20_Contents">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23">Returns</text:p>
          </table:table-cell>
          <table:table-cell table:style-name="Table69.A1" office:value-type="string">
            <text:p text:style-name="Table_20_Contents">total number of errors encountered by parser</text:p>
          </table:table-cell>
        </table:table-row>
        <table:table-row table:style-name="Table69.1">
          <table:table-cell table:style-name="Table69.A1" office:value-type="string">
            <text:p text:style-name="P24">Example</text:p>
          </table:table-cell>
          <table:table-cell table:style-name="Table69.A1" office:value-type="string">
            <text:p text:style-name="Preformatted_20_Text">&gt; parse errors</text:p>
            <text:p text:style-name="Preformatted_20_Text">5</text:p>
            <text:p text:style-name="Preformatted_20_Text">if 0 == (parse.errors!) { } { </text:p>
            <text:p text:style-name="Preformatted_20_Text"><text:s text:c="4"/>echo "Parse failed with "+(str (parse.errors!)!)+"errors"! </text:p>
            <text:p text:style-name="Preformatted_20_Text">}!</text:p>
          </table:table-cell>
        </table:table-row>
      </table:table>
      <text:h text:style-name="P8" text:outline-level="3">parse errors_reset &lt;errors&gt;</text:h>
      <table:table table:name="Table70" table:style-name="Table70">
        <table:table-column table:style-name="Table70.A"/>
        <table:table-column table:style-name="Table70.B"/>
        <table:table-row table:style-name="Table70.1">
          <table:table-cell table:style-name="Table70.A1" office:value-type="string">
            <text:p text:style-name="P23">Name</text:p>
          </table:table-cell>
          <table:table-cell table:style-name="Table70.A1" office:value-type="string">
            <text:p text:style-name="P13">parse.errors_reset</text:p>
          </table:table-cell>
        </table:table-row>
        <table:table-row table:style-name="Table70.1">
          <table:table-cell table:style-name="Table70.A1" office:value-type="string">
            <text:p text:style-name="P23">Kind</text:p>
          </table:table-cell>
          <table:table-cell table:style-name="Table70.A1" office:value-type="string">
            <text:p text:style-name="Table_20_Contents">Function</text:p>
          </table:table-cell>
        </table:table-row>
        <table:table-row table:style-name="Table70.1">
          <table:table-cell table:style-name="Table70.A1" office:value-type="string">
            <text:p text:style-name="P23">Arg syntax</text:p>
          </table:table-cell>
          <table:table-cell table:style-name="Table70.A1" office:value-type="string">
            <text:p text:style-name="Table_20_Contents">&lt;errors:int&gt;</text:p>
          </table:table-cell>
        </table:table-row>
        <table:table-row table:style-name="Table70.1">
          <table:table-cell table:style-name="Table70.A1" office:value-type="string">
            <text:p text:style-name="P24">Description</text:p>
          </table:table-cell>
          <table:table-cell table:style-name="Table70.A1" office:value-type="string">
            <text:p text:style-name="Table_20_Contents">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23">Returns</text:p>
          </table:table-cell>
          <table:table-cell table:style-name="Table70.A1" office:value-type="string">
            <text:p text:style-name="Table_20_Contents">total number of errors encountered by parser</text:p>
          </table:table-cell>
        </table:table-row>
        <table:table-row table:style-name="Table70.1">
          <table:table-cell table:style-name="Table70.A1" office:value-type="string">
            <text:p text:style-name="P24">Example</text:p>
          </table:table-cell>
          <table:table-cell table:style-name="Table70.A1" office:value-type="string">
            <text:p text:style-name="Preformatted_20_Text">&gt; parse errors_reset</text:p>
            <text:p text:style-name="Preformatted_20_Text">&gt; parse errors</text:p>
            <text:p text:style-name="Preformatted_20_Text">0</text:p>
            <text:p text:style-name="Preformatted_20_Text">{ <text:s text:c="2"/>saved = parse.errors!;</text:p>
            <text:p text:style-name="Preformatted_20_Text"><text:s text:c="4"/>dodgy_function!;</text:p>
            <text:p text:style-name="Preformatted_20_Text"><text:s text:c="4"/>parse.errors_reset saved!;</text:p>
            <text:p text:style-name="Preformatted_20_Text">}!</text:p>
          </table:table-cell>
        </table:table-row>
      </table:table>
      <text:h text:style-name="P8" text:outline-level="3">parse exec &lt;cmds&gt; &lt;stream&gt;</text:h>
      <table:table table:name="Table71" table:style-name="Table71">
        <table:table-column table:style-name="Table71.A"/>
        <table:table-column table:style-name="Table71.B"/>
        <table:table-row table:style-name="Table71.1">
          <table:table-cell table:style-name="Table71.A1" office:value-type="string">
            <text:p text:style-name="P23">Name</text:p>
          </table:table-cell>
          <table:table-cell table:style-name="Table71.A1" office:value-type="string">
            <text:p text:style-name="P13">parse.exec</text:p>
          </table:table-cell>
        </table:table-row>
        <table:table-row table:style-name="Table71.1">
          <table:table-cell table:style-name="Table71.A1" office:value-type="string">
            <text:p text:style-name="P23">Kind</text:p>
          </table:table-cell>
          <table:table-cell table:style-name="Table71.A1" office:value-type="string">
            <text:p text:style-name="Table_20_Contents">Function</text:p>
          </table:table-cell>
        </table:table-row>
        <table:table-row table:style-name="Table71.1">
          <table:table-cell table:style-name="Table71.A1" office:value-type="string">
            <text:p text:style-name="P23">Arg syntax</text:p>
          </table:table-cell>
          <table:table-cell table:style-name="Table71.A1" office:value-type="string">
            <text:p text:style-name="Table_20_Contents">&lt;cmds:string&gt; &lt;in:stream&gt;</text:p>
          </table:table-cell>
        </table:table-row>
        <table:table-row table:style-name="Table71.1">
          <table:table-cell table:style-name="Table71.A1" office:value-type="string">
            <text:p text:style-name="P24">Description</text:p>
          </table:table-cell>
          <table:table-cell table:style-name="Table71.A1" office:value-type="string">
            <text:p text:style-name="Table_20_Contents">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23">Returns</text:p>
          </table:table-cell>
          <table:table-cell table:style-name="Table71.A1" office:value-type="string">
            <text:p text:style-name="Table_20_Contents">The value returned by the last command executed.</text:p>
          </table:table-cell>
        </table:table-row>
        <table:table-row table:style-name="Table71.1">
          <table:table-cell table:style-name="Table71.A1" office:value-type="string">
            <text:p text:style-name="P24">Example</text:p>
          </table:table-cell>
          <table:table-cell table:style-name="Table71.A1" office:value-type="string">
            <text:p text:style-name="Preformatted_20_Text">&gt; set script_in io.instring "e restricted; e script; x" "r"!</text:p>
            <text:p text:style-name="Preformatted_20_Text">&gt; parse exec "restrict [e=echo, x=exit]" script_in</text:p>
            <text:p text:style-name="Preformatted_20_Text">restricted</text:p>
            <text:p text:style-name="Preformatted_20_Text">script</text:p>
            <text:p text:style-name="Preformatted_20_Text">&gt; sys run cat /tmp/1</text:p>
            <text:p text:style-name="Preformatted_20_Text">"Temporary script"</text:p>
            <text:p text:style-name="Preformatted_20_Text">&gt; set run[script]:{ parse.exec "" (io.file script "r"!)! }</text:p>
            <text:p text:style-name="Preformatted_20_Text">&gt; set result run "/tmp/1"!</text:p>
            <text:p text:style-name="Preformatted_20_Text">"Temporary script"</text:p>
            <text:p text:style-name="Preformatted_20_Text">&gt; eval result</text:p>
            <text:p text:style-name="Preformatted_20_Text">"Temporary script"</text:p>
            <text:p text:style-name="Preformatted_20_Text">&gt; parse exec "echo command line" NULL</text:p>
            <text:p text:style-name="Preformatted_20_Text">command line</text:p>
          </table:table-cell>
        </table:table-row>
      </table:table>
      <text:h text:style-name="P8" text:outline-level="3">parse local</text:h>
      <table:table table:name="Table72" table:style-name="Table72">
        <table:table-column table:style-name="Table72.A"/>
        <table:table-column table:style-name="Table72.B"/>
        <table:table-row table:style-name="Table72.1">
          <table:table-cell table:style-name="Table72.A1" office:value-type="string">
            <text:p text:style-name="P23">Name</text:p>
          </table:table-cell>
          <table:table-cell table:style-name="Table72.A1" office:value-type="string">
            <text:p text:style-name="P13">parse.local</text:p>
          </table:table-cell>
        </table:table-row>
        <table:table-row table:style-name="Table72.1">
          <table:table-cell table:style-name="Table72.A1" office:value-type="string">
            <text:p text:style-name="P23">Kind</text:p>
          </table:table-cell>
          <table:table-cell table:style-name="Table72.A1" office:value-type="string">
            <text:p text:style-name="Table_20_Contents">Function</text:p>
          </table:table-cell>
        </table:table-row>
        <table:table-row table:style-name="Table72.1">
          <table:table-cell table:style-name="Table72.A1" office:value-type="string">
            <text:p text:style-name="P23">Arg syntax</text:p>
          </table:table-cell>
          <table:table-cell table:style-name="Table72.A1" office:value-type="string">
            <text:p text:style-name="Table_20_Contents">None</text:p>
          </table:table-cell>
        </table:table-row>
        <table:table-row table:style-name="Table72.1">
          <table:table-cell table:style-name="Table72.A1" office:value-type="string">
            <text:p text:style-name="P24">Description</text:p>
          </table:table-cell>
          <table:table-cell table:style-name="Table72.A1" office:value-type="string">
            <text:p text:style-name="Table_20_Contents">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23">Returns</text:p>
          </table:table-cell>
          <table:table-cell table:style-name="Table72.A1" office:value-type="string">
            <text:p text:style-name="Table_20_Contents">The local invocation environment (in which local variables are created).</text:p>
          </table:table-cell>
        </table:table-row>
        <table:table-row table:style-name="Table72.1">
          <table:table-cell table:style-name="Table72.A1" office:value-type="string">
            <text:p text:style-name="P24">Example</text:p>
          </table:table-cell>
          <table:table-cell table:style-name="Table72.A1" office:value-type="string">
            <text:p text:style-name="Preformatted_20_Text">&gt; set extra [domain=domain, parse=parse]::{ domain (parse.local!)! }</text:p>
            <text:p text:style-name="Preformatted_20_Text">&gt; extra</text:p>
            <text:p text:style-name="Preformatted_20_Text">&lt;"parse", "domain"&gt;</text:p>
            <text:p text:style-name="Preformatted_20_Text">&gt; set extra [val1=1, val2=2]:{ domain (parse.env!)! }</text:p>
            <text:p text:style-name="Preformatted_20_Text">&gt; extra</text:p>
            <text:p text:style-name="P21">&lt;"val1", "val2", "help", "set", "exit", "forall", "if", "while", </text:p>
            <text:p text:style-name="P21">"do", "sys", "parse", "io", "source", "sourcetext", "return", </text:p>
            <text:p text:style-name="P21">"typeof", "typename", "cmp", ...</text:p>
          </table:table-cell>
        </table:table-row>
      </table:table>
      <text:h text:style-name="P8" text:outline-level="3">parse line</text:h>
      <table:table table:name="Table73" table:style-name="Table73">
        <table:table-column table:style-name="Table73.A"/>
        <table:table-column table:style-name="Table73.B"/>
        <table:table-row table:style-name="Table73.1">
          <table:table-cell table:style-name="Table73.A1" office:value-type="string">
            <text:p text:style-name="P23">Name</text:p>
          </table:table-cell>
          <table:table-cell table:style-name="Table73.A1" office:value-type="string">
            <text:p text:style-name="P13">parse.line</text:p>
          </table:table-cell>
        </table:table-row>
        <table:table-row table:style-name="Table73.1">
          <table:table-cell table:style-name="Table73.A1" office:value-type="string">
            <text:p text:style-name="P23">Kind</text:p>
          </table:table-cell>
          <table:table-cell table:style-name="Table73.A1" office:value-type="string">
            <text:p text:style-name="Table_20_Contents">Function</text:p>
          </table:table-cell>
        </table:table-row>
        <table:table-row table:style-name="Table73.1">
          <table:table-cell table:style-name="Table73.A1" office:value-type="string">
            <text:p text:style-name="P23">Arg syntax</text:p>
          </table:table-cell>
          <table:table-cell table:style-name="Table73.A1" office:value-type="string">
            <text:p text:style-name="Table_20_Contents">None</text:p>
          </table:table-cell>
        </table:table-row>
        <table:table-row table:style-name="Table73.1">
          <table:table-cell table:style-name="Table73.A1" office:value-type="string">
            <text:p text:style-name="P24">Description</text:p>
          </table:table-cell>
          <table:table-cell table:style-name="Table73.A1" office:value-type="string">
            <text:p text:style-name="Table_20_Contents">Returns the line number in the current source of characters being interpreted.  The character <text:span text:style-name="T10">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23">Returns</text:p>
          </table:table-cell>
          <table:table-cell table:style-name="Table73.A1" office:value-type="string">
            <text:p text:style-name="Table_20_Contents">The current line number.</text:p>
          </table:table-cell>
        </table:table-row>
        <table:table-row table:style-name="Table73.1">
          <table:table-cell table:style-name="Table73.A1" office:value-type="string">
            <text:p text:style-name="P24">Example</text:p>
          </table:table-cell>
          <table:table-cell table:style-name="Table73.A1" office:value-type="string">
            <text:p text:style-name="Preformatted_20_Text">&gt; parse line</text:p>
            <text:p text:style-name="Preformatted_20_Text">27</text:p>
            <text:p text:style-name="Preformatted_20_Text">&gt; set thisline[]:{ echo "line "+(str (parse.line!)!)! }</text:p>
            <text:p text:style-name="Preformatted_20_Text">&gt; parse exec "echo init; thisline" (io.instring "thisline" "r"!)</text:p>
            <text:p text:style-name="Preformatted_20_Text">init</text:p>
            <text:p text:style-name="Preformatted_20_Text">line 1</text:p>
            <text:p text:style-name="Preformatted_20_Text">line 2</text:p>
          </table:table-cell>
        </table:table-row>
      </table:table>
      <text:h text:style-name="P8" text:outline-level="3">parse newerror</text:h>
      <table:table table:name="Table74" table:style-name="Table74">
        <table:table-column table:style-name="Table74.A"/>
        <table:table-column table:style-name="Table74.B"/>
        <table:table-row table:style-name="Table74.1">
          <table:table-cell table:style-name="Table74.A1" office:value-type="string">
            <text:p text:style-name="P23">Name</text:p>
          </table:table-cell>
          <table:table-cell table:style-name="Table74.A1" office:value-type="string">
            <text:p text:style-name="P13">parse.newerror</text:p>
          </table:table-cell>
        </table:table-row>
        <table:table-row table:style-name="Table74.1">
          <table:table-cell table:style-name="Table74.A1" office:value-type="string">
            <text:p text:style-name="P23">Kind</text:p>
          </table:table-cell>
          <table:table-cell table:style-name="Table74.A1" office:value-type="string">
            <text:p text:style-name="Table_20_Contents">Function</text:p>
          </table:table-cell>
        </table:table-row>
        <table:table-row table:style-name="Table74.1">
          <table:table-cell table:style-name="Table74.A1" office:value-type="string">
            <text:p text:style-name="P23">Arg syntax</text:p>
          </table:table-cell>
          <table:table-cell table:style-name="Table74.A1" office:value-type="string">
            <text:p text:style-name="Table_20_Contents">(no argument)</text:p>
          </table:table-cell>
        </table:table-row>
        <table:table-row table:style-name="Table74.1">
          <table:table-cell table:style-name="Table74.A1" office:value-type="string">
            <text:p text:style-name="P24">Description</text:p>
          </table:table-cell>
          <table:table-cell table:style-name="Table74.A1" office:value-type="string">
            <text:p text:style-name="Table_20_Contents">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23">Returns</text:p>
          </table:table-cell>
          <table:table-cell table:style-name="Table74.A1" office:value-type="string">
            <text:p text:style-name="Table_20_Contents">NULL</text:p>
          </table:table-cell>
        </table:table-row>
        <table:table-row table:style-name="Table74.1">
          <table:table-cell table:style-name="Table74.A1" office:value-type="string">
            <text:p text:style-name="P24">Example</text:p>
          </table:table-cell>
          <table:table-cell table:style-name="Table74.A1" office:value-type="string">
            <text:p text:style-name="Preformatted_20_Text">&gt; set myerror[msg] {</text:p>
            <text:p text:style-name="Preformatted_20_Text"><text:s text:c="4"/>echo msg!;</text:p>
            <text:p text:style-name="Preformatted_20_Text"><text:s text:c="4"/>parse.newerror!; </text:p>
            <text:p text:style-name="Preformatted_20_Text">}</text:p>
            <text:p text:style-name="Preformatted_20_Text">&gt; parse errors</text:p>
            <text:p text:style-name="Preformatted_20_Text">17</text:p>
            <text:p text:style-name="Preformatted_20_Text">&gt; parse newerror</text:p>
            <text:p text:style-name="Preformatted_20_Text">&gt; parse errors</text:p>
            <text:p text:style-name="Preformatted_20_Text">18</text:p>
          </table:table-cell>
        </table:table-row>
      </table:table>
      <text:h text:style-name="P8" text:outline-level="3">parse assoc</text:h>
      <table:table table:name="Table75" table:style-name="Table75">
        <table:table-column table:style-name="Table75.A"/>
        <table:table-column table:style-name="Table75.B"/>
        <table:table-row table:style-name="Table75.1">
          <table:table-cell table:style-name="Table75.A1" office:value-type="string">
            <text:p text:style-name="P23">Name</text:p>
          </table:table-cell>
          <table:table-cell table:style-name="Table75.A1" office:value-type="string">
            <text:p text:style-name="P13">parse.assoc</text:p>
          </table:table-cell>
        </table:table-row>
        <table:table-row table:style-name="Table75.1">
          <table:table-cell table:style-name="Table75.A1" office:value-type="string">
            <text:p text:style-name="P23">Kind</text:p>
          </table:table-cell>
          <table:table-cell table:style-name="Table75.A1" office:value-type="string">
            <text:p text:style-name="Table_20_Contents">Directory</text:p>
          </table:table-cell>
        </table:table-row>
        <table:table-row table:style-name="Table75.1">
          <table:table-cell table:style-name="Table75.A1" office:value-type="string">
            <text:p text:style-name="P23">Arg syntax</text:p>
          </table:table-cell>
          <table:table-cell table:style-name="Table75.A1" office:value-type="string">
            <text:p text:style-name="Table_20_Contents">Not a function</text:p>
          </table:table-cell>
        </table:table-row>
        <table:table-row table:style-name="Table75.1">
          <table:table-cell table:style-name="Table75.A1" office:value-type="string">
            <text:p text:style-name="P24">Description</text:p>
          </table:table-cell>
          <table:table-cell table:style-name="Table75.A1" office:value-type="string">
            <text:p text:style-name="P3">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3">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5">a xfy b xfy c = (a xfy b) xfy c</text:p>
            <text:p text:style-name="P3">and a series of "yfx" operators will associate to the right:</text:p>
            <text:p text:style-name="P5">a yfx b yfx b = a yfx (b yfx b)</text:p>
            <text:p text:style-name="P3">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23">Returns</text:p>
          </table:table-cell>
          <table:table-cell table:style-name="Table75.A1" office:value-type="string">
            <text:p text:style-name="Table_20_Contents">Not a function</text:p>
          </table:table-cell>
        </table:table-row>
        <table:table-row table:style-name="Table75.1">
          <table:table-cell table:style-name="Table75.A1" office:value-type="string">
            <text:p text:style-name="P24">Example</text:p>
          </table:table-cell>
          <table:table-cell table:style-name="Table75.A1" office:value-type="string">
            <text:p text:style-name="Preformatted_20_Text">&gt; domain parse.assoc</text:p>
            <text:p text:style-name="Preformatted_20_Text">&lt;"yfy", "yfx", "xfy", "xfx", "xf", "yf", "fx", "fy"&gt;</text:p>
            <text:p text:style-name="Preformatted_20_Text">&gt; parse opset parse.op 3 parse.assoc.xfx "eq" equal</text:p>
            <text:p text:style-name="Preformatted_20_Text">&gt; eval 9 eq 9</text:p>
            <text:p text:style-name="Preformatted_20_Text">TRUE</text:p>
            <text:p text:style-name="Preformatted_20_Text">&gt; # xfx is non-associative </text:p>
            <text:p text:style-name="Preformatted_20_Text">&gt; eval 9 eq 7 eq 5</text:p>
            <text:p text:style-name="Preformatted_20_Text">ftl $*console*:116: undefined symbol 'eq'</text:p>
            <text:p text:style-name="Preformatted_20_Text">ftl $*console*:116: trailing text in expression: ...5</text:p>
            <text:p text:style-name="Preformatted_20_Text">ftl $*console*:116: warning - trailing text '5'</text:p>
            <text:p text:style-name="Preformatted_20_Text">&gt; set assocstr[as]:{ (domain (select (equal as) parse.assoc!)!).0 }</text:p>
            <text:p text:style-name="Preformatted_20_Text">&gt; assocstr 2</text:p>
            <text:p text:style-name="Preformatted_20_Text">"fy"</text:p>
            <text:p text:style-name="Preformatted_20_Text">&gt; assocstr parse.assoc.xfy</text:p>
            <text:p text:style-name="Preformatted_20_Text">"xfy"</text:p>
          </table:table-cell>
        </table:table-row>
      </table:table>
      <text:h text:style-name="P8" text:outline-level="3">parse op</text:h>
      <table:table table:name="Table76" table:style-name="Table76">
        <table:table-column table:style-name="Table76.A"/>
        <table:table-column table:style-name="Table76.B"/>
        <table:table-row table:style-name="Table76.1">
          <table:table-cell table:style-name="Table76.A1" office:value-type="string">
            <text:p text:style-name="P23">Name</text:p>
          </table:table-cell>
          <table:table-cell table:style-name="Table76.A1" office:value-type="string">
            <text:p text:style-name="P13">parse.op</text:p>
          </table:table-cell>
        </table:table-row>
        <table:table-row table:style-name="Table76.1">
          <table:table-cell table:style-name="Table76.A1" office:value-type="string">
            <text:p text:style-name="P23">Kind</text:p>
          </table:table-cell>
          <table:table-cell table:style-name="Table76.A1" office:value-type="string">
            <text:p text:style-name="Table_20_Contents">Directory</text:p>
          </table:table-cell>
        </table:table-row>
        <table:table-row table:style-name="Table76.1">
          <table:table-cell table:style-name="Table76.A1" office:value-type="string">
            <text:p text:style-name="P23">Arg syntax</text:p>
          </table:table-cell>
          <table:table-cell table:style-name="Table76.A1" office:value-type="string">
            <text:p text:style-name="Table_20_Contents">Not a function</text:p>
          </table:table-cell>
        </table:table-row>
        <table:table-row table:style-name="Table76.1">
          <table:table-cell table:style-name="Table76.A1" office:value-type="string">
            <text:p text:style-name="P24">Description</text:p>
          </table:table-cell>
          <table:table-cell table:style-name="Table76.A1" office:value-type="string">
            <text:p text:style-name="Table_20_Contents">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1">
          <table:table-cell table:style-name="Table76.A1" office:value-type="string">
            <text:p text:style-name="P23">Returns</text:p>
          </table:table-cell>
          <table:table-cell table:style-name="Table76.A1" office:value-type="string">
            <text:p text:style-name="Table_20_Contents">Not a function</text:p>
          </table:table-cell>
        </table:table-row>
        <table:table-row table:style-name="Table76.1">
          <table:table-cell table:style-name="Table76.A1" office:value-type="string">
            <text:p text:style-name="P24">Example</text:p>
          </table:table-cell>
          <table:table-cell table:style-name="Table76.A1" office:value-type="string">
            <text:p text:style-name="Preformatted_20_Text">&gt; set forops[opdefs, fn]:{</text:p>
            <text:p text:style-name="Preformatted_20_Text">&gt; <text:s text:c="4"/>forall parse.op [precfns, prec]:{</text:p>
            <text:p text:style-name="Preformatted_20_Text">&gt; <text:s text:c="8"/>forall precfns [precfn, name]:{</text:p>
            <text:p text:style-name="Preformatted_20_Text">&gt; <text:s text:c="12"/>fn name prec precfn.assoc precfn.fn!</text:p>
            <text:p text:style-name="Preformatted_20_Text">&gt; <text:s text:c="8"/>}!</text:p>
            <text:p text:style-name="Preformatted_20_Text">&gt; <text:s text:c="4"/>}!</text:p>
            <text:p text:style-name="Preformatted_20_Text">&gt; }</text:p>
            <text:p text:style-name="Preformatted_20_Text">&gt; set assocstr[as]:{ (domain (select (equal as) parse.assoc!)!).0 }</text:p>
            <text:p text:style-name="Preformatted_20_Text">&gt; set printf io.fprintf io.out</text:p>
            <text:p text:style-name="Preformatted_20_Text">&gt; forops parse.op [name, prec, assoc, fn]:{</text:p>
            <text:p text:style-name="Preformatted_20_Text">&gt; <text:s text:c="4"/>printf "%3d: %3s %v\n" &lt;prec, assocstr assoc!, name&gt;!;</text:p>
            <text:p text:style-name="Preformatted_20_Text">&gt; }</text:p>
            <text:p text:style-name="Preformatted_20_Text"><text:s text:c="2"/>0: xfy "or"</text:p>
            <text:p text:style-name="Preformatted_20_Text"><text:s text:c="2"/>1: xfy "and"</text:p>
            <text:p text:style-name="Preformatted_20_Text"><text:s text:c="2"/>2: <text:s/>fy "not"</text:p>
            <text:p text:style-name="Preformatted_20_Text"><text:s text:c="2"/>3: xfx "=="</text:p>
            <text:p text:style-name="Preformatted_20_Text"><text:s text:c="2"/>3: xfx "!="</text:p>
            <text:p text:style-name="Preformatted_20_Text"><text:s text:c="2"/>3: xfx "lt"</text:p>
            <text:p text:style-name="Preformatted_20_Text"><text:s text:c="2"/>3: xfx "le"</text:p>
            <text:p text:style-name="Preformatted_20_Text"><text:s text:c="2"/>3: xfx "gt"</text:p>
            <text:p text:style-name="Preformatted_20_Text"><text:s text:c="2"/>3: xfx "ge"</text:p>
            <text:p text:style-name="Preformatted_20_Text"><text:s text:c="2"/>4: xfy "shl"</text:p>
            <text:p text:style-name="Preformatted_20_Text"><text:s text:c="2"/>4: xfy "shr"</text:p>
            <text:p text:style-name="Preformatted_20_Text"><text:s text:c="2"/>5: <text:s/>fy "-"</text:p>
            <text:p text:style-name="Preformatted_20_Text"><text:s text:c="2"/>6: xfy "+"</text:p>
            <text:p text:style-name="Preformatted_20_Text"><text:s text:c="2"/>6: xfy "-"</text:p>
            <text:p text:style-name="Preformatted_20_Text"><text:s text:c="2"/>7: xfy "*"</text:p>
            <text:p text:style-name="Preformatted_20_Text"><text:s text:c="2"/>7: xfy "/"</text:p>
            <text:p text:style-name="Preformatted_20_Text">&gt; # ignore operators from now on:</text:p>
            <text:p text:style-name="Preformatted_20_Text">&gt; set parse.op NULL</text:p>
            <text:p text:style-name="Preformatted_20_Text">&gt; eval parse.op.4.shr</text:p>
            <text:p text:style-name="Preformatted_20_Text">["fn"=["_help"="&lt;n1&gt; &lt;n2&gt; - return n1 right shifted by n2 bits", "_1", "_2"]::</text:p>
            <text:p text:style-name="Preformatted_20_Text">&lt;func:0x805c5d9,2&gt;, "assoc"=7]</text:p>
            <text:p text:style-name="Preformatted_20_Text">&gt; eval parse.op.4.shr.fn 16 2!</text:p>
            <text:p text:style-name="Preformatted_20_Text">4</text:p>
            <text:p text:style-name="Preformatted_20_Text">&gt; eval 16 shr 2</text:p>
            <text:p text:style-name="Preformatted_20_Text">4</text:p>
          </table:table-cell>
        </table:table-row>
      </table:table>
      <text:h text:style-name="P8" text:outline-level="3">parse opset &lt;opdefs&gt; &lt;prec&gt; &lt;assoc&gt; &lt;name&gt; &lt;function&gt;</text:h>
      <table:table table:name="Table77" table:style-name="Table77">
        <table:table-column table:style-name="Table77.A"/>
        <table:table-column table:style-name="Table77.B"/>
        <table:table-row table:style-name="Table77.1">
          <table:table-cell table:style-name="Table77.A1" office:value-type="string">
            <text:p text:style-name="P23">Name</text:p>
          </table:table-cell>
          <table:table-cell table:style-name="Table77.A1" office:value-type="string">
            <text:p text:style-name="P13">parse.opset</text:p>
          </table:table-cell>
        </table:table-row>
        <table:table-row table:style-name="Table77.1">
          <table:table-cell table:style-name="Table77.A1" office:value-type="string">
            <text:p text:style-name="P23">Kind</text:p>
          </table:table-cell>
          <table:table-cell table:style-name="Table77.A1" office:value-type="string">
            <text:p text:style-name="Table_20_Contents">Function</text:p>
          </table:table-cell>
        </table:table-row>
        <table:table-row table:style-name="Table77.1">
          <table:table-cell table:style-name="Table77.A1" office:value-type="string">
            <text:p text:style-name="P23">Arg syntax</text:p>
          </table:table-cell>
          <table:table-cell table:style-name="Table77.A1" office:value-type="string">
            <text:p text:style-name="Table_20_Contents">&lt;opdefs:dir&gt; &lt;prec:int&gt; &lt;assoc:int&gt; &lt;name:string&gt; &lt;function:closure&gt;</text:p>
          </table:table-cell>
        </table:table-row>
        <table:table-row table:style-name="Table77.1">
          <table:table-cell table:style-name="Table77.A1" office:value-type="string">
            <text:p text:style-name="P24">Description</text:p>
          </table:table-cell>
          <table:table-cell table:style-name="Table77.A1" office:value-type="string">
            <text:p text:style-name="Table_20_Contents">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23">Returns</text:p>
          </table:table-cell>
          <table:table-cell table:style-name="Table77.A1" office:value-type="string">
            <text:p text:style-name="Table_20_Contents">NULL</text:p>
          </table:table-cell>
        </table:table-row>
        <table:table-row table:style-name="Table77.1">
          <table:table-cell table:style-name="Table77.A1" office:value-type="string">
            <text:p text:style-name="P24">Example</text:p>
          </table:table-cell>
          <table:table-cell table:style-name="Table77.A1" office:value-type="string">
            <text:p text:style-name="Preformatted_20_Text">&gt; set ops &lt;&gt; <text:s text:c="10"/># op definitions with explicit priorities</text:p>
            <text:p text:style-name="Preformatted_20_Text">&gt;</text:p>
            <text:p text:style-name="Preformatted_20_Text">&gt; parse opset ops 6 <text:s/>parse.assoc."fy" <text:s/>"_ng_" <text:s/>neg</text:p>
            <text:p text:style-name="Preformatted_20_Text">&gt; parse opset ops 8 <text:s/>parse.assoc."xfy" "_sb_" <text:s/>sub</text:p>
            <text:p text:style-name="Preformatted_20_Text">&gt; parse opset ops 8 <text:s/>parse.assoc."yfx" "_rsb_" [x,y]:{y-x} <text:s/># reverse subtract</text:p>
            <text:p text:style-name="Preformatted_20_Text">&gt; parse opset ops 10 parse.assoc."fy" <text:s/>"_mi_" <text:s/>neg</text:p>
            <text:p text:style-name="Preformatted_20_Text">&gt;</text:p>
            <text:p text:style-name="Preformatted_20_Text">&gt; set opdef range ops! # op definitions with relative priorities</text:p>
            <text:p text:style-name="Preformatted_20_Text">&gt;</text:p>
            <text:p text:style-name="Preformatted_20_Text">&gt; parse opeval opdef {20 _sb_ 4}</text:p>
            <text:p text:style-name="Preformatted_20_Text">16</text:p>
            <text:p text:style-name="Preformatted_20_Text">&gt; parse opeval opdef {15 _rsb_ 30}</text:p>
            <text:p text:style-name="Preformatted_20_Text">15</text:p>
            <text:p text:style-name="Preformatted_20_Text">&gt; parse opeval opdef {20 _rsb_ 15 _rsb_ 30} # 20 _rsb_ (15 _rsb_ 30)</text:p>
            <text:p text:style-name="Preformatted_20_Text">-5</text:p>
            <text:p text:style-name="Preformatted_20_Text">&gt; parse opeval opdef {20 _sb_ 4 _sb_ 6} <text:s text:c="4"/># (20 _sb_ 4) _sb_ 6</text:p>
            <text:p text:style-name="Preformatted_20_Text">10</text:p>
            <text:p text:style-name="Preformatted_20_Text">&gt; parse opeval opdef {_ng_ 20 _sb_ 4} <text:s text:c="6"/># _ng_ (20 _sb_ 4)</text:p>
            <text:p text:style-name="Preformatted_20_Text">-16</text:p>
            <text:p text:style-name="Preformatted_20_Text">&gt; parse opeval opdef {_mi_ 20 _sb_ 4} <text:s text:c="6"/># (_mi_ 20) _sb_ 4</text:p>
            <text:p text:style-name="Preformatted_20_Text">-24</text:p>
          </table:table-cell>
        </table:table-row>
      </table:table>
      <text:h text:style-name="P8" text:outline-level="3">parse opeval &lt;opdefs&gt; &lt;code&gt;</text:h>
      <table:table table:name="Table78" table:style-name="Table78">
        <table:table-column table:style-name="Table78.A"/>
        <table:table-column table:style-name="Table78.B"/>
        <table:table-row table:style-name="Table78.1">
          <table:table-cell table:style-name="Table78.A1" office:value-type="string">
            <text:p text:style-name="P23">Name</text:p>
          </table:table-cell>
          <table:table-cell table:style-name="Table78.A1" office:value-type="string">
            <text:p text:style-name="P13">parse.opeval &lt;opdefs&gt; &lt;code&gt;</text:p>
          </table:table-cell>
        </table:table-row>
        <table:table-row table:style-name="Table78.1">
          <table:table-cell table:style-name="Table78.A1" office:value-type="string">
            <text:p text:style-name="P23">Kind</text:p>
          </table:table-cell>
          <table:table-cell table:style-name="Table78.A1" office:value-type="string">
            <text:p text:style-name="Table_20_Contents">Function</text:p>
          </table:table-cell>
        </table:table-row>
        <table:table-row table:style-name="Table78.1">
          <table:table-cell table:style-name="Table78.A1" office:value-type="string">
            <text:p text:style-name="P23">Arg syntax</text:p>
          </table:table-cell>
          <table:table-cell table:style-name="Table78.A1" office:value-type="string">
            <text:p text:style-name="Table_20_Contents">&lt;opdefs:dir&gt; &lt;code:code&gt;</text:p>
          </table:table-cell>
        </table:table-row>
        <table:table-row table:style-name="Table78.1">
          <table:table-cell table:style-name="Table78.A1" office:value-type="string">
            <text:p text:style-name="P24">Description</text:p>
          </table:table-cell>
          <table:table-cell table:style-name="Table78.A1" office:value-type="string">
            <text:p text:style-name="Table_20_Contents">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1">
          <table:table-cell table:style-name="Table78.A1" office:value-type="string">
            <text:p text:style-name="P23">Returns</text:p>
          </table:table-cell>
          <table:table-cell table:style-name="Table78.A1" office:value-type="string">
            <text:p text:style-name="Table_20_Contents">The result of evaluating the expression.</text:p>
          </table:table-cell>
        </table:table-row>
        <table:table-row table:style-name="Table78.1">
          <table:table-cell table:style-name="Table78.A1" office:value-type="string">
            <text:p text:style-name="P24">Example</text:p>
          </table:table-cell>
          <table:table-cell table:style-name="Table78.A1" office:value-type="string">
            <text:p text:style-name="Preformatted_20_Text">&gt; set ops &lt;&gt; <text:s text:c="5"/># op definitions with explicit priorities</text:p>
            <text:p text:style-name="Preformatted_20_Text">&gt; set opdef NULL <text:s/># op definitions with relative priorities</text:p>
            <text:p text:style-name="Preformatted_20_Text">&gt;</text:p>
            <text:p text:style-name="Preformatted_20_Text">&gt; set opset[pri, as, name, fn]:{</text:p>
            <text:p text:style-name="Preformatted_20_Text">&gt; <text:s text:c="4"/>parse.opset ops pri parse.assoc.(as) name fn!;</text:p>
            <text:p text:style-name="Preformatted_20_Text">&gt; <text:s text:c="4"/>opdef = range ops!;</text:p>
            <text:p text:style-name="Preformatted_20_Text">&gt; }</text:p>
            <text:p text:style-name="Preformatted_20_Text">&gt;</text:p>
            <text:p text:style-name="Preformatted_20_Text">&gt; # unquoted value format</text:p>
            <text:p text:style-name="Preformatted_20_Text">&gt; set fmt.t [f,p,v]:{ if (equal "string" (typename v!)!) {v} {str v!}!}</text:p>
            <text:p text:style-name="Preformatted_20_Text">&gt;</text:p>
            <text:p text:style-name="Preformatted_20_Text">&gt; set diadic[strf=strf,name,l,r]::{ strf "(%s %t %t)" &lt;name, l, r&gt;! }</text:p>
            <text:p text:style-name="Preformatted_20_Text">&gt; set monadic[strf=strf,name,lr]::{ strf "(%s %t)" &lt;name, lr&gt;! }</text:p>
            <text:p text:style-name="Preformatted_20_Text">&gt; opset 6 "fy" "fy" (monadic "fy")</text:p>
            <text:p text:style-name="Preformatted_20_Text">&gt; opset 6 "fx" "fx" (monadic "fx")</text:p>
            <text:p text:style-name="Preformatted_20_Text">&gt; opset 6 "yfy" "yfy" (diadic "yfy")</text:p>
            <text:p text:style-name="Preformatted_20_Text">&gt; opset 6 "xfx" "xfx" (diadic "xfx")</text:p>
            <text:p text:style-name="Preformatted_20_Text">&gt; opset 6 "xfy" "xfy" (diadic "xfy")</text:p>
            <text:p text:style-name="Preformatted_20_Text">&gt; opset 6 "yfx" "yfx" (diadic "yfx")</text:p>
            <text:p text:style-name="Preformatted_20_Text">&gt; opset 6 "yf" "yf" (monadic "yf")</text:p>
            <text:p text:style-name="Preformatted_20_Text">&gt; opset 6 "xf" "xf" (monadic "xf")</text:p>
            <text:p text:style-name="Preformatted_20_Text">&gt; opset 8 "fy" "Fy" (monadic "Fy")</text:p>
            <text:p text:style-name="Preformatted_20_Text">&gt; opset 8 "fx" "Fx" (monadic "Fx")</text:p>
            <text:p text:style-name="Preformatted_20_Text">&gt; opset 8 "yfy" "yFy" (diadic "yFy")</text:p>
            <text:p text:style-name="Preformatted_20_Text">&gt; opset 8 "xfx" "xFx" (diadic "xFx")</text:p>
            <text:p text:style-name="Preformatted_20_Text">&gt; opset 8 "xfy" "xFy" (diadic "xFy")</text:p>
            <text:p text:style-name="Preformatted_20_Text">&gt; opset 8 "yfx" "yFx" (diadic "yFx")</text:p>
            <text:p text:style-name="Preformatted_20_Text">&gt; opset 8 "yf" "yF" (monadic "yF")</text:p>
            <text:p text:style-name="Preformatted_20_Text">&gt; opset 8 "xf" "xF" (monadic "xF")</text:p>
            <text:p text:style-name="Preformatted_20_Text">&gt;</text:p>
            <text:p text:style-name="Preformatted_20_Text">&gt; set opeval[expr]: { parse.opeval opdef expr! }</text:p>
            <text:p text:style-name="Preformatted_20_Text">&gt;</text:p>
            <text:p text:style-name="Preformatted_20_Text">&gt; opeval {4}</text:p>
            <text:p text:style-name="Preformatted_20_Text">4</text:p>
            <text:p text:style-name="Preformatted_20_Text">&gt; opeval {"str"}</text:p>
            <text:p text:style-name="Preformatted_20_Text">"str"</text:p>
            <text:p text:style-name="Preformatted_20_Text">&gt; opeval {&lt;3&gt;}</text:p>
            <text:p text:style-name="Preformatted_20_Text">&lt;3&gt;</text:p>
            <text:p text:style-name="Preformatted_20_Text">&gt; opeval {(4)}</text:p>
            <text:p text:style-name="Preformatted_20_Text">4</text:p>
            <text:p text:style-name="Preformatted_20_Text">&gt; opeval {5 xfy 6}</text:p>
            <text:p text:style-name="Preformatted_20_Text">"(xfy 5 6)"</text:p>
            <text:p text:style-name="Preformatted_20_Text">&gt; opeval {5 yfx 6}</text:p>
            <text:p text:style-name="Preformatted_20_Text">"(yfx 5 6)"</text:p>
            <text:p text:style-name="Preformatted_20_Text">&gt; opeval {5 yfy 6}</text:p>
            <text:p text:style-name="Preformatted_20_Text">"(yfy 5 6)"</text:p>
            <text:p text:style-name="Preformatted_20_Text">&gt; opeval {5 xfx 6}</text:p>
            <text:p text:style-name="Preformatted_20_Text">"(xfx 5 6)"</text:p>
            <text:p text:style-name="Preformatted_20_Text">&gt; opeval {fx 7}</text:p>
            <text:p text:style-name="Preformatted_20_Text">"(fx 7)"</text:p>
            <text:p text:style-name="Preformatted_20_Text">&gt; opeval {fy 7}</text:p>
            <text:p text:style-name="Preformatted_20_Text">"(fy 7)"</text:p>
            <text:p text:style-name="Preformatted_20_Text">&gt; opeval {4 xf}</text:p>
            <text:p text:style-name="Preformatted_20_Text">"(xf 4)"</text:p>
            <text:p text:style-name="Preformatted_20_Text">&gt; opeval {4 yf}</text:p>
            <text:p text:style-name="Preformatted_20_Text">"(yf 4)"</text:p>
            <text:p text:style-name="Preformatted_20_Text">&gt; opeval {5 xfy 6 xfy 7}</text:p>
            <text:p text:style-name="Preformatted_20_Text">"(xfy (xfy 5 6) 7)"</text:p>
            <text:p text:style-name="Preformatted_20_Text">&gt; opeval {5 yfx 6 yfx 7}</text:p>
            <text:p text:style-name="Preformatted_20_Text">"(yfx 5 (yfx 6 7))"</text:p>
            <text:p text:style-name="Preformatted_20_Text">&gt;</text:p>
            <text:p text:style-name="Preformatted_20_Text">&gt; opeval {3-4}</text:p>
            <text:p text:style-name="Preformatted_20_Text">ftl $*console*:131: code has trailing text: ...-4</text:p>
          </table:table-cell>
        </table:table-row>
      </table:table>
      <text:p text:style-name="P1"/>
      <text:h text:style-name="P8" text:outline-level="3">parse root</text:h>
      <table:table table:name="Table79" table:style-name="Table79">
        <table:table-column table:style-name="Table79.A"/>
        <table:table-column table:style-name="Table79.B"/>
        <table:table-row table:style-name="Table79.1">
          <table:table-cell table:style-name="Table79.A1" office:value-type="string">
            <text:p text:style-name="P23">Name</text:p>
          </table:table-cell>
          <table:table-cell table:style-name="Table79.A1" office:value-type="string">
            <text:p text:style-name="P13">parse.root</text:p>
          </table:table-cell>
        </table:table-row>
        <table:table-row table:style-name="Table79.1">
          <table:table-cell table:style-name="Table79.A1" office:value-type="string">
            <text:p text:style-name="P23">Kind</text:p>
          </table:table-cell>
          <table:table-cell table:style-name="Table79.A1" office:value-type="string">
            <text:p text:style-name="Table_20_Contents">Function</text:p>
          </table:table-cell>
        </table:table-row>
        <table:table-row table:style-name="Table79.1">
          <table:table-cell table:style-name="Table79.A1" office:value-type="string">
            <text:p text:style-name="P23">Arg syntax</text:p>
          </table:table-cell>
          <table:table-cell table:style-name="Table79.A1" office:value-type="string">
            <text:p text:style-name="Table_20_Contents">None</text:p>
          </table:table-cell>
        </table:table-row>
        <table:table-row table:style-name="Table79.1">
          <table:table-cell table:style-name="Table79.A1" office:value-type="string">
            <text:p text:style-name="P24">Description</text:p>
          </table:table-cell>
          <table:table-cell table:style-name="Table79.A1" office:value-type="string">
            <text:p text:style-name="Table_20_Contents">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1">
          <table:table-cell table:style-name="Table79.A1" office:value-type="string">
            <text:p text:style-name="P23">Returns</text:p>
          </table:table-cell>
          <table:table-cell table:style-name="Table79.A1" office:value-type="string">
            <text:p text:style-name="Table_20_Contents">The root directory.</text:p>
          </table:table-cell>
        </table:table-row>
        <table:table-row table:style-name="Table79.1">
          <table:table-cell table:style-name="Table79.A1" office:value-type="string">
            <text:p text:style-name="P24">Example</text:p>
          </table:table-cell>
          <table:table-cell table:style-name="Table79.A1" office:value-type="string">
            <text:p text:style-name="Preformatted_20_Text">&gt; restrict [exit=exit, help=help, domain=domain, parse=parse, enter=enter]</text:p>
            <text:p text:style-name="Preformatted_20_Text">&gt; enter [local=parse.local, env=parse.env, root=parse.root]</text:p>
            <text:p text:style-name="Preformatted_20_Text">&gt; help</text:p>
            <text:p text:style-name="Preformatted_20_Text">local - return local current invocation directory</text:p>
            <text:p text:style-name="Preformatted_20_Text">env - return current invocation environment</text:p>
            <text:p text:style-name="Preformatted_20_Text">root - return current root environment</text:p>
            <text:p text:style-name="Preformatted_20_Text">&gt; domain (parse.local!)</text:p>
            <text:p text:style-name="Preformatted_20_Text">&lt;"local", "env", "root"&gt;</text:p>
            <text:p text:style-name="Preformatted_20_Text">&gt; domain (parse.env!)</text:p>
            <text:p text:style-name="Preformatted_20_Text">&lt;"local", "env", "root", "exit", "help", "domain", "parse", "enter"&gt;</text:p>
            <text:p text:style-name="Preformatted_20_Text">&gt; domain (parse.root!)</text:p>
            <text:p text:style-name="Preformatted_20_Text">&lt;"help", "set", "exit", "forall", "if", "while", "do", "sys", "parse", "io", </text:p>
            <text:p text:style-name="Preformatted_20_Text">"source", "sourcetext", "return", "typeof", "typename", "cmp", "type", "NULL", </text:p>
            <text:p text:style-name="Preformatted_20_Text">"rnd", "int", "TRUE", "FALSE", "equal", "notequal", "less", "lesseq", "more", </text:p>
            <text:p text:style-name="Preformatted_20_Text">"moreeq", "fmt", "str", "strf", "collate", "toupper", "tolower", "strlen", </text:p>
            <text:p text:style-name="Preformatted_20_Text">"octet", "chr", "octetcode", "chrcode", "split", "join", "joinchr", "ip", </text:p>
            <text:p text:style-name="Preformatted_20_Text">"mac", "new", "lock", "inenv", "enter", "restrict", "domain", "range", "sort", </text:p>
            <text:p text:style-name="Preformatted_20_Text">"sortdom", "sortby", "sortdomby", "every", "cmd", "echo", "eval", "sleep", </text:p>
            <text:p text:style-name="Preformatted_20_Text">"len"&gt;</text:p>
            <text:p text:style-name="Preformatted_20_Text">&gt;</text:p>
            <text:p text:style-name="Preformatted_20_Text">&gt; # leaving parse.root available gives people access to all the commands:</text:p>
            <text:p text:style-name="Preformatted_20_Text">&gt; domain (myrun=(parse.root!).sys.run)</text:p>
            <text:p text:style-name="Preformatted_20_Text">&lt;"_help"&gt;</text:p>
            <text:p text:style-name="Preformatted_20_Text">&gt; myrun pwd</text:p>
            <text:p text:style-name="Preformatted_20_Text">/home/cgg/tree/clean/v5/src</text:p>
          </table:table-cell>
        </table:table-row>
      </table:table>
      <text:h text:style-name="P8" text:outline-level="3">parse scan &lt;cmd&gt;</text:h>
      <table:table table:name="Table80" table:style-name="Table80">
        <table:table-column table:style-name="Table80.A"/>
        <table:table-column table:style-name="Table80.B"/>
        <table:table-row table:style-name="Table80.1">
          <table:table-cell table:style-name="Table80.A1" office:value-type="string">
            <text:p text:style-name="P23">Name</text:p>
          </table:table-cell>
          <table:table-cell table:style-name="Table80.A1" office:value-type="string">
            <text:p text:style-name="P13">parse.scan</text:p>
          </table:table-cell>
        </table:table-row>
        <table:table-row table:style-name="Table80.1">
          <table:table-cell table:style-name="Table80.A1" office:value-type="string">
            <text:p text:style-name="P23">Kind</text:p>
          </table:table-cell>
          <table:table-cell table:style-name="Table80.A1" office:value-type="string">
            <text:p text:style-name="Table_20_Contents">Function</text:p>
          </table:table-cell>
        </table:table-row>
        <table:table-row table:style-name="Table80.1">
          <table:table-cell table:style-name="Table80.A1" office:value-type="string">
            <text:p text:style-name="P23">Arg syntax</text:p>
          </table:table-cell>
          <table:table-cell table:style-name="Table80.A1" office:value-type="string">
            <text:p text:style-name="Table_20_Contents">&lt;cmd:string&gt;</text:p>
          </table:table-cell>
        </table:table-row>
        <table:table-row table:style-name="Table80.1">
          <table:table-cell table:style-name="Table80.A1" office:value-type="string">
            <text:p text:style-name="P24">Description</text:p>
          </table:table-cell>
          <table:table-cell table:style-name="Table80.A1" office:value-type="string">
            <text:p text:style-name="Table_20_Contents">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23">Returns</text:p>
          </table:table-cell>
          <table:table-cell table:style-name="Table80.A1" office:value-type="string">
            <text:p text:style-name="Table_20_Contents">A parse object which can be used as an argument to other <text:span text:style-name="T1">parse.scan*</text:span> functions.</text:p>
          </table:table-cell>
        </table:table-row>
        <table:table-row table:style-name="Table80.1">
          <table:table-cell table:style-name="Table80.A1" office:value-type="string">
            <text:p text:style-name="P24">Example</text:p>
          </table:table-cell>
          <table:table-cell table:style-name="Table80.A1" office:value-type="string">
            <text:p text:style-name="Preformatted_20_Text">&gt; set p parse.scan "123 identifier"!</text:p>
            <text:p text:style-name="Preformatted_20_Text">&gt; parse scanned p</text:p>
            <text:p text:style-name="Preformatted_20_Text">"123 identifier"</text:p>
            <text:p text:style-name="Preformatted_20_Text">&gt; parse scanint @n p</text:p>
            <text:p text:style-name="Preformatted_20_Text">TRUE</text:p>
            <text:p text:style-name="Preformatted_20_Text">&gt; parse scanned p</text:p>
            <text:p text:style-name="Preformatted_20_Text">" identifier"</text:p>
          </table:table-cell>
        </table:table-row>
      </table:table>
      <text:h text:style-name="P8" text:outline-level="3">parse scanned &lt;parseobj&gt;</text:h>
      <table:table table:name="Table81" table:style-name="Table81">
        <table:table-column table:style-name="Table81.A"/>
        <table:table-column table:style-name="Table81.B"/>
        <table:table-row table:style-name="Table81.1">
          <table:table-cell table:style-name="Table81.A1" office:value-type="string">
            <text:p text:style-name="P23">Name</text:p>
          </table:table-cell>
          <table:table-cell table:style-name="Table81.A1" office:value-type="string">
            <text:p text:style-name="P13">parse.scanned</text:p>
          </table:table-cell>
        </table:table-row>
        <table:table-row table:style-name="Table81.1">
          <table:table-cell table:style-name="Table81.A1" office:value-type="string">
            <text:p text:style-name="P23">Kind</text:p>
          </table:table-cell>
          <table:table-cell table:style-name="Table81.A1" office:value-type="string">
            <text:p text:style-name="Table_20_Contents">Function</text:p>
          </table:table-cell>
        </table:table-row>
        <table:table-row table:style-name="Table81.1">
          <table:table-cell table:style-name="Table81.A1" office:value-type="string">
            <text:p text:style-name="P23">Arg syntax</text:p>
          </table:table-cell>
          <table:table-cell table:style-name="Table81.A1" office:value-type="string">
            <text:p text:style-name="Table_20_Contents">&lt;parseobj:clodir&gt;</text:p>
          </table:table-cell>
        </table:table-row>
        <table:table-row table:style-name="Table81.1">
          <table:table-cell table:style-name="Table81.A1" office:value-type="string">
            <text:p text:style-name="P24">Description</text:p>
          </table:table-cell>
          <table:table-cell table:style-name="Table81.A1" office:value-type="string">
            <text:p text:style-name="Table_20_Contents">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23">Returns</text:p>
          </table:table-cell>
          <table:table-cell table:style-name="Table81.A1" office:value-type="string">
            <text:p text:style-name="Table_20_Contents">This string contained by a parse object that remains to be consumed by parse functions.</text:p>
          </table:table-cell>
        </table:table-row>
        <table:table-row table:style-name="Table81.1">
          <table:table-cell table:style-name="Table81.A1" office:value-type="string">
            <text:p text:style-name="P24">Example</text:p>
          </table:table-cell>
          <table:table-cell table:style-name="Table81.A1" office:value-type="string">
            <text:p text:style-name="Preformatted_20_Text">&gt; set p parse.scan "123 identifier"!</text:p>
            <text:p text:style-name="Preformatted_20_Text">&gt; parse scanned p</text:p>
            <text:p text:style-name="Preformatted_20_Text">"123 identifier"</text:p>
            <text:p text:style-name="Preformatted_20_Text">&gt; parse scanint @n p</text:p>
            <text:p text:style-name="Preformatted_20_Text">TRUE</text:p>
            <text:p text:style-name="Preformatted_20_Text">&gt; parse scanned p</text:p>
            <text:p text:style-name="Preformatted_20_Text">" identifier"</text:p>
          </table:table-cell>
        </table:table-row>
      </table:table>
      <text:h text:style-name="P8" text:outline-level="3">parse scanempty &lt;parseobj&gt;</text:h>
      <table:table table:name="Table82" table:style-name="Table82">
        <table:table-column table:style-name="Table82.A"/>
        <table:table-column table:style-name="Table82.B"/>
        <table:table-row table:style-name="Table82.1">
          <table:table-cell table:style-name="Table82.A1" office:value-type="string">
            <text:p text:style-name="P23">Name</text:p>
          </table:table-cell>
          <table:table-cell table:style-name="Table82.A1" office:value-type="string">
            <text:p text:style-name="P13">parse.scanempty</text:p>
          </table:table-cell>
        </table:table-row>
        <table:table-row table:style-name="Table82.1">
          <table:table-cell table:style-name="Table82.A1" office:value-type="string">
            <text:p text:style-name="P23">Kind</text:p>
          </table:table-cell>
          <table:table-cell table:style-name="Table82.A1" office:value-type="string">
            <text:p text:style-name="Table_20_Contents">Function</text:p>
          </table:table-cell>
        </table:table-row>
        <table:table-row table:style-name="Table82.1">
          <table:table-cell table:style-name="Table82.A1" office:value-type="string">
            <text:p text:style-name="P23">Arg syntax</text:p>
          </table:table-cell>
          <table:table-cell table:style-name="Table82.A1" office:value-type="string">
            <text:p text:style-name="Table_20_Contents">&lt;parseobj:clodir&gt;</text:p>
          </table:table-cell>
        </table:table-row>
        <table:table-row table:style-name="Table82.1">
          <table:table-cell table:style-name="Table82.A1" office:value-type="string">
            <text:p text:style-name="P24">Description</text:p>
          </table:table-cell>
          <table:table-cell table:style-name="Table82.A1" office:value-type="string">
            <text:p text:style-name="Table_20_Contents">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23">Returns</text:p>
          </table:table-cell>
          <table:table-cell table:style-name="Table82.A1" office:value-type="string">
            <text:p text:style-name="Table_20_Contents"><text:span text:style-name="T1">TRUE</text:span> if an empty string was parsed, <text:span text:style-name="T1">FALSE</text:span> otherwise.</text:p>
          </table:table-cell>
        </table:table-row>
        <table:table-row table:style-name="Table82.1">
          <table:table-cell table:style-name="Table82.A1" office:value-type="string">
            <text:p text:style-name="P24">Example</text:p>
          </table:table-cell>
          <table:table-cell table:style-name="Table82.A1" office:value-type="string">
            <text:p text:style-name="P10"/>
          </table:table-cell>
        </table:table-row>
      </table:table>
      <text:h text:style-name="P8" text:outline-level="3">parse scanwhite &lt;parseobj&gt;</text:h>
      <table:table table:name="Table83" table:style-name="Table83">
        <table:table-column table:style-name="Table83.A"/>
        <table:table-column table:style-name="Table83.B"/>
        <table:table-row table:style-name="Table83.1">
          <table:table-cell table:style-name="Table83.A1" office:value-type="string">
            <text:p text:style-name="P23">Name</text:p>
          </table:table-cell>
          <table:table-cell table:style-name="Table83.A1" office:value-type="string">
            <text:p text:style-name="P13">parse.scanwhite</text:p>
          </table:table-cell>
        </table:table-row>
        <table:table-row table:style-name="Table83.1">
          <table:table-cell table:style-name="Table83.A1" office:value-type="string">
            <text:p text:style-name="P23">Kind</text:p>
          </table:table-cell>
          <table:table-cell table:style-name="Table83.A1" office:value-type="string">
            <text:p text:style-name="Table_20_Contents">Function</text:p>
          </table:table-cell>
        </table:table-row>
        <table:table-row table:style-name="Table83.1">
          <table:table-cell table:style-name="Table83.A1" office:value-type="string">
            <text:p text:style-name="P23">Arg syntax</text:p>
          </table:table-cell>
          <table:table-cell table:style-name="Table83.A1" office:value-type="string">
            <text:p text:style-name="Table_20_Contents">&lt;parseobj:clodir&gt;</text:p>
          </table:table-cell>
        </table:table-row>
        <table:table-row table:style-name="Table83.1">
          <table:table-cell table:style-name="Table83.A1" office:value-type="string">
            <text:p text:style-name="P24">Description</text:p>
          </table:table-cell>
          <table:table-cell table:style-name="Table83.A1" office:value-type="string">
            <text:p text:style-name="Table_20_Contents">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23">Returns</text:p>
          </table:table-cell>
          <table:table-cell table:style-name="Table83.A1" office:value-type="string">
            <text:p text:style-name="Table_20_Contents"><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24">Example</text:p>
          </table:table-cell>
          <table:table-cell table:style-name="Table83.A1" office:value-type="string">
            <text:p text:style-name="P10"/>
          </table:table-cell>
        </table:table-row>
      </table:table>
      <text:h text:style-name="P8" text:outline-level="3">parse scanspace &lt;parseobj&gt;</text:h>
      <table:table table:name="Table84" table:style-name="Table84">
        <table:table-column table:style-name="Table84.A"/>
        <table:table-column table:style-name="Table84.B"/>
        <table:table-row table:style-name="Table84.1">
          <table:table-cell table:style-name="Table84.A1" office:value-type="string">
            <text:p text:style-name="P23">Name</text:p>
          </table:table-cell>
          <table:table-cell table:style-name="Table84.A1" office:value-type="string">
            <text:p text:style-name="P13">parse.scanspace</text:p>
          </table:table-cell>
        </table:table-row>
        <table:table-row table:style-name="Table84.1">
          <table:table-cell table:style-name="Table84.A1" office:value-type="string">
            <text:p text:style-name="P23">Kind</text:p>
          </table:table-cell>
          <table:table-cell table:style-name="Table84.A1" office:value-type="string">
            <text:p text:style-name="Table_20_Contents">Function</text:p>
          </table:table-cell>
        </table:table-row>
        <table:table-row table:style-name="Table84.1">
          <table:table-cell table:style-name="Table84.A1" office:value-type="string">
            <text:p text:style-name="P23">Arg syntax</text:p>
          </table:table-cell>
          <table:table-cell table:style-name="Table84.A1" office:value-type="string">
            <text:p text:style-name="Table_20_Contents">&lt;parseobj:clodir&gt;</text:p>
          </table:table-cell>
        </table:table-row>
        <table:table-row table:style-name="Table84.1">
          <table:table-cell table:style-name="Table84.A1" office:value-type="string">
            <text:p text:style-name="P24">Description</text:p>
          </table:table-cell>
          <table:table-cell table:style-name="Table84.A1" office:value-type="string">
            <text:p text:style-name="Table_20_Contents">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23">Returns</text:p>
          </table:table-cell>
          <table:table-cell table:style-name="Table84.A1" office:value-type="string">
            <text:p text:style-name="Table_20_Contents">TRUE.</text:p>
          </table:table-cell>
        </table:table-row>
        <table:table-row table:style-name="Table84.1">
          <table:table-cell table:style-name="Table84.A1" office:value-type="string">
            <text:p text:style-name="P24">Example</text:p>
          </table:table-cell>
          <table:table-cell table:style-name="Table84.A1" office:value-type="string">
            <text:p text:style-name="P10"/>
          </table:table-cell>
        </table:table-row>
      </table:table>
      <text:h text:style-name="P8" text:outline-level="3">parse scanint &lt;@int&gt; &lt;parseobj&gt;</text:h>
      <table:table table:name="Table85" table:style-name="Table85">
        <table:table-column table:style-name="Table85.A"/>
        <table:table-column table:style-name="Table85.B"/>
        <table:table-row table:style-name="Table85.1">
          <table:table-cell table:style-name="Table85.A1" office:value-type="string">
            <text:p text:style-name="P23">Name</text:p>
          </table:table-cell>
          <table:table-cell table:style-name="Table85.A1" office:value-type="string">
            <text:p text:style-name="P13">parse.scanwint</text:p>
          </table:table-cell>
        </table:table-row>
        <table:table-row table:style-name="Table85.1">
          <table:table-cell table:style-name="Table85.A1" office:value-type="string">
            <text:p text:style-name="P23">Kind</text:p>
          </table:table-cell>
          <table:table-cell table:style-name="Table85.A1" office:value-type="string">
            <text:p text:style-name="Table_20_Contents">Function</text:p>
          </table:table-cell>
        </table:table-row>
        <table:table-row table:style-name="Table85.1">
          <table:table-cell table:style-name="Table85.A1" office:value-type="string">
            <text:p text:style-name="P23">Arg syntax</text:p>
          </table:table-cell>
          <table:table-cell table:style-name="Table85.A1" office:value-type="string">
            <text:p text:style-name="Table_20_Contents">&lt;ref_int:closure&gt; &lt;parseobj:clodir&gt;</text:p>
          </table:table-cell>
        </table:table-row>
        <table:table-row table:style-name="Table85.1">
          <table:table-cell table:style-name="Table85.A1" office:value-type="string">
            <text:p text:style-name="P24">Description</text:p>
          </table:table-cell>
          <table:table-cell table:style-name="Table85.A1" office:value-type="string">
            <text:p text:style-name="Table_20_Contents">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23">Returns</text:p>
          </table:table-cell>
          <table:table-cell table:style-name="Table85.A1" office:value-type="string">
            <text:p text:style-name="Table_20_Contents"><text:span text:style-name="T1">TRUE</text:span> if a number is parsed, <text:span text:style-name="T1">FALSE</text:span> otherwise.</text:p>
          </table:table-cell>
        </table:table-row>
        <table:table-row table:style-name="Table85.1">
          <table:table-cell table:style-name="Table85.A1" office:value-type="string">
            <text:p text:style-name="P24">Example</text:p>
          </table:table-cell>
          <table:table-cell table:style-name="Table85.A1" office:value-type="string">
            <text:p text:style-name="Preformatted_20_Text">&gt; set numid[p,ref_n,ref_id]:{</text:p>
            <text:p text:style-name="Preformatted_20_Text">&gt; (parse.scanint ref_n p)! (parse.scanwhite p)! </text:p>
            <text:p text:style-name="Preformatted_20_Text">&gt; (parse.scanid ref_id p)! (parse.scanempty p)!</text:p>
            <text:p text:style-name="Preformatted_20_Text">&gt; }</text:p>
            <text:p text:style-name="Preformatted_20_Text">&gt; numid (parse.scan "7 baloons"!) @howmany @what</text:p>
            <text:p text:style-name="Preformatted_20_Text">TRUE</text:p>
            <text:p text:style-name="Preformatted_20_Text">&gt; eval howmany</text:p>
            <text:p text:style-name="Preformatted_20_Text">7</text:p>
            <text:p text:style-name="Preformatted_20_Text">&gt; eval what</text:p>
            <text:p text:style-name="Preformatted_20_Text">"baloons"</text:p>
          </table:table-cell>
        </table:table-row>
      </table:table>
      <text:h text:style-name="P8" text:outline-level="3">parse scanhex &lt;@int&gt; &lt;parseobj&gt;</text:h>
      <table:table table:name="Table86" table:style-name="Table86">
        <table:table-column table:style-name="Table86.A"/>
        <table:table-column table:style-name="Table86.B"/>
        <table:table-row table:style-name="Table86.1">
          <table:table-cell table:style-name="Table86.A1" office:value-type="string">
            <text:p text:style-name="P23">Name</text:p>
          </table:table-cell>
          <table:table-cell table:style-name="Table86.A1" office:value-type="string">
            <text:p text:style-name="P13">parse.scanhex</text:p>
          </table:table-cell>
        </table:table-row>
        <table:table-row table:style-name="Table86.1">
          <table:table-cell table:style-name="Table86.A1" office:value-type="string">
            <text:p text:style-name="P23">Kind</text:p>
          </table:table-cell>
          <table:table-cell table:style-name="Table86.A1" office:value-type="string">
            <text:p text:style-name="Table_20_Contents">Function</text:p>
          </table:table-cell>
        </table:table-row>
        <table:table-row table:style-name="Table86.1">
          <table:table-cell table:style-name="Table86.A1" office:value-type="string">
            <text:p text:style-name="P23">Arg syntax</text:p>
          </table:table-cell>
          <table:table-cell table:style-name="Table86.A1" office:value-type="string">
            <text:p text:style-name="Table_20_Contents">&lt;ref_int:closure&gt; &lt;parseobj:clodir&gt;</text:p>
          </table:table-cell>
        </table:table-row>
        <table:table-row table:style-name="Table86.1">
          <table:table-cell table:style-name="Table86.A1" office:value-type="string">
            <text:p text:style-name="P24">Description</text:p>
          </table:table-cell>
          <table:table-cell table:style-name="Table86.A1" office:value-type="string">
            <text:p text:style-name="Table_20_Contents">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23">Returns</text:p>
          </table:table-cell>
          <table:table-cell table:style-name="Table86.A1" office:value-type="string">
            <text:p text:style-name="Table_20_Contents"><text:span text:style-name="T1">TRUE</text:span> if a hexadecimal number were parsed, <text:span text:style-name="T1">FALSE</text:span> otherwise.</text:p>
          </table:table-cell>
        </table:table-row>
        <table:table-row table:style-name="Table86.1">
          <table:table-cell table:style-name="Table86.A1" office:value-type="string">
            <text:p text:style-name="P24">Example</text:p>
          </table:table-cell>
          <table:table-cell table:style-name="Table86.A1" office:value-type="string">
            <text:p text:style-name="P10"/>
          </table:table-cell>
        </table:table-row>
      </table:table>
      <text:h text:style-name="P8" text:outline-level="3">parse scanhexw &lt;width&gt; &lt;@int&gt; &lt;parseobj&gt;</text:h>
      <table:table table:name="Table87" table:style-name="Table87">
        <table:table-column table:style-name="Table87.A"/>
        <table:table-column table:style-name="Table87.B"/>
        <table:table-row table:style-name="Table87.1">
          <table:table-cell table:style-name="Table87.A1" office:value-type="string">
            <text:p text:style-name="P23">Name</text:p>
          </table:table-cell>
          <table:table-cell table:style-name="Table87.A1" office:value-type="string">
            <text:p text:style-name="P13">parse.scanhexw</text:p>
          </table:table-cell>
        </table:table-row>
        <table:table-row table:style-name="Table87.1">
          <table:table-cell table:style-name="Table87.A1" office:value-type="string">
            <text:p text:style-name="P23">Kind</text:p>
          </table:table-cell>
          <table:table-cell table:style-name="Table87.A1" office:value-type="string">
            <text:p text:style-name="Table_20_Contents">Function</text:p>
          </table:table-cell>
        </table:table-row>
        <table:table-row table:style-name="Table87.1">
          <table:table-cell table:style-name="Table87.A1" office:value-type="string">
            <text:p text:style-name="P23">Arg syntax</text:p>
          </table:table-cell>
          <table:table-cell table:style-name="Table87.A1" office:value-type="string">
            <text:p text:style-name="Table_20_Contents">&lt;width:int&gt; &lt;ref_int:closure&gt; &lt;parseobj:clodir&gt;</text:p>
          </table:table-cell>
        </table:table-row>
        <table:table-row table:style-name="Table87.1">
          <table:table-cell table:style-name="Table87.A1" office:value-type="string">
            <text:p text:style-name="P24">Description</text:p>
          </table:table-cell>
          <table:table-cell table:style-name="Table87.A1" office:value-type="string">
            <text:p text:style-name="Table_20_Contents">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23">Returns</text:p>
          </table:table-cell>
          <table:table-cell table:style-name="Table87.A1" office:value-type="string">
            <text:p text:style-name="Table_20_Contents"><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24">Example</text:p>
          </table:table-cell>
          <table:table-cell table:style-name="Table87.A1" office:value-type="string">
            <text:p text:style-name="P10"/>
          </table:table-cell>
        </table:table-row>
      </table:table>
      <text:h text:style-name="P8" text:outline-level="3">parse scanstr &lt;@string&gt; &lt;parseobj&gt;</text:h>
      <table:table table:name="Table88" table:style-name="Table88">
        <table:table-column table:style-name="Table88.A"/>
        <table:table-column table:style-name="Table88.B"/>
        <table:table-row table:style-name="Table88.1">
          <table:table-cell table:style-name="Table88.A1" office:value-type="string">
            <text:p text:style-name="P23">Name</text:p>
          </table:table-cell>
          <table:table-cell table:style-name="Table88.A1" office:value-type="string">
            <text:p text:style-name="P13">parse.scanstr</text:p>
          </table:table-cell>
        </table:table-row>
        <table:table-row table:style-name="Table88.1">
          <table:table-cell table:style-name="Table88.A1" office:value-type="string">
            <text:p text:style-name="P23">Kind</text:p>
          </table:table-cell>
          <table:table-cell table:style-name="Table88.A1" office:value-type="string">
            <text:p text:style-name="Table_20_Contents">Function</text:p>
          </table:table-cell>
        </table:table-row>
        <table:table-row table:style-name="Table88.1">
          <table:table-cell table:style-name="Table88.A1" office:value-type="string">
            <text:p text:style-name="P23">Arg syntax</text:p>
          </table:table-cell>
          <table:table-cell table:style-name="Table88.A1" office:value-type="string">
            <text:p text:style-name="Table_20_Contents">&lt;ref_string:closure&gt; &lt;parseobj:clodir&gt;</text:p>
          </table:table-cell>
        </table:table-row>
        <table:table-row table:style-name="Table88.1">
          <table:table-cell table:style-name="Table88.A1" office:value-type="string">
            <text:p text:style-name="P24">Description</text:p>
          </table:table-cell>
          <table:table-cell table:style-name="Table88.A1" office:value-type="string">
            <text:p text:style-name="Table_20_Contents">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23">Returns</text:p>
          </table:table-cell>
          <table:table-cell table:style-name="Table88.A1" office:value-type="string">
            <text:p text:style-name="Table_20_Contents">TRUE if a string is parsed, FALSE otherwise.</text:p>
          </table:table-cell>
        </table:table-row>
        <table:table-row table:style-name="Table88.1">
          <table:table-cell table:style-name="Table88.A1" office:value-type="string">
            <text:p text:style-name="P24">Example</text:p>
          </table:table-cell>
          <table:table-cell table:style-name="Table88.A1" office:value-type="string">
            <text:p text:style-name="P10"/>
          </table:table-cell>
        </table:table-row>
      </table:table>
      <text:h text:style-name="P8" text:outline-level="3">parse scanid &lt;@string&gt; &lt;parseobj&gt;</text:h>
      <table:table table:name="Table89" table:style-name="Table89">
        <table:table-column table:style-name="Table89.A"/>
        <table:table-column table:style-name="Table89.B"/>
        <table:table-row table:style-name="Table89.1">
          <table:table-cell table:style-name="Table89.A1" office:value-type="string">
            <text:p text:style-name="P23">Name</text:p>
          </table:table-cell>
          <table:table-cell table:style-name="Table89.A1" office:value-type="string">
            <text:p text:style-name="P13">parse.scanid</text:p>
          </table:table-cell>
        </table:table-row>
        <table:table-row table:style-name="Table89.1">
          <table:table-cell table:style-name="Table89.A1" office:value-type="string">
            <text:p text:style-name="P23">Kind</text:p>
          </table:table-cell>
          <table:table-cell table:style-name="Table89.A1" office:value-type="string">
            <text:p text:style-name="Table_20_Contents">Function</text:p>
          </table:table-cell>
        </table:table-row>
        <table:table-row table:style-name="Table89.1">
          <table:table-cell table:style-name="Table89.A1" office:value-type="string">
            <text:p text:style-name="P23">Arg syntax</text:p>
          </table:table-cell>
          <table:table-cell table:style-name="Table89.A1" office:value-type="string">
            <text:p text:style-name="Table_20_Contents">&lt;ref_string:closure&gt; &lt;parseobj:clodir&gt;</text:p>
          </table:table-cell>
        </table:table-row>
        <table:table-row table:style-name="Table89.1">
          <table:table-cell table:style-name="Table89.A1" office:value-type="string">
            <text:p text:style-name="P24">Description</text:p>
          </table:table-cell>
          <table:table-cell table:style-name="Table89.A1" office:value-type="string">
            <text:p text:style-name="Table_20_Contents">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23">Returns</text:p>
          </table:table-cell>
          <table:table-cell table:style-name="Table89.A1" office:value-type="string">
            <text:p text:style-name="Table_20_Contents">TRUE if an identifier is parsed, FALSE otherwise.</text:p>
          </table:table-cell>
        </table:table-row>
        <table:table-row table:style-name="Table89.1">
          <table:table-cell table:style-name="Table89.A1" office:value-type="string">
            <text:p text:style-name="P24">Example</text:p>
          </table:table-cell>
          <table:table-cell table:style-name="Table89.A1" office:value-type="string">
            <text:p text:style-name="Preformatted_20_Text">&gt; set numid[p,ref_n,ref_id]:{</text:p>
            <text:p text:style-name="Preformatted_20_Text">&gt; (parse.scanint ref_n p)! (parse.scanwhite p)! </text:p>
            <text:p text:style-name="Preformatted_20_Text">&gt; (parse.scanid ref_id p)! (parse.scanempty p)!</text:p>
            <text:p text:style-name="Preformatted_20_Text">&gt; }</text:p>
            <text:p text:style-name="Preformatted_20_Text">&gt; numid (parse.scan "7 baloons"!) @howmany @what</text:p>
            <text:p text:style-name="Preformatted_20_Text">TRUE</text:p>
            <text:p text:style-name="Preformatted_20_Text">&gt; eval howmany</text:p>
            <text:p text:style-name="Preformatted_20_Text">7</text:p>
            <text:p text:style-name="Preformatted_20_Text">&gt; eval what</text:p>
            <text:p text:style-name="Preformatted_20_Text">"baloons"</text:p>
          </table:table-cell>
        </table:table-row>
      </table:table>
      <text:h text:style-name="P8" text:outline-level="3">parse scanitem &lt;delims&gt; &lt;@string&gt; &lt;parseobj&gt;</text:h>
      <table:table table:name="Table90" table:style-name="Table90">
        <table:table-column table:style-name="Table90.A"/>
        <table:table-column table:style-name="Table90.B"/>
        <table:table-row table:style-name="Table90.1">
          <table:table-cell table:style-name="Table90.A1" office:value-type="string">
            <text:p text:style-name="P23">Name</text:p>
          </table:table-cell>
          <table:table-cell table:style-name="Table90.A1" office:value-type="string">
            <text:p text:style-name="P13">parse.scanitem</text:p>
          </table:table-cell>
        </table:table-row>
        <table:table-row table:style-name="Table90.1">
          <table:table-cell table:style-name="Table90.A1" office:value-type="string">
            <text:p text:style-name="P23">Kind</text:p>
          </table:table-cell>
          <table:table-cell table:style-name="Table90.A1" office:value-type="string">
            <text:p text:style-name="Table_20_Contents">Function</text:p>
          </table:table-cell>
        </table:table-row>
        <table:table-row table:style-name="Table90.1">
          <table:table-cell table:style-name="Table90.A1" office:value-type="string">
            <text:p text:style-name="P23">Arg syntax</text:p>
          </table:table-cell>
          <table:table-cell table:style-name="Table90.A1" office:value-type="string">
            <text:p text:style-name="Table_20_Contents">&lt;delims:string&gt; &lt;ref_string:closure&gt; &lt;parseobj:clodir&gt;</text:p>
          </table:table-cell>
        </table:table-row>
        <table:table-row table:style-name="Table90.1">
          <table:table-cell table:style-name="Table90.A1" office:value-type="string">
            <text:p text:style-name="P24">Description</text:p>
          </table:table-cell>
          <table:table-cell table:style-name="Table90.A1" office:value-type="string">
            <text:p text:style-name="Table_20_Contents">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23">Returns</text:p>
          </table:table-cell>
          <table:table-cell table:style-name="Table90.A1" office:value-type="string">
            <text:p text:style-name="Table_20_Contents">TRUE if one or more non-delimiter characters were parsed, FALSE otherwise.</text:p>
          </table:table-cell>
        </table:table-row>
        <table:table-row table:style-name="Table90.1">
          <table:table-cell table:style-name="Table90.A1" office:value-type="string">
            <text:p text:style-name="P24">Example</text:p>
          </table:table-cell>
          <table:table-cell table:style-name="Table90.A1" office:value-type="string">
            <text:p text:style-name="P10"/>
          </table:table-cell>
        </table:table-row>
      </table:table>
      <text:h text:style-name="P8" text:outline-level="3">parse scanitemstr &lt;@string&gt; &lt;parseobj&gt;</text:h>
      <table:table table:name="Table91" table:style-name="Table91">
        <table:table-column table:style-name="Table91.A"/>
        <table:table-column table:style-name="Table91.B"/>
        <table:table-row table:style-name="Table91.1">
          <table:table-cell table:style-name="Table91.A1" office:value-type="string">
            <text:p text:style-name="P23">Name</text:p>
          </table:table-cell>
          <table:table-cell table:style-name="Table91.A1" office:value-type="string">
            <text:p text:style-name="P13">parse.scanitemstr</text:p>
          </table:table-cell>
        </table:table-row>
        <table:table-row table:style-name="Table91.1">
          <table:table-cell table:style-name="Table91.A1" office:value-type="string">
            <text:p text:style-name="P23">Kind</text:p>
          </table:table-cell>
          <table:table-cell table:style-name="Table91.A1" office:value-type="string">
            <text:p text:style-name="Table_20_Contents">Function</text:p>
          </table:table-cell>
        </table:table-row>
        <table:table-row table:style-name="Table91.1">
          <table:table-cell table:style-name="Table91.A1" office:value-type="string">
            <text:p text:style-name="P23">Arg syntax</text:p>
          </table:table-cell>
          <table:table-cell table:style-name="Table91.A1" office:value-type="string">
            <text:p text:style-name="Table_20_Contents">&lt;ref_string:closure&gt; &lt;parseobj:clodir&gt;</text:p>
          </table:table-cell>
        </table:table-row>
        <table:table-row table:style-name="Table91.1">
          <table:table-cell table:style-name="Table91.A1" office:value-type="string">
            <text:p text:style-name="P24">Description</text:p>
          </table:table-cell>
          <table:table-cell table:style-name="Table91.A1" office:value-type="string">
            <text:p text:style-name="Table_20_Contents">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23">Returns</text:p>
          </table:table-cell>
          <table:table-cell table:style-name="Table91.A1" office:value-type="string">
            <text:p text:style-name="Table_20_Contents">TRUE if an item or a quoted string is parsed, FALSE otherwise.</text:p>
          </table:table-cell>
        </table:table-row>
        <table:table-row table:style-name="Table91.1">
          <table:table-cell table:style-name="Table91.A1" office:value-type="string">
            <text:p text:style-name="P24">Example</text:p>
          </table:table-cell>
          <table:table-cell table:style-name="Table91.A1" office:value-type="string">
            <text:p text:style-name="P10"/>
          </table:table-cell>
        </table:table-row>
      </table:table>
      <text:h text:style-name="P8" text:outline-level="3">parse scanmatch &lt;prefixes&gt; &lt;@string&gt; &lt;parseobj&gt;</text:h>
      <table:table table:name="Table92" table:style-name="Table92">
        <table:table-column table:style-name="Table92.A"/>
        <table:table-column table:style-name="Table92.B"/>
        <table:table-row table:style-name="Table92.1">
          <table:table-cell table:style-name="Table92.A1" office:value-type="string">
            <text:p text:style-name="P23">Name</text:p>
          </table:table-cell>
          <table:table-cell table:style-name="Table92.A1" office:value-type="string">
            <text:p text:style-name="P13">parse.scanmatch</text:p>
          </table:table-cell>
        </table:table-row>
        <table:table-row table:style-name="Table92.1">
          <table:table-cell table:style-name="Table92.A1" office:value-type="string">
            <text:p text:style-name="P23">Kind</text:p>
          </table:table-cell>
          <table:table-cell table:style-name="Table92.A1" office:value-type="string">
            <text:p text:style-name="Table_20_Contents">Function</text:p>
          </table:table-cell>
        </table:table-row>
        <table:table-row table:style-name="Table92.1">
          <table:table-cell table:style-name="Table92.A1" office:value-type="string">
            <text:p text:style-name="P23">Arg syntax</text:p>
          </table:table-cell>
          <table:table-cell table:style-name="Table92.A1" office:value-type="string">
            <text:p text:style-name="Table_20_Contents">&lt;prefixes:dir&gt; &lt;ref_val:closure&gt; &lt;parseobj:clodir&gt;</text:p>
          </table:table-cell>
        </table:table-row>
        <table:table-row table:style-name="Table92.1">
          <table:table-cell table:style-name="Table92.A1" office:value-type="string">
            <text:p text:style-name="P24">Description</text:p>
          </table:table-cell>
          <table:table-cell table:style-name="Table92.A1" office:value-type="string">
            <text:p text:style-name="Table_20_Contents">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23">Returns</text:p>
          </table:table-cell>
          <table:table-cell table:style-name="Table92.A1" office:value-type="string">
            <text:p text:style-name="Table_20_Contents"><text:span text:style-name="T1">TRUE</text:span> if an prefix contained in <text:span text:style-name="T1">delims</text:span> is parsed, <text:span text:style-name="T1">FALSE</text:span> otherwise.</text:p>
          </table:table-cell>
        </table:table-row>
        <table:table-row table:style-name="Table92.1">
          <table:table-cell table:style-name="Table92.A1" office:value-type="string">
            <text:p text:style-name="P24">Example</text:p>
          </table:table-cell>
          <table:table-cell table:style-name="Table92.A1" office:value-type="string">
            <text:p text:style-name="Preformatted_20_Text">&gt; set cmd "a long line\n"</text:p>
            <text:p text:style-name="Preformatted_20_Text">&gt; set translations [a=5, line="LINE", long=&lt;99&gt;]</text:p>
            <text:p text:style-name="Preformatted_20_Text">&gt; set toparse parse.scan cmd!</text:p>
            <text:p text:style-name="Preformatted_20_Text">&gt; set tran NULL</text:p>
            <text:p text:style-name="Preformatted_20_Text">&gt; parse scanmatch translations @tran toparse</text:p>
            <text:p text:style-name="Preformatted_20_Text">TRUE</text:p>
            <text:p text:style-name="Preformatted_20_Text">&gt; parse scanned toparse</text:p>
            <text:p text:style-name="Preformatted_20_Text">" long line\n"</text:p>
            <text:p text:style-name="Preformatted_20_Text">&gt; eval tran</text:p>
            <text:p text:style-name="Preformatted_20_Text">5</text:p>
            <text:p text:style-name="Preformatted_20_Text">&gt; parse scanspace toparse</text:p>
            <text:p text:style-name="Preformatted_20_Text">TRUE</text:p>
            <text:p text:style-name="Preformatted_20_Text">&gt; parse scanmatch translations @tran toparse</text:p>
            <text:p text:style-name="Preformatted_20_Text">TRUE</text:p>
            <text:p text:style-name="Preformatted_20_Text">&gt; parse scanned toparse</text:p>
            <text:p text:style-name="Preformatted_20_Text">" line\n"</text:p>
            <text:p text:style-name="Preformatted_20_Text">&gt; eval tran</text:p>
            <text:p text:style-name="Preformatted_20_Text">&lt;99&gt;</text:p>
            <text:p text:style-name="Preformatted_20_Text">&gt; parse scanspace toparse</text:p>
            <text:p text:style-name="Preformatted_20_Text">TRUE</text:p>
            <text:p text:style-name="Preformatted_20_Text">&gt; parse scanmatch translations @tran toparse</text:p>
            <text:p text:style-name="Preformatted_20_Text">TRUE</text:p>
            <text:p text:style-name="Preformatted_20_Text">&gt; parse scanned toparse</text:p>
            <text:p text:style-name="Preformatted_20_Text">"\n"</text:p>
            <text:p text:style-name="Preformatted_20_Text">&gt; eval tran</text:p>
            <text:p text:style-name="Preformatted_20_Text">"LINE"</text:p>
          </table:table-cell>
        </table:table-row>
      </table:table>
      <text:h text:style-name="P8" text:outline-level="3">parse scanops &lt;baseparse&gt; &lt;opdefs&gt; &lt;@string&gt; &lt;parseobj&gt;</text:h>
      <table:table table:name="Table93" table:style-name="Table93">
        <table:table-column table:style-name="Table93.A"/>
        <table:table-column table:style-name="Table93.B"/>
        <table:table-row table:style-name="Table93.1">
          <table:table-cell table:style-name="Table93.A1" office:value-type="string">
            <text:p text:style-name="P23">Name</text:p>
          </table:table-cell>
          <table:table-cell table:style-name="Table93.A1" office:value-type="string">
            <text:p text:style-name="P13">parse.scanops</text:p>
          </table:table-cell>
        </table:table-row>
        <table:table-row table:style-name="Table93.1">
          <table:table-cell table:style-name="Table93.A1" office:value-type="string">
            <text:p text:style-name="P23">Kind</text:p>
          </table:table-cell>
          <table:table-cell table:style-name="Table93.A1" office:value-type="string">
            <text:p text:style-name="Table_20_Contents">Function</text:p>
          </table:table-cell>
        </table:table-row>
        <table:table-row table:style-name="Table93.1">
          <table:table-cell table:style-name="Table93.A1" office:value-type="string">
            <text:p text:style-name="P23">Arg syntax</text:p>
          </table:table-cell>
          <table:table-cell table:style-name="Table93.A1" office:value-type="string">
            <text:p text:style-name="Table_20_Contents">&lt;baseparse:closure&gt; &lt;opdefs:dir&gt; &lt;ref_val:closure&gt; &lt;parseobj:clodir&gt;</text:p>
          </table:table-cell>
        </table:table-row>
        <table:table-row table:style-name="Table93.1">
          <table:table-cell table:style-name="Table93.A1" office:value-type="string">
            <text:p text:style-name="P24">Description</text:p>
          </table:table-cell>
          <table:table-cell table:style-name="Table93.A1" office:value-type="string">
            <text:p text:style-name="Table_20_Contents">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1">
          <table:table-cell table:style-name="Table93.A1" office:value-type="string">
            <text:p text:style-name="P23">Returns</text:p>
          </table:table-cell>
          <table:table-cell table:style-name="Table93.A1" office:value-type="string">
            <text:p text:style-name="Table_20_Contents"><text:span text:style-name="T1">TRUE</text:span> if a prefix contained in <text:span text:style-name="T1">delims</text:span> is parsed, <text:span text:style-name="T1">FALSE</text:span> otherwise.</text:p>
          </table:table-cell>
        </table:table-row>
        <table:table-row table:style-name="Table93.1">
          <table:table-cell table:style-name="Table93.A1" office:value-type="string">
            <text:p text:style-name="P24">Example</text:p>
          </table:table-cell>
          <table:table-cell table:style-name="Table93.A1" office:value-type="string">
            <text:p text:style-name="P10"/>
          </table:table-cell>
        </table:table-row>
      </table:table>
      <text:h text:style-name="P8" text:outline-level="3">parse source</text:h>
      <table:table table:name="Table94" table:style-name="Table94">
        <table:table-column table:style-name="Table94.A"/>
        <table:table-column table:style-name="Table94.B"/>
        <table:table-row table:style-name="Table94.1">
          <table:table-cell table:style-name="Table94.A1" office:value-type="string">
            <text:p text:style-name="P23">Name</text:p>
          </table:table-cell>
          <table:table-cell table:style-name="Table94.A1" office:value-type="string">
            <text:p text:style-name="P13">parse.source</text:p>
          </table:table-cell>
        </table:table-row>
        <table:table-row table:style-name="Table94.1">
          <table:table-cell table:style-name="Table94.A1" office:value-type="string">
            <text:p text:style-name="P23">Kind</text:p>
          </table:table-cell>
          <table:table-cell table:style-name="Table94.A1" office:value-type="string">
            <text:p text:style-name="Table_20_Contents">Function</text:p>
          </table:table-cell>
        </table:table-row>
        <table:table-row table:style-name="Table94.1">
          <table:table-cell table:style-name="Table94.A1" office:value-type="string">
            <text:p text:style-name="P23">Arg syntax</text:p>
          </table:table-cell>
          <table:table-cell table:style-name="Table94.A1" office:value-type="string">
            <text:p text:style-name="Table_20_Contents">None</text:p>
          </table:table-cell>
        </table:table-row>
        <table:table-row table:style-name="Table94.1">
          <table:table-cell table:style-name="Table94.A1" office:value-type="string">
            <text:p text:style-name="P24">Description</text:p>
          </table:table-cell>
          <table:table-cell table:style-name="Table94.A1" office:value-type="string">
            <text:p text:style-name="Table_20_Contents">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23">Returns</text:p>
          </table:table-cell>
          <table:table-cell table:style-name="Table94.A1" office:value-type="string">
            <text:p text:style-name="Table_20_Contents">The current interpreted source.</text:p>
          </table:table-cell>
        </table:table-row>
        <table:table-row table:style-name="Table94.1">
          <table:table-cell table:style-name="Table94.A1" office:value-type="string">
            <text:p text:style-name="P24">Example</text:p>
          </table:table-cell>
          <table:table-cell table:style-name="Table94.A1" office:value-type="string">
            <text:p text:style-name="Preformatted_20_Text">&gt; parse source</text:p>
            <text:p text:style-name="Preformatted_20_Text">"$*console*"</text:p>
            <text:p text:style-name="Preformatted_20_Text">&gt; set thissrc[]:{ echo "source "+(str (parse.source!)!)! }</text:p>
            <text:p text:style-name="Preformatted_20_Text">&gt; parse exec "echo init; thissrc" (io.instring "echo start\n thissrc" "r"!)</text:p>
            <text:p text:style-name="Preformatted_20_Text">init</text:p>
            <text:p text:style-name="Preformatted_20_Text">source "\$&lt;INIT&gt;"</text:p>
            <text:p text:style-name="Preformatted_20_Text">start</text:p>
            <text:p text:style-name="Preformatted_20_Text">source "\$&lt;string-in&gt;"</text:p>
          </table:table-cell>
        </table:table-row>
      </table:table>
      <text:h text:style-name="P8" text:outline-level="3">range &lt;env&gt;</text:h>
      <table:table table:name="Table95" table:style-name="Table95">
        <table:table-column table:style-name="Table95.A"/>
        <table:table-column table:style-name="Table95.B"/>
        <table:table-row table:style-name="Table95.1">
          <table:table-cell table:style-name="Table95.A1" office:value-type="string">
            <text:p text:style-name="P23">Name</text:p>
          </table:table-cell>
          <table:table-cell table:style-name="Table95.A1" office:value-type="string">
            <text:p text:style-name="P13">range</text:p>
          </table:table-cell>
        </table:table-row>
        <table:table-row table:style-name="Table95.1">
          <table:table-cell table:style-name="Table95.A1" office:value-type="string">
            <text:p text:style-name="P23">Kind</text:p>
          </table:table-cell>
          <table:table-cell table:style-name="Table95.A1" office:value-type="string">
            <text:p text:style-name="Table_20_Contents">Function</text:p>
          </table:table-cell>
        </table:table-row>
        <table:table-row table:style-name="Table95.1">
          <table:table-cell table:style-name="Table95.A1" office:value-type="string">
            <text:p text:style-name="P23">Arg syntax</text:p>
          </table:table-cell>
          <table:table-cell table:style-name="Table95.A1" office:value-type="string">
            <text:p text:style-name="Table_20_Contents">&lt;mapping:dir&gt;</text:p>
          </table:table-cell>
        </table:table-row>
        <table:table-row table:style-name="Table95.1">
          <table:table-cell table:style-name="Table95.A1" office:value-type="string">
            <text:p text:style-name="P24">Description</text:p>
          </table:table-cell>
          <table:table-cell table:style-name="Table95.A1" office:value-type="string">
            <text:p text:style-name="Table_20_Contents">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23">Returns</text:p>
          </table:table-cell>
          <table:table-cell table:style-name="Table95.A1" office:value-type="string">
            <text:p text:style-name="Table_20_Contents">A vector of the values contained in the argument directory,</text:p>
          </table:table-cell>
        </table:table-row>
        <table:table-row table:style-name="Table95.1">
          <table:table-cell table:style-name="Table95.A1" office:value-type="string">
            <text:p text:style-name="P24">Example</text:p>
          </table:table-cell>
          <table:table-cell table:style-name="Table95.A1" office:value-type="string">
            <text:p text:style-name="Preformatted_20_Text">&gt; range [mon="eggs", tue="bacon", wed="flour"]</text:p>
            <text:p text:style-name="Preformatted_20_Text">&lt;"eggs", "bacon", "flour"&gt;</text:p>
            <text:p text:style-name="Preformatted_20_Text">&gt; echo ${join " == " (range [a="£3", b="€4.5", "c"="$$4"]!)!}</text:p>
            <text:p text:style-name="Preformatted_20_Text">£3 == €4.5 == $4</text:p>
          </table:table-cell>
        </table:table-row>
      </table:table>
      <text:h text:style-name="P8" text:outline-level="3">restrict &lt;env&gt;</text:h>
      <table:table table:name="Table96" table:style-name="Table96">
        <table:table-column table:style-name="Table96.A"/>
        <table:table-column table:style-name="Table96.B"/>
        <table:table-row table:style-name="Table96.1">
          <table:table-cell table:style-name="Table96.A1" office:value-type="string">
            <text:p text:style-name="P23">Name</text:p>
          </table:table-cell>
          <table:table-cell table:style-name="Table96.A1" office:value-type="string">
            <text:p text:style-name="P13">restrict</text:p>
          </table:table-cell>
        </table:table-row>
        <table:table-row table:style-name="Table96.1">
          <table:table-cell table:style-name="Table96.A1" office:value-type="string">
            <text:p text:style-name="P23">Kind</text:p>
          </table:table-cell>
          <table:table-cell table:style-name="Table96.A1" office:value-type="string">
            <text:p text:style-name="Table_20_Contents">Function</text:p>
          </table:table-cell>
        </table:table-row>
        <table:table-row table:style-name="Table96.1">
          <table:table-cell table:style-name="Table96.A1" office:value-type="string">
            <text:p text:style-name="P23">Arg syntax</text:p>
          </table:table-cell>
          <table:table-cell table:style-name="Table96.A1" office:value-type="string">
            <text:p text:style-name="Table_20_Contents">&lt;env:dir&gt;</text:p>
          </table:table-cell>
        </table:table-row>
        <table:table-row table:style-name="Table96.1">
          <table:table-cell table:style-name="Table96.A1" office:value-type="string">
            <text:p text:style-name="P24">Description</text:p>
          </table:table-cell>
          <table:table-cell table:style-name="Table96.A1" office:value-type="string">
            <text:p text:style-name="Table_20_Contents">restrict further commands to those in &lt;env&gt;</text:p>
          </table:table-cell>
        </table:table-row>
        <table:table-row table:style-name="Table96.1">
          <table:table-cell table:style-name="Table96.A1" office:value-type="string">
            <text:p text:style-name="P23">Returns</text:p>
          </table:table-cell>
          <table:table-cell table:style-name="Table96.A1" office:value-type="string">
            <text:p text:style-name="Table_20_Contents">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able:table-row table:style-name="Table96.1">
          <table:table-cell table:style-name="Table96.A1" office:value-type="string">
            <text:p text:style-name="P24">Example</text:p>
          </table:table-cell>
          <table:table-cell table:style-name="Table96.A1" office:value-type="string">
            <text:p text:style-name="Preformatted_20_Text">&gt; restrict [h=help, e=echo, ans=42]</text:p>
            <text:p text:style-name="Preformatted_20_Text">&gt; h</text:p>
            <text:p text:style-name="Preformatted_20_Text">ans - int value</text:p>
            <text:p text:style-name="Preformatted_20_Text">e &lt;whole line&gt; - prints the line out</text:p>
            <text:p text:style-name="Preformatted_20_Text">h - prints command information</text:p>
            <text:p text:style-name="Preformatted_20_Text">&gt; eval h <text:s text:c="11"/># we don't have an 'eval' command any more</text:p>
            <text:p text:style-name="Preformatted_20_Text">ftl $*console*:25: unknown command 'eval h'</text:p>
            <text:p text:style-name="Preformatted_20_Text">% cat &gt; /tmp/2</text:p>
            <text:p text:style-name="Preformatted_20_Text">e simple</text:p>
            <text:p text:style-name="Preformatted_20_Text">e script</text:p>
            <text:p text:style-name="Preformatted_20_Text">x</text:p>
            <text:p text:style-name="Preformatted_20_Text">^D</text:p>
            <text:p text:style-name="Preformatted_20_Text">% SCRIPT=/tmp/2 ftl</text:p>
            <text:p text:style-name="Preformatted_20_Text">ftl: v1.6</text:p>
            <text:p text:style-name="Preformatted_20_Text">&gt; set script_in io.file sys.env.SCRIPT "r"!</text:p>
            <text:p text:style-name="Preformatted_20_Text">&gt; parse exec "restrict [e=echo, x=exit]" script_in</text:p>
            <text:p text:style-name="Preformatted_20_Text">simple</text:p>
            <text:p text:style-name="Preformatted_20_Text">script</text:p>
          </table:table-cell>
        </table:table-row>
      </table:table>
      <text:h text:style-name="P8" text:outline-level="3">return &lt;rc&gt;</text:h>
      <table:table table:name="Table97" table:style-name="Table97">
        <table:table-column table:style-name="Table97.A"/>
        <table:table-column table:style-name="Table97.B"/>
        <table:table-row table:style-name="Table97.1">
          <table:table-cell table:style-name="Table97.A1" office:value-type="string">
            <text:p text:style-name="P23">Name</text:p>
          </table:table-cell>
          <table:table-cell table:style-name="Table97.A1" office:value-type="string">
            <text:p text:style-name="P13">return</text:p>
          </table:table-cell>
        </table:table-row>
        <table:table-row table:style-name="Table97.1">
          <table:table-cell table:style-name="Table97.A1" office:value-type="string">
            <text:p text:style-name="P23">Kind</text:p>
          </table:table-cell>
          <table:table-cell table:style-name="Table97.A1" office:value-type="string">
            <text:p text:style-name="Table_20_Contents">Function</text:p>
          </table:table-cell>
        </table:table-row>
        <table:table-row table:style-name="Table97.1">
          <table:table-cell table:style-name="Table97.A1" office:value-type="string">
            <text:p text:style-name="P23">Arg syntax</text:p>
          </table:table-cell>
          <table:table-cell table:style-name="Table97.A1" office:value-type="string">
            <text:p text:style-name="Table_20_Contents">&lt;rc:int&gt;</text:p>
          </table:table-cell>
        </table:table-row>
        <table:table-row table:style-name="Table97.1">
          <table:table-cell table:style-name="Table97.A1" office:value-type="string">
            <text:p text:style-name="P24">Description</text:p>
          </table:table-cell>
          <table:table-cell table:style-name="Table97.A1" office:value-type="string">
            <text:p text:style-name="Table_20_Contents">abandon current command input returning &lt;rc&gt;</text:p>
          </table:table-cell>
        </table:table-row>
        <table:table-row table:style-name="Table97.1">
          <table:table-cell table:style-name="Table97.A1" office:value-type="string">
            <text:p text:style-name="P23">Returns</text:p>
          </table:table-cell>
          <table:table-cell table:style-name="Table97.A1" office:value-type="string">
            <text:p text:style-name="Table_20_Contents">A string containing the name of the interpreter assigned by the library-using application</text:p>
          </table:table-cell>
        </table:table-row>
        <table:table-row table:style-name="Table97.1">
          <table:table-cell table:style-name="Table97.A1" office:value-type="string">
            <text:p text:style-name="P24">Example</text:p>
          </table:table-cell>
          <table:table-cell table:style-name="Table97.A1" office:value-type="string">
            <text:p text:style-name="Preformatted_20_Text">&gt; set script_in io.instring "echo starting; return 2; echo unreached" "r"!</text:p>
            <text:p text:style-name="Preformatted_20_Text">&gt; set rc parse.exec "" script_in!</text:p>
            <text:p text:style-name="Preformatted_20_Text">starting</text:p>
            <text:p text:style-name="Preformatted_20_Text">2</text:p>
            <text:p text:style-name="Preformatted_20_Text">&gt; eval rc</text:p>
            <text:p text:style-name="Preformatted_20_Text">2</text:p>
          </table:table-cell>
        </table:table-row>
      </table:table>
      <text:h text:style-name="P8" text:outline-level="3">rnd &lt;n&gt;</text:h>
      <table:table table:name="Table98" table:style-name="Table98">
        <table:table-column table:style-name="Table98.A"/>
        <table:table-column table:style-name="Table98.B"/>
        <table:table-row table:style-name="Table98.1">
          <table:table-cell table:style-name="Table98.A1" office:value-type="string">
            <text:p text:style-name="P23">Name</text:p>
          </table:table-cell>
          <table:table-cell table:style-name="Table98.A1" office:value-type="string">
            <text:p text:style-name="P13">rnd</text:p>
          </table:table-cell>
        </table:table-row>
        <table:table-row table:style-name="Table98.1">
          <table:table-cell table:style-name="Table98.A1" office:value-type="string">
            <text:p text:style-name="P23">Kind</text:p>
          </table:table-cell>
          <table:table-cell table:style-name="Table98.A1" office:value-type="string">
            <text:p text:style-name="Table_20_Contents">Function</text:p>
          </table:table-cell>
        </table:table-row>
        <table:table-row table:style-name="Table98.1">
          <table:table-cell table:style-name="Table98.A1" office:value-type="string">
            <text:p text:style-name="P23">Arg syntax</text:p>
          </table:table-cell>
          <table:table-cell table:style-name="Table98.A1" office:value-type="string">
            <text:p text:style-name="Table_20_Contents">&lt;n:int&gt;</text:p>
          </table:table-cell>
        </table:table-row>
        <table:table-row table:style-name="Table98.1">
          <table:table-cell table:style-name="Table98.A1" office:value-type="string">
            <text:p text:style-name="P24">Description</text:p>
          </table:table-cell>
          <table:table-cell table:style-name="Table98.A1" office:value-type="string">
            <text:p text:style-name="Table_20_Contents">Choose random number less than n and greater or equal to zero</text:p>
          </table:table-cell>
        </table:table-row>
        <table:table-row table:style-name="Table98.1">
          <table:table-cell table:style-name="Table98.A1" office:value-type="string">
            <text:p text:style-name="P23">Returns</text:p>
          </table:table-cell>
          <table:table-cell table:style-name="Table98.A1" office:value-type="string">
            <text:p text:style-name="Table_20_Contents">A random integer</text:p>
          </table:table-cell>
        </table:table-row>
        <table:table-row table:style-name="Table98.1">
          <table:table-cell table:style-name="Table98.A1" office:value-type="string">
            <text:p text:style-name="P24">Example</text:p>
          </table:table-cell>
          <table:table-cell table:style-name="Table98.A1" office:value-type="string">
            <text:p text:style-name="Preformatted_20_Text">&gt; echo ${rnd 256!}.${rnd 256!}.${rnd 256!}.${rnd 256!}</text:p>
            <text:p text:style-name="Preformatted_20_Text">4.62.35.205</text:p>
            <text:p text:style-name="Preformatted_20_Text">&gt; set choose[vec]:{ vec.(rnd (len vec!)!) }</text:p>
            <text:p text:style-name="Preformatted_20_Text">&gt; choose &lt;"red", "white", "blue"&gt;</text:p>
            <text:p text:style-name="Preformatted_20_Text">"blue"</text:p>
          </table:table-cell>
        </table:table-row>
      </table:table>
      <text:h text:style-name="P8" text:outline-level="3">select &lt;closure&gt; &lt;dir&gt;</text:h>
      <table:table table:name="Table99" table:style-name="Table99">
        <table:table-column table:style-name="Table99.A"/>
        <table:table-column table:style-name="Table99.B"/>
        <table:table-row table:style-name="Table99.1">
          <table:table-cell table:style-name="Table99.A1" office:value-type="string">
            <text:p text:style-name="P23">Name</text:p>
          </table:table-cell>
          <table:table-cell table:style-name="Table99.A1" office:value-type="string">
            <text:p text:style-name="P13">select</text:p>
          </table:table-cell>
        </table:table-row>
        <table:table-row table:style-name="Table99.1">
          <table:table-cell table:style-name="Table99.A1" office:value-type="string">
            <text:p text:style-name="P23">Kind</text:p>
          </table:table-cell>
          <table:table-cell table:style-name="Table99.A1" office:value-type="string">
            <text:p text:style-name="Table_20_Contents">Function</text:p>
          </table:table-cell>
        </table:table-row>
        <table:table-row table:style-name="Table99.1">
          <table:table-cell table:style-name="Table99.A1" office:value-type="string">
            <text:p text:style-name="P23">Arg syntax</text:p>
          </table:table-cell>
          <table:table-cell table:style-name="Table99.A1" office:value-type="string">
            <text:p text:style-name="Table_20_Contents">&lt;choose:clocode&gt; &lt;set:clodir&gt; </text:p>
          </table:table-cell>
        </table:table-row>
        <table:table-row table:style-name="Table99.1">
          <table:table-cell table:style-name="Table99.A1" office:value-type="string">
            <text:p text:style-name="P24">Description</text:p>
          </table:table-cell>
          <table:table-cell table:style-name="Table99.A1" office:value-type="string">
            <text:p text:style-name="Table_20_Contents">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23">Returns</text:p>
          </table:table-cell>
          <table:table-cell table:style-name="Table99.A1" office:value-type="string">
            <text:p text:style-name="Table_20_Contents">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24">Example</text:p>
          </table:table-cell>
          <table:table-cell table:style-name="Table99.A1" office:value-type="string">
            <text:p text:style-name="Preformatted_20_Text">&gt; eval select [v]:{ equal "int" (typename v!)! } &lt;1,2,"this",4,"that"&gt;!</text:p>
            <text:p text:style-name="Preformatted_20_Text">&lt;1, 2, 3=4&gt;</text:p>
            <text:p text:style-name="Preformatted_20_Text">&gt; eval select [v]:{ equal "string" (typename v!)! } &lt;1,2,"this",4,"that"&gt;!</text:p>
            <text:p text:style-name="Preformatted_20_Text">&lt;2="this", 4="that"&gt;</text:p>
            <text:p text:style-name="Preformatted_20_Text">&gt; set inorder select [max=0,v]:{ if (more v max!) { max=v; TRUE } {FALSE}! }</text:p>
            <text:p text:style-name="Preformatted_20_Text">&gt; inorder &lt;"ay", "bee", "see", "dee", "ee"&gt;</text:p>
            <text:p text:style-name="Preformatted_20_Text">&lt;"ay", "bee", "see"&gt;</text:p>
            <text:p text:style-name="Preformatted_20_Text">&gt; inorder &lt;2,3,4,2,4,0,7&gt;</text:p>
            <text:p text:style-name="Preformatted_20_Text">&lt;2, 3, 4, 6=7&gt;</text:p>
            <text:p text:style-name="Preformatted_20_Text">&gt; set start[n, vec]: { select [v,ix]:{ moreeq ix n! } vec! }</text:p>
            <text:p text:style-name="Preformatted_20_Text">&gt; start 3 &lt;"metis", "adrasthea", "amalthea", "thebe", "io", "europa"&gt;</text:p>
            <text:p text:style-name="Preformatted_20_Text">&lt;3="thebe", "io", "europa"&gt;</text:p>
            <text:p text:style-name="Preformatted_20_Text">&gt; set pints [mon=1, tue=3, wed=2, thu=2, fri=6, sat=0, sun=0]</text:p>
            <text:p text:style-name="Preformatted_20_Text">&gt; select (lesseq 2) pints</text:p>
            <text:p text:style-name="Preformatted_20_Text">["tue"=3, "wed"=2, "thu"=2, "fri"=6]</text:p>
            <text:p text:style-name="Preformatted_20_Text">&gt; select (equal 0) pints</text:p>
            <text:p text:style-name="Preformatted_20_Text">["sat"=0, "sun"=0]</text:p>
          </table:table-cell>
        </table:table-row>
      </table:table>
      <text:h text:style-name="P8" text:outline-level="3">set &lt;name&gt; &lt;expr&gt;</text:h>
      <table:table table:name="Table100" table:style-name="Table100">
        <table:table-column table:style-name="Table100.A"/>
        <table:table-column table:style-name="Table100.B"/>
        <table:table-row table:style-name="Table100.1">
          <table:table-cell table:style-name="Table100.A1" office:value-type="string">
            <text:p text:style-name="P23">Name</text:p>
          </table:table-cell>
          <table:table-cell table:style-name="Table100.A1" office:value-type="string">
            <text:p text:style-name="P13">set</text:p>
          </table:table-cell>
        </table:table-row>
        <table:table-row table:style-name="Table100.1">
          <table:table-cell table:style-name="Table100.A1" office:value-type="string">
            <text:p text:style-name="P23">Kind</text:p>
          </table:table-cell>
          <table:table-cell table:style-name="Table100.A1" office:value-type="string">
            <text:p text:style-name="Table_20_Contents">Command</text:p>
          </table:table-cell>
        </table:table-row>
        <table:table-row table:style-name="Table100.1">
          <table:table-cell table:style-name="Table100.A1" office:value-type="string">
            <text:p text:style-name="P23">Arg syntax</text:p>
          </table:table-cell>
          <table:table-cell table:style-name="Table100.A1" office:value-type="string">
            <text:p text:style-name="Table_20_Contents">&lt;name:token&gt; &lt;value:any&gt;</text:p>
          </table:table-cell>
        </table:table-row>
        <table:table-row table:style-name="Table100.1">
          <table:table-cell table:style-name="Table100.A1" office:value-type="string">
            <text:p text:style-name="P24">Description</text:p>
          </table:table-cell>
          <table:table-cell table:style-name="Table100.A1" office:value-type="string">
            <text:p text:style-name="Table_20_Contents">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23">Returns</text:p>
          </table:table-cell>
          <table:table-cell table:style-name="Table100.A1" office:value-type="string">
            <text:p text:style-name="Table_20_Contents">NULL</text:p>
          </table:table-cell>
        </table:table-row>
        <table:table-row table:style-name="Table100.1">
          <table:table-cell table:style-name="Table100.A1" office:value-type="string">
            <text:p text:style-name="P24">Example</text:p>
          </table:table-cell>
          <table:table-cell table:style-name="Table100.A1" office:value-type="string">
            <text:p text:style-name="Preformatted_20_Text">&gt; set name "string value"</text:p>
            <text:p text:style-name="Preformatted_20_Text">&gt; set dir [old=0]</text:p>
            <text:p text:style-name="Preformatted_20_Text">&gt; set dir.old "new"</text:p>
            <text:p text:style-name="Preformatted_20_Text">&gt; set dir.(dir.old) 1</text:p>
            <text:p text:style-name="Preformatted_20_Text">&gt; eval dir</text:p>
            <text:p text:style-name="Preformatted_20_Text">["old"="new","new"=1]</text:p>
            <text:p text:style-name="Preformatted_20_Text">&gt; set proc dir:{ echo old! }</text:p>
            <text:p text:style-name="Preformatted_20_Text">&gt; proc</text:p>
            <text:p text:style-name="Preformatted_20_Text">new</text:p>
            <text:p text:style-name="Preformatted_20_Text">&gt; set fn [old]:{ echo old! }</text:p>
            <text:p text:style-name="Preformatted_20_Text">&gt; fn "this"</text:p>
            <text:p text:style-name="Preformatted_20_Text">this</text:p>
          </table:table-cell>
        </table:table-row>
      </table:table>
      <text:h text:style-name="P8" text:outline-level="3">shiftl &lt;int&gt; &lt;int&gt; </text:h>
      <table:table table:name="Table101" table:style-name="Table101">
        <table:table-column table:style-name="Table101.A"/>
        <table:table-column table:style-name="Table101.B"/>
        <table:table-row table:style-name="Table101.1">
          <table:table-cell table:style-name="Table101.A1" office:value-type="string">
            <text:p text:style-name="P12">Name</text:p>
          </table:table-cell>
          <table:table-cell table:style-name="Table101.A1" office:value-type="string">
            <text:p text:style-name="P13">shiftl</text:p>
          </table:table-cell>
        </table:table-row>
        <table:table-row table:style-name="Table101.1">
          <table:table-cell table:style-name="Table101.A1" office:value-type="string">
            <text:p text:style-name="P12">Kind</text:p>
          </table:table-cell>
          <table:table-cell table:style-name="Table101.A1" office:value-type="string">
            <text:p text:style-name="Table_20_Contents">Function</text:p>
          </table:table-cell>
        </table:table-row>
        <table:table-row table:style-name="Table101.1">
          <table:table-cell table:style-name="Table101.A1" office:value-type="string">
            <text:p text:style-name="P12">Arg syntax</text:p>
          </table:table-cell>
          <table:table-cell table:style-name="Table101.A1" office:value-type="string">
            <text:p text:style-name="Table_20_Contents">&lt;n1:int&gt; &lt;n2:int&gt;</text:p>
          </table:table-cell>
        </table:table-row>
        <table:table-row table:style-name="Table101.1">
          <table:table-cell table:style-name="Table101.A1" office:value-type="string">
            <text:p text:style-name="P12">Description</text:p>
          </table:table-cell>
          <table:table-cell table:style-name="Table101.A1" office:value-type="string">
            <text:p text:style-name="Table_20_Contents">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12">Returns</text:p>
          </table:table-cell>
          <table:table-cell table:style-name="Table101.A1" office:value-type="string">
            <text:p text:style-name="Table_20_Contents">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12">Example</text:p>
          </table:table-cell>
          <table:table-cell table:style-name="Table101.A1" office:value-type="string">
            <text:p text:style-name="Preformatted_20_Text">&gt; shiftl 1 3</text:p>
            <text:p text:style-name="Preformatted_20_Text">8</text:p>
            <text:p text:style-name="Preformatted_20_Text">&gt; shiftl 1 -3</text:p>
            <text:p text:style-name="Preformatted_20_Text">8</text:p>
            <text:p text:style-name="Preformatted_20_Text">&gt; shiftl 1 (-3)</text:p>
            <text:p text:style-name="Preformatted_20_Text">1</text:p>
          </table:table-cell>
        </table:table-row>
      </table:table>
      <text:h text:style-name="P8" text:outline-level="3">shiftr &lt;int&gt; &lt;int&gt; </text:h>
      <table:table table:name="Table102" table:style-name="Table102">
        <table:table-column table:style-name="Table102.A"/>
        <table:table-column table:style-name="Table102.B"/>
        <table:table-row table:style-name="Table102.1">
          <table:table-cell table:style-name="Table102.A1" office:value-type="string">
            <text:p text:style-name="P12">Name</text:p>
          </table:table-cell>
          <table:table-cell table:style-name="Table102.A1" office:value-type="string">
            <text:p text:style-name="P13">shiftr</text:p>
          </table:table-cell>
        </table:table-row>
        <table:table-row table:style-name="Table102.1">
          <table:table-cell table:style-name="Table102.A1" office:value-type="string">
            <text:p text:style-name="P12">Kind</text:p>
          </table:table-cell>
          <table:table-cell table:style-name="Table102.A1" office:value-type="string">
            <text:p text:style-name="Table_20_Contents">Function</text:p>
          </table:table-cell>
        </table:table-row>
        <table:table-row table:style-name="Table102.1">
          <table:table-cell table:style-name="Table102.A1" office:value-type="string">
            <text:p text:style-name="P12">Arg syntax</text:p>
          </table:table-cell>
          <table:table-cell table:style-name="Table102.A1" office:value-type="string">
            <text:p text:style-name="Table_20_Contents">&lt;n1:int&gt; &lt;n2:int&gt;</text:p>
          </table:table-cell>
        </table:table-row>
        <table:table-row table:style-name="Table102.1">
          <table:table-cell table:style-name="Table102.A1" office:value-type="string">
            <text:p text:style-name="P12">Description</text:p>
          </table:table-cell>
          <table:table-cell table:style-name="Table102.A1" office:value-type="string">
            <text:p text:style-name="Table_20_Contents">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12">Returns</text:p>
          </table:table-cell>
          <table:table-cell table:style-name="Table102.A1" office:value-type="string">
            <text:p text:style-name="Table_20_Contents">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12">Example</text:p>
          </table:table-cell>
          <table:table-cell table:style-name="Table102.A1" office:value-type="string">
            <text:p text:style-name="Preformatted_20_Text">&gt; shiftr 16 3</text:p>
            <text:p text:style-name="Preformatted_20_Text">2</text:p>
            <text:p text:style-name="Preformatted_20_Text">&gt; shiftr 16 (-3)</text:p>
            <text:p text:style-name="Preformatted_20_Text">16</text:p>
            <text:p text:style-name="Preformatted_20_Text">&gt; shiftr -16 3</text:p>
            <text:p text:style-name="Preformatted_20_Text">2305843009213693950</text:p>
          </table:table-cell>
        </table:table-row>
      </table:table>
      <text:h text:style-name="P8" text:outline-level="3">sleep &lt;n&gt;</text:h>
      <table:table table:name="Table103" table:style-name="Table103">
        <table:table-column table:style-name="Table103.A"/>
        <table:table-column table:style-name="Table103.B"/>
        <table:table-row table:style-name="Table103.1">
          <table:table-cell table:style-name="Table103.A1" office:value-type="string">
            <text:p text:style-name="P23">Name</text:p>
          </table:table-cell>
          <table:table-cell table:style-name="Table103.A1" office:value-type="string">
            <text:p text:style-name="P13">sleep</text:p>
          </table:table-cell>
        </table:table-row>
        <table:table-row table:style-name="Table103.1">
          <table:table-cell table:style-name="Table103.A1" office:value-type="string">
            <text:p text:style-name="P23">Kind</text:p>
          </table:table-cell>
          <table:table-cell table:style-name="Table103.A1" office:value-type="string">
            <text:p text:style-name="Table_20_Contents">Function</text:p>
          </table:table-cell>
        </table:table-row>
        <table:table-row table:style-name="Table103.1">
          <table:table-cell table:style-name="Table103.A1" office:value-type="string">
            <text:p text:style-name="P23">Arg syntax</text:p>
          </table:table-cell>
          <table:table-cell table:style-name="Table103.A1" office:value-type="string">
            <text:p text:style-name="Table_20_Contents">&lt;milliseconds:int&gt;</text:p>
          </table:table-cell>
        </table:table-row>
        <table:table-row table:style-name="Table103.1">
          <table:table-cell table:style-name="Table103.A1" office:value-type="string">
            <text:p text:style-name="P24">Description</text:p>
          </table:table-cell>
          <table:table-cell table:style-name="Table103.A1" office:value-type="string">
            <text:p text:style-name="Table_20_Contents">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23">Returns</text:p>
          </table:table-cell>
          <table:table-cell table:style-name="Table103.A1" office:value-type="string">
            <text:p text:style-name="Table_20_Contents">NULL</text:p>
          </table:table-cell>
        </table:table-row>
        <table:table-row table:style-name="Table103.1">
          <table:table-cell table:style-name="Table103.A1" office:value-type="string">
            <text:p text:style-name="P24">Example</text:p>
          </table:table-cell>
          <table:table-cell table:style-name="Table103.A1" office:value-type="string">
            <text:p text:style-name="Preformatted_20_Text">&gt; sleep 500</text:p>
            <text:p text:style-name="Preformatted_20_Text">&gt;</text:p>
            <text:p text:style-name="Preformatted_20_Text">&gt; set rpt[ms,fn]:{ while {1} {fn!; sleep ms!;}! }</text:p>
            <text:p text:style-name="Preformatted_20_Text">&gt; rpt 1000 { echo "tick"! }</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able:table-cell>
        </table:table-row>
      </table:table>
      <text:h text:style-name="P8" text:outline-level="3">sort &lt;env&gt;</text:h>
      <table:table table:name="Table104" table:style-name="Table104">
        <table:table-column table:style-name="Table104.A"/>
        <table:table-column table:style-name="Table104.B"/>
        <table:table-row table:style-name="Table104.1">
          <table:table-cell table:style-name="Table104.A1" office:value-type="string">
            <text:p text:style-name="P23">Name</text:p>
          </table:table-cell>
          <table:table-cell table:style-name="Table104.A1" office:value-type="string">
            <text:p text:style-name="P13">sort</text:p>
          </table:table-cell>
        </table:table-row>
        <table:table-row table:style-name="Table104.1">
          <table:table-cell table:style-name="Table104.A1" office:value-type="string">
            <text:p text:style-name="P23">Kind</text:p>
          </table:table-cell>
          <table:table-cell table:style-name="Table104.A1" office:value-type="string">
            <text:p text:style-name="Table_20_Contents">Function</text:p>
          </table:table-cell>
        </table:table-row>
        <table:table-row table:style-name="Table104.1">
          <table:table-cell table:style-name="Table104.A1" office:value-type="string">
            <text:p text:style-name="P23">Arg syntax</text:p>
          </table:table-cell>
          <table:table-cell table:style-name="Table104.A1" office:value-type="string">
            <text:p text:style-name="Table_20_Contents">&lt;env:clodir&gt;</text:p>
          </table:table-cell>
        </table:table-row>
        <table:table-row table:style-name="Table104.1">
          <table:table-cell table:style-name="Table104.A1" office:value-type="string">
            <text:p text:style-name="P24">Description</text:p>
          </table:table-cell>
          <table:table-cell table:style-name="Table104.A1" office:value-type="string">
            <text:p text:style-name="Table_20_Contents">Provides a vector of names in the provided environment which is ordered by the values each name is associated with in the environment.<text:line-break/>This function is identical to:</text:p>
            <text:p text:style-name="Preformatted_20_Text">sortby cmp</text:p>
            <text:p text:style-name="Table_20_Contents">(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23">Returns</text:p>
          </table:table-cell>
          <table:table-cell table:style-name="Table104.A1" office:value-type="string">
            <text:p text:style-name="Table_20_Contents">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24">Example</text:p>
          </table:table-cell>
          <table:table-cell table:style-name="Table104.A1" office:value-type="string">
            <text:p text:style-name="Preformatted_20_Text">&gt; sort &lt;-9,NULL,[a=3],"string",45,&lt;&gt;,3&gt;</text:p>
            <text:p text:style-name="Preformatted_20_Text">&lt;1, 0, 6, 4, 3, 2, 5&gt;</text:p>
            <text:p text:style-name="Preformatted_20_Text">&gt; set max[vec]:{ vec.((sort vec!).(-1+(len vec!))) }</text:p>
            <text:p text:style-name="Preformatted_20_Text">&gt; max &lt;2,6,3,5,6,8,-8&gt;</text:p>
            <text:p text:style-name="Preformatted_20_Text">8</text:p>
            <text:p text:style-name="Preformatted_20_Text">&gt; set min[vec]:{ vec.((sort vec!).0) }</text:p>
            <text:p text:style-name="Preformatted_20_Text">&gt; min &lt;2,6,3,5,6,8,-8&gt;</text:p>
            <text:p text:style-name="Preformatted_20_Text">-8</text:p>
          </table:table-cell>
        </table:table-row>
      </table:table>
      <text:h text:style-name="P8" text:outline-level="3">sortby &lt;cmpfn&gt; &lt;env&gt;</text:h>
      <table:table table:name="Table105" table:style-name="Table105">
        <table:table-column table:style-name="Table105.A"/>
        <table:table-column table:style-name="Table105.B"/>
        <table:table-row table:style-name="Table105.1">
          <table:table-cell table:style-name="Table105.A1" office:value-type="string">
            <text:p text:style-name="P23">Name</text:p>
          </table:table-cell>
          <table:table-cell table:style-name="Table105.A1" office:value-type="string">
            <text:p text:style-name="P13">sortby</text:p>
          </table:table-cell>
        </table:table-row>
        <table:table-row table:style-name="Table105.1">
          <table:table-cell table:style-name="Table105.A1" office:value-type="string">
            <text:p text:style-name="P23">Kind</text:p>
          </table:table-cell>
          <table:table-cell table:style-name="Table105.A1" office:value-type="string">
            <text:p text:style-name="Table_20_Contents">Function</text:p>
          </table:table-cell>
        </table:table-row>
        <table:table-row table:style-name="Table105.1">
          <table:table-cell table:style-name="Table105.A1" office:value-type="string">
            <text:p text:style-name="P23">Arg syntax</text:p>
          </table:table-cell>
          <table:table-cell table:style-name="Table105.A1" office:value-type="string">
            <text:p text:style-name="Table_20_Contents">&lt;cmpfn:closure&gt; &lt;env:clodir&gt;</text:p>
          </table:table-cell>
        </table:table-row>
        <table:table-row table:style-name="Table105.1">
          <table:table-cell table:style-name="Table105.A1" office:value-type="string">
            <text:p text:style-name="P24">Description</text:p>
          </table:table-cell>
          <table:table-cell table:style-name="Table105.A1" office:value-type="string">
            <text:p text:style-name="Table_20_Contents">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5092496785640404382" text:style-name="L10">
              <text:list-item>
                <text:p text:style-name="P63">a negative integer value to indicate that the first argument is less than the second </text:p>
              </text:list-item>
              <text:list-item>
                <text:p text:style-name="P63">a zero integer value to indicate that the first argument is equal to the second </text:p>
              </text:list-item>
              <text:list-item>
                <text:p text:style-name="P41">a positive integer value to indicate that the first argument is more than the second </text:p>
              </text:list-item>
            </text:list>
            <text:p text:style-name="Table_20_Contents">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23">Returns</text:p>
          </table:table-cell>
          <table:table-cell table:style-name="Table105.A1" office:value-type="string">
            <text:p text:style-name="Table_20_Contents">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able:table-row table:style-name="Table105.1">
          <table:table-cell table:style-name="Table105.A1" office:value-type="string">
            <text:p text:style-name="P24">Example</text:p>
          </table:table-cell>
          <table:table-cell table:style-name="Table105.A1" office:value-type="string">
            <text:p text:style-name="Preformatted_20_Text">&gt; sortby [a,b]:{cmp b a!} &lt;-9,NULL,[a=3],"string",45,&lt;&gt;,3&gt;</text:p>
            <text:p text:style-name="Preformatted_20_Text">&lt;2, 5, 3, 4, 6, 0, 1&gt;</text:p>
            <text:p text:style-name="Preformatted_20_Text">&gt; set cmpmin [v1,v2]:{ cmp v1.((sort v1!).0) v2.((sort v2!).0)! }</text:p>
            <text:p text:style-name="Preformatted_20_Text">&gt; set maxmin[vecvec]:{ sortby cmpmin vecvec! }</text:p>
            <text:p text:style-name="Preformatted_20_Text">&gt; maxmin &lt;&lt;0,2,3&gt;,&lt;8&gt;,&lt;9,7,-1&gt;,&lt;4,3&gt;&gt;</text:p>
            <text:p text:style-name="Preformatted_20_Text">&lt;2, 0, 3, 1&gt;</text:p>
          </table:table-cell>
        </table:table-row>
      </table:table>
      <text:h text:style-name="P8" text:outline-level="3">sortdom &lt;env&gt;</text:h>
      <table:table table:name="Table106" table:style-name="Table106">
        <table:table-column table:style-name="Table106.A"/>
        <table:table-column table:style-name="Table106.B"/>
        <table:table-row table:style-name="Table106.1">
          <table:table-cell table:style-name="Table106.A1" office:value-type="string">
            <text:p text:style-name="P23">Name</text:p>
          </table:table-cell>
          <table:table-cell table:style-name="Table106.A1" office:value-type="string">
            <text:p text:style-name="P13">sortmod</text:p>
          </table:table-cell>
        </table:table-row>
        <table:table-row table:style-name="Table106.1">
          <table:table-cell table:style-name="Table106.A1" office:value-type="string">
            <text:p text:style-name="P23">Kind</text:p>
          </table:table-cell>
          <table:table-cell table:style-name="Table106.A1" office:value-type="string">
            <text:p text:style-name="Table_20_Contents">Function</text:p>
          </table:table-cell>
        </table:table-row>
        <table:table-row table:style-name="Table106.1">
          <table:table-cell table:style-name="Table106.A1" office:value-type="string">
            <text:p text:style-name="P23">Arg syntax</text:p>
          </table:table-cell>
          <table:table-cell table:style-name="Table106.A1" office:value-type="string">
            <text:p text:style-name="Table_20_Contents">&lt;env:clodir&gt;</text:p>
          </table:table-cell>
        </table:table-row>
        <table:table-row table:style-name="Table106.1">
          <table:table-cell table:style-name="Table106.A1" office:value-type="string">
            <text:p text:style-name="P24">Description</text:p>
          </table:table-cell>
          <table:table-cell table:style-name="Table106.A1" office:value-type="string">
            <text:p text:style-name="Table_20_Contents">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reformatted_20_Text">sortmodby cmp</text:p>
            <text:p text:style-name="Table_20_Contents">(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23">Returns</text:p>
          </table:table-cell>
          <table:table-cell table:style-name="Table106.A1" office:value-type="string">
            <text:p text:style-name="Table_20_Contents">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24">Example</text:p>
          </table:table-cell>
          <table:table-cell table:style-name="Table106.A1" office:value-type="string">
            <text:p text:style-name="Preformatted_20_Text">&gt; sortdom &lt;4,5,67,2&gt;</text:p>
            <text:p text:style-name="Preformatted_20_Text">&lt;0, 1, 2, 3&gt;</text:p>
            <text:p text:style-name="Preformatted_20_Text">&gt; sortdom [one=1, two=2, three=3]</text:p>
            <text:p text:style-name="Preformatted_20_Text">&lt;"one", "three", "two"&gt;</text:p>
            <text:p text:style-name="Preformatted_20_Text">&gt; set in_order [_vals, _fn]:{</text:p>
            <text:p text:style-name="Preformatted_20_Text">&gt; <text:s text:c="4"/>forall (sortdom _vals!) [_val]:{ _fn _vals.(_val) _val! }!</text:p>
            <text:p text:style-name="Preformatted_20_Text">&gt; }</text:p>
            <text:p text:style-name="Preformatted_20_Text">&gt; in_order [apples=12, pears=8, bananas=7] [n,fruit]:{ </text:p>
            <text:p text:style-name="Preformatted_20_Text">&gt; <text:s text:c="3"/>io.fprintf io.out "we have %d %s\n" &lt;n,fruit&gt;! </text:p>
            <text:p text:style-name="Preformatted_20_Text">&gt; }</text:p>
            <text:p text:style-name="Preformatted_20_Text">we have 12 apples</text:p>
            <text:p text:style-name="Preformatted_20_Text">we have 7 bananas</text:p>
            <text:p text:style-name="Preformatted_20_Text">we have 8 pears</text:p>
          </table:table-cell>
        </table:table-row>
      </table:table>
      <text:h text:style-name="P8" text:outline-level="3">sortdomby &lt;cmpfn&gt; &lt;env&gt;</text:h>
      <table:table table:name="Table107" table:style-name="Table107">
        <table:table-column table:style-name="Table107.A"/>
        <table:table-column table:style-name="Table107.B"/>
        <table:table-row table:style-name="Table107.1">
          <table:table-cell table:style-name="Table107.A1" office:value-type="string">
            <text:p text:style-name="P23">Name</text:p>
          </table:table-cell>
          <table:table-cell table:style-name="Table107.A1" office:value-type="string">
            <text:p text:style-name="P13">sortdomby</text:p>
          </table:table-cell>
        </table:table-row>
        <table:table-row table:style-name="Table107.1">
          <table:table-cell table:style-name="Table107.A1" office:value-type="string">
            <text:p text:style-name="P23">Kind</text:p>
          </table:table-cell>
          <table:table-cell table:style-name="Table107.A1" office:value-type="string">
            <text:p text:style-name="Table_20_Contents">Function</text:p>
          </table:table-cell>
        </table:table-row>
        <table:table-row table:style-name="Table107.1">
          <table:table-cell table:style-name="Table107.A1" office:value-type="string">
            <text:p text:style-name="P23">Arg syntax</text:p>
          </table:table-cell>
          <table:table-cell table:style-name="Table107.A1" office:value-type="string">
            <text:p text:style-name="Table_20_Contents">&lt;cmpfn:closure&gt; &lt;env:clodir&gt;</text:p>
          </table:table-cell>
        </table:table-row>
        <table:table-row table:style-name="Table107.1">
          <table:table-cell table:style-name="Table107.A1" office:value-type="string">
            <text:p text:style-name="P24">Description</text:p>
          </table:table-cell>
          <table:table-cell table:style-name="Table107.A1" office:value-type="string">
            <text:p text:style-name="Table_20_Contents">Provides a vector of names in the provided environment which is ordered by the names in the environment.  The ordering is dictated by the <text:span text:style-name="T1">cmpfn</text:span> function which is executed with two arguments to be compared, and must return </text:p>
            <text:list xml:id="list6937010829301720853" text:style-name="L11">
              <text:list-item>
                <text:p text:style-name="P64">a negative integer value to indicate that the first argument is less than the second </text:p>
              </text:list-item>
              <text:list-item>
                <text:p text:style-name="P64">a zero integer value to indicate that the first argument is equal to the second </text:p>
              </text:list-item>
              <text:list-item>
                <text:p text:style-name="P42">a positive integer value to indicate that the first argument is more than the second </text:p>
              </text:list-item>
            </text:list>
            <text:p text:style-name="Table_20_Contents">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23">Returns</text:p>
          </table:table-cell>
          <table:table-cell table:style-name="Table107.A1" office:value-type="string">
            <text:p text:style-name="Table_20_Contents">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24">Example</text:p>
          </table:table-cell>
          <table:table-cell table:style-name="Table107.A1" office:value-type="string">
            <text:p text:style-name="Preformatted_20_Text">&gt; sortdomby [a,b]:{cmp b a!} [one=1, two=2, three=3]</text:p>
            <text:p text:style-name="Preformatted_20_Text">&lt;"two", "three", "one"&gt;</text:p>
            <text:p text:style-name="Preformatted_20_Text">&gt; sortdomby collate ["fred"=7, "£"=99, "FORMER"=2, "104"=77]</text:p>
            <text:p text:style-name="Preformatted_20_Text">&lt;"104", "FORMER", "fred", "\xc2\xa3"&gt;</text:p>
          </table:table-cell>
        </table:table-row>
      </table:table>
      <text:h text:style-name="P8" text:outline-level="3">source &lt;filename&gt;</text:h>
      <table:table table:name="Table108" table:style-name="Table108">
        <table:table-column table:style-name="Table108.A"/>
        <table:table-column table:style-name="Table108.B"/>
        <table:table-row table:style-name="Table108.1">
          <table:table-cell table:style-name="Table108.A1" office:value-type="string">
            <text:p text:style-name="P23">Name</text:p>
          </table:table-cell>
          <table:table-cell table:style-name="Table108.A1" office:value-type="string">
            <text:p text:style-name="P13">source</text:p>
          </table:table-cell>
        </table:table-row>
        <table:table-row table:style-name="Table108.1">
          <table:table-cell table:style-name="Table108.A1" office:value-type="string">
            <text:p text:style-name="P23">Kind</text:p>
          </table:table-cell>
          <table:table-cell table:style-name="Table108.A1" office:value-type="string">
            <text:p text:style-name="Table_20_Contents">Command</text:p>
          </table:table-cell>
        </table:table-row>
        <table:table-row table:style-name="Table108.1">
          <table:table-cell table:style-name="Table108.A1" office:value-type="string">
            <text:p text:style-name="P23">Arg syntax</text:p>
          </table:table-cell>
          <table:table-cell table:style-name="Table108.A1" office:value-type="string">
            <text:p text:style-name="Table_20_Contents">&lt;tokstring:filename&gt;</text:p>
          </table:table-cell>
        </table:table-row>
        <table:table-row table:style-name="Table108.1">
          <table:table-cell table:style-name="Table108.A1" office:value-type="string">
            <text:p text:style-name="P24">Description</text:p>
          </table:table-cell>
          <table:table-cell table:style-name="Table108.A1" office:value-type="string">
            <text:p text:style-name="Table_20_Contents">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23">Returns</text:p>
          </table:table-cell>
          <table:table-cell table:style-name="Table108.A1" office:value-type="string">
            <text:p text:style-name="Table_20_Contents">NULL</text:p>
          </table:table-cell>
        </table:table-row>
        <table:table-row table:style-name="Table108.1">
          <table:table-cell table:style-name="Table108.A1" office:value-type="string">
            <text:p text:style-name="P24">Example</text:p>
          </table:table-cell>
          <table:table-cell table:style-name="Table108.A1" office:value-type="string">
            <text:p text:style-name="Table_20_Contents">When c:\\extra-commands contains:</text:p>
            <text:p text:style-name="Preformatted_20_Text">echo executing...</text:p>
            <text:p text:style-name="Preformatted_20_Text">&gt; source c:\\extra-commands</text:p>
            <text:p text:style-name="Preformatted_20_Text">executing...</text:p>
            <text:p text:style-name="Table_20_Contents">This feature is not working correctly:</text:p>
            <text:p text:style-name="Preformatted_20_Text">set test[]:{ source "/tmp/extra-commands"!; echo "Started"! }</text:p>
            <text:p text:style-name="Preformatted_20_Text">test</text:p>
            <text:p text:style-name="Preformatted_20_Text">&lt;Segmentation fault&gt;</text:p>
          </table:table-cell>
        </table:table-row>
      </table:table>
      <text:p text:style-name="P1"/>
      <text:h text:style-name="P8" text:outline-level="3">sourcetext &lt;stringexpr&gt;</text:h>
      <table:table table:name="Table109" table:style-name="Table109">
        <table:table-column table:style-name="Table109.A"/>
        <table:table-column table:style-name="Table109.B"/>
        <table:table-row table:style-name="Table109.1">
          <table:table-cell table:style-name="Table109.A1" office:value-type="string">
            <text:p text:style-name="P23">Name</text:p>
          </table:table-cell>
          <table:table-cell table:style-name="Table109.A1" office:value-type="string">
            <text:p text:style-name="P13">sourcetext</text:p>
          </table:table-cell>
        </table:table-row>
        <table:table-row table:style-name="Table109.1">
          <table:table-cell table:style-name="Table109.A1" office:value-type="string">
            <text:p text:style-name="P23">Kind</text:p>
          </table:table-cell>
          <table:table-cell table:style-name="Table109.A1" office:value-type="string">
            <text:p text:style-name="Table_20_Contents">Function</text:p>
          </table:table-cell>
        </table:table-row>
        <table:table-row table:style-name="Table109.1">
          <table:table-cell table:style-name="Table109.A1" office:value-type="string">
            <text:p text:style-name="P23">Arg syntax</text:p>
          </table:table-cell>
          <table:table-cell table:style-name="Table109.A1" office:value-type="string">
            <text:p text:style-name="Table_20_Contents">&lt;text:string&gt;</text:p>
          </table:table-cell>
        </table:table-row>
        <table:table-row table:style-name="Table109.1">
          <table:table-cell table:style-name="Table109.A1" office:value-type="string">
            <text:p text:style-name="P24">Description</text:p>
          </table:table-cell>
          <table:table-cell table:style-name="Table109.A1" office:value-type="string">
            <text:p text:style-name="Table_20_Contents">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23">Returns</text:p>
          </table:table-cell>
          <table:table-cell table:style-name="Table109.A1" office:value-type="string">
            <text:p text:style-name="Table_20_Contents">NULL</text:p>
          </table:table-cell>
        </table:table-row>
        <table:table-row table:style-name="Table109.1">
          <table:table-cell table:style-name="Table109.A1" office:value-type="string">
            <text:p text:style-name="P24">Example</text:p>
          </table:table-cell>
          <table:table-cell table:style-name="Table109.A1" office:value-type="string">
            <text:p text:style-name="Preformatted_20_Text">&gt; sourcetext "echo executing...\n"</text:p>
            <text:p text:style-name="Preformatted_20_Text">executing...</text:p>
            <text:p text:style-name="Preformatted_20_Text">&gt; sourcetext "echo "</text:p>
            <text:p text:style-name="Preformatted_20_Text">&gt; mycommand wont work</text:p>
            <text:p text:style-name="Preformatted_20_Text">mycommand wont work</text:p>
            <text:p text:style-name="Table_20_Contents">This feature is not working correctly:</text:p>
            <text:p text:style-name="Preformatted_20_Text">&gt; set test[]:{ sourcetext "echo executing...\n"; echo "Started"! }</text:p>
            <text:p text:style-name="Preformatted_20_Text">&gt; test</text:p>
            <text:p text:style-name="Preformatted_20_Text">Started</text:p>
            <text:p text:style-name="Preformatted_20_Text">&gt;</text:p>
          </table:table-cell>
        </table:table-row>
      </table:table>
      <text:h text:style-name="P8" text:outline-level="3">split &lt;delim&gt; &lt;str&gt;</text:h>
      <table:table table:name="Table110" table:style-name="Table110">
        <table:table-column table:style-name="Table110.A"/>
        <table:table-column table:style-name="Table110.B"/>
        <table:table-row table:style-name="Table110.1">
          <table:table-cell table:style-name="Table110.A1" office:value-type="string">
            <text:p text:style-name="P23">Name</text:p>
          </table:table-cell>
          <table:table-cell table:style-name="Table110.A1" office:value-type="string">
            <text:p text:style-name="P13">split</text:p>
          </table:table-cell>
        </table:table-row>
        <table:table-row table:style-name="Table110.1">
          <table:table-cell table:style-name="Table110.A1" office:value-type="string">
            <text:p text:style-name="P23">Kind</text:p>
          </table:table-cell>
          <table:table-cell table:style-name="Table110.A1" office:value-type="string">
            <text:p text:style-name="Table_20_Contents">Function</text:p>
          </table:table-cell>
        </table:table-row>
        <table:table-row table:style-name="Table110.1">
          <table:table-cell table:style-name="Table110.A1" office:value-type="string">
            <text:p text:style-name="P23">Arg syntax</text:p>
          </table:table-cell>
          <table:table-cell table:style-name="Table110.A1" office:value-type="string">
            <text:p text:style-name="Table_20_Contents">&lt;delimiter:stringnl&gt; &lt;arg:string&gt;</text:p>
          </table:table-cell>
        </table:table-row>
        <table:table-row table:style-name="Table110.1">
          <table:table-cell table:style-name="Table110.A1" office:value-type="string">
            <text:p text:style-name="P24">Description</text:p>
          </table:table-cell>
          <table:table-cell table:style-name="Table110.A1" office:value-type="string">
            <text:p text:style-name="Table_20_Contents">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23">Returns</text:p>
          </table:table-cell>
          <table:table-cell table:style-name="Table110.A1" office:value-type="string">
            <text:p text:style-name="Table_20_Contents">A string containing the name of the interpreter assigned by the library-using application</text:p>
          </table:table-cell>
        </table:table-row>
        <table:table-row table:style-name="Table110.1">
          <table:table-cell table:style-name="Table110.A1" office:value-type="string">
            <text:p text:style-name="P24">Example</text:p>
          </table:table-cell>
          <table:table-cell table:style-name="Table110.A1" office:value-type="string">
            <text:p text:style-name="Preformatted_20_Text">&gt; split "/" "dir/subdir/file"</text:p>
            <text:p text:style-name="Preformatted_20_Text">&lt;"dir", "subdir", "file"&gt;</text:p>
            <text:p text:style-name="Preformatted_20_Text">&gt; split "\0" "line1\0line2"</text:p>
            <text:p text:style-name="Preformatted_20_Text">&lt;"line1", "line2"&gt;</text:p>
            <text:p text:style-name="Preformatted_20_Text">&gt; split "" "£€¢"</text:p>
            <text:p text:style-name="Preformatted_20_Text">&lt;"\xc2\xa3", "\xe2\x82\xac", "\xc2\xa2"&gt;</text:p>
            <text:p text:style-name="Preformatted_20_Text">&gt; split NULL "£€¢"</text:p>
            <text:p text:style-name="Preformatted_20_Text">&lt;"\xc2", "\xa3", "\xe2", "\x82", "\xac", "\xc2", "\xa2"&gt;</text:p>
            <text:p text:style-name="Preformatted_20_Text">&gt; split NULL "ascii"</text:p>
            <text:p text:style-name="Preformatted_20_Text">&lt;"a", "s", "c", "i", "i"&gt;</text:p>
            <text:p text:style-name="Preformatted_20_Text">&gt; set spaceout[s]: { join " - " (split "" s!)! }</text:p>
            <text:p text:style-name="Preformatted_20_Text">&gt; echo ${spaceout "£€¢"!}</text:p>
            <text:p text:style-name="Preformatted_20_Text">£ - € - ¢</text:p>
            <text:p text:style-name="Preformatted_20_Text">&gt; set args[str]: { range (select (notequal "") (split " " str!)!)! }</text:p>
            <text:p text:style-name="Preformatted_20_Text">&gt; args " a <text:s text:c="2"/>badly <text:s/>spaced <text:s text:c="4"/>command line"</text:p>
            <text:p text:style-name="Preformatted_20_Text">&lt;"a", "badly", "spaced", "command", "line"&gt;</text:p>
          </table:table-cell>
        </table:table-row>
      </table:table>
      <text:h text:style-name="P8" text:outline-level="3">str &lt;expr&gt;</text:h>
      <table:table table:name="Table111" table:style-name="Table111">
        <table:table-column table:style-name="Table111.A"/>
        <table:table-column table:style-name="Table111.B"/>
        <table:table-row table:style-name="Table111.1">
          <table:table-cell table:style-name="Table111.A1" office:value-type="string">
            <text:p text:style-name="P23">Name</text:p>
          </table:table-cell>
          <table:table-cell table:style-name="Table111.A1" office:value-type="string">
            <text:p text:style-name="P13">str</text:p>
          </table:table-cell>
        </table:table-row>
        <table:table-row table:style-name="Table111.1">
          <table:table-cell table:style-name="Table111.A1" office:value-type="string">
            <text:p text:style-name="P23">Kind</text:p>
          </table:table-cell>
          <table:table-cell table:style-name="Table111.A1" office:value-type="string">
            <text:p text:style-name="Table_20_Contents">Function</text:p>
          </table:table-cell>
        </table:table-row>
        <table:table-row table:style-name="Table111.1">
          <table:table-cell table:style-name="Table111.A1" office:value-type="string">
            <text:p text:style-name="P23">Arg syntax</text:p>
          </table:table-cell>
          <table:table-cell table:style-name="Table111.A1" office:value-type="string">
            <text:p text:style-name="Table_20_Contents">&lt;value:any&gt;</text:p>
          </table:table-cell>
        </table:table-row>
        <table:table-row table:style-name="Table111.1">
          <table:table-cell table:style-name="Table111.A1" office:value-type="string">
            <text:p text:style-name="P24">Description</text:p>
          </table:table-cell>
          <table:table-cell table:style-name="Table111.A1" office:value-type="string">
            <text:p text:style-name="Table_20_Contents">Generate a string representation of the value provided.  The string representation is one that, if read as a value should (where possible) regenerate the value.  This function is equivalent to </text:p>
            <text:p text:style-name="Preformatted_20_Text">[val]: { io.outstring [out]:{ io.stringify out val! }! }</text:p>
            <text:p text:style-name="Table_20_Contents">See also: <text:span text:style-name="T1">io.stringify</text:span>, <text:span text:style-name="T1">io.strf</text:span></text:p>
          </table:table-cell>
        </table:table-row>
        <table:table-row table:style-name="Table111.1">
          <table:table-cell table:style-name="Table111.A1" office:value-type="string">
            <text:p text:style-name="P23">Returns</text:p>
          </table:table-cell>
          <table:table-cell table:style-name="Table111.A1" office:value-type="string">
            <text:p text:style-name="Table_20_Contents">A string containing the name of the interpreter assigned by the library-using application</text:p>
          </table:table-cell>
        </table:table-row>
        <table:table-row table:style-name="Table111.1">
          <table:table-cell table:style-name="Table111.A1" office:value-type="string">
            <text:p text:style-name="P24">Example</text:p>
          </table:table-cell>
          <table:table-cell table:style-name="Table111.A1" office:value-type="string">
            <text:p text:style-name="Preformatted_20_Text">&gt; set showstr[val]: { io.write io.out "value: "+(str val!)+"\n"!; }</text:p>
            <text:p text:style-name="Preformatted_20_Text">&gt; set show[val]: { io.write io.out "value: "+(val)+"\n"!; }</text:p>
            <text:p text:style-name="Preformatted_20_Text">&gt; show "shaln't"</text:p>
            <text:p text:style-name="Preformatted_20_Text">value: shaln't</text:p>
            <text:p text:style-name="Preformatted_20_Text">&gt; showstr "shaln't"</text:p>
            <text:p text:style-name="Preformatted_20_Text">value: "shaln\'t"</text:p>
            <text:p text:style-name="Preformatted_20_Text">&gt; showstr 100</text:p>
            <text:p text:style-name="Preformatted_20_Text">value: 100</text:p>
            <text:p text:style-name="Preformatted_20_Text">&gt; show 100</text:p>
            <text:p text:style-name="Preformatted_20_Text">ftl: value has wrong type - type is int, expected string</text:p>
            <text:p text:style-name="Preformatted_20_Text">ftl $*console*:49: string expected after '+'</text:p>
            <text:p text:style-name="Preformatted_20_Text">ftl $*console*:49: error in '+(val)+"\n"!; '</text:p>
            <text:p text:style-name="Preformatted_20_Text">["_1"=&lt;-EOF-&gt;,"_help"="&lt;stream&gt; &lt;string&gt; - write string to stream", "_2"]::&lt;func:0x8053ff4,2&gt;</text:p>
            <text:p text:style-name="Preformatted_20_Text">&gt; set s str "that's \"£££\"s\n"!</text:p>
            <text:p text:style-name="Preformatted_20_Text">&gt; echo $s</text:p>
            <text:p text:style-name="Preformatted_20_Text">"that\'s \"\xc2\xa3\xc2\xa3\xc2\xa3\"s\n"</text:p>
            <text:p text:style-name="Preformatted_20_Text">&gt; eval s</text:p>
            <text:p text:style-name="Preformatted_20_Text">"\"that\\\'s \\\"\\xc2\\xa3\\xc2\\xa3\\xc2\\xa3\\\"s\\n\""</text:p>
            <text:p text:style-name="Preformatted_20_Text">&gt; eval str [a=3, b="this", c=&lt;"one", 2, 3&gt;, d=&lt;7..99&gt;]!</text:p>
            <text:p text:style-name="Preformatted_20_Text">"[\"a\"=3,\"b\"=\"this\",\"c\"=&lt;\"one\", 2, 3&gt;,\"d\"=&lt;7 .. 9&gt;]"</text:p>
          </table:table-cell>
        </table:table-row>
      </table:table>
      <text:h text:style-name="P8" text:outline-level="3">strf &lt;fmt&gt; &lt;env&gt;</text:h>
      <table:table table:name="Table112" table:style-name="Table112">
        <table:table-column table:style-name="Table112.A"/>
        <table:table-column table:style-name="Table112.B"/>
        <table:table-row table:style-name="Table112.1">
          <table:table-cell table:style-name="Table112.A1" office:value-type="string">
            <text:p text:style-name="P23">Name</text:p>
          </table:table-cell>
          <table:table-cell table:style-name="Table112.A1" office:value-type="string">
            <text:p text:style-name="P13">strf</text:p>
          </table:table-cell>
        </table:table-row>
        <table:table-row table:style-name="Table112.1">
          <table:table-cell table:style-name="Table112.A1" office:value-type="string">
            <text:p text:style-name="P23">Kind</text:p>
          </table:table-cell>
          <table:table-cell table:style-name="Table112.A1" office:value-type="string">
            <text:p text:style-name="Table_20_Contents">Function</text:p>
          </table:table-cell>
        </table:table-row>
        <table:table-row table:style-name="Table112.1">
          <table:table-cell table:style-name="Table112.A1" office:value-type="string">
            <text:p text:style-name="P23">Arg syntax</text:p>
          </table:table-cell>
          <table:table-cell table:style-name="Table112.A1" office:value-type="string">
            <text:p text:style-name="Table_20_Contents">&lt;format:string&gt; &lt;values:clodir&gt;</text:p>
          </table:table-cell>
        </table:table-row>
        <table:table-row table:style-name="Table112.1">
          <table:table-cell table:style-name="Table112.A1" office:value-type="string">
            <text:p text:style-name="P24">Description</text:p>
          </table:table-cell>
          <table:table-cell table:style-name="Table112.A1" office:value-type="string">
            <text:p text:style-name="P3">Generate a string according to the format provided from the values given in the values directory. <text:line-break/>The format string must conform to the following syntax: </text:p>
            <text:p text:style-name="P5">[ &lt;text&gt; | %% | %[&lt;fieldname&gt;]&lt;format&gt; ]*</text:p>
            <text:p text:style-name="P6">where &lt;text&gt; is simply a sequence of non '<text:span text:style-name="T1">%</text:span>' characters, the optional &lt;fieldname&gt; is alphanumeric text enclosed by '<text:span text:style-name="T1">[</text:span>' and '<text:span text:style-name="T1">]</text:span>' and the &lt;format&gt; is</text:p>
            <text:p text:style-name="P5">[-][+][0][ ][#][&lt;digits&gt;+][.&lt;digits&gt;+][&lt;fmtchar&gt; | {&lt;fmtstr&gt;}]</text:p>
            <text:p text:style-name="P6">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Table_20_Contents">-</text:p>
                </table:table-cell>
                <table:table-cell table:style-name="Table113.A1" office:value-type="string">
                  <text:p text:style-name="Table_20_Contents">left justify the string in the specified width, otherwise right justify it.</text:p>
                </table:table-cell>
              </table:table-row>
              <table:table-row>
                <table:table-cell table:style-name="Table113.A1" office:value-type="string">
                  <text:p text:style-name="Table_20_Contents">+</text:p>
                </table:table-cell>
                <table:table-cell table:style-name="Table113.A1" office:value-type="string">
                  <text:p text:style-name="Table_20_Contents">include a sign (if relevant to the value) both when negative and when positive.</text:p>
                </table:table-cell>
              </table:table-row>
              <table:table-row>
                <table:table-cell table:style-name="Table113.A1" office:value-type="string">
                  <text:p text:style-name="Table_20_Contents">0</text:p>
                </table:table-cell>
                <table:table-cell table:style-name="Table113.A1" office:value-type="string">
                  <text:p text:style-name="Table_20_Contents">when right justified pad leading positions with zeros to accommodate the specified width (taking  any place for a sign into account).</text:p>
                </table:table-cell>
              </table:table-row>
              <table:table-row>
                <table:table-cell table:style-name="Table113.A1" office:value-type="string">
                  <text:p text:style-name="Table_20_Contents">&lt;space&gt;</text:p>
                </table:table-cell>
                <table:table-cell table:style-name="Table113.A1" office:value-type="string">
                  <text:p text:style-name="Table_20_Contents">leave a blank in place of a positive sign (if relevant to the value) when positive</text:p>
                </table:table-cell>
              </table:table-row>
              <table:table-row>
                <table:table-cell table:style-name="Table113.A1" office:value-type="string">
                  <text:p text:style-name="Table_20_Contents">#</text:p>
                </table:table-cell>
                <table:table-cell table:style-name="Table113.A1" office:value-type="string">
                  <text:p text:style-name="Table_20_Contents">use an alternative form of the format.</text:p>
                </table:table-cell>
              </table:table-row>
              <table:table-row>
                <table:table-cell table:style-name="Table113.A1" office:value-type="string">
                  <text:p text:style-name="Table_20_Contents">&lt;digits&gt;+</text:p>
                </table:table-cell>
                <table:table-cell table:style-name="Table113.A1" office:value-type="string">
                  <text:p text:style-name="Table_20_Contents">specifies the minimum width of the field, more characters than this may be printed if the format requires it.</text:p>
                </table:table-cell>
              </table:table-row>
              <table:table-row>
                <table:table-cell table:style-name="Table113.A1" office:value-type="string">
                  <text:p text:style-name="Table_20_Contents">.&lt;digits&gt;+</text:p>
                </table:table-cell>
                <table:table-cell table:style-name="Table113.A1" office:value-type="string">
                  <text:p text:style-name="Table_20_Contents">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15">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14">fmt.&lt;name&gt; &lt;flags&gt; &lt;precision&gt; &lt;value&gt;!</text:p>
            <text:p text:style-name="P6">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Table_20_Heading">Format name</text:p>
                </table:table-cell>
                <table:table-cell table:style-name="Table114.A1" office:value-type="string">
                  <text:p text:style-name="Table_20_Heading">Value type required</text:p>
                </table:table-cell>
                <table:table-cell table:style-name="Table114.A1" office:value-type="string">
                  <text:p text:style-name="Table_20_Heading">String produced</text:p>
                </table:table-cell>
              </table:table-row>
              <table:table-row>
                <table:table-cell table:style-name="Table114.A1" office:value-type="string">
                  <text:p text:style-name="P9">v</text:p>
                </table:table-cell>
                <table:table-cell table:style-name="Table114.A1" office:value-type="string">
                  <text:p text:style-name="Table_20_Contents">any type</text:p>
                </table:table-cell>
                <table:table-cell table:style-name="Table114.A1" office:value-type="string">
                  <text:p text:style-name="Table_20_Contents">the string representation of the type (as generated by the <text:span text:style-name="T1">str</text:span> function)</text:p>
                </table:table-cell>
              </table:table-row>
              <table:table-row>
                <table:table-cell table:style-name="Table114.A1" office:value-type="string">
                  <text:p text:style-name="P9">s</text:p>
                </table:table-cell>
                <table:table-cell table:style-name="Table114.A1" office:value-type="string">
                  <text:p text:style-name="Table_20_Contents">string</text:p>
                </table:table-cell>
                <table:table-cell table:style-name="Table114.A1" office:value-type="string">
                  <text:p text:style-name="Table_20_Contents">the string</text:p>
                </table:table-cell>
              </table:table-row>
              <table:table-row>
                <table:table-cell table:style-name="Table114.A1" office:value-type="string">
                  <text:p text:style-name="P9">x</text:p>
                </table:table-cell>
                <table:table-cell table:style-name="Table114.A1" office:value-type="string">
                  <text:p text:style-name="Table_20_Contents">(unsigned) integer</text:p>
                </table:table-cell>
                <table:table-cell table:style-name="Table114.A1" office:value-type="string">
                  <text:p text:style-name="Table_20_Contents">lower case hexadecimal</text:p>
                </table:table-cell>
              </table:table-row>
              <table:table-row>
                <table:table-cell table:style-name="Table114.A1" office:value-type="string">
                  <text:p text:style-name="P9">X</text:p>
                </table:table-cell>
                <table:table-cell table:style-name="Table114.A1" office:value-type="string">
                  <text:p text:style-name="Table_20_Contents">(unsigned) integer</text:p>
                </table:table-cell>
                <table:table-cell table:style-name="Table114.A1" office:value-type="string">
                  <text:p text:style-name="Table_20_Contents">upper case hexadecimal</text:p>
                </table:table-cell>
              </table:table-row>
              <table:table-row>
                <table:table-cell table:style-name="Table114.A1" office:value-type="string">
                  <text:p text:style-name="P9">d</text:p>
                </table:table-cell>
                <table:table-cell table:style-name="Table114.A1" office:value-type="string">
                  <text:p text:style-name="Table_20_Contents">integer</text:p>
                </table:table-cell>
                <table:table-cell table:style-name="Table114.A1" office:value-type="string">
                  <text:p text:style-name="Table_20_Contents">decimal</text:p>
                </table:table-cell>
              </table:table-row>
              <table:table-row>
                <table:table-cell table:style-name="Table114.A1" office:value-type="string">
                  <text:p text:style-name="P9">u</text:p>
                </table:table-cell>
                <table:table-cell table:style-name="Table114.A1" office:value-type="string">
                  <text:p text:style-name="Table_20_Contents">(unsigned) integer</text:p>
                </table:table-cell>
                <table:table-cell table:style-name="Table114.A1" office:value-type="string">
                  <text:p text:style-name="Table_20_Contents">decimal</text:p>
                </table:table-cell>
              </table:table-row>
            </table:table>
            <text:p text:style-name="P15"><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Table_20_Contents">See also: <text:span text:style-name="T1">str</text:span>, <text:span text:style-name="T1">io.fprintf</text:span></text:p>
          </table:table-cell>
        </table:table-row>
        <table:table-row table:style-name="Table112.1">
          <table:table-cell table:style-name="Table112.A1" office:value-type="string">
            <text:p text:style-name="P23">Returns</text:p>
          </table:table-cell>
          <table:table-cell table:style-name="Table112.A1" office:value-type="string">
            <text:p text:style-name="Table_20_Contents">A string containing the formatted representation of the arguments provided in the given environment.</text:p>
          </table:table-cell>
        </table:table-row>
        <table:table-row table:style-name="Table112.1">
          <table:table-cell table:style-name="Table112.A1" office:value-type="string">
            <text:p text:style-name="P24">Example</text:p>
          </table:table-cell>
          <table:table-cell table:style-name="Table112.A1" office:value-type="string">
            <text:p text:style-name="Preformatted_20_Text">&gt; set on_1line[val]:{io.write io.out (strf "%-.79v" val!)!;io.write io.out "\n"!;}</text:p>
            <text:p text:style-name="Preformatted_20_Text">&gt; on_1line 3</text:p>
            <text:p text:style-name="Preformatted_20_Text">3</text:p>
            <text:p text:style-name="Preformatted_20_Text">&gt; on_1line fmt</text:p>
            <text:p text:style-name="Preformatted_20_Text">["v"=["_help"="&lt;f&gt; &lt;p&gt; &lt;val&gt; - %v value format", "_1", "_2", "_3"]::&lt;func:0x805</text:p>
            <text:p text:style-name="Preformatted_20_Text">&gt; eval fmt</text:p>
            <text:p text:style-name="Preformatted_20_Text">["v"=["_help"="&lt;f&gt; &lt;p&gt; &lt;val&gt; - %v value format", "_1", "_2", "_3"]::&lt;func:0x805647c,3&gt;, </text:p>
            <text:p text:style-name="Preformatted_20_Text">"s"=["_help"="&lt;f&gt; &lt;p&gt; &lt;val&gt; - %s string format", "_1", "_2", "_3"]::&lt;func:0x8056464,3&gt;, </text:p>
            <text:p text:style-name="Preformatted_20_Text">"X"=["_help"="&lt;f&gt; &lt;p&gt; &lt;val&gt; - %X hex format", "_1", "_2", "_3"]::&lt;func:0x805644c,3&gt;, </text:p>
            <text:p text:style-name="Preformatted_20_Text">"x"=["_help"="&lt;f&gt; &lt;p&gt; &lt;val&gt; - %x hex format", "_1", "_2", "_3"]::&lt;func:0x8056434,3&gt;, </text:p>
            <text:p text:style-name="Preformatted_20_Text">"u"=["_help"="&lt;f&gt; &lt;p&gt; &lt;val&gt; - %u unsinged format", "_1", "_2", "_3"]::&lt;func:0x805641c,3&gt;, </text:p>
            <text:p text:style-name="Preformatted_20_Text">"d"=["_help"="&lt;f&gt; &lt;p&gt; &lt;val&gt; - %d integer format", "_1", "_2", "_3"]::&lt;func:0x8056404,3&gt;]</text:p>
            <text:p text:style-name="Preformatted_20_Text">&gt; set hdump[str]:{</text:p>
            <text:p text:style-name="Preformatted_20_Text">&gt; <text:s text:c="4"/>forall (split NULL str!) [h]:{</text:p>
            <text:p text:style-name="Preformatted_20_Text">&gt; <text:s text:c="8"/>io.write io.out (strf "%02X" h!)!;</text:p>
            <text:p text:style-name="Preformatted_20_Text">&gt; <text:s text:c="5"/>}!</text:p>
            <text:p text:style-name="Preformatted_20_Text">&gt; } </text:p>
            <text:p text:style-name="Preformatted_20_Text">&gt; set fmt.t [f,p,v]:{ if (equal "string" (typename v!)!) {v} {str v!}!}</text:p>
            <text:p text:style-name="Preformatted_20_Text">&gt; strf "tokens %[one]t (not %[one]v) and %[two]t" [one="string", two=9]</text:p>
            <text:p text:style-name="Preformatted_20_Text">"tokens string (not \"string\") and 9"</text:p>
            <text:p text:style-name="Table_20_Contents">Currently there is a bug in integer formats that occurs when the <text:span text:style-name="T1">0</text:span> and the <text:span text:style-name="T1">+</text:span> prefixes are provided together.</text:p>
          </table:table-cell>
        </table:table-row>
      </table:table>
      <text:h text:style-name="P8" text:outline-level="3">strlen [&lt;string&gt;]</text:h>
      <table:table table:name="Table115" table:style-name="Table115">
        <table:table-column table:style-name="Table115.A"/>
        <table:table-column table:style-name="Table115.B"/>
        <table:table-row table:style-name="Table115.1">
          <table:table-cell table:style-name="Table115.A1" office:value-type="string">
            <text:p text:style-name="P23">Name</text:p>
          </table:table-cell>
          <table:table-cell table:style-name="Table115.A1" office:value-type="string">
            <text:p text:style-name="P13">strlen</text:p>
          </table:table-cell>
        </table:table-row>
        <table:table-row table:style-name="Table115.1">
          <table:table-cell table:style-name="Table115.A1" office:value-type="string">
            <text:p text:style-name="P23">Kind</text:p>
          </table:table-cell>
          <table:table-cell table:style-name="Table115.A1" office:value-type="string">
            <text:p text:style-name="Table_20_Contents">Function</text:p>
          </table:table-cell>
        </table:table-row>
        <table:table-row table:style-name="Table115.1">
          <table:table-cell table:style-name="Table115.A1" office:value-type="string">
            <text:p text:style-name="P23">Arg syntax</text:p>
          </table:table-cell>
          <table:table-cell table:style-name="Table115.A1" office:value-type="string">
            <text:p text:style-name="Table_20_Contents">&lt;chars:string&gt;</text:p>
          </table:table-cell>
        </table:table-row>
        <table:table-row table:style-name="Table115.1">
          <table:table-cell table:style-name="Table115.A1" office:value-type="string">
            <text:p text:style-name="P24">Description</text:p>
          </table:table-cell>
          <table:table-cell table:style-name="Table115.A1" office:value-type="string">
            <text:p text:style-name="Table_20_Contents">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23">Returns</text:p>
          </table:table-cell>
          <table:table-cell table:style-name="Table115.A1" office:value-type="string">
            <text:p text:style-name="Table_20_Contents">The number of characters held in a string</text:p>
          </table:table-cell>
        </table:table-row>
        <table:table-row table:style-name="Table115.1">
          <table:table-cell table:style-name="Table115.A1" office:value-type="string">
            <text:p text:style-name="P24">Example</text:p>
          </table:table-cell>
          <table:table-cell table:style-name="Table115.A1" office:value-type="string">
            <text:p text:style-name="Preformatted_20_Text">&gt; len "£€¢"</text:p>
            <text:p text:style-name="Preformatted_20_Text">7</text:p>
            <text:p text:style-name="Preformatted_20_Text">&gt; strlen "£€¢"</text:p>
            <text:p text:style-name="Preformatted_20_Text">3</text:p>
            <text:p text:style-name="Preformatted_20_Text">&gt; strlen "ascii"</text:p>
            <text:p text:style-name="Preformatted_20_Text">5</text:p>
          </table:table-cell>
        </table:table-row>
      </table:table>
      <text:h text:style-name="P8" text:outline-level="3">sub &lt;int&gt; &lt;int&gt; </text:h>
      <table:table table:name="Table116" table:style-name="Table116">
        <table:table-column table:style-name="Table116.A"/>
        <table:table-column table:style-name="Table116.B"/>
        <table:table-row table:style-name="Table116.1">
          <table:table-cell table:style-name="Table116.A1" office:value-type="string">
            <text:p text:style-name="P12">Name</text:p>
          </table:table-cell>
          <table:table-cell table:style-name="Table116.A1" office:value-type="string">
            <text:p text:style-name="P13">sub</text:p>
          </table:table-cell>
        </table:table-row>
        <table:table-row table:style-name="Table116.1">
          <table:table-cell table:style-name="Table116.A1" office:value-type="string">
            <text:p text:style-name="P12">Kind</text:p>
          </table:table-cell>
          <table:table-cell table:style-name="Table116.A1" office:value-type="string">
            <text:p text:style-name="Table_20_Contents">Function</text:p>
          </table:table-cell>
        </table:table-row>
        <table:table-row table:style-name="Table116.1">
          <table:table-cell table:style-name="Table116.A1" office:value-type="string">
            <text:p text:style-name="P12">Arg syntax</text:p>
          </table:table-cell>
          <table:table-cell table:style-name="Table116.A1" office:value-type="string">
            <text:p text:style-name="Table_20_Contents">&lt;n1:int&gt; &lt;n2:int&gt;</text:p>
          </table:table-cell>
        </table:table-row>
        <table:table-row table:style-name="Table116.1">
          <table:table-cell table:style-name="Table116.A1" office:value-type="string">
            <text:p text:style-name="P12">Description</text:p>
          </table:table-cell>
          <table:table-cell table:style-name="Table116.A1" office:value-type="string">
            <text:p text:style-name="Table_20_Contents">Takes two integers and subtracts the second from the first.</text:p>
          </table:table-cell>
        </table:table-row>
        <table:table-row table:style-name="Table116.1">
          <table:table-cell table:style-name="Table116.A1" office:value-type="string">
            <text:p text:style-name="P12">Returns</text:p>
          </table:table-cell>
          <table:table-cell table:style-name="Table116.A1" office:value-type="string">
            <text:p text:style-name="Table_20_Contents">An integer with the value n1-n2.<text:span text:style-name="T1"><text:line-break/></text:span>See also: <text:span text:style-name="T1">add</text:span>, <text:span text:style-name="T1">mul</text:span>, <text:span text:style-name="T1">div</text:span>, <text:span text:style-name="T1">shiftl</text:span>, <text:span text:style-name="T1">shiftr, neg</text:span></text:p>
          </table:table-cell>
        </table:table-row>
        <table:table-row table:style-name="Table116.1">
          <table:table-cell table:style-name="Table116.A1" office:value-type="string">
            <text:p text:style-name="P12">Example</text:p>
          </table:table-cell>
          <table:table-cell table:style-name="Table116.A1" office:value-type="string">
            <text:p text:style-name="Preformatted_20_Text">&gt; sub 0x100 12</text:p>
            <text:p text:style-name="Preformatted_20_Text">244</text:p>
            <text:p text:style-name="Preformatted_20_Text">&gt; sys localtimef "%T" (sub (sys.time!) 600!)</text:p>
            <text:p text:style-name="Preformatted_20_Text">"17:10:14"</text:p>
          </table:table-cell>
        </table:table-row>
      </table:table>
      <text:h text:style-name="P8" text:outline-level="3">sys env</text:h>
      <table:table table:name="Table117" table:style-name="Table117">
        <table:table-column table:style-name="Table117.A"/>
        <table:table-column table:style-name="Table117.B"/>
        <table:table-row table:style-name="Table117.1">
          <table:table-cell table:style-name="Table117.A1" office:value-type="string">
            <text:p text:style-name="P23">Name</text:p>
          </table:table-cell>
          <table:table-cell table:style-name="Table117.A1" office:value-type="string">
            <text:p text:style-name="P13">sys.env</text:p>
          </table:table-cell>
        </table:table-row>
        <table:table-row table:style-name="Table117.1">
          <table:table-cell table:style-name="Table117.A1" office:value-type="string">
            <text:p text:style-name="P23">Kind</text:p>
          </table:table-cell>
          <table:table-cell table:style-name="Table117.A1" office:value-type="string">
            <text:p text:style-name="Table_20_Contents">Directory</text:p>
          </table:table-cell>
        </table:table-row>
        <table:table-row table:style-name="Table117.1">
          <table:table-cell table:style-name="Table117.A1" office:value-type="string">
            <text:p text:style-name="P23">Arg syntax</text:p>
          </table:table-cell>
          <table:table-cell table:style-name="Table117.A1" office:value-type="string">
            <text:p text:style-name="Table_20_Contents">Not a function</text:p>
          </table:table-cell>
        </table:table-row>
        <table:table-row table:style-name="Table117.1">
          <table:table-cell table:style-name="Table117.A1" office:value-type="string">
            <text:p text:style-name="P24">Description</text:p>
          </table:table-cell>
          <table:table-cell table:style-name="Table117.A1" office:value-type="string">
            <text:p text:style-name="Table_20_Contents">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23">Returns</text:p>
          </table:table-cell>
          <table:table-cell table:style-name="Table117.A1" office:value-type="string">
            <text:p text:style-name="Table_20_Contents">Not a function</text:p>
          </table:table-cell>
        </table:table-row>
        <table:table-row table:style-name="Table117.1">
          <table:table-cell table:style-name="Table117.A1" office:value-type="string">
            <text:p text:style-name="P24">Example</text:p>
          </table:table-cell>
          <table:table-cell table:style-name="Table117.A1" office:value-type="string">
            <text:p text:style-name="Preformatted_20_Text">&gt; sys env USER</text:p>
            <text:p text:style-name="Preformatted_20_Text">"gray"</text:p>
            <text:p text:style-name="Preformatted_20_Text">&gt; set sys.env.new str [a=4, b=7]!</text:p>
            <text:p text:style-name="Preformatted_20_Text">&gt; eval ${sys.env.new}</text:p>
            <text:p text:style-name="Preformatted_20_Text">["a"=4,"b"=7]</text:p>
          </table:table-cell>
        </table:table-row>
      </table:table>
      <text:h text:style-name="P8" text:outline-level="3">sys localtime &lt;time&gt;</text:h>
      <table:table table:name="Table118" table:style-name="Table118">
        <table:table-column table:style-name="Table118.A"/>
        <table:table-column table:style-name="Table118.B"/>
        <table:table-row table:style-name="Table118.1">
          <table:table-cell table:style-name="Table118.A1" office:value-type="string">
            <text:p text:style-name="P23">Name</text:p>
          </table:table-cell>
          <table:table-cell table:style-name="Table118.A1" office:value-type="string">
            <text:p text:style-name="P13">sys.localtime</text:p>
          </table:table-cell>
        </table:table-row>
        <table:table-row table:style-name="Table118.1">
          <table:table-cell table:style-name="Table118.A1" office:value-type="string">
            <text:p text:style-name="P23">Kind</text:p>
          </table:table-cell>
          <table:table-cell table:style-name="Table118.A1" office:value-type="string">
            <text:p text:style-name="Table_20_Contents">Function</text:p>
          </table:table-cell>
        </table:table-row>
        <table:table-row table:style-name="Table118.1">
          <table:table-cell table:style-name="Table118.A1" office:value-type="string">
            <text:p text:style-name="P23">Arg syntax</text:p>
          </table:table-cell>
          <table:table-cell table:style-name="Table118.A1" office:value-type="string">
            <text:p text:style-name="Table_20_Contents">&lt;time:int&gt;</text:p>
          </table:table-cell>
        </table:table-row>
        <table:table-row table:style-name="Table118.1">
          <table:table-cell table:style-name="Table118.A1" office:value-type="string">
            <text:p text:style-name="P24">Description</text:p>
          </table:table-cell>
          <table:table-cell table:style-name="Table118.A1" office:value-type="string">
            <text:p text:style-name="Table_20_Contents">Takes a number of seconds representing a calendar time (e.g. as returned by sys.time) and breaks it down into components representing elements of the local time relative to the current timezone in a returned directory with fields:</text:p>
            <text:list xml:id="list8234396242968086820" text:style-name="L12">
              <text:list-item>
                <text:p text:style-name="P65">sec - number of seconds past the minute (0 .. 61 - normally up to 59) </text:p>
              </text:list-item>
              <text:list-item>
                <text:p text:style-name="P65">min - number of minutes pas the hour (0 .. 59) </text:p>
              </text:list-item>
              <text:list-item>
                <text:p text:style-name="P65">hour - number of hours into the identified date (0 .. 23) </text:p>
              </text:list-item>
              <text:list-item>
                <text:p text:style-name="P65">mday - day in the month (1 .. 31) </text:p>
              </text:list-item>
              <text:list-item>
                <text:p text:style-name="P65">mon - month in the year (1 .. 12) </text:p>
              </text:list-item>
              <text:list-item>
                <text:p text:style-name="P65">year - year number (e.g. 2006) </text:p>
              </text:list-item>
              <text:list-item>
                <text:p text:style-name="P65">wday - number of days since Sunday (0 .. 6) </text:p>
              </text:list-item>
              <text:list-item>
                <text:p text:style-name="P65">yday - number of days since 1 January (0 .. 365) </text:p>
              </text:list-item>
              <text:list-item>
                <text:p text:style-name="P43">isdst - whether daylight savings time is in force (=0  no, &gt;0 yes, &lt;0 unknown) </text:p>
              </text:list-item>
            </text:list>
            <text:p text:style-name="Table_20_Contents">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23">Returns</text:p>
          </table:table-cell>
          <table:table-cell table:style-name="Table118.A1" office:value-type="string">
            <text:p text:style-name="Table_20_Contents">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24">Example</text:p>
          </table:table-cell>
          <table:table-cell table:style-name="Table118.A1" office:value-type="string">
            <text:p text:style-name="Preformatted_20_Text">&gt; sys localtime (sys.time!)</text:p>
            <text:p text:style-name="Preformatted_20_Text">["sec"=39, "min"=46, "hour"=12, "mday"=21, "mon"=5, "year"=2006, "wday"=3, </text:p>
            <text:p text:style-name="Preformatted_20_Text">"yday"=171, "isdst"=1]</text:p>
            <text:p text:style-name="Preformatted_20_Text">set logrec[out, when, rec]:{</text:p>
            <text:p text:style-name="Preformatted_20_Text"><text:s text:c="4"/>t = sys.localtime when!;</text:p>
            <text:p text:style-name="Preformatted_20_Text"><text:s text:c="4"/>io.write out (octet 0+(t.year)-2000!)!;</text:p>
            <text:p text:style-name="Preformatted_20_Text"><text:s text:c="4"/>io.write out (octet t.mon!)!;</text:p>
            <text:p text:style-name="Preformatted_20_Text"><text:s text:c="4"/>io.write out (octet t.mday!)!;</text:p>
            <text:p text:style-name="Preformatted_20_Text"><text:s text:c="4"/>io.write out (octet t.hour!)!;</text:p>
            <text:p text:style-name="Preformatted_20_Text"><text:s text:c="4"/>io.write out (octet t.min!)!;</text:p>
            <text:p text:style-name="Preformatted_20_Text"><text:s text:c="4"/>io.write out (octet (len rec!)!)!;</text:p>
            <text:p text:style-name="Preformatted_20_Text"><text:s text:c="4"/>io.write out rec!;</text:p>
            <text:p text:style-name="Preformatted_20_Text">}</text:p>
          </table:table-cell>
        </table:table-row>
      </table:table>
      <text:h text:style-name="P8" text:outline-level="3">sys localtimef &lt;format&gt; &lt;time&gt;</text:h>
      <table:table table:name="Table119" table:style-name="Table119">
        <table:table-column table:style-name="Table119.A"/>
        <table:table-column table:style-name="Table119.B"/>
        <table:table-row table:style-name="Table119.1">
          <table:table-cell table:style-name="Table119.A1" office:value-type="string">
            <text:p text:style-name="P23">Name</text:p>
          </table:table-cell>
          <table:table-cell table:style-name="Table119.A1" office:value-type="string">
            <text:p text:style-name="P13">sys.localtimef</text:p>
          </table:table-cell>
        </table:table-row>
        <table:table-row table:style-name="Table119.1">
          <table:table-cell table:style-name="Table119.A1" office:value-type="string">
            <text:p text:style-name="P23">Kind</text:p>
          </table:table-cell>
          <table:table-cell table:style-name="Table119.A1" office:value-type="string">
            <text:p text:style-name="Table_20_Contents">Function</text:p>
          </table:table-cell>
        </table:table-row>
        <table:table-row table:style-name="Table119.1">
          <table:table-cell table:style-name="Table119.A1" office:value-type="string">
            <text:p text:style-name="P23">Arg syntax</text:p>
          </table:table-cell>
          <table:table-cell table:style-name="Table119.A1" office:value-type="string">
            <text:p text:style-name="Table_20_Contents">&lt;format:string&gt; &lt;time:int&gt;</text:p>
          </table:table-cell>
        </table:table-row>
        <table:table-row table:style-name="Table119.1">
          <table:table-cell table:style-name="Table119.A1" office:value-type="string">
            <text:p text:style-name="P24">Description</text:p>
          </table:table-cell>
          <table:table-cell table:style-name="Table119.A1" office:value-type="string">
            <text:p text:style-name="Table_20_Contents">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332507144827824387" text:style-name="L13">
              <text:list-item>
                <text:p text:style-name="P66">%a is replaced by the locale’s abbreviated weekday name </text:p>
              </text:list-item>
              <text:list-item>
                <text:p text:style-name="P66">%A is replaced by the locale’s full weekday name </text:p>
              </text:list-item>
              <text:list-item>
                <text:p text:style-name="P66">%b is replaced by the locale’s abbreviated month name </text:p>
              </text:list-item>
              <text:list-item>
                <text:p text:style-name="P66">%B is replaced by the locale’s full month name </text:p>
              </text:list-item>
              <text:list-item>
                <text:p text:style-name="P66">%c is replaced by the locale’s appropriate date and time representation </text:p>
              </text:list-item>
              <text:list-item>
                <text:p text:style-name="P66">%C is replaced by the year divided by 100 and truncated to an integer, as a decimal number (00−99) </text:p>
              </text:list-item>
              <text:list-item>
                <text:p text:style-name="P66">%d is replaced by the day of the month as a decimal number (01−31) </text:p>
              </text:list-item>
              <text:list-item>
                <text:p text:style-name="P66">%D is equivalent to ‘‘%m/%d/%y’’ </text:p>
              </text:list-item>
              <text:list-item>
                <text:p text:style-name="P66">%e is replaced by the day of the month as a decimal number (1−31); a single digit is preceded by a space </text:p>
              </text:list-item>
              <text:list-item>
                <text:p text:style-name="P66">%F is equivalent to ‘‘%Y−%m−%d’’ (the ISO 8601 date format) </text:p>
              </text:list-item>
              <text:list-item>
                <text:p text:style-name="P66">%g is replaced by the last 2 digits of the week-based year (see below) as a decimal number (00−99) </text:p>
              </text:list-item>
              <text:list-item>
                <text:p text:style-name="P66">%G is replaced by the week-based year (see below) as a decimal number (e.g., 1997) </text:p>
              </text:list-item>
              <text:list-item>
                <text:p text:style-name="P66">%h is equivalent to ‘‘%b’’ </text:p>
              </text:list-item>
              <text:list-item>
                <text:p text:style-name="P66">%H is replaced by the hour (24-hour clock) as a decimal number (00−23) </text:p>
              </text:list-item>
              <text:list-item>
                <text:p text:style-name="P66">%I is replaced by the hour (12-hour clock) as a decimal number (01−12) </text:p>
              </text:list-item>
              <text:list-item>
                <text:p text:style-name="P66">%j is replaced by the day of the year as a decimal number (001−366) </text:p>
              </text:list-item>
              <text:list-item>
                <text:p text:style-name="P66">%m is replaced by the month as a decimal number (01−12) </text:p>
              </text:list-item>
              <text:list-item>
                <text:p text:style-name="P66">%M is replaced by the minute as a decimal number (00−59) </text:p>
              </text:list-item>
              <text:list-item>
                <text:p text:style-name="P66">%n is replaced by a new-line character </text:p>
              </text:list-item>
              <text:list-item>
                <text:p text:style-name="P66">%p is replaced by the locale’s equivalent of the AM/PM designations associated </text:p>
              </text:list-item>
              <text:list-item>
                <text:p text:style-name="P66">with a 12-hour clock </text:p>
              </text:list-item>
              <text:list-item>
                <text:p text:style-name="P66">%r is replaced by the locale’s 12-hour clock time </text:p>
              </text:list-item>
              <text:list-item>
                <text:p text:style-name="P66">%R is equivalent to ‘‘%H:%M’’ </text:p>
              </text:list-item>
              <text:list-item>
                <text:p text:style-name="P66">%S is replaced by the second as a decimal number (00−60) </text:p>
              </text:list-item>
              <text:list-item>
                <text:p text:style-name="P66">%t is replaced by a horizontal-tab character. </text:p>
              </text:list-item>
              <text:list-item>
                <text:p text:style-name="P66">%T is equivalent to ‘‘%H:%M:%S’’ (the ISO 8601 time format) </text:p>
              </text:list-item>
              <text:list-item>
                <text:p text:style-name="P66">%u is replaced by the ISO 8601 weekday as a decimal number (1−7), where Monday is 1 </text:p>
              </text:list-item>
              <text:list-item>
                <text:p text:style-name="P66">%U is replaced by the week number of the year (the first Sunday as the first day of week 1) as a decimal number (00−53) </text:p>
              </text:list-item>
              <text:list-item>
                <text:p text:style-name="P66">%V is replaced by the ISO 8601 week number (see below) as a decimal number (01−53) </text:p>
              </text:list-item>
              <text:list-item>
                <text:p text:style-name="P66">%w is replaced by the weekday as a decimal number (0−6), where Sunday is 0 </text:p>
              </text:list-item>
              <text:list-item>
                <text:p text:style-name="P66">%W is replaced by the week number of the year (the first Monday as the first day of week 1) as a decimal number (00−53) </text:p>
              </text:list-item>
              <text:list-item>
                <text:p text:style-name="P66">%x is replaced by the locale’s appropriate date representation </text:p>
              </text:list-item>
              <text:list-item>
                <text:p text:style-name="P66">%X is replaced by the locale’s appropriate time representation </text:p>
              </text:list-item>
              <text:list-item>
                <text:p text:style-name="P66">%y is replaced by the last 2 digits of the year as a decimal number (00−99) </text:p>
              </text:list-item>
              <text:list-item>
                <text:p text:style-name="P66">%Y is replaced by the year as a decimal number (e.g., 1997) </text:p>
              </text:list-item>
              <text:list-item>
                <text:p text:style-name="P66">%z is replaced by the offset from UTC in the ISO 8601 format ‘‘−0430’’ (meaning 4 hours 30 minutes behind UTC, west of Greenwich), or by no characters if no time zone is determinable </text:p>
              </text:list-item>
              <text:list-item>
                <text:p text:style-name="P66">%Z is replaced by the locale’s time zone name or abbreviation, or by no characters if no time zone is determinable </text:p>
              </text:list-item>
              <text:list-item>
                <text:p text:style-name="P44">%% is replaced by % </text:p>
              </text:list-item>
            </text:list>
            <text:p text:style-name="Table_20_Contents">See also: <text:span text:style-name="T1">sys.utctimef</text:span>, <text:span text:style-name="T1">sys.localtime</text:span>, <text:span text:style-name="T1">sys.time</text:span></text:p>
          </table:table-cell>
        </table:table-row>
        <table:table-row table:style-name="Table119.1">
          <table:table-cell table:style-name="Table119.A1" office:value-type="string">
            <text:p text:style-name="P23">Returns</text:p>
          </table:table-cell>
          <table:table-cell table:style-name="Table119.A1" office:value-type="string">
            <text:p text:style-name="Table_20_Contents">A string containing the local time formatted as requested.</text:p>
          </table:table-cell>
        </table:table-row>
        <table:table-row table:style-name="Table119.1">
          <table:table-cell table:style-name="Table119.A1" office:value-type="string">
            <text:p text:style-name="P24">Example</text:p>
          </table:table-cell>
          <table:table-cell table:style-name="Table119.A1" office:value-type="string">
            <text:p text:style-name="Preformatted_20_Text">&gt; set timestr sys.localtimef "%H~%M"</text:p>
            <text:p text:style-name="Preformatted_20_Text">&gt; timestr (sys.time!)</text:p>
            <text:p text:style-name="Preformatted_20_Text">"11~58"</text:p>
          </table:table-cell>
        </table:table-row>
      </table:table>
      <text:h text:style-name="P8" text:outline-level="3">sys osfamily</text:h>
      <table:table table:name="Table120" table:style-name="Table120">
        <table:table-column table:style-name="Table120.A"/>
        <table:table-column table:style-name="Table120.B"/>
        <table:table-row table:style-name="Table120.1">
          <table:table-cell table:style-name="Table120.A1" office:value-type="string">
            <text:p text:style-name="P23">Name</text:p>
          </table:table-cell>
          <table:table-cell table:style-name="Table120.A1" office:value-type="string">
            <text:p text:style-name="P13">sys.osfamily</text:p>
          </table:table-cell>
        </table:table-row>
        <table:table-row table:style-name="Table120.1">
          <table:table-cell table:style-name="Table120.A1" office:value-type="string">
            <text:p text:style-name="P23">Kind</text:p>
          </table:table-cell>
          <table:table-cell table:style-name="Table120.A1" office:value-type="string">
            <text:p text:style-name="Table_20_Contents">Read only variable</text:p>
          </table:table-cell>
        </table:table-row>
        <table:table-row table:style-name="Table120.1">
          <table:table-cell table:style-name="Table120.A1" office:value-type="string">
            <text:p text:style-name="P23">Arg syntax</text:p>
          </table:table-cell>
          <table:table-cell table:style-name="Table120.A1" office:value-type="string">
            <text:p text:style-name="Table_20_Contents">Not a function</text:p>
          </table:table-cell>
        </table:table-row>
        <table:table-row table:style-name="Table120.1">
          <table:table-cell table:style-name="Table120.A1" office:value-type="string">
            <text:p text:style-name="P24">Description</text:p>
          </table:table-cell>
          <table:table-cell table:style-name="Table120.A1" office:value-type="string">
            <text:p text:style-name="Table_20_Contents">Returns a string classifying the category of operating system running. Currently supported possible values are:</text:p>
            <text:list xml:id="list4565827810683418519" text:style-name="L14">
              <text:list-item>
                <text:p text:style-name="P67">"linux" </text:p>
              </text:list-item>
              <text:list-item>
                <text:p text:style-name="P67">"windows" </text:p>
              </text:list-item>
              <text:list-item>
                <text:p text:style-name="P45">"sunos" </text:p>
              </text:list-item>
            </text:list>
          </table:table-cell>
        </table:table-row>
        <table:table-row table:style-name="Table120.1">
          <table:table-cell table:style-name="Table120.A1" office:value-type="string">
            <text:p text:style-name="P23">Returns</text:p>
          </table:table-cell>
          <table:table-cell table:style-name="Table120.A1" office:value-type="string">
            <text:p text:style-name="Table_20_Contents">Not a function.</text:p>
          </table:table-cell>
        </table:table-row>
        <table:table-row table:style-name="Table120.1">
          <table:table-cell table:style-name="Table120.A1" office:value-type="string">
            <text:p text:style-name="P24">Example</text:p>
          </table:table-cell>
          <table:table-cell table:style-name="Table120.A1" office:value-type="string">
            <text:p text:style-name="Preformatted_20_Text">&gt; sys osfamily</text:p>
            <text:p text:style-name="Preformatted_20_Text">"linux"</text:p>
            <text:p text:style-name="Preformatted_20_Text">set osfile[path]: {</text:p>
            <text:p text:style-name="Preformatted_20_Text">    sep = if (equal sys.osfamily "windows"!) {"\\"}{"/"}!;</text:p>
            <text:p text:style-name="Preformatted_20_Text">    join sep path!</text:p>
            <text:p text:style-name="Preformatted_20_Text">}</text:p>
            <text:p text:style-name="Preformatted_20_Text">&gt; osfile &lt;"dir","subdir","file"&gt;</text:p>
            <text:p text:style-name="Preformatted_20_Text">"dir/subdir/file"</text:p>
          </table:table-cell>
        </table:table-row>
      </table:table>
      <text:h text:style-name="P8" text:outline-level="3">sys run &lt;line&gt;</text:h>
      <table:table table:name="Table121" table:style-name="Table121">
        <table:table-column table:style-name="Table121.A"/>
        <table:table-column table:style-name="Table121.B"/>
        <table:table-row table:style-name="Table121.1">
          <table:table-cell table:style-name="Table121.A1" office:value-type="string">
            <text:p text:style-name="P23">Name</text:p>
          </table:table-cell>
          <table:table-cell table:style-name="Table121.A1" office:value-type="string">
            <text:p text:style-name="P13">sys.run</text:p>
          </table:table-cell>
        </table:table-row>
        <table:table-row table:style-name="Table121.1">
          <table:table-cell table:style-name="Table121.A1" office:value-type="string">
            <text:p text:style-name="P23">Kind</text:p>
          </table:table-cell>
          <table:table-cell table:style-name="Table121.A1" office:value-type="string">
            <text:p text:style-name="Table_20_Contents">Command</text:p>
          </table:table-cell>
        </table:table-row>
        <table:table-row table:style-name="Table121.1">
          <table:table-cell table:style-name="Table121.A1" office:value-type="string">
            <text:p text:style-name="P23">Arg syntax</text:p>
          </table:table-cell>
          <table:table-cell table:style-name="Table121.A1" office:value-type="string">
            <text:p text:style-name="Table_20_Contents">&lt;line:string&gt;</text:p>
          </table:table-cell>
        </table:table-row>
        <table:table-row table:style-name="Table121.1">
          <table:table-cell table:style-name="Table121.A1" office:value-type="string">
            <text:p text:style-name="P24">Description</text:p>
          </table:table-cell>
          <table:table-cell table:style-name="Table121.A1" office:value-type="string">
            <text:p text:style-name="Table_20_Contents">Executes the system command held on the line.</text:p>
          </table:table-cell>
        </table:table-row>
        <table:table-row table:style-name="Table121.1">
          <table:table-cell table:style-name="Table121.A1" office:value-type="string">
            <text:p text:style-name="P23">Returns</text:p>
          </table:table-cell>
          <table:table-cell table:style-name="Table121.A1" office:value-type="string">
            <text:p text:style-name="Table_20_Contents">NULL if the execution was successful otherwise a string describing the error</text:p>
          </table:table-cell>
        </table:table-row>
        <table:table-row table:style-name="Table121.1">
          <table:table-cell table:style-name="Table121.A1" office:value-type="string">
            <text:p text:style-name="P24">Example</text:p>
          </table:table-cell>
          <table:table-cell table:style-name="Table121.A1" office:value-type="string">
            <text:p text:style-name="Preformatted_20_Text">&gt; set rc sys.run "asfd"!</text:p>
            <text:p text:style-name="Preformatted_20_Text">sh: asfd: command not found</text:p>
            <text:p text:style-name="Preformatted_20_Text">&gt; eval rc</text:p>
            <text:p text:style-name="Preformatted_20_Text">"ftl \$*console*:63: system command failed - \'asfd\' (rc 32512)\n"</text:p>
            <text:p text:style-name="Preformatted_20_Text">&gt; sys run arp -a</text:p>
            <text:p text:style-name="Preformatted_20_Text">? (10.17.20.254) at 00:06:5B:00:F9:60 [ether] on eth0</text:p>
          </table:table-cell>
        </table:table-row>
      </table:table>
      <text:h text:style-name="P7" text:outline-level="3">sys time</text:h>
      <table:table table:name="Table122" table:style-name="Table122">
        <table:table-column table:style-name="Table122.A"/>
        <table:table-column table:style-name="Table122.B"/>
        <table:table-row table:style-name="Table122.1">
          <table:table-cell table:style-name="Table122.A1" office:value-type="string">
            <text:p text:style-name="P23">Name</text:p>
          </table:table-cell>
          <table:table-cell table:style-name="Table122.A1" office:value-type="string">
            <text:p text:style-name="P13">sys.time</text:p>
          </table:table-cell>
        </table:table-row>
        <table:table-row table:style-name="Table122.1">
          <table:table-cell table:style-name="Table122.A1" office:value-type="string">
            <text:p text:style-name="P23">Kind</text:p>
          </table:table-cell>
          <table:table-cell table:style-name="Table122.A1" office:value-type="string">
            <text:p text:style-name="Table_20_Contents">Function</text:p>
          </table:table-cell>
        </table:table-row>
        <table:table-row table:style-name="Table122.1">
          <table:table-cell table:style-name="Table122.A1" office:value-type="string">
            <text:p text:style-name="P23">Arg syntax</text:p>
          </table:table-cell>
          <table:table-cell table:style-name="Table122.A1" office:value-type="string">
            <text:p text:style-name="Table_20_Contents">No argument</text:p>
          </table:table-cell>
        </table:table-row>
        <table:table-row table:style-name="Table122.1">
          <table:table-cell table:style-name="Table122.A1" office:value-type="string">
            <text:p text:style-name="P24">Description</text:p>
          </table:table-cell>
          <table:table-cell table:style-name="Table122.A1" office:value-type="string">
            <text:p text:style-name="Table_20_Contents">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23">Returns</text:p>
          </table:table-cell>
          <table:table-cell table:style-name="Table122.A1" office:value-type="string">
            <text:p text:style-name="Table_20_Contents">An integer number of seconds.</text:p>
          </table:table-cell>
        </table:table-row>
        <table:table-row table:style-name="Table122.1">
          <table:table-cell table:style-name="Table122.A1" office:value-type="string">
            <text:p text:style-name="P24">Example</text:p>
          </table:table-cell>
          <table:table-cell table:style-name="Table122.A1" office:value-type="string">
            <text:p text:style-name="Preformatted_20_Text">&gt; sys localtimef "%X" (sys.time!)</text:p>
            <text:p text:style-name="Preformatted_20_Text">"10:49:07"</text:p>
            <text:p text:style-name="Preformatted_20_Text">&gt; set timeit[fn]: {</text:p>
            <text:p text:style-name="Preformatted_20_Text">&gt; <text:s text:c="3"/>start = sys.time!;</text:p>
            <text:p text:style-name="Preformatted_20_Text">&gt; <text:s text:c="3"/>fn!;</text:p>
            <text:p text:style-name="Preformatted_20_Text">&gt; <text:s text:c="3"/>0+(sys.time!)-(start)</text:p>
            <text:p text:style-name="Preformatted_20_Text">&gt; }</text:p>
            <text:p text:style-name="Preformatted_20_Text">&gt; timeit (sleep 2000)</text:p>
            <text:p text:style-name="Preformatted_20_Text">2</text:p>
          </table:table-cell>
        </table:table-row>
      </table:table>
      <text:h text:style-name="P8" text:outline-level="3">sys uid &lt;user&gt;</text:h>
      <table:table table:name="Table123" table:style-name="Table123">
        <table:table-column table:style-name="Table123.A"/>
        <table:table-column table:style-name="Table123.B"/>
        <table:table-row table:style-name="Table123.1">
          <table:table-cell table:style-name="Table123.A1" office:value-type="string">
            <text:p text:style-name="P23">Name</text:p>
          </table:table-cell>
          <table:table-cell table:style-name="Table123.A1" office:value-type="string">
            <text:p text:style-name="P13">sys.uid</text:p>
          </table:table-cell>
        </table:table-row>
        <table:table-row table:style-name="Table123.1">
          <table:table-cell table:style-name="Table123.A1" office:value-type="string">
            <text:p text:style-name="P23">Kind</text:p>
          </table:table-cell>
          <table:table-cell table:style-name="Table123.A1" office:value-type="string">
            <text:p text:style-name="Table_20_Contents">Command</text:p>
          </table:table-cell>
        </table:table-row>
        <table:table-row table:style-name="Table123.1">
          <table:table-cell table:style-name="Table123.A1" office:value-type="string">
            <text:p text:style-name="P23">Arg syntax</text:p>
          </table:table-cell>
          <table:table-cell table:style-name="Table123.A1" office:value-type="string">
            <text:p text:style-name="Table_20_Contents">&lt;user:string&gt;</text:p>
          </table:table-cell>
        </table:table-row>
        <table:table-row table:style-name="Table123.1">
          <table:table-cell table:style-name="Table123.A1" office:value-type="string">
            <text:p text:style-name="P24">Description</text:p>
          </table:table-cell>
          <table:table-cell table:style-name="Table123.A1" office:value-type="string">
            <text:p text:style-name="Table_20_Contents">return a unique identifier for the named user as an integer, or NULL if there is no such user.</text:p>
          </table:table-cell>
        </table:table-row>
        <table:table-row table:style-name="Table123.1">
          <table:table-cell table:style-name="Table123.A1" office:value-type="string">
            <text:p text:style-name="P23">Returns</text:p>
          </table:table-cell>
          <table:table-cell table:style-name="Table123.A1" office:value-type="string">
            <text:p text:style-name="Table_20_Contents">UID of a user.</text:p>
          </table:table-cell>
        </table:table-row>
        <table:table-row table:style-name="Table123.1">
          <table:table-cell table:style-name="Table123.A1" office:value-type="string">
            <text:p text:style-name="P24">Example</text:p>
          </table:table-cell>
          <table:table-cell table:style-name="Table123.A1" office:value-type="string">
            <text:p text:style-name="Preformatted_20_Text">&gt; sys uid gray</text:p>
            <text:p text:style-name="Preformatted_20_Text">&gt; set isroot[id]: { 0 == (cmp id (sys.uid "root"!)!) }</text:p>
            <text:p text:style-name="Preformatted_20_Text">&gt; isroot 500</text:p>
            <text:p text:style-name="Preformatted_20_Text">FALSE</text:p>
            <text:p text:style-name="Preformatted_20_Text">&gt; isroot 0</text:p>
            <text:p text:style-name="Preformatted_20_Text">TRUE</text:p>
          </table:table-cell>
        </table:table-row>
      </table:table>
      <text:h text:style-name="P8" text:outline-level="3">sys utctime &lt;time&gt;</text:h>
      <table:table table:name="Table124" table:style-name="Table124">
        <table:table-column table:style-name="Table124.A"/>
        <table:table-column table:style-name="Table124.B"/>
        <table:table-row table:style-name="Table124.1">
          <table:table-cell table:style-name="Table124.A1" office:value-type="string">
            <text:p text:style-name="P23">Name</text:p>
          </table:table-cell>
          <table:table-cell table:style-name="Table124.A1" office:value-type="string">
            <text:p text:style-name="P13">sys.utctime</text:p>
          </table:table-cell>
        </table:table-row>
        <table:table-row table:style-name="Table124.1">
          <table:table-cell table:style-name="Table124.A1" office:value-type="string">
            <text:p text:style-name="P23">Kind</text:p>
          </table:table-cell>
          <table:table-cell table:style-name="Table124.A1" office:value-type="string">
            <text:p text:style-name="Table_20_Contents">Function</text:p>
          </table:table-cell>
        </table:table-row>
        <table:table-row table:style-name="Table124.1">
          <table:table-cell table:style-name="Table124.A1" office:value-type="string">
            <text:p text:style-name="P23">Arg syntax</text:p>
          </table:table-cell>
          <table:table-cell table:style-name="Table124.A1" office:value-type="string">
            <text:p text:style-name="Table_20_Contents">&lt;time:int&gt;</text:p>
          </table:table-cell>
        </table:table-row>
        <table:table-row table:style-name="Table124.1">
          <table:table-cell table:style-name="Table124.A1" office:value-type="string">
            <text:p text:style-name="P24">Description</text:p>
          </table:table-cell>
          <table:table-cell table:style-name="Table124.A1" office:value-type="string">
            <text:p text:style-name="Table_20_Contents">Takes a number of seconds representing a calendar time (e.g. as returned by sys.time) and breaks it down into components representing elements of the Coordinated Universal Time (UTC) in a returned directory with fields:</text:p>
            <text:list xml:id="list5196153494481814602" text:style-name="L15">
              <text:list-item>
                <text:p text:style-name="P68">sec - number of seconds past the minute (0 .. 61 - normally up to 59) </text:p>
              </text:list-item>
              <text:list-item>
                <text:p text:style-name="P68">min - number of minutes pas the hour (0 .. 59) </text:p>
              </text:list-item>
              <text:list-item>
                <text:p text:style-name="P68">hour - number of hours into the identified date (0 .. 23) </text:p>
              </text:list-item>
              <text:list-item>
                <text:p text:style-name="P68">mday - day in the month (1 .. 31) </text:p>
              </text:list-item>
              <text:list-item>
                <text:p text:style-name="P68">mon - month in the year (1 .. 12) </text:p>
              </text:list-item>
              <text:list-item>
                <text:p text:style-name="P68">year - year number (e.g. 2006) </text:p>
              </text:list-item>
              <text:list-item>
                <text:p text:style-name="P68">wday - number of days since Sunday (0 .. 6) </text:p>
              </text:list-item>
              <text:list-item>
                <text:p text:style-name="P68">yday - number of days since 1 January (0 .. 365) </text:p>
              </text:list-item>
              <text:list-item>
                <text:p text:style-name="P46">isdst - whether daylight savings time is in force (=0  no, &gt;0 yes, &lt;0 unknown) </text:p>
              </text:list-item>
            </text:list>
            <text:p text:style-name="Table_20_Contents">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23">Returns</text:p>
          </table:table-cell>
          <table:table-cell table:style-name="Table124.A1" office:value-type="string">
            <text:p text:style-name="Table_20_Contents">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24">Example</text:p>
          </table:table-cell>
          <table:table-cell table:style-name="Table124.A1" office:value-type="string">
            <text:p text:style-name="Preformatted_20_Text">&gt; sys utctime (sys.time!)</text:p>
            <text:p text:style-name="Preformatted_20_Text">["sec"=41, "min"=47, "hour"=11, "mday"=21, "mon"=5, "year"=2006, </text:p>
            <text:p text:style-name="Preformatted_20_Text">"wday"=3, "yday"=171, "isdst"=0]</text:p>
            <text:p text:style-name="Preformatted_20_Text">set logrec[out, when, rec]:{</text:p>
            <text:p text:style-name="Preformatted_20_Text"><text:s text:c="4"/>t = sys.utctime when!;</text:p>
            <text:p text:style-name="Preformatted_20_Text"><text:s text:c="4"/>io.write out (octet 0+(t.year)-2000!)!;</text:p>
            <text:p text:style-name="Preformatted_20_Text"><text:s text:c="4"/>io.write out (octet t.mon!)!;</text:p>
            <text:p text:style-name="Preformatted_20_Text"><text:s text:c="4"/>io.write out (octet t.mday!)!;</text:p>
            <text:p text:style-name="Preformatted_20_Text"><text:s text:c="4"/>io.write out (octet t.hour!)!;</text:p>
            <text:p text:style-name="Preformatted_20_Text"><text:s text:c="4"/>io.write out (octet t.min!)!;</text:p>
            <text:p text:style-name="Preformatted_20_Text"><text:s text:c="4"/>io.write out (octet (len rec!)!)!;</text:p>
            <text:p text:style-name="Preformatted_20_Text"><text:s text:c="4"/>io.write out rec!;</text:p>
            <text:p text:style-name="Preformatted_20_Text">}</text:p>
          </table:table-cell>
        </table:table-row>
      </table:table>
      <text:h text:style-name="P8" text:outline-level="3">sys utctimef &lt;format&gt; &lt;time&gt;</text:h>
      <table:table table:name="Table125" table:style-name="Table125">
        <table:table-column table:style-name="Table125.A"/>
        <table:table-column table:style-name="Table125.B"/>
        <table:table-row table:style-name="Table125.1">
          <table:table-cell table:style-name="Table125.A1" office:value-type="string">
            <text:p text:style-name="P23">Name</text:p>
          </table:table-cell>
          <table:table-cell table:style-name="Table125.A1" office:value-type="string">
            <text:p text:style-name="P13">sys.utctimef</text:p>
          </table:table-cell>
        </table:table-row>
        <table:table-row table:style-name="Table125.1">
          <table:table-cell table:style-name="Table125.A1" office:value-type="string">
            <text:p text:style-name="P23">Kind</text:p>
          </table:table-cell>
          <table:table-cell table:style-name="Table125.A1" office:value-type="string">
            <text:p text:style-name="Table_20_Contents">Function</text:p>
          </table:table-cell>
        </table:table-row>
        <table:table-row table:style-name="Table125.1">
          <table:table-cell table:style-name="Table125.A1" office:value-type="string">
            <text:p text:style-name="P23">Arg syntax</text:p>
          </table:table-cell>
          <table:table-cell table:style-name="Table125.A1" office:value-type="string">
            <text:p text:style-name="Table_20_Contents">&lt;format:string&gt; &lt;time:int&gt;</text:p>
          </table:table-cell>
        </table:table-row>
        <table:table-row table:style-name="Table125.1">
          <table:table-cell table:style-name="Table125.A1" office:value-type="string">
            <text:p text:style-name="P24">Description</text:p>
          </table:table-cell>
          <table:table-cell table:style-name="Table125.A1" office:value-type="string">
            <text:p text:style-name="Table_20_Contents">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23">Returns</text:p>
          </table:table-cell>
          <table:table-cell table:style-name="Table125.A1" office:value-type="string">
            <text:p text:style-name="Table_20_Contents">A string containing the UTC time formatted as requested.</text:p>
          </table:table-cell>
        </table:table-row>
        <table:table-row table:style-name="Table125.1">
          <table:table-cell table:style-name="Table125.A1" office:value-type="string">
            <text:p text:style-name="P24">Example</text:p>
          </table:table-cell>
          <table:table-cell table:style-name="Table125.A1" office:value-type="string">
            <text:p text:style-name="Preformatted_20_Text">&gt; set stamp {sys.utctimef "%T%z" (sys.time!)!}</text:p>
            <text:p text:style-name="Preformatted_20_Text">&gt; stamp</text:p>
            <text:p text:style-name="Preformatted_20_Text">"00:06:52+0000"</text:p>
          </table:table-cell>
        </table:table-row>
      </table:table>
      <text:h text:style-name="P8" text:outline-level="3">TRUE</text:h>
      <table:table table:name="Table126" table:style-name="Table126">
        <table:table-column table:style-name="Table126.A"/>
        <table:table-column table:style-name="Table126.B"/>
        <table:table-row table:style-name="Table126.1">
          <table:table-cell table:style-name="Table126.A1" office:value-type="string">
            <text:p text:style-name="P12">Name</text:p>
          </table:table-cell>
          <table:table-cell table:style-name="Table126.A1" office:value-type="string">
            <text:p text:style-name="P13">TRUE</text:p>
          </table:table-cell>
        </table:table-row>
        <table:table-row table:style-name="Table126.1">
          <table:table-cell table:style-name="Table126.A1" office:value-type="string">
            <text:p text:style-name="P12">Kind</text:p>
          </table:table-cell>
          <table:table-cell table:style-name="Table126.A1" office:value-type="string">
            <text:p text:style-name="Table_20_Contents">Value</text:p>
          </table:table-cell>
        </table:table-row>
        <table:table-row table:style-name="Table126.1">
          <table:table-cell table:style-name="Table126.A1" office:value-type="string">
            <text:p text:style-name="P12">Arg syntax</text:p>
          </table:table-cell>
          <table:table-cell table:style-name="Table126.A1" office:value-type="string">
            <text:p text:style-name="Table_20_Contents">(no args)</text:p>
          </table:table-cell>
        </table:table-row>
        <table:table-row table:style-name="Table126.1">
          <table:table-cell table:style-name="Table126.A1" office:value-type="string">
            <text:p text:style-name="P12">Description</text:p>
          </table:table-cell>
          <table:table-cell table:style-name="Table126.A1" office:value-type="string">
            <text:p text:style-name="Table_20_Contents">Provides a <text:span text:style-name="T1">TRUE</text:span> value which can be used in boolean expressions.<text:line-break/>Note that the value used for TRUE behaves as if it were defined as follows:</text:p>
            <text:p text:style-name="Preformatted_20_Text">[code]:{code!}</text:p>
            <text:p text:style-name="Table_20_Contents">See also: <text:span text:style-name="T1">TRUE</text:span>, the section about Boolean Values above.</text:p>
          </table:table-cell>
        </table:table-row>
        <table:table-row table:style-name="Table126.1">
          <table:table-cell table:style-name="Table126.A1" office:value-type="string">
            <text:p text:style-name="P12">Returns</text:p>
          </table:table-cell>
          <table:table-cell table:style-name="Table126.A1" office:value-type="string">
            <text:p text:style-name="Table_20_Contents">An value that is not the one used for FALSE.</text:p>
          </table:table-cell>
        </table:table-row>
        <table:table-row table:style-name="Table126.1">
          <table:table-cell table:style-name="Table126.A1" office:value-type="string">
            <text:p text:style-name="P12">Example</text:p>
          </table:table-cell>
          <table:table-cell table:style-name="Table126.A1" office:value-type="string">
            <text:p text:style-name="Preformatted_20_Text">&gt; set done FALSE</text:p>
            <text:p text:style-name="Preformatted_20_Text">&gt; set once[fn]: { if (done) { done=TRUE; fn! } {}! } </text:p>
            <text:p text:style-name="Preformatted_20_Text">{ <text:s text:c="2"/>rc = fn!;</text:p>
            <text:p text:style-name="Preformatted_20_Text"><text:s text:c="4"/>if (rc.error_occured) {echo "ERROR"!; FALSE} {TRUE}!</text:p>
            <text:p text:style-name="Preformatted_20_Text">}</text:p>
          </table:table-cell>
        </table:table-row>
      </table:table>
      <text:h text:style-name="P8" text:outline-level="3">type &lt;typename&gt;</text:h>
      <table:table table:name="Table127" table:style-name="Table127">
        <table:table-column table:style-name="Table127.A"/>
        <table:table-column table:style-name="Table127.B"/>
        <table:table-row table:style-name="Table127.1">
          <table:table-cell table:style-name="Table127.A1" office:value-type="string">
            <text:p text:style-name="P23">Name</text:p>
          </table:table-cell>
          <table:table-cell table:style-name="Table127.A1" office:value-type="string">
            <text:p text:style-name="P13">type</text:p>
          </table:table-cell>
        </table:table-row>
        <table:table-row table:style-name="Table127.1">
          <table:table-cell table:style-name="Table127.A1" office:value-type="string">
            <text:p text:style-name="P23">Kind</text:p>
          </table:table-cell>
          <table:table-cell table:style-name="Table127.A1" office:value-type="string">
            <text:p text:style-name="Table_20_Contents">Command</text:p>
          </table:table-cell>
        </table:table-row>
        <table:table-row table:style-name="Table127.1">
          <table:table-cell table:style-name="Table127.A1" office:value-type="string">
            <text:p text:style-name="P23">Arg syntax</text:p>
          </table:table-cell>
          <table:table-cell table:style-name="Table127.A1" office:value-type="string">
            <text:p text:style-name="Table_20_Contents">&lt;typename&gt;</text:p>
          </table:table-cell>
        </table:table-row>
        <table:table-row table:style-name="Table127.1">
          <table:table-cell table:style-name="Table127.A1" office:value-type="string">
            <text:p text:style-name="P24">Description</text:p>
          </table:table-cell>
          <table:table-cell table:style-name="Table127.A1" office:value-type="string">
            <text:p text:style-name="Table_20_Contents">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23">Returns</text:p>
          </table:table-cell>
          <table:table-cell table:style-name="Table127.A1" office:value-type="string">
            <text:p text:style-name="Table_20_Contents">A type value</text:p>
          </table:table-cell>
        </table:table-row>
        <table:table-row table:style-name="Table127.1">
          <table:table-cell table:style-name="Table127.A1" office:value-type="string">
            <text:p text:style-name="P24">Example</text:p>
          </table:table-cell>
          <table:table-cell table:style-name="Table127.A1" office:value-type="string">
            <text:p text:style-name="Preformatted_20_Text">&gt; type string</text:p>
            <text:p text:style-name="Preformatted_20_Text">string</text:p>
            <text:p text:style-name="Preformatted_20_Text">&gt; set isdir[x]: { 0 == (cmp (type{dir}!) (typeof x!)!) }</text:p>
          </table:table-cell>
        </table:table-row>
      </table:table>
      <text:h text:style-name="P8" text:outline-level="3">typename &lt;expr&gt;</text:h>
      <table:table table:name="Table128" table:style-name="Table128">
        <table:table-column table:style-name="Table128.A"/>
        <table:table-column table:style-name="Table128.B"/>
        <table:table-row table:style-name="Table128.1">
          <table:table-cell table:style-name="Table128.A1" office:value-type="string">
            <text:p text:style-name="P23">Name</text:p>
          </table:table-cell>
          <table:table-cell table:style-name="Table128.A1" office:value-type="string">
            <text:p text:style-name="P13">typename</text:p>
          </table:table-cell>
        </table:table-row>
        <table:table-row table:style-name="Table128.1">
          <table:table-cell table:style-name="Table128.A1" office:value-type="string">
            <text:p text:style-name="P23">Kind</text:p>
          </table:table-cell>
          <table:table-cell table:style-name="Table128.A1" office:value-type="string">
            <text:p text:style-name="Table_20_Contents">Command</text:p>
          </table:table-cell>
        </table:table-row>
        <table:table-row table:style-name="Table128.1">
          <table:table-cell table:style-name="Table128.A1" office:value-type="string">
            <text:p text:style-name="P23">Arg syntax</text:p>
          </table:table-cell>
          <table:table-cell table:style-name="Table128.A1" office:value-type="string">
            <text:p text:style-name="Table_20_Contents">&lt;expr:any&gt;</text:p>
          </table:table-cell>
        </table:table-row>
        <table:table-row table:style-name="Table128.1">
          <table:table-cell table:style-name="Table128.A1" office:value-type="string">
            <text:p text:style-name="P24">Description</text:p>
          </table:table-cell>
          <table:table-cell table:style-name="Table128.A1" office:value-type="string">
            <text:p text:style-name="Table_20_Contents">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23">Returns</text:p>
          </table:table-cell>
          <table:table-cell table:style-name="Table128.A1" office:value-type="string">
            <text:p text:style-name="Table_20_Contents">A type value</text:p>
          </table:table-cell>
        </table:table-row>
        <table:table-row table:style-name="Table128.1">
          <table:table-cell table:style-name="Table128.A1" office:value-type="string">
            <text:p text:style-name="P24">Example</text:p>
          </table:table-cell>
          <table:table-cell table:style-name="Table128.A1" office:value-type="string">
            <text:p text:style-name="Preformatted_20_Text">&gt; typeof "string"</text:p>
            <text:p text:style-name="Preformatted_20_Text">string</text:p>
            <text:p text:style-name="Preformatted_20_Text">&gt; set isdir[x]: { 0 == (cmp "dir" (typename x!)!) }</text:p>
          </table:table-cell>
        </table:table-row>
      </table:table>
      <text:h text:style-name="P8" text:outline-level="3">typeof &lt;expr&gt;</text:h>
      <table:table table:name="Table129" table:style-name="Table129">
        <table:table-column table:style-name="Table129.A"/>
        <table:table-column table:style-name="Table129.B"/>
        <table:table-row table:style-name="Table129.1">
          <table:table-cell table:style-name="Table129.A1" office:value-type="string">
            <text:p text:style-name="P23">Name</text:p>
          </table:table-cell>
          <table:table-cell table:style-name="Table129.A1" office:value-type="string">
            <text:p text:style-name="P13">typename</text:p>
          </table:table-cell>
        </table:table-row>
        <table:table-row table:style-name="Table129.1">
          <table:table-cell table:style-name="Table129.A1" office:value-type="string">
            <text:p text:style-name="P23">Kind</text:p>
          </table:table-cell>
          <table:table-cell table:style-name="Table129.A1" office:value-type="string">
            <text:p text:style-name="Table_20_Contents">Function</text:p>
          </table:table-cell>
        </table:table-row>
        <table:table-row table:style-name="Table129.1">
          <table:table-cell table:style-name="Table129.A1" office:value-type="string">
            <text:p text:style-name="P23">Arg syntax</text:p>
          </table:table-cell>
          <table:table-cell table:style-name="Table129.A1" office:value-type="string">
            <text:p text:style-name="Table_20_Contents">&lt;expr:any&gt;</text:p>
          </table:table-cell>
        </table:table-row>
        <table:table-row table:style-name="Table129.1">
          <table:table-cell table:style-name="Table129.A1" office:value-type="string">
            <text:p text:style-name="P24">Description</text:p>
          </table:table-cell>
          <table:table-cell table:style-name="Table129.A1" office:value-type="string">
            <text:p text:style-name="Table_20_Contents">Returns a type value representing the type that <text:span text:style-name="T1">expr</text:span> evaluates to.  When displayed these types display as the following:</text:p>
            <text:list xml:id="list7408189069974529860" text:style-name="L16">
              <text:list-item>
                <text:p text:style-name="P69"><text:span text:style-name="T1">nul</text:span> </text:p>
              </text:list-item>
              <text:list-item>
                <text:p text:style-name="P69"><text:span text:style-name="T1">type</text:span> </text:p>
              </text:list-item>
              <text:list-item>
                <text:p text:style-name="P69"><text:span text:style-name="T1">string</text:span> </text:p>
              </text:list-item>
              <text:list-item>
                <text:p text:style-name="P69"><text:span text:style-name="T1">code</text:span> </text:p>
              </text:list-item>
              <text:list-item>
                <text:p text:style-name="P69"><text:span text:style-name="T1">closure</text:span> </text:p>
              </text:list-item>
              <text:list-item>
                <text:p text:style-name="P69"><text:span text:style-name="T1">int</text:span> </text:p>
              </text:list-item>
              <text:list-item>
                <text:p text:style-name="P69"><text:span text:style-name="T1">dir</text:span> </text:p>
              </text:list-item>
              <text:list-item>
                <text:p text:style-name="P69"><text:span text:style-name="T1">cmd</text:span> </text:p>
              </text:list-item>
              <text:list-item>
                <text:p text:style-name="P69"><text:span text:style-name="T1">function</text:span> </text:p>
              </text:list-item>
              <text:list-item>
                <text:p text:style-name="P69"><text:span text:style-name="T1">stream</text:span> </text:p>
              </text:list-item>
              <text:list-item>
                <text:p text:style-name="P69"><text:span text:style-name="T1">ipaddr</text:span> </text:p>
              </text:list-item>
              <text:list-item>
                <text:p text:style-name="P47"><text:span text:style-name="T1">macaddr</text:span> </text:p>
              </text:list-item>
            </text:list>
            <text:p text:style-name="Table_20_Contents">See also: <text:span text:style-name="T1">type</text:span> </text:p>
          </table:table-cell>
        </table:table-row>
        <table:table-row table:style-name="Table129.1">
          <table:table-cell table:style-name="Table129.A1" office:value-type="string">
            <text:p text:style-name="P23">Returns</text:p>
          </table:table-cell>
          <table:table-cell table:style-name="Table129.A1" office:value-type="string">
            <text:p text:style-name="Table_20_Contents">A type value</text:p>
          </table:table-cell>
        </table:table-row>
        <table:table-row table:style-name="Table129.1">
          <table:table-cell table:style-name="Table129.A1" office:value-type="string">
            <text:p text:style-name="P24">Example</text:p>
          </table:table-cell>
          <table:table-cell table:style-name="Table129.A1" office:value-type="string">
            <text:p text:style-name="Preformatted_20_Text">&gt; typeof typeof</text:p>
            <text:p text:style-name="Preformatted_20_Text">closure</text:p>
            <text:p text:style-name="Preformatted_20_Text">&gt; typeof []</text:p>
            <text:p text:style-name="Preformatted_20_Text">dir</text:p>
            <text:p text:style-name="Preformatted_20_Text">&gt; typeof {}</text:p>
            <text:p text:style-name="Preformatted_20_Text">code</text:p>
            <text:p text:style-name="Preformatted_20_Text">&gt; typeof ""</text:p>
            <text:p text:style-name="Preformatted_20_Text">string</text:p>
            <text:p text:style-name="Preformatted_20_Text">&gt; typeof 0</text:p>
            <text:p text:style-name="Preformatted_20_Text">int</text:p>
            <text:p text:style-name="Preformatted_20_Text">&gt; typeof NULL</text:p>
            <text:p text:style-name="Preformatted_20_Text">nul</text:p>
            <text:p text:style-name="Preformatted_20_Text">&gt; typeof (typeof NULL!)</text:p>
            <text:p text:style-name="Preformatted_20_Text">type</text:p>
            <text:p text:style-name="Preformatted_20_Text">&gt; eval str (typeof &lt;&gt;!)!</text:p>
            <text:p text:style-name="Preformatted_20_Text">"dir"</text:p>
            <text:p text:style-name="Preformatted_20_Text">set output [msg]: {</text:p>
            <text:p text:style-name="Preformatted_20_Text"><text:s text:c="4"/>if (equal (type "string"!) (typeof msg!)!) {</text:p>
            <text:p text:style-name="Preformatted_20_Text"><text:s text:c="8"/>echo msg!</text:p>
            <text:p text:style-name="Preformatted_20_Text"><text:s text:c="4"/>}{</text:p>
            <text:p text:style-name="Preformatted_20_Text"><text:s text:c="8"/>echo (str msg!)!</text:p>
            <text:p text:style-name="Preformatted_20_Text"><text:s text:c="4"/>}!</text:p>
            <text:p text:style-name="Preformatted_20_Text">}</text:p>
            <text:p text:style-name="Preformatted_20_Text">&gt; output "this"</text:p>
            <text:p text:style-name="Preformatted_20_Text">this</text:p>
            <text:p text:style-name="Preformatted_20_Text">&gt; output 34</text:p>
            <text:p text:style-name="Preformatted_20_Text">34</text:p>
          </table:table-cell>
        </table:table-row>
      </table:table>
      <text:h text:style-name="P8" text:outline-level="3">tolower &lt;string&gt;</text:h>
      <table:table table:name="Table130" table:style-name="Table130">
        <table:table-column table:style-name="Table130.A"/>
        <table:table-column table:style-name="Table130.B"/>
        <table:table-row table:style-name="Table130.1">
          <table:table-cell table:style-name="Table130.A1" office:value-type="string">
            <text:p text:style-name="P23">Name</text:p>
          </table:table-cell>
          <table:table-cell table:style-name="Table130.A1" office:value-type="string">
            <text:p text:style-name="P13">tolower</text:p>
          </table:table-cell>
        </table:table-row>
        <table:table-row table:style-name="Table130.1">
          <table:table-cell table:style-name="Table130.A1" office:value-type="string">
            <text:p text:style-name="P23">Kind</text:p>
          </table:table-cell>
          <table:table-cell table:style-name="Table130.A1" office:value-type="string">
            <text:p text:style-name="Table_20_Contents">Function</text:p>
          </table:table-cell>
        </table:table-row>
        <table:table-row table:style-name="Table130.1">
          <table:table-cell table:style-name="Table130.A1" office:value-type="string">
            <text:p text:style-name="P23">Arg syntax</text:p>
          </table:table-cell>
          <table:table-cell table:style-name="Table130.A1" office:value-type="string">
            <text:p text:style-name="Table_20_Contents">&lt;chars:string&gt;</text:p>
          </table:table-cell>
        </table:table-row>
        <table:table-row table:style-name="Table130.1">
          <table:table-cell table:style-name="Table130.A1" office:value-type="string">
            <text:p text:style-name="P24">Description</text:p>
          </table:table-cell>
          <table:table-cell table:style-name="Table130.A1" office:value-type="string">
            <text:p text:style-name="Table_20_Contents">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23">Returns</text:p>
          </table:table-cell>
          <table:table-cell table:style-name="Table130.A1" office:value-type="string">
            <text:p text:style-name="Table_20_Contents">An upper-case string</text:p>
          </table:table-cell>
        </table:table-row>
        <table:table-row table:style-name="Table130.1">
          <table:table-cell table:style-name="Table130.A1" office:value-type="string">
            <text:p text:style-name="P24">Example</text:p>
          </table:table-cell>
          <table:table-cell table:style-name="Table130.A1" office:value-type="string">
            <text:p text:style-name="Preformatted_20_Text">&gt; echo ${toupper "ægis - ProtechT10N"!}</text:p>
            <text:p text:style-name="Preformatted_20_Text">ÆGIS - PROTECHT10N</text:p>
          </table:table-cell>
        </table:table-row>
      </table:table>
      <text:h text:style-name="P8" text:outline-level="3">toupper &lt;string&gt;</text:h>
      <table:table table:name="Table131" table:style-name="Table131">
        <table:table-column table:style-name="Table131.A"/>
        <table:table-column table:style-name="Table131.B"/>
        <table:table-row table:style-name="Table131.1">
          <table:table-cell table:style-name="Table131.A1" office:value-type="string">
            <text:p text:style-name="P23">Name</text:p>
          </table:table-cell>
          <table:table-cell table:style-name="Table131.A1" office:value-type="string">
            <text:p text:style-name="P13">toupper</text:p>
          </table:table-cell>
        </table:table-row>
        <table:table-row table:style-name="Table131.1">
          <table:table-cell table:style-name="Table131.A1" office:value-type="string">
            <text:p text:style-name="P23">Kind</text:p>
          </table:table-cell>
          <table:table-cell table:style-name="Table131.A1" office:value-type="string">
            <text:p text:style-name="Table_20_Contents">Function</text:p>
          </table:table-cell>
        </table:table-row>
        <table:table-row table:style-name="Table131.1">
          <table:table-cell table:style-name="Table131.A1" office:value-type="string">
            <text:p text:style-name="P23">Arg syntax</text:p>
          </table:table-cell>
          <table:table-cell table:style-name="Table131.A1" office:value-type="string">
            <text:p text:style-name="Table_20_Contents">&lt;chars:string&gt;</text:p>
          </table:table-cell>
        </table:table-row>
        <table:table-row table:style-name="Table131.1">
          <table:table-cell table:style-name="Table131.A1" office:value-type="string">
            <text:p text:style-name="P24">Description</text:p>
          </table:table-cell>
          <table:table-cell table:style-name="Table131.A1" office:value-type="string">
            <text:p text:style-name="Table_20_Contents">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23">Returns</text:p>
          </table:table-cell>
          <table:table-cell table:style-name="Table131.A1" office:value-type="string">
            <text:p text:style-name="Table_20_Contents">An upper-case string</text:p>
          </table:table-cell>
        </table:table-row>
        <table:table-row table:style-name="Table131.1">
          <table:table-cell table:style-name="Table131.A1" office:value-type="string">
            <text:p text:style-name="P24">Example</text:p>
          </table:table-cell>
          <table:table-cell table:style-name="Table131.A1" office:value-type="string">
            <text:p text:style-name="Preformatted_20_Text">&gt; echo ${tolower "ÆGIS - ProTechT10N"!}</text:p>
            <text:p text:style-name="Preformatted_20_Text">ægis - protecht10n</text:p>
          </table:table-cell>
        </table:table-row>
      </table:table>
      <text:h text:style-name="P8" text:outline-level="3">while &lt;test&gt; &lt;do&gt;</text:h>
      <table:table table:name="Table132" table:style-name="Table132">
        <table:table-column table:style-name="Table132.A"/>
        <table:table-column table:style-name="Table132.B"/>
        <table:table-row table:style-name="Table132.1">
          <table:table-cell table:style-name="Table132.A1" office:value-type="string">
            <text:p text:style-name="P23">Name</text:p>
          </table:table-cell>
          <table:table-cell table:style-name="Table132.A1" office:value-type="string">
            <text:p text:style-name="P13">while</text:p>
          </table:table-cell>
        </table:table-row>
        <table:table-row table:style-name="Table132.1">
          <table:table-cell table:style-name="Table132.A1" office:value-type="string">
            <text:p text:style-name="P23">Kind</text:p>
          </table:table-cell>
          <table:table-cell table:style-name="Table132.A1" office:value-type="string">
            <text:p text:style-name="Table_20_Contents">Function</text:p>
          </table:table-cell>
        </table:table-row>
        <table:table-row table:style-name="Table132.1">
          <table:table-cell table:style-name="Table132.A1" office:value-type="string">
            <text:p text:style-name="P23">Arg syntax</text:p>
          </table:table-cell>
          <table:table-cell table:style-name="Table132.A1" office:value-type="string">
            <text:p text:style-name="Table_20_Contents">&lt;test:code&gt; &lt;body:code&gt;</text:p>
          </table:table-cell>
        </table:table-row>
        <table:table-row table:style-name="Table132.1">
          <table:table-cell table:style-name="Table132.A1" office:value-type="string">
            <text:p text:style-name="P24">Description</text:p>
          </table:table-cell>
          <table:table-cell table:style-name="Table132.A1" office:value-type="string">
            <text:p text:style-name="Table_20_Contents">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23">Returns</text:p>
          </table:table-cell>
          <table:table-cell table:style-name="Table132.A1" office:value-type="string">
            <text:p text:style-name="Table_20_Contents">Returns the value of the last &lt;code&gt; executed, or <text:span text:style-name="T1">NULL</text:span> otherwise.</text:p>
          </table:table-cell>
        </table:table-row>
        <table:table-row table:style-name="Table132.1">
          <table:table-cell table:style-name="Table132.A1" office:value-type="string">
            <text:p text:style-name="P24">Example</text:p>
          </table:table-cell>
          <table:table-cell table:style-name="Table132.A1" office:value-type="string">
            <text:p text:style-name="Preformatted_20_Text">set which[app]: {</text:p>
            <text:p text:style-name="Preformatted_20_Text"><text:s text:c="4"/>.path = split ":" sys.env.PATH!;</text:p>
            <text:p text:style-name="Preformatted_20_Text">    .fname = NULL;</text:p>
            <text:p text:style-name="Preformatted_20_Text">    .n = 0;</text:p>
            <text:p text:style-name="Preformatted_20_Text">    while { 0 == (cmp NULL fname!) and (inenv path n!) } {</text:p>
            <text:p text:style-name="Preformatted_20_Text">        .fn = ""+(path.(n))+"/"+(app);</text:p>
            <text:p text:style-name="Preformatted_20_Text">        .out = io.file fn "r"!;</text:p>
            <text:p text:style-name="Preformatted_20_Text">        n = 1+(n);</text:p>
            <text:p text:style-name="Preformatted_20_Text">        if 0 == (cmp NULL out!) {} {</text:p>
            <text:p text:style-name="Preformatted_20_Text">            fname = fn; io.close out!;</text:p>
            <text:p text:style-name="Preformatted_20_Text">        }!</text:p>
            <text:p text:style-name="Preformatted_20_Text">    }!;</text:p>
            <text:p text:style-name="Preformatted_20_Text">    fname</text:p>
            <text:p text:style-name="Preformatted_20_Text">}</text:p>
          </table:table-cell>
        </table:table-row>
      </table:table>
      <text:p text:style-name="P1"/>
      <text:h text:style-name="P8" text:outline-level="3">zip &lt;dir&gt; &lt;dir&gt;</text:h>
      <table:table table:name="Table133" table:style-name="Table133">
        <table:table-column table:style-name="Table133.A"/>
        <table:table-column table:style-name="Table133.B"/>
        <table:table-row table:style-name="Table133.1">
          <table:table-cell table:style-name="Table133.A1" office:value-type="string">
            <text:p text:style-name="P12">Name</text:p>
          </table:table-cell>
          <table:table-cell table:style-name="Table133.A1" office:value-type="string">
            <text:p text:style-name="P13">chop</text:p>
          </table:table-cell>
        </table:table-row>
        <table:table-row table:style-name="Table133.1">
          <table:table-cell table:style-name="Table133.A1" office:value-type="string">
            <text:p text:style-name="P12">Kind</text:p>
          </table:table-cell>
          <table:table-cell table:style-name="Table133.A1" office:value-type="string">
            <text:p text:style-name="Table_20_Contents">Function</text:p>
          </table:table-cell>
        </table:table-row>
        <table:table-row table:style-name="Table133.1">
          <table:table-cell table:style-name="Table133.A1" office:value-type="string">
            <text:p text:style-name="P12">Arg syntax</text:p>
          </table:table-cell>
          <table:table-cell table:style-name="Table133.A1" office:value-type="string">
            <text:p text:style-name="Table_20_Contents">&lt;dom:dir&gt; &lt;range:dir&gt;</text:p>
          </table:table-cell>
        </table:table-row>
        <table:table-row table:style-name="Table133.1">
          <table:table-cell table:style-name="Table133.A1" office:value-type="string">
            <text:p text:style-name="P12">Description</text:p>
          </table:table-cell>
          <table:table-cell table:style-name="Table133.A1" office:value-type="string">
            <text:p text:style-name="Table_20_Contents">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12">Returns</text:p>
          </table:table-cell>
          <table:table-cell table:style-name="Table133.A1" office:value-type="string">
            <text:p text:style-name="Table_20_Contents">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12">Example</text:p>
          </table:table-cell>
          <table:table-cell table:style-name="Table133.A1" office:value-type="string">
            <text:p text:style-name="Preformatted_20_Text">&gt; zip &lt;0..6&gt; &lt;"even", "odd"&gt;</text:p>
            <text:p text:style-name="Preformatted_20_Text">&lt;"even", "odd", "even", "odd", "even", "odd", "even"&gt;</text:p>
            <text:p text:style-name="Preformatted_20_Text">&gt; zip &lt;3..0&gt; &lt;"abc", "def", "ghi", "jk"&gt;</text:p>
            <text:p text:style-name="Preformatted_20_Text">&lt;"jk", "ghi", "def", "abc"&gt;</text:p>
            <text:p text:style-name="Preformatted_20_Text">&gt; zip &lt;0..9&gt; 0</text:p>
            <text:p text:style-name="Preformatted_20_Text">&lt;0, 0, 0, 0, 0, 0, 0, 0, 0, 0&gt;</text:p>
            <text:p text:style-name="Preformatted_20_Text">&gt; zip &lt;"c","c#","d","d#","e","f","f#","g","g#","a","a#","b"&gt; &lt;0..11&gt;</text:p>
            <text:p text:style-name="Preformatted_20_Text">&gt; [c=0, "c#"=1, d=2, "d#"=3, e=4, f=5, "f#"=6, g=7, "g#"=8, a=9, "a#"=10, b=11]</text:p>
            <text:p text:style-name="Preformatted_20_Text">set invert[x]:{zip (range x!) (domain x!)!}</text:p>
            <text:p text:style-name="Preformatted_20_Text">&gt; invert [c=0, "c#"=1, d=2, "d#"=3, e=4, f=5, "f#"=6, g=7, "g#"=8, a=9, "a#"=10, b=11]</text:p>
            <text:p text:style-name="Preformatted_20_Text">&lt;"c", "c#", "d", "d#", "e", "f", "f#", "g", "g#", "a", "a#", "b"&gt;</text:p>
            <text:p text:style-name="Preformatted_20_Text">&gt; invert [a=4,b=3,c=9,d=2]</text:p>
            <text:p text:style-name="Preformatted_20_Text">&lt;2="d", "b", "a", 9="c"&gt;</text:p>
          </table:table-cell>
        </table:table-row>
      </table:table>
      <text:h text:style-name="P16" text:outline-level="2">Implementation Notes</text:h>
      <text:h text:style-name="P8"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8" text:outline-level="3">Garbage Collection</text:h>
      <text:p text:style-name="P2">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text-properties style:font-name="Liberation Mono" fo:font-family="'Liberation Mono'" style:font-style-name="Regular" style:font-family-generic="modern" style:font-pitch="variable" fo:font-size="10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5.1.4.2$MacOSX_X86_64 LibreOffice_project/f99d75f39f1c57ebdd7ffc5f42867c12031db97a</meta:generator>
    <dc:date>2016-07-10T19:22:37.977323000</dc:date>
    <dc:creator>Gray Girling</dc:creator>
    <meta:editing-duration>PT7H36M1S</meta:editing-duration>
    <meta:editing-cycles>12</meta:editing-cycles>
    <meta:document-statistic meta:table-count="135" meta:image-count="0" meta:object-count="0" meta:page-count="2" meta:paragraph-count="3394" meta:word-count="21403" meta:character-count="127524" meta:non-whitespace-character-count="108351"/>
  </office:meta>
</office:document-meta>
</file>